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7" style:family="table-cell" style:parent-style-name="Default"/>
    <style:style style:name="ce11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6" style:family="table-cell" style:parent-style-name="Default"/>
    <style:style style:name="ce16" style:family="table-cell" style:parent-style-name="Default"/>
    <style:style style:name="ce22" style:family="table-cell" style:parent-style-name="Default"/>
    <style:style style:name="ce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2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2"/>
        <table:table-column table:style-name="co3" table:number-columns-repeated="19" table:default-cell-style-name="Default"/>
        <table:table-column table:style-name="co3" table:default-cell-style-name="ce16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92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train_accuracy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macro_sensitivit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σ² train_accuracy</text:p>
          </table:table-cell>
          <table:table-cell office:value-type="string" calcext:value-type="string">
            <text:p>RF(0.7,100,half,all)σ² K</text:p>
          </table:table-cell>
          <table:table-cell office:value-type="string" calcext:value-type="string">
            <text:p>RF(0.7,100,half,all)σ² accuracy</text:p>
          </table:table-cell>
          <table:table-cell office:value-type="string" calcext:value-type="string">
            <text:p>RF(0.7,100,half,all)σ² macro_sensitivity</text:p>
          </table:table-cell>
          <table:table-cell office:value-type="string" calcext:value-type="string">
            <text:p>RF(0.7,100,half,all)σ² safe_macro_sensitivity</text:p>
          </table:table-cell>
          <table:table-cell office:value-type="string" calcext:value-type="string">
            <text:p>RF(0.7,100,half,all)σ² safe_macro_specificity</text:p>
          </table:table-cell>
          <table:table-cell office:value-type="string" calcext:value-type="string">
            <text:p>RF(0.7,100,half,all)σ² safe_macro_PPV</text:p>
          </table:table-cell>
          <table:table-cell office:value-type="string" calcext:value-type="string">
            <text:p>RF(0.7,100,half,all)σ² safe_macro_NPV</text:p>
          </table:table-cell>
          <table:table-cell office:value-type="string" calcext:value-type="string">
            <text:p>RF(0.7,100,half,all)σ² safe_macro_F1</text:p>
          </table:table-cell>
          <table:table-cell office:value-type="string" calcext:value-type="string">
            <text:p>RF(0.7,100,half,all)σ² oob_error</text:p>
          </table:table-cell>
          <table:table-cell office:value-type="string" calcext:value-type="string">
            <text:p>RF(0.7,100,half,all)σ²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14.29" calcext:value-type="float">
            <text:p>14.29</text:p>
          </table:table-cell>
          <table:table-cell table:style-name="ce7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41" calcext:value-type="float">
            <text:p>41</text:p>
          </table:table-cell>
          <table:table-cell office:value-type="float" office:value="46.014" calcext:value-type="float">
            <text:p>46.014</text:p>
          </table:table-cell>
          <table:table-cell office:value-type="string" calcext:value-type="string">
            <text:p>372a4b618ffe8857801dbb42f788db9b69c942a114eaec9f70bbb8d2e69b5ea8</text:p>
          </table:table-cell>
          <table:table-cell office:value-type="float" office:value="91.15" calcext:value-type="float">
            <text:p>91.15</text:p>
          </table:table-cell>
          <table:table-cell office:value-type="float" office:value="10.71" calcext:value-type="float">
            <text:p>10.71</text:p>
          </table:table-cell>
          <table:table-cell table:style-name="ce7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31" calcext:value-type="float">
            <text:p>31</text:p>
          </table:table-cell>
          <table:table-cell office:value-type="float" office:value="7.428" calcext:value-type="float">
            <text:p>7.428</text:p>
          </table:table-cell>
          <table:table-cell office:value-type="string" calcext:value-type="string">
            <text:p>c3aceb1f3d50e76c97a5117865948d7197daf44651f65acb8745a1a0185b2bed</text:p>
          </table:table-cell>
          <table:table-cell office:value-type="float" office:value="80.09" calcext:value-type="float">
            <text:p>80.09</text:p>
          </table:table-cell>
          <table:table-cell office:value-type="float" office:value="10.71" calcext:value-type="float">
            <text:p>10.71</text:p>
          </table:table-cell>
          <table:table-cell table:style-name="ce7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53.85" calcext:value-type="float">
            <text:p>53.85</text:p>
          </table:table-cell>
          <table:table-cell office:value-type="float" office:value="58.82" calcext:value-type="float">
            <text:p>58.82</text:p>
          </table:table-cell>
          <table:table-cell office:value-type="float" office:value="62.69" calcext:value-type="float">
            <text:p>62.69</text:p>
          </table:table-cell>
          <table:table-cell office:value-type="float" office:value="13" calcext:value-type="float">
            <text:p>13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6a466c91d3e4579947e4e10aaf311dbe6898a6777dce2c824585ad50e541b49e</text:p>
          </table:table-cell>
          <table:table-cell office:value-type="float" office:value="96.02" calcext:value-type="float">
            <text:p>96.02</text:p>
          </table:table-cell>
          <table:table-cell office:value-type="float" office:value="17.86" calcext:value-type="float">
            <text:p>17.86</text:p>
          </table:table-cell>
          <table:table-cell table:style-name="ce7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39" calcext:value-type="float">
            <text:p>39</text:p>
          </table:table-cell>
          <table:table-cell office:value-type="float" office:value="8.691" calcext:value-type="float">
            <text:p>8.691</text:p>
          </table:table-cell>
          <table:table-cell office:value-type="string" calcext:value-type="string">
            <text:p>defb18127040a50c439cd1322f12b7c65de4efe00108f87b3470a66ebdffcc62</text:p>
          </table:table-cell>
          <table:table-cell office:value-type="float" office:value="90.27" calcext:value-type="float">
            <text:p>90.27</text:p>
          </table:table-cell>
          <table:table-cell office:value-type="float" office:value="14.29" calcext:value-type="float">
            <text:p>14.29</text:p>
          </table:table-cell>
          <table:table-cell table:style-name="ce7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7.277" calcext:value-type="float">
            <text:p>7.277</text:p>
          </table:table-cell>
          <table:table-cell office:value-type="string" calcext:value-type="string">
            <text:p>868b6677d27b2070287aa74f8081375509a45d6555dae4acb998188e7f17bfb3</text:p>
          </table:table-cell>
          <table:table-cell office:value-type="float" office:value="80.09" calcext:value-type="float">
            <text:p>80.09</text:p>
          </table:table-cell>
          <table:table-cell office:value-type="float" office:value="10.71" calcext:value-type="float">
            <text:p>10.71</text:p>
          </table:table-cell>
          <table:table-cell table:style-name="ce7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53.85" calcext:value-type="float">
            <text:p>53.85</text:p>
          </table:table-cell>
          <table:table-cell office:value-type="float" office:value="58.82" calcext:value-type="float">
            <text:p>58.82</text:p>
          </table:table-cell>
          <table:table-cell office:value-type="float" office:value="62.69" calcext:value-type="float">
            <text:p>62.69</text:p>
          </table:table-cell>
          <table:table-cell office:value-type="float" office:value="13" calcext:value-type="float">
            <text:p>13</text:p>
          </table:table-cell>
          <table:table-cell office:value-type="float" office:value="6.166" calcext:value-type="float">
            <text:p>6.166</text:p>
          </table:table-cell>
          <table:table-cell office:value-type="string" calcext:value-type="string">
            <text:p>6a466c91d3e4579947e4e10aaf311dbe6898a6777dce2c824585ad50e541b49e</text:p>
          </table:table-cell>
          <table:table-cell office:value-type="float" office:value="99.73" calcext:value-type="float">
            <text:p>99.73</text:p>
          </table:table-cell>
          <table:table-cell office:value-type="float" office:value="47.86" calcext:value-type="float">
            <text:p>47.86</text:p>
          </table:table-cell>
          <table:table-cell table:style-name="ce7" office:value-type="float" office:value="73.93" calcext:value-type="float">
            <text:p>73.93</text:p>
          </table:table-cell>
          <table:table-cell office:value-type="float" office:value="73.93" calcext:value-type="float">
            <text:p>73.93</text:p>
          </table:table-cell>
          <table:table-cell office:value-type="float" office:value="76.43" calcext:value-type="float">
            <text:p>7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3.09" calcext:value-type="float">
            <text:p>73.09</text:p>
          </table:table-cell>
          <table:table-cell office:value-type="float" office:value="75.24" calcext:value-type="float">
            <text:p>75.24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 office:value-type="float" office:value="165040" calcext:value-type="float">
            <text:p>165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1880" calcext:value-type="float">
            <text:p>12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d27acaeda457940858799b095708f7ffe955a3ed3d5ae37890a6672d1a02731", "2bcec9397fd86ee6525db850ac140fa547ed09f8ab3566e73c85431e315a54b6", "7e60eb6d5f17b44bda2af097a3956d26c3b58cb8fe69faf207b998f8ed643052", "84df1565f1e02ba46ca00a2c8e692f4a7843245c1ea84a4f2dd4e18c444a03aa", "565b1b894148a87e8d1838d830d42a91a41c3684ddf678d43cddef05d8e2932e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50.71" calcext:value-type="float">
            <text:p>50.71</text:p>
          </table:table-cell>
          <table:table-cell table:style-name="ce5" office:value-type="float" office:value="75.36" calcext:value-type="float">
            <text:p>75.36</text:p>
          </table:table-cell>
          <table:table-cell office:value-type="float" office:value="75.36" calcext:value-type="float">
            <text:p>75.36</text:p>
          </table:table-cell>
          <table:table-cell office:value-type="float" office:value="80" calcext:value-type="float">
            <text:p>80</text:p>
          </table:table-cell>
          <table:table-cell office:value-type="float" office:value="70.71" calcext:value-type="float">
            <text:p>70.71</text:p>
          </table:table-cell>
          <table:table-cell office:value-type="float" office:value="73.21" calcext:value-type="float">
            <text:p>73.21</text:p>
          </table:table-cell>
          <table:table-cell office:value-type="float" office:value="77.99" calcext:value-type="float">
            <text:p>77.99</text:p>
          </table:table-cell>
          <table:table-cell office:value-type="float" office:value="76.44" calcext:value-type="float">
            <text:p>76.44</text:p>
          </table:table-cell>
          <table:table-cell office:value-type="float" office:value="34.69" calcext:value-type="float">
            <text:p>34.69</text:p>
          </table:table-cell>
          <table:table-cell office:value-type="float" office:value="331080" calcext:value-type="float">
            <text:p>33108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58120" calcext:value-type="float">
            <text:p>158120</text:p>
          </table:table-cell>
          <table:table-cell office:value-type="float" office:value="550.326" calcext:value-type="float">
            <text:p>550.326</text:p>
          </table:table-cell>
          <table:table-cell office:value-type="string" calcext:value-type="string">
            <text:p>("7b0107e510d330912b3efb4131a7995a1793970984de674aa4a18d886b0a2284", "04754f75d72365950041a72e2edf8bc9a5f18141eeb5a4ec1d250d56990c9c5d", "e0769e90bdf94680e3fe9de9096d3ad2deba79d9784d41308e3fc55bbda323d2", "82234a6350c90700317188042c620df07eb2d4dc721d7009ab070e1dfd206686", "af1cfb62810e5ad8b80527d043e646cda6d1d487d90902d9aa15ac59aa2c92a0")</text:p>
          </table:table-cell>
          <table:table-cell table:number-columns-repeated="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7" calcext:value-type="float">
            <text:p>37</text:p>
          </table:table-cell>
          <table:table-cell office:value-type="float" office:value="14.277" calcext:value-type="float">
            <text:p>14.277</text:p>
          </table:table-cell>
          <table:table-cell office:value-type="string" calcext:value-type="string">
            <text:p>949a00bc5cda5c0d450fc8f4a249c6f05bf4e070f22de7ff774f5974c44a177f</text:p>
          </table:table-cell>
          <table:table-cell office:value-type="float" office:value="94.25" calcext:value-type="float">
            <text:p>94.25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8.717" calcext:value-type="float">
            <text:p>8.717</text:p>
          </table:table-cell>
          <table:table-cell office:value-type="string" calcext:value-type="string">
            <text:p>4b0d14e10010aebd85927b1f2915618276c014a8eddc65b22a6148756f881bdb</text:p>
          </table:table-cell>
          <table:table-cell office:value-type="float" office:value="85.84" calcext:value-type="float">
            <text:p>85.84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19" calcext:value-type="float">
            <text:p>19</text:p>
          </table:table-cell>
          <table:table-cell office:value-type="float" office:value="8.371" calcext:value-type="float">
            <text:p>8.371</text:p>
          </table:table-cell>
          <table:table-cell office:value-type="string" calcext:value-type="string">
            <text:p>84314e7f62892542c5d9c7f53ff22f0d136ddf370917178478ee37e0a5ec453b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35" calcext:value-type="float">
            <text:p>35</text:p>
          </table:table-cell>
          <table:table-cell office:value-type="float" office:value="8.667" calcext:value-type="float">
            <text:p>8.667</text:p>
          </table:table-cell>
          <table:table-cell office:value-type="string" calcext:value-type="string">
            <text:p>da57f3a7b8de3f4a087a979047c9016ecafde609fa3d3ac3e556191d4dc244c6</text:p>
          </table:table-cell>
          <table:table-cell office:value-type="float" office:value="93.36" calcext:value-type="float">
            <text:p>93.36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33" calcext:value-type="float">
            <text:p>33</text:p>
          </table:table-cell>
          <table:table-cell office:value-type="float" office:value="8.639" calcext:value-type="float">
            <text:p>8.639</text:p>
          </table:table-cell>
          <table:table-cell office:value-type="string" calcext:value-type="string">
            <text:p>f647df904211aab8897e45707b91c2e64a93f132f5ed5d2e48eded3ce042b4e9</text:p>
          </table:table-cell>
          <table:table-cell office:value-type="float" office:value="85.84" calcext:value-type="float">
            <text:p>85.84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19" calcext:value-type="float">
            <text:p>19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84314e7f62892542c5d9c7f53ff22f0d136ddf370917178478ee37e0a5ec453b</text:p>
          </table:table-cell>
          <table:table-cell office:value-type="float" office:value="99.73" calcext:value-type="float">
            <text:p>99.73</text:p>
          </table:table-cell>
          <table:table-cell office:value-type="float" office:value="30.71" calcext:value-type="float">
            <text:p>30.71</text:p>
          </table:table-cell>
          <table:table-cell table:style-name="ce11" office:value-type="float" office:value="65.36" calcext:value-type="float">
            <text:p>65.36</text:p>
          </table:table-cell>
          <table:table-cell office:value-type="float" office:value="65.36" calcext:value-type="float">
            <text:p>65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1.43" calcext:value-type="float">
            <text:p>61.43</text:p>
          </table:table-cell>
          <table:table-cell office:value-type="float" office:value="64.15" calcext:value-type="float">
            <text:p>64.15</text:p>
          </table:table-cell>
          <table:table-cell office:value-type="float" office:value="66.94" calcext:value-type="float">
            <text:p>66.94</text:p>
          </table:table-cell>
          <table:table-cell office:value-type="float" office:value="66.57" calcext:value-type="float">
            <text:p>66.57</text:p>
          </table:table-cell>
          <table:table-cell office:value-type="float" office:value="0" calcext:value-type="float">
            <text:p>0</text:p>
          </table:table-cell>
          <table:table-cell office:value-type="float" office:value="166360" calcext:value-type="float">
            <text:p>16636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22080" calcext:value-type="float">
            <text:p>2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900325b21b4374e54a6059c283c2f0af6db671e27b6b578df487338b93c91e0", "539ef6ff06503baaa29b2f9e983af579c7ab58bfb87eee9d474f7a9abb48d400", "df3af1725cc4dd5b970bc1ffd7fc7b2bf39c52602c3a52abd6774efa9110eb68", "3430685894119a97be7253dd2fde8842fc035065eccbb4218a3ff19977496138", "8a04194248ec67fd5763cfe7928e8d7ca4a7288187cd6b5e9e6969214d68bec4")</text:p>
          </table:table-cell>
          <table:table-cell table:style-name="ce5" office:value-type="float" office:value="99.82" calcext:value-type="float">
            <text:p>99.82</text:p>
          </table:table-cell>
          <table:table-cell office:value-type="float" office:value="34.29" calcext:value-type="float">
            <text:p>34.29</text:p>
          </table:table-cell>
          <table:table-cell table:style-name="ce5" office:value-type="float" office:value="67.14" calcext:value-type="float">
            <text:p>6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2.14" calcext:value-type="float">
            <text:p>7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.58" calcext:value-type="float">
            <text:p>65.58</text:p>
          </table:table-cell>
          <table:table-cell office:value-type="float" office:value="69.17" calcext:value-type="float">
            <text:p>6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4.45" calcext:value-type="float">
            <text:p>34.45</text:p>
          </table:table-cell>
          <table:table-cell office:value-type="float" office:value="331920" calcext:value-type="float">
            <text:p>331920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40120" calcext:value-type="float">
            <text:p>40120</text:p>
          </table:table-cell>
          <table:table-cell office:value-type="float" office:value="502.145" calcext:value-type="float">
            <text:p>502.145</text:p>
          </table:table-cell>
          <table:table-cell office:value-type="string" calcext:value-type="string">
            <text:p>("c8e779103b5f8ce068649ae149a6cc972c6b40fc73b7517ab59e7139daaa5ea2", "dfe3f0c93d897cb86c2b1c3527522915b7ea6c233a0a031193bee6877fba9b6e", "14345fec443692d0b168f4762b6bb98383a1821095962a895dd12dd4eb0f8402", "2c9d5c10c89d26151e7504e08193686f64a853c8143eebbaeaa99c7ea6463f5b", "f0508ca0209fb07e17a36dd404e4a51c7d9c136c3c5055c4f9b2cc659d8afc93")</text:p>
          </table:table-cell>
          <table:table-cell table:number-columns-repeated="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.43</text:p>
          </table:table-cell>
          <table:table-cell office:value-type="float" office:value="53.57" calcext:value-type="float">
            <text:p>53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15" calcext:value-type="float">
            <text:p>48.15</text:p>
          </table:table-cell>
          <table:table-cell office:value-type="float" office:value="39" calcext:value-type="float">
            <text:p>39</text:p>
          </table:table-cell>
          <table:table-cell office:value-type="float" office:value="9.007" calcext:value-type="float">
            <text:p>9.007</text:p>
          </table:table-cell>
          <table:table-cell office:value-type="string" calcext:value-type="string">
            <text:p>a404478c27a5b0cb7cbcfdf5c639457b7267b387772f2f468a2e1de019ea1abe</text:p>
          </table:table-cell>
          <table:table-cell office:value-type="float" office:value="92.04" calcext:value-type="float">
            <text:p>92.04</text:p>
          </table:table-cell>
          <table:table-cell office:value-type="float" office:value="7.14" calcext:value-type="float">
            <text:p>7.14</text:p>
          </table:table-cell>
          <table:table-cell table:style-name="ce11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42.86" calcext:value-type="float">
            <text:p>4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54.55" calcext:value-type="float">
            <text:p>54.55</text:p>
          </table:table-cell>
          <table:table-cell office:value-type="float" office:value="52.94" calcext:value-type="float">
            <text:p>52.9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.833" calcext:value-type="float">
            <text:p>5.833</text:p>
          </table:table-cell>
          <table:table-cell office:value-type="string" calcext:value-type="string">
            <text:p>a1ec12718bad547a59f9b3c4f9d92b05f572b66bc643cd7640389882d41e7cc5</text:p>
          </table:table-cell>
          <table:table-cell office:value-type="float" office:value="80.09" calcext:value-type="float">
            <text:p>80.09</text:p>
          </table:table-cell>
          <table:table-cell office:value-type="float" office:value="7.14" calcext:value-type="float">
            <text:p>7.14</text:p>
          </table:table-cell>
          <table:table-cell table:style-name="ce11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.921" calcext:value-type="float">
            <text:p>4.921</text:p>
          </table:table-cell>
          <table:table-cell office:value-type="string" calcext:value-type="string">
            <text:p>7dbdbccb020f4683f4aa961323efaddba7a70b1516eed871ca3c3d995299dabb</text:p>
          </table:table-cell>
          <table:table-cell office:value-type="float" office:value="94.25" calcext:value-type="float">
            <text:p>94.2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.946" calcext:value-type="float">
            <text:p>5.946</text:p>
          </table:table-cell>
          <table:table-cell office:value-type="string" calcext:value-type="string">
            <text:p>8b231f9f356f493d34b1a52dbfb4f606dce9410139f52f315a82d32db760f410</text:p>
          </table:table-cell>
          <table:table-cell office:value-type="float" office:value="91.59" calcext:value-type="float">
            <text:p>91.5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.15" calcext:value-type="float">
            <text:p>46.15</text:p>
          </table:table-cell>
          <table:table-cell office:value-type="float" office:value="31" calcext:value-type="float">
            <text:p>31</text:p>
          </table:table-cell>
          <table:table-cell office:value-type="float" office:value="5.846" calcext:value-type="float">
            <text:p>5.846</text:p>
          </table:table-cell>
          <table:table-cell office:value-type="string" calcext:value-type="string">
            <text:p>59ff7d0d97564a0d73f3e80f08a5418b066bd9a40b005ee8a8432db40822f388</text:p>
          </table:table-cell>
          <table:table-cell office:value-type="float" office:value="80.09" calcext:value-type="float">
            <text:p>80.09</text:p>
          </table:table-cell>
          <table:table-cell office:value-type="float" office:value="7.14" calcext:value-type="float">
            <text:p>7.14</text:p>
          </table:table-cell>
          <table:table-cell table:style-name="ce11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7dbdbccb020f4683f4aa961323efaddba7a70b1516eed871ca3c3d995299dabb</text:p>
          </table:table-cell>
          <table:table-cell office:value-type="float" office:value="99.47" calcext:value-type="float">
            <text:p>99.47</text:p>
          </table:table-cell>
          <table:table-cell office:value-type="float" office:value="29.29" calcext:value-type="float">
            <text:p>29.29</text:p>
          </table:table-cell>
          <table:table-cell table:style-name="ce11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6.43" calcext:value-type="float">
            <text:p>56.43</text:p>
          </table:table-cell>
          <table:table-cell office:value-type="float" office:value="72.86" calcext:value-type="float">
            <text:p>72.86</text:p>
          </table:table-cell>
          <table:table-cell office:value-type="float" office:value="67.5" calcext:value-type="float">
            <text:p>67.5</text:p>
          </table:table-cell>
          <table:table-cell office:value-type="float" office:value="62.66" calcext:value-type="float">
            <text:p>62.66</text:p>
          </table:table-cell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office:value-type="float" office:value="163160" calcext:value-type="float">
            <text:p>1631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37480" calcext:value-type="float">
            <text:p>37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955122886e7d835876a612fe69939c960af91585e499bedab63604b321f1b2f", "90e7dac32649f05c5d4ffd84c93616b420e5e94a02a32095c964d55e9968fb13", "d31767d59029f9ca4ae1d7762290e35c38735c3b680646fa29dbd364d2c11463", "eae915b37713bfcaa233749a5e16e139aad14baebbae30b87eea2e649413f2f0", "c14bf93883dc650cc1cb6875071fdada404133a875789c3f662d3d20d0f6ec98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29.29" calcext:value-type="float">
            <text:p>29.29</text:p>
          </table:table-cell>
          <table:table-cell table:style-name="ce5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5" calcext:value-type="float">
            <text:p>55</text:p>
          </table:table-cell>
          <table:table-cell office:value-type="float" office:value="74.29" calcext:value-type="float">
            <text:p>74.29</text:p>
          </table:table-cell>
          <table:table-cell office:value-type="float" office:value="68.09" calcext:value-type="float">
            <text:p>68.09</text:p>
          </table:table-cell>
          <table:table-cell office:value-type="float" office:value="62.33" calcext:value-type="float">
            <text:p>62.33</text:p>
          </table:table-cell>
          <table:table-cell office:value-type="float" office:value="60.82" calcext:value-type="float">
            <text:p>60.82</text:p>
          </table:table-cell>
          <table:table-cell office:value-type="float" office:value="30.53" calcext:value-type="float">
            <text:p>30.53</text:p>
          </table:table-cell>
          <table:table-cell office:value-type="float" office:value="324880" calcext:value-type="float">
            <text:p>32488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30520" calcext:value-type="float">
            <text:p>30520</text:p>
          </table:table-cell>
          <table:table-cell office:value-type="float" office:value="517.069" calcext:value-type="float">
            <text:p>517.069</text:p>
          </table:table-cell>
          <table:table-cell office:value-type="string" calcext:value-type="string">
            <text:p>("5684c45af8d00f894287c9bd154d6e099a3096dc6fd7f82907010b1930beb650", "367c3bfcc9c1f00a46b823e235057bb5983d12d940e4e68559e641c2f3a54a64", "1ebe7abbfb234f0fb7018fd940959f9d421a018d9373b9e661348edd376e075a", "34dc91b6f23320d62ff08d1f64686fba06684552556d4c6ee9881821c0922d49", "9ec1fbcd249dc11aa2aad7fcd8e3dc7b6f7462e020595e68773291c0e3cb874e")</text:p>
          </table:table-cell>
          <table:table-cell table:number-columns-repeated="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35" calcext:value-type="float">
            <text:p>97.35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45" calcext:value-type="float">
            <text:p>45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ab35a813ebc0691b27edea60f358efc1c06f2174249d03bee08aa00b3a988963</text:p>
          </table:table-cell>
          <table:table-cell office:value-type="float" office:value="86.73" calcext:value-type="float">
            <text:p>86.73</text:p>
          </table:table-cell>
          <table:table-cell office:value-type="float" office:value="28.57" calcext:value-type="float">
            <text:p>28.57</text:p>
          </table:table-cell>
          <table:table-cell table:style-name="ce11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1" calcext:value-type="float">
            <text:p>21</text:p>
          </table:table-cell>
          <table:table-cell office:value-type="float" office:value="5.255" calcext:value-type="float">
            <text:p>5.255</text:p>
          </table:table-cell>
          <table:table-cell office:value-type="string" calcext:value-type="string">
            <text:p>a79ac6f95218777db8f69fe3c8ec87f1c3c8b2f73547826d19394347543bf77a</text:p>
          </table:table-cell>
          <table:table-cell office:value-type="float" office:value="74.34" calcext:value-type="float">
            <text:p>74.34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39.29" calcext:value-type="float">
            <text:p>39.29</text:p>
          </table:table-cell>
          <table:table-cell office:value-type="float" office:value="57.5" calcext:value-type="float">
            <text:p>57.5</text:p>
          </table:table-cell>
          <table:table-cell office:value-type="float" office:value="68.75" calcext:value-type="float">
            <text:p>68.75</text:p>
          </table:table-cell>
          <table:table-cell office:value-type="float" office:value="67.65" calcext:value-type="float">
            <text:p>67.65</text:p>
          </table:table-cell>
          <table:table-cell office:value-type="float" office:value="7" calcext:value-type="float">
            <text:p>7</text:p>
          </table:table-cell>
          <table:table-cell office:value-type="float" office:value="2.388" calcext:value-type="float">
            <text:p>2.388</text:p>
          </table:table-cell>
          <table:table-cell office:value-type="string" calcext:value-type="string">
            <text:p>19cafa1a940645f309f25aabe4763b7a32f32678f1c6a21453116198075ea996</text:p>
          </table:table-cell>
          <table:table-cell office:value-type="float" office:value="94.25" calcext:value-type="float">
            <text:p>94.25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f17130065579107582232e9e4dcdd6f1edcde24e319c99a2a21637fe65d0dc2</text:p>
          </table:table-cell>
          <table:table-cell office:value-type="float" office:value="85.84" calcext:value-type="float">
            <text:p>85.84</text:p>
          </table:table-cell>
          <table:table-cell office:value-type="float" office:value="28.57" calcext:value-type="float">
            <text:p>28.57</text:p>
          </table:table-cell>
          <table:table-cell table:style-name="ce11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5.107" calcext:value-type="float">
            <text:p>5.107</text:p>
          </table:table-cell>
          <table:table-cell office:value-type="string" calcext:value-type="string">
            <text:p>e4d528ebca621f28c5dd91fc3e13a185e28b3b39950117fb94e2db1416ca8440</text:p>
          </table:table-cell>
          <table:table-cell office:value-type="float" office:value="74.34" calcext:value-type="float">
            <text:p>74.34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39.29" calcext:value-type="float">
            <text:p>39.29</text:p>
          </table:table-cell>
          <table:table-cell office:value-type="float" office:value="57.5" calcext:value-type="float">
            <text:p>57.5</text:p>
          </table:table-cell>
          <table:table-cell office:value-type="float" office:value="68.75" calcext:value-type="float">
            <text:p>68.75</text:p>
          </table:table-cell>
          <table:table-cell office:value-type="float" office:value="67.65" calcext:value-type="float">
            <text:p>67.65</text:p>
          </table:table-cell>
          <table:table-cell office:value-type="float" office:value="7" calcext:value-type="float">
            <text:p>7</text:p>
          </table:table-cell>
          <table:table-cell office:value-type="float" office:value="2.373" calcext:value-type="float">
            <text:p>2.373</text:p>
          </table:table-cell>
          <table:table-cell office:value-type="string" calcext:value-type="string">
            <text:p>19cafa1a940645f309f25aabe4763b7a32f32678f1c6a21453116198075ea996</text:p>
          </table:table-cell>
          <table:table-cell office:value-type="float" office:value="99.91" calcext:value-type="float">
            <text:p>99.91</text:p>
          </table:table-cell>
          <table:table-cell office:value-type="float" office:value="45.71" calcext:value-type="float">
            <text:p>45.71</text:p>
          </table:table-cell>
          <table:table-cell table:style-name="ce11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2.29" calcext:value-type="float">
            <text:p>72.29</text:p>
          </table:table-cell>
          <table:table-cell office:value-type="float" office:value="73.57" calcext:value-type="float">
            <text:p>73.57</text:p>
          </table:table-cell>
          <table:table-cell office:value-type="float" office:value="73.23" calcext:value-type="float">
            <text:p>73.23</text:p>
          </table:table-cell>
          <table:table-cell office:value-type="float" office:value="0" calcext:value-type="float">
            <text:p>0</text:p>
          </table:table-cell>
          <table:table-cell office:value-type="float" office:value="165360" calcext:value-type="float">
            <text:p>16536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33080" calcext:value-type="float">
            <text:p>33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b43e766e2b52620ae9a634a65dbd1cd2c163141b19f167d9d84d0cabcb415e5", "adab42aee7955d3bb11e9523b231b4a1bfb2787e12bd8092c8e2575e1758f7e5", "6ac5917c644e038c5caef5e9652b9dcae64b21db1dad732e58e5e19e1d118061", "b0539d12f3e86af06f06560f10bd4f7228767260965e3939efffa72106cece5d", "536971e91d124968fba19ed1b685aae111de0d82357a42fc17241fe35d075f78")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52.14" calcext:value-type="float">
            <text:p>52.14</text:p>
          </table:table-cell>
          <table:table-cell table:style-name="ce5" office:value-type="float" office:value="76.07" calcext:value-type="float">
            <text:p>76.07</text:p>
          </table:table-cell>
          <table:table-cell office:value-type="float" office:value="76.07" calcext:value-type="float">
            <text:p>76.07</text:p>
          </table:table-cell>
          <table:table-cell office:value-type="float" office:value="79.29" calcext:value-type="float">
            <text:p>7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4.47" calcext:value-type="float">
            <text:p>74.47</text:p>
          </table:table-cell>
          <table:table-cell office:value-type="float" office:value="78" calcext:value-type="float">
            <text:p>78</text:p>
          </table:table-cell>
          <table:table-cell office:value-type="float" office:value="76.77" calcext:value-type="float">
            <text:p>76.77</text:p>
          </table:table-cell>
          <table:table-cell office:value-type="float" office:value="29.73" calcext:value-type="float">
            <text:p>29.73</text:p>
          </table:table-cell>
          <table:table-cell office:value-type="float" office:value="330680" calcext:value-type="float">
            <text:p>33068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32120" calcext:value-type="float">
            <text:p>32120</text:p>
          </table:table-cell>
          <table:table-cell office:value-type="float" office:value="493.495" calcext:value-type="float">
            <text:p>493.495</text:p>
          </table:table-cell>
          <table:table-cell office:value-type="string" calcext:value-type="string">
            <text:p>("5bf21d0006c682591b17f09a083e11fc48894a3a28cff10f3a9eae9e0b47b555", "0aa7c1a12fea2db04e179be99f4101e6f5562393b60d11f5600d846f8f9c8b43", "aec4fcef7bc82c6c9eaf5c15e8a769ff1a6d88cd4dc93fad6a7e0d1aa27da0f7", "1137067d8052f2ed261c9580c36368fdcf281d9b36c173c763256c2d420a1f4f", "63aa6824fd223574260f3906565acf6b4110c45f8eaee10e8e499987aa8179b9")</text:p>
          </table:table-cell>
          <table:table-cell table:number-columns-repeated="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36" calcext:value-type="float">
            <text:p>93.36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35" calcext:value-type="float">
            <text:p>35</text:p>
          </table:table-cell>
          <table:table-cell office:value-type="float" office:value="10.305" calcext:value-type="float">
            <text:p>10.305</text:p>
          </table:table-cell>
          <table:table-cell office:value-type="string" calcext:value-type="string">
            <text:p>5e6245a26c8cc504ecf49122794fa0f687adb69951dffeb972fb88a15f3cd0aa</text:p>
          </table:table-cell>
          <table:table-cell office:value-type="float" office:value="90.71" calcext:value-type="float">
            <text:p>90.71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9" calcext:value-type="float">
            <text:p>29</text:p>
          </table:table-cell>
          <table:table-cell office:value-type="float" office:value="8.737" calcext:value-type="float">
            <text:p>8.737</text:p>
          </table:table-cell>
          <table:table-cell office:value-type="string" calcext:value-type="string">
            <text:p>eecfd9a3e7dda986398cdb3e0e10af6afda5a8eebace5d77311627c5c8dd4cba</text:p>
          </table:table-cell>
          <table:table-cell office:value-type="float" office:value="86.73" calcext:value-type="float">
            <text:p>86.73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3" calcext:value-type="float">
            <text:p>23</text:p>
          </table:table-cell>
          <table:table-cell office:value-type="float" office:value="8.582" calcext:value-type="float">
            <text:p>8.582</text:p>
          </table:table-cell>
          <table:table-cell office:value-type="string" calcext:value-type="string">
            <text:p>97164ca098cdd434db7936de2bc833f871a52f1fd6611c09f4c8182f9fc371a1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5" calcext:value-type="float">
            <text:p>35</text:p>
          </table:table-cell>
          <table:table-cell office:value-type="float" office:value="8.837" calcext:value-type="float">
            <text:p>8.837</text:p>
          </table:table-cell>
          <table:table-cell office:value-type="string" calcext:value-type="string">
            <text:p>042527c1342d924e6ea07f657aa630979cbfabc8f030ac28d83bb7fa0f24ad9c</text:p>
          </table:table-cell>
          <table:table-cell office:value-type="float" office:value="89.82" calcext:value-type="float">
            <text:p>89.82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9" calcext:value-type="float">
            <text:p>29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574cf631374254f72b0a3fc0cce980785226d453656289a9f263338bad3f3e43</text:p>
          </table:table-cell>
          <table:table-cell office:value-type="float" office:value="86.73" calcext:value-type="float">
            <text:p>86.73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3" calcext:value-type="float">
            <text:p>23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97164ca098cdd434db7936de2bc833f871a52f1fd6611c09f4c8182f9fc371a1</text:p>
          </table:table-cell>
          <table:table-cell office:value-type="float" office:value="99.82" calcext:value-type="float">
            <text:p>99.82</text:p>
          </table:table-cell>
          <table:table-cell office:value-type="float" office:value="39.29" calcext:value-type="float">
            <text:p>39.29</text:p>
          </table:table-cell>
          <table:table-cell table:style-name="ce11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2.14" calcext:value-type="float">
            <text:p>62.14</text:p>
          </table:table-cell>
          <table:table-cell office:value-type="float" office:value="77.14" calcext:value-type="float">
            <text:p>77.14</text:p>
          </table:table-cell>
          <table:table-cell office:value-type="float" office:value="73.2" calcext:value-type="float">
            <text:p>73.2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8" calcext:value-type="float">
            <text:p>67.18</text:p>
          </table:table-cell>
          <table:table-cell office:value-type="float" office:value="0" calcext:value-type="float">
            <text:p>0</text:p>
          </table:table-cell>
          <table:table-cell office:value-type="float" office:value="166520" calcext:value-type="float">
            <text:p>166520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f2e2ef03b36b2ddc420129b41e4a2fc194bbe26ed0bcdabbf4f776d0babbd70", "df81d859d41d590cb794578b37ec70da917c21bbc4df3eaaa93609743535e83e", "3bb9a10dc79a2c63b1d5083c6d935796c8a4006fcc6040fa58176f2ba2a380ae", "ac1c692a57904ba4ed51bb0a91a030e03c3999e96e443e834620c77aeada8dc3", "5844317c66a8909352893ae78e929f9585eacd0a65d1dd06becb3beecc1dc857")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3.1" calcext:value-type="float">
            <text:p>73.1</text:p>
          </table:table-cell>
          <table:table-cell office:value-type="float" office:value="67.68" calcext:value-type="float">
            <text:p>67.68</text:p>
          </table:table-cell>
          <table:table-cell office:value-type="float" office:value="67.97" calcext:value-type="float">
            <text:p>67.97</text:p>
          </table:table-cell>
          <table:table-cell office:value-type="float" office:value="32.47" calcext:value-type="float">
            <text:p>32.47</text:p>
          </table:table-cell>
          <table:table-cell office:value-type="float" office:value="334040" calcext:value-type="float">
            <text:p>33404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138280" calcext:value-type="float">
            <text:p>138280</text:p>
          </table:table-cell>
          <table:table-cell office:value-type="float" office:value="517.816" calcext:value-type="float">
            <text:p>517.816</text:p>
          </table:table-cell>
          <table:table-cell office:value-type="string" calcext:value-type="string">
            <text:p>("56733ba90067bba22f155c44ba2bf1599e6a096b79e0cc29e89450d34f203152", "74b66e92cb907b36c66ad1fadde910b129e62c7109890c7f09ac6d7d438cf948", "e4712c881f3f3aebf63bfea154f50737bb9321c229cac3318d29594ca23eb1e8", "3a0b8dee5f67d7c43e80883c848a35af1b0b5f5de2ce203a19dfd35b2082bf8c", "237a8262fb04ba74d39888e219a1f08e328cab514fddc983a9936245a889cfd1")</text:p>
          </table:table-cell>
          <table:table-cell table:number-columns-repeated="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7.14" calcext:value-type="float">
            <text:p>7.14</text:p>
          </table:table-cell>
          <table:table-cell table:style-name="ce11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33" calcext:value-type="float">
            <text:p>33</text:p>
          </table:table-cell>
          <table:table-cell office:value-type="float" office:value="7.711" calcext:value-type="float">
            <text:p>7.711</text:p>
          </table:table-cell>
          <table:table-cell office:value-type="string" calcext:value-type="string">
            <text:p>d919c6fc0a70967ed8e69962955d07773a45fb61aa606dc6ea16343f6db91b63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style-name="ce11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27" calcext:value-type="float">
            <text:p>27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1accaa4db7e3ddf71e08c560b0b1ee8212a4ddf05a37d9717f533d9bc7d67d28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6.016" calcext:value-type="float">
            <text:p>6.016</text:p>
          </table:table-cell>
          <table:table-cell office:value-type="string" calcext:value-type="string">
            <text:p>304afd8e5e4e22a8f9ae75d21c589570d1b3f3feab4715da2cd772c4bc195370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style-name="ce11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33" calcext:value-type="float">
            <text:p>33</text:p>
          </table:table-cell>
          <table:table-cell office:value-type="float" office:value="6.719" calcext:value-type="float">
            <text:p>6.719</text:p>
          </table:table-cell>
          <table:table-cell office:value-type="string" calcext:value-type="string">
            <text:p>8828e8b08d1ef38929b7b95caa4514074416d0ad4464291bd4d5998070c723ba</text:p>
          </table:table-cell>
          <table:table-cell office:value-type="float" office:value="92.92" calcext:value-type="float">
            <text:p>92.92</text:p>
          </table:table-cell>
          <table:table-cell office:value-type="float" office:value="14.29" calcext:value-type="float">
            <text:p>14.29</text:p>
          </table:table-cell>
          <table:table-cell table:style-name="ce11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7" calcext:value-type="float">
            <text:p>27</text:p>
          </table:table-cell>
          <table:table-cell office:value-type="float" office:value="6.712" calcext:value-type="float">
            <text:p>6.712</text:p>
          </table:table-cell>
          <table:table-cell office:value-type="string" calcext:value-type="string">
            <text:p>77d86dba446c9103f15d4e218e943c15983a71b89df6b064b7c0547209e5578f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6.111" calcext:value-type="float">
            <text:p>6.111</text:p>
          </table:table-cell>
          <table:table-cell office:value-type="string" calcext:value-type="string">
            <text:p>304afd8e5e4e22a8f9ae75d21c589570d1b3f3feab4715da2cd772c4bc195370</text:p>
          </table:table-cell>
          <table:table-cell office:value-type="float" office:value="99.91" calcext:value-type="float">
            <text:p>99.91</text:p>
          </table:table-cell>
          <table:table-cell office:value-type="float" office:value="30.71" calcext:value-type="float">
            <text:p>30.71</text:p>
          </table:table-cell>
          <table:table-cell table:style-name="ce11" office:value-type="float" office:value="65.36" calcext:value-type="float">
            <text:p>65.36</text:p>
          </table:table-cell>
          <table:table-cell office:value-type="float" office:value="65.36" calcext:value-type="float">
            <text:p>65.36</text:p>
          </table:table-cell>
          <table:table-cell office:value-type="float" office:value="67.14" calcext:value-type="float">
            <text:p>67.14</text:p>
          </table:table-cell>
          <table:table-cell office:value-type="float" office:value="63.57" calcext:value-type="float">
            <text:p>63.5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88" calcext:value-type="float">
            <text:p>65.88</text:p>
          </table:table-cell>
          <table:table-cell office:value-type="float" office:value="65.98" calcext:value-type="float">
            <text:p>65.98</text:p>
          </table:table-cell>
          <table:table-cell office:value-type="float" office:value="0" calcext:value-type="float">
            <text:p>0</text:p>
          </table:table-cell>
          <table:table-cell office:value-type="float" office:value="160640" calcext:value-type="float">
            <text:p>1606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54" calcext:value-type="float">
            <text:p>0.5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880" calcext:value-type="float">
            <text:p>2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43939c486161f08fd1f857946056a36058c594acb3c0d26f3beae8b04504d17", "a1fc5787c30bdf35d2967dad0cab47fdca88a467749058b87155cadafec04977", "9f4c5da9960ee089cf3465f463ac475649b835c139e931a8f17019230b791e60", "e140fc1a253a7e91b853616919e11d67760960c7ba32abc5229ef1ba94fa5c0b", "0d89dcbc90b2bc3c5f80787d7cd9ff1e6618567729fe55a9ecd0765e3c2ea306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34.29" calcext:value-type="float">
            <text:p>34.29</text:p>
          </table:table-cell>
          <table:table-cell table:style-name="ce5" office:value-type="float" office:value="67.14" calcext:value-type="float">
            <text:p>6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office:value-type="float" office:value="66.75" calcext:value-type="float">
            <text:p>66.75</text:p>
          </table:table-cell>
          <table:table-cell office:value-type="float" office:value="67.95" calcext:value-type="float">
            <text:p>67.95</text:p>
          </table:table-cell>
          <table:table-cell office:value-type="float" office:value="68.18" calcext:value-type="float">
            <text:p>68.18</text:p>
          </table:table-cell>
          <table:table-cell office:value-type="float" office:value="27.9" calcext:value-type="float">
            <text:p>27.9</text:p>
          </table:table-cell>
          <table:table-cell office:value-type="float" office:value="320480" calcext:value-type="float">
            <text:p>320480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1.15" calcext:value-type="float">
            <text:p>1.15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97520" calcext:value-type="float">
            <text:p>97520</text:p>
          </table:table-cell>
          <table:table-cell office:value-type="float" office:value="514.263" calcext:value-type="float">
            <text:p>514.263</text:p>
          </table:table-cell>
          <table:table-cell office:value-type="string" calcext:value-type="string">
            <text:p>("e51515eac0651344a272f3a3771b4abf2e812eff428275603eb649816bd766b3", "b1ba183ec9b3eae27f41f58ee80d1ea3ae5b405972a71bce4ab21d090b691e74", "41d90831fcf16a6d2d92260f3726c17455536c3ef286b3fabe92b7a960c63802", "1b8e3dc2cd493a69e5762b1d6039a786fc763fcdc9048505e9acc50e2cd81a98", "fbf5c102afdfb6ca6f0d7e4738c473a25b5b4f60265739a5e7b5e77c943003c0")</text:p>
          </table:table-cell>
          <table:table-cell table:number-columns-repeated="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32.14" calcext:value-type="float">
            <text:p>32.14</text:p>
          </table:table-cell>
          <table:table-cell table:style-name="ce11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1" calcext:value-type="float">
            <text:p>41</text:p>
          </table:table-cell>
          <table:table-cell office:value-type="float" office:value="12.712" calcext:value-type="float">
            <text:p>12.712</text:p>
          </table:table-cell>
          <table:table-cell office:value-type="string" calcext:value-type="string">
            <text:p>1e1577f33829107f642dddd944dd799ed4a51c872fc2cd0680a79a9a7927d3fc</text:p>
          </table:table-cell>
          <table:table-cell office:value-type="float" office:value="93.36" calcext:value-type="float">
            <text:p>93.36</text:p>
          </table:table-cell>
          <table:table-cell office:value-type="float" office:value="39.29" calcext:value-type="float">
            <text:p>39.29</text:p>
          </table:table-cell>
          <table:table-cell table:style-name="ce11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5" calcext:value-type="float">
            <text:p>35</text:p>
          </table:table-cell>
          <table:table-cell office:value-type="float" office:value="11.231" calcext:value-type="float">
            <text:p>11.231</text:p>
          </table:table-cell>
          <table:table-cell office:value-type="string" calcext:value-type="string">
            <text:p>b7db0d59bd711052815314576cf661f8b1873a3fda087a3fdf3dfecb76b6d6a8</text:p>
          </table:table-cell>
          <table:table-cell office:value-type="float" office:value="89.82" calcext:value-type="float">
            <text:p>89.82</text:p>
          </table:table-cell>
          <table:table-cell office:value-type="float" office:value="39.29" calcext:value-type="float">
            <text:p>39.29</text:p>
          </table:table-cell>
          <table:table-cell table:style-name="ce11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7" calcext:value-type="float">
            <text:p>27</text:p>
          </table:table-cell>
          <table:table-cell office:value-type="float" office:value="10.976" calcext:value-type="float">
            <text:p>10.976</text:p>
          </table:table-cell>
          <table:table-cell office:value-type="string" calcext:value-type="string">
            <text:p>d856e9fdc6650f5210da82a9e647aac14bfc0d4c6732b4576912cec02603f375</text:p>
          </table:table-cell>
          <table:table-cell office:value-type="float" office:value="96.02" calcext:value-type="float">
            <text:p>96.02</text:p>
          </table:table-cell>
          <table:table-cell office:value-type="float" office:value="35.71" calcext:value-type="float">
            <text:p>35.71</text:p>
          </table:table-cell>
          <table:table-cell table:style-name="ce11" office:value-type="float" office:value="67.86" calcext:value-type="float">
            <text:p>67.86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39" calcext:value-type="float">
            <text:p>39</text:p>
          </table:table-cell>
          <table:table-cell office:value-type="float" office:value="11.334" calcext:value-type="float">
            <text:p>11.334</text:p>
          </table:table-cell>
          <table:table-cell office:value-type="string" calcext:value-type="string">
            <text:p>53fd1e2a0633e39452cfce25fb472eb5104bed2e4e5b5f69054fc5c78aaceb8c</text:p>
          </table:table-cell>
          <table:table-cell office:value-type="float" office:value="92.92" calcext:value-type="float">
            <text:p>92.92</text:p>
          </table:table-cell>
          <table:table-cell office:value-type="float" office:value="39.29" calcext:value-type="float">
            <text:p>39.29</text:p>
          </table:table-cell>
          <table:table-cell table:style-name="ce11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3" calcext:value-type="float">
            <text:p>33</text:p>
          </table:table-cell>
          <table:table-cell office:value-type="float" office:value="11.227" calcext:value-type="float">
            <text:p>11.227</text:p>
          </table:table-cell>
          <table:table-cell office:value-type="string" calcext:value-type="string">
            <text:p>1a844f0572ac3a2988c37d883b5f3743df01846ef5c7cea05fc6a3563a05bd20</text:p>
          </table:table-cell>
          <table:table-cell office:value-type="float" office:value="89.82" calcext:value-type="float">
            <text:p>89.82</text:p>
          </table:table-cell>
          <table:table-cell office:value-type="float" office:value="39.29" calcext:value-type="float">
            <text:p>39.29</text:p>
          </table:table-cell>
          <table:table-cell table:style-name="ce11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7" calcext:value-type="float">
            <text:p>27</text:p>
          </table:table-cell>
          <table:table-cell office:value-type="float" office:value="11.088" calcext:value-type="float">
            <text:p>11.088</text:p>
          </table:table-cell>
          <table:table-cell office:value-type="string" calcext:value-type="string">
            <text:p>d856e9fdc6650f5210da82a9e647aac14bfc0d4c6732b4576912cec02603f375</text:p>
          </table:table-cell>
          <table:table-cell office:value-type="float" office:value="99.91" calcext:value-type="float">
            <text:p>99.91</text:p>
          </table:table-cell>
          <table:table-cell office:value-type="float" office:value="42.86" calcext:value-type="float">
            <text:p>42.86</text:p>
          </table:table-cell>
          <table:table-cell table:style-name="ce11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9.03" calcext:value-type="float">
            <text:p>69.03</text:p>
          </table:table-cell>
          <table:table-cell office:value-type="float" office:value="74.95" calcext:value-type="float">
            <text:p>74.95</text:p>
          </table:table-cell>
          <table:table-cell office:value-type="float" office:value="73.39" calcext:value-type="float">
            <text:p>73.39</text:p>
          </table:table-cell>
          <table:table-cell office:value-type="float" office:value="0" calcext:value-type="float">
            <text:p>0</text:p>
          </table:table-cell>
          <table:table-cell office:value-type="float" office:value="166000" calcext:value-type="float">
            <text:p>1660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4b9c8897a29b5aa1dbd6a0f9aa61a7a9e47ab69b4f77ac7a8ccb3ca61fe1a51", "8238d2d34dfc6c44b5ee23e5f4d3cce0f4f0165ca060c1d557b78c6c241aeaa0", "b5d0d6544212ea2df26c34d185b08fb012acae4e30e2af3d5353d675659ec32d", "14c70bd87931ed6ac7261c4e1b565ea8458c67985d603fd9f2f0ff67ccfb3310", "e4c316eb89a3460dccee8196ca8f673b3a3609fd51064297d574428cbf028b31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42.14" calcext:value-type="float">
            <text:p>42.14</text:p>
          </table:table-cell>
          <table:table-cell table:style-name="ce5" office:value-type="float" office:value="71.07" calcext:value-type="float">
            <text:p>71.07</text:p>
          </table:table-cell>
          <table:table-cell office:value-type="float" office:value="71.07" calcext:value-type="float">
            <text:p>71.07</text:p>
          </table:table-cell>
          <table:table-cell office:value-type="float" office:value="79.29" calcext:value-type="float">
            <text:p>7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8.34" calcext:value-type="float">
            <text:p>68.34</text:p>
          </table:table-cell>
          <table:table-cell office:value-type="float" office:value="75.1" calcext:value-type="float">
            <text:p>75.1</text:p>
          </table:table-cell>
          <table:table-cell office:value-type="float" office:value="73.33" calcext:value-type="float">
            <text:p>73.33</text:p>
          </table:table-cell>
          <table:table-cell office:value-type="float" office:value="32.24" calcext:value-type="float">
            <text:p>32.24</text:p>
          </table:table-cell>
          <table:table-cell office:value-type="float" office:value="329800" calcext:value-type="float">
            <text:p>32980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68" calcext:value-type="float">
            <text:p>0.68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48400" calcext:value-type="float">
            <text:p>48400</text:p>
          </table:table-cell>
          <table:table-cell office:value-type="float" office:value="537.271" calcext:value-type="float">
            <text:p>537.271</text:p>
          </table:table-cell>
          <table:table-cell office:value-type="string" calcext:value-type="string">
            <text:p>("7300afbb2b89b3ab8afc2a7aaddb0345d6c099dc5a1af9eb88a969840733b216", "2c3595c6fe221b19509dd3c0a89d377c7c012542425b993aece2a6df51b57b7d", "6f19bbd23be25cc60ce262db855f5a513d331a416de61a02be24ab797e597e8f", "696228c41089f1adec9cb5b9657dbfd8d1541393bd760355f1e414ca8c36dfa1", "0a4d17ef14597d8ffe56335f014271304f8d8afb42411801b1725cdb372ac38b")</text:p>
          </table:table-cell>
          <table:table-cell table:number-columns-repeated="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58" calcext:value-type="float">
            <text:p>95.58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37" calcext:value-type="float">
            <text:p>37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8356498345606294d05cc2ed6c1486918bd846d039aac94f21d54d78e6ccf57b</text:p>
          </table:table-cell>
          <table:table-cell office:value-type="float" office:value="90.27" calcext:value-type="float">
            <text:p>90.27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39.29" calcext:value-type="float">
            <text:p>3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4.05" calcext:value-type="float">
            <text:p>54.05</text:p>
          </table:table-cell>
          <table:table-cell office:value-type="float" office:value="46.81" calcext:value-type="float">
            <text:p>46.81</text:p>
          </table:table-cell>
          <table:table-cell office:value-type="float" office:value="25" calcext:value-type="float">
            <text:p>25</text:p>
          </table:table-cell>
          <table:table-cell office:value-type="float" office:value="10.567" calcext:value-type="float">
            <text:p>10.567</text:p>
          </table:table-cell>
          <table:table-cell office:value-type="string" calcext:value-type="string">
            <text:p>7d5ee7100057724f06473a090d645442a5efd4664b6680291f5fe3d7094521eb</text:p>
          </table:table-cell>
          <table:table-cell office:value-type="float" office:value="76.11" calcext:value-type="float">
            <text:p>76.11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9" calcext:value-type="float">
            <text:p>9</text:p>
          </table:table-cell>
          <table:table-cell office:value-type="float" office:value="6.037" calcext:value-type="float">
            <text:p>6.037</text:p>
          </table:table-cell>
          <table:table-cell office:value-type="string" calcext:value-type="string">
            <text:p>1dedf2e21e432fb3b7bfbfa5896363fa89d763eb08e5bbcf22ac9414ae60a79e</text:p>
          </table:table-cell>
          <table:table-cell office:value-type="float" office:value="96.02" calcext:value-type="float">
            <text:p>96.02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39" calcext:value-type="float">
            <text:p>39</text:p>
          </table:table-cell>
          <table:table-cell office:value-type="float" office:value="10.791" calcext:value-type="float">
            <text:p>10.791</text:p>
          </table:table-cell>
          <table:table-cell office:value-type="string" calcext:value-type="string">
            <text:p>01ac4beb537da2647c933fed8173f4d5460a65c95328d1361044058f33bf1418</text:p>
          </table:table-cell>
          <table:table-cell office:value-type="float" office:value="90.27" calcext:value-type="float">
            <text:p>90.27</text:p>
          </table:table-cell>
          <table:table-cell office:value-type="float" office:value="10.71" calcext:value-type="float">
            <text:p>10.71</text:p>
          </table:table-cell>
          <table:table-cell table:style-name="ce11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39.29" calcext:value-type="float">
            <text:p>3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89" calcext:value-type="float">
            <text:p>57.89</text:p>
          </table:table-cell>
          <table:table-cell office:value-type="float" office:value="54.05" calcext:value-type="float">
            <text:p>54.05</text:p>
          </table:table-cell>
          <table:table-cell office:value-type="float" office:value="46.81" calcext:value-type="float">
            <text:p>46.81</text:p>
          </table:table-cell>
          <table:table-cell office:value-type="float" office:value="25" calcext:value-type="float">
            <text:p>25</text:p>
          </table:table-cell>
          <table:table-cell office:value-type="float" office:value="10.557" calcext:value-type="float">
            <text:p>10.557</text:p>
          </table:table-cell>
          <table:table-cell office:value-type="string" calcext:value-type="string">
            <text:p>7d5ee7100057724f06473a090d645442a5efd4664b6680291f5fe3d7094521eb</text:p>
          </table:table-cell>
          <table:table-cell office:value-type="float" office:value="76.11" calcext:value-type="float">
            <text:p>76.11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9" calcext:value-type="float">
            <text:p>9</text:p>
          </table:table-cell>
          <table:table-cell office:value-type="float" office:value="6.036" calcext:value-type="float">
            <text:p>6.036</text:p>
          </table:table-cell>
          <table:table-cell office:value-type="string" calcext:value-type="string">
            <text:p>1dedf2e21e432fb3b7bfbfa5896363fa89d763eb08e5bbcf22ac9414ae60a79e</text:p>
          </table:table-cell>
          <table:table-cell office:value-type="float" office:value="99.56" calcext:value-type="float">
            <text:p>99.56</text:p>
          </table:table-cell>
          <table:table-cell office:value-type="float" office:value="27.14" calcext:value-type="float">
            <text:p>27.14</text:p>
          </table:table-cell>
          <table:table-cell table:style-name="ce11" office:value-type="float" office:value="63.57" calcext:value-type="float">
            <text:p>63.57</text:p>
          </table:table-cell>
          <table:table-cell office:value-type="float" office:value="63.57" calcext:value-type="float">
            <text:p>63.57</text:p>
          </table:table-cell>
          <table:table-cell office:value-type="float" office:value="52.14" calcext:value-type="float">
            <text:p>52.14</text:p>
          </table:table-cell>
          <table:table-cell office:value-type="float" office:value="75" calcext:value-type="float">
            <text:p>75</text:p>
          </table:table-cell>
          <table:table-cell office:value-type="float" office:value="67.78" calcext:value-type="float">
            <text:p>67.78</text:p>
          </table:table-cell>
          <table:table-cell office:value-type="float" office:value="61.11" calcext:value-type="float">
            <text:p>61.11</text:p>
          </table:table-cell>
          <table:table-cell office:value-type="float" office:value="58.77" calcext:value-type="float">
            <text:p>58.77</text:p>
          </table:table-cell>
          <table:table-cell office:value-type="float" office:value="0" calcext:value-type="float">
            <text:p>0</text:p>
          </table:table-cell>
          <table:table-cell office:value-type="float" office:value="164720" calcext:value-type="float">
            <text:p>164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6320" calcext:value-type="float">
            <text:p>116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4834e9117282840ca11bbb0acc3d1323801990eb48af24ef0803de4bcc8b25", "aeef815f9e428c8d382b4193bb70936b5a5f1806f02b7a0471156e3e72c1b534", "2c1145762656f763391fd01e879a41053b24c24dcb65f0238214f1b272b7afa3", "23ce45a78729b213661d4eb92a16e8942572a0d8a4652c893aaee6c14f4291af", "f660769e3185ed5e879beb352082e475f9717a803f7d0d15480480eb7e53583d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20.71" calcext:value-type="float">
            <text:p>20.71</text:p>
          </table:table-cell>
          <table:table-cell table:style-name="ce5" office:value-type="float" office:value="60.36" calcext:value-type="float">
            <text:p>60.36</text:p>
          </table:table-cell>
          <table:table-cell office:value-type="float" office:value="60.36" calcext:value-type="float">
            <text:p>60.36</text:p>
          </table:table-cell>
          <table:table-cell office:value-type="float" office:value="50" calcext:value-type="float">
            <text:p>50</text:p>
          </table:table-cell>
          <table:table-cell office:value-type="float" office:value="70.71" calcext:value-type="float">
            <text:p>70.71</text:p>
          </table:table-cell>
          <table:table-cell office:value-type="float" office:value="63.48" calcext:value-type="float">
            <text:p>63.48</text:p>
          </table:table-cell>
          <table:table-cell office:value-type="float" office:value="58.45" calcext:value-type="float">
            <text:p>58.45</text:p>
          </table:table-cell>
          <table:table-cell office:value-type="float" office:value="55.83" calcext:value-type="float">
            <text:p>55.83</text:p>
          </table:table-cell>
          <table:table-cell office:value-type="float" office:value="32.92" calcext:value-type="float">
            <text:p>32.92</text:p>
          </table:table-cell>
          <table:table-cell office:value-type="float" office:value="331680" calcext:value-type="float">
            <text:p>33168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118920" calcext:value-type="float">
            <text:p>118920</text:p>
          </table:table-cell>
          <table:table-cell office:value-type="float" office:value="492.254" calcext:value-type="float">
            <text:p>492.254</text:p>
          </table:table-cell>
          <table:table-cell office:value-type="string" calcext:value-type="string">
            <text:p>("89813069985d9ad755afe1a984eab824f8c3170c5673f6c89a5b10beb9b62fa3", "26255cc5f36b74f44a1c38531a3d04716b9f160bdcb5cac5ea1e0cd0369c991a", "0e2dbb8a02f2f3ec029bab76a0f0b4087b29a689c44f2414eb1623e24b6bebce", "a290406bd01534e1f8b6492a0f7951104c4049bbadf91733dfc050bba9566889", "8455e829204b83daf2706ef240a54c010010c74fdbb4559242071b6d39cf6485")</text:p>
          </table:table-cell>
          <table:table-cell table:number-columns-repeated="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36" calcext:value-type="float">
            <text:p>93.36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29" calcext:value-type="float">
            <text:p>29</text:p>
          </table:table-cell>
          <table:table-cell office:value-type="float" office:value="9.682" calcext:value-type="float">
            <text:p>9.682</text:p>
          </table:table-cell>
          <table:table-cell office:value-type="string" calcext:value-type="string">
            <text:p>f0f0ca32c251147a29103c5320e4d60019f2b9f6ae99b21d067207acb196f568</text:p>
          </table:table-cell>
          <table:table-cell office:value-type="float" office:value="92.48" calcext:value-type="float">
            <text:p>92.48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7" calcext:value-type="float">
            <text:p>27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4c2db7736dd73ed5f1cdfb09d5921ff672dfd70e9ef708753cc074abf243f8fc</text:p>
          </table:table-cell>
          <table:table-cell office:value-type="float" office:value="76.11" calcext:value-type="float">
            <text:p>76.11</text:p>
          </table:table-cell>
          <table:table-cell office:value-type="float" office:value="14.29" calcext:value-type="float">
            <text:p>14.29</text:p>
          </table:table-cell>
          <table:table-cell table:style-name="ce11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.009" calcext:value-type="float">
            <text:p>6.009</text:p>
          </table:table-cell>
          <table:table-cell office:value-type="string" calcext:value-type="string">
            <text:p>b8e321af664bd7634eea43e67766d6824c37532a65f8ea7ee1d576e9d1ff89a5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7" calcext:value-type="float">
            <text:p>27</text:p>
          </table:table-cell>
          <table:table-cell office:value-type="float" office:value="8.753" calcext:value-type="float">
            <text:p>8.753</text:p>
          </table:table-cell>
          <table:table-cell office:value-type="string" calcext:value-type="string">
            <text:p>643e7ea3d6cdb8617696e27cc0206ea3ee11c09eda9fd16828f65374a1091caa</text:p>
          </table:table-cell>
          <table:table-cell office:value-type="float" office:value="91.59" calcext:value-type="float">
            <text:p>91.59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5" calcext:value-type="float">
            <text:p>25</text:p>
          </table:table-cell>
          <table:table-cell office:value-type="float" office:value="8.772" calcext:value-type="float">
            <text:p>8.772</text:p>
          </table:table-cell>
          <table:table-cell office:value-type="string" calcext:value-type="string">
            <text:p>128c691eefda05b7c8eba612d3445d353dcfd48dbb207d9ee2bdc47915ae7c39</text:p>
          </table:table-cell>
          <table:table-cell office:value-type="float" office:value="76.11" calcext:value-type="float">
            <text:p>76.11</text:p>
          </table:table-cell>
          <table:table-cell office:value-type="float" office:value="14.29" calcext:value-type="float">
            <text:p>14.29</text:p>
          </table:table-cell>
          <table:table-cell table:style-name="ce11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.075" calcext:value-type="float">
            <text:p>6.075</text:p>
          </table:table-cell>
          <table:table-cell office:value-type="string" calcext:value-type="string">
            <text:p>b8e321af664bd7634eea43e67766d6824c37532a65f8ea7ee1d576e9d1ff89a5</text:p>
          </table:table-cell>
          <table:table-cell office:value-type="float" office:value="99.82" calcext:value-type="float">
            <text:p>99.82</text:p>
          </table:table-cell>
          <table:table-cell office:value-type="float" office:value="28.57" calcext:value-type="float">
            <text:p>28.57</text:p>
          </table:table-cell>
          <table:table-cell table:style-name="ce11" office:value-type="float" office:value="64.29" calcext:value-type="float">
            <text:p>64.29</text:p>
          </table:table-cell>
          <table:table-cell table:number-columns-repeated="3" office:value-type="float" office:value="64.29" calcext:value-type="float">
            <text:p>64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11" calcext:value-type="float">
            <text:p>64.11</text:p>
          </table:table-cell>
          <table:table-cell office:value-type="float" office:value="64.36" calcext:value-type="float">
            <text:p>64.36</text:p>
          </table:table-cell>
          <table:table-cell office:value-type="float" office:value="0" calcext:value-type="float">
            <text:p>0</text:p>
          </table:table-cell>
          <table:table-cell office:value-type="float" office:value="161640" calcext:value-type="float">
            <text:p>161640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13" calcext:value-type="float">
            <text:p>0.13</text:p>
          </table:table-cell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16680" calcext:value-type="float">
            <text:p>11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b40b7662ab1b4eeb3162c04b3a1d933aaff8920d700282efd64fc4788cf256", "13b602d0cbee8c6fdfb1607372ba4cf1b4ff62c63f92390df6fabdad37ea3271", "b1df5cea20f46c0c2f9d00f5303bf8b4b597e6a4845b2d9984b0a04e0764374e", "9207154eec97a78a76d82f68f99122e30730ed23b842ac3a7df210cee654588f", "79f7a22e2e49fbfe52106ebe544ac00958a52c4940f75ddbdb389985ad142216")</text:p>
          </table:table-cell>
          <table:table-cell table:style-name="ce5" office:value-type="float" office:value="99.91" calcext:value-type="float">
            <text:p>99.91</text:p>
          </table:table-cell>
          <table:table-cell office:value-type="float" office:value="33.57" calcext:value-type="float">
            <text:p>33.57</text:p>
          </table:table-cell>
          <table:table-cell table:style-name="ce5" office:value-type="float" office:value="66.79" calcext:value-type="float">
            <text:p>66.79</text:p>
          </table:table-cell>
          <table:table-cell office:value-type="float" office:value="66.79" calcext:value-type="float">
            <text:p>66.79</text:p>
          </table:table-cell>
          <table:table-cell office:value-type="float" office:value="66.43" calcext:value-type="float">
            <text:p>66.43</text:p>
          </table:table-cell>
          <table:table-cell office:value-type="float" office:value="67.14" calcext:value-type="float">
            <text:p>67.14</text:p>
          </table:table-cell>
          <table:table-cell office:value-type="float" office:value="67.03" calcext:value-type="float">
            <text:p>67.03</text:p>
          </table:table-cell>
          <table:table-cell office:value-type="float" office:value="66.59" calcext:value-type="float">
            <text:p>66.59</text:p>
          </table:table-cell>
          <table:table-cell office:value-type="float" office:value="66.71" calcext:value-type="float">
            <text:p>66.71</text:p>
          </table:table-cell>
          <table:table-cell office:value-type="float" office:value="28.61" calcext:value-type="float">
            <text:p>28.61</text:p>
          </table:table-cell>
          <table:table-cell office:value-type="float" office:value="321920" calcext:value-type="float">
            <text:p>32192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73320" calcext:value-type="float">
            <text:p>173320</text:p>
          </table:table-cell>
          <table:table-cell office:value-type="float" office:value="496.118" calcext:value-type="float">
            <text:p>496.118</text:p>
          </table:table-cell>
          <table:table-cell office:value-type="string" calcext:value-type="string">
            <text:p>("023f3c3c08d1ca602b50470e7038b11168082737cb4b311a9d20d8d4359739d1", "215cd9d2bfbc307c8217f08b17d8c333939cf725c6e25798d0d67efe0e1c95b1", "581ce78e0b022774c22cf272133da5fb9f93270ee4901cbedd52144523da0d2f", "cefd7540f21409981555a6a3e7a09025b83d0b2c3070b2c43f74c6b4f06278b7", "73f194f20b5e4a4572967037a15c0e2b14f6ade1c3d5178bd5ecb02b25b0c3dc")</text:p>
          </table:table-cell>
          <table:table-cell table:number-columns-repeated="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2.92" calcext:value-type="float">
            <text:p>92.92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33" calcext:value-type="float">
            <text:p>33</text:p>
          </table:table-cell>
          <table:table-cell office:value-type="float" office:value="11.773" calcext:value-type="float">
            <text:p>11.773</text:p>
          </table:table-cell>
          <table:table-cell office:value-type="string" calcext:value-type="string">
            <text:p>d2e4daa99e44dea3b08921e5bd9a1de23ff63675ea790a72f7d0c13a4800c3d5</text:p>
          </table:table-cell>
          <table:table-cell office:value-type="float" office:value="91.15" calcext:value-type="float">
            <text:p>91.15</text:p>
          </table:table-cell>
          <table:table-cell office:value-type="float" office:value="14.29" calcext:value-type="float">
            <text:p>14.29</text:p>
          </table:table-cell>
          <table:table-cell table:style-name="ce11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27" calcext:value-type="float">
            <text:p>27</text:p>
          </table:table-cell>
          <table:table-cell office:value-type="float" office:value="11.066" calcext:value-type="float">
            <text:p>11.066</text:p>
          </table:table-cell>
          <table:table-cell office:value-type="string" calcext:value-type="string">
            <text:p>27de3e735ee84d49becd85f82dc81c447ddd3c322337a12907f61638df4ce4e7</text:p>
          </table:table-cell>
          <table:table-cell office:value-type="float" office:value="88.05" calcext:value-type="float">
            <text:p>88.05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23" calcext:value-type="float">
            <text:p>23</text:p>
          </table:table-cell>
          <table:table-cell office:value-type="float" office:value="10.948" calcext:value-type="float">
            <text:p>10.948</text:p>
          </table:table-cell>
          <table:table-cell office:value-type="string" calcext:value-type="string">
            <text:p>86a586fc7d3bfbc6b7f176943343ef2f128b6dea36e357c70004cd73987cc71a</text:p>
          </table:table-cell>
          <table:table-cell office:value-type="float" office:value="94.25" calcext:value-type="float">
            <text:p>94.25</text:p>
          </table:table-cell>
          <table:table-cell office:value-type="float" office:value="28.57" calcext:value-type="float">
            <text:p>28.57</text:p>
          </table:table-cell>
          <table:table-cell table:style-name="ce11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37" calcext:value-type="float">
            <text:p>37</text:p>
          </table:table-cell>
          <table:table-cell office:value-type="float" office:value="11.335" calcext:value-type="float">
            <text:p>11.335</text:p>
          </table:table-cell>
          <table:table-cell office:value-type="string" calcext:value-type="string">
            <text:p>edc815a544c4c1211f0d29141b128390ddda19a8595ad283a4277acd9a9e1c82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style-name="ce11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9" calcext:value-type="float">
            <text:p>29</text:p>
          </table:table-cell>
          <table:table-cell office:value-type="float" office:value="11.201" calcext:value-type="float">
            <text:p>11.201</text:p>
          </table:table-cell>
          <table:table-cell office:value-type="string" calcext:value-type="string">
            <text:p>cba4baf91704ea10b484eb9c8b1413e4473c1a790e7a3a016e1b98de8f3be1b2</text:p>
          </table:table-cell>
          <table:table-cell office:value-type="float" office:value="88.05" calcext:value-type="float">
            <text:p>88.05</text:p>
          </table:table-cell>
          <table:table-cell office:value-type="float" office:value="17.86" calcext:value-type="float">
            <text:p>17.86</text:p>
          </table:table-cell>
          <table:table-cell table:style-name="ce11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23" calcext:value-type="float">
            <text:p>23</text:p>
          </table:table-cell>
          <table:table-cell office:value-type="float" office:value="10.953" calcext:value-type="float">
            <text:p>10.953</text:p>
          </table:table-cell>
          <table:table-cell office:value-type="string" calcext:value-type="string">
            <text:p>86a586fc7d3bfbc6b7f176943343ef2f128b6dea36e357c70004cd73987cc71a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.57" calcext:value-type="float">
            <text:p>63.57</text:p>
          </table:table-cell>
          <table:table-cell office:value-type="float" office:value="86.43" calcext:value-type="float">
            <text:p>86.43</text:p>
          </table:table-cell>
          <table:table-cell office:value-type="float" office:value="83" calcext:value-type="float">
            <text:p>83</text:p>
          </table:table-cell>
          <table:table-cell office:value-type="float" office:value="70.39" calcext:value-type="float">
            <text:p>70.39</text:p>
          </table:table-cell>
          <table:table-cell office:value-type="float" office:value="71.76" calcext:value-type="float">
            <text:p>71.76</text:p>
          </table:table-cell>
          <table:table-cell office:value-type="float" office:value="0" calcext:value-type="float">
            <text:p>0</text:p>
          </table:table-cell>
          <table:table-cell office:value-type="float" office:value="168800" calcext:value-type="float">
            <text:p>1688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a4b8f75674ecc139c7d4d5ca675335d947a0b74b53c683b4957aa79b4f3028a", "9ffefd9570a191e5211e594a1be74f9982e783dc50049bbc0f6bcd3c608bf212", "f6ad7c49c31a77917c074702cb1ebdb25610f3c6b4e97aaea007a8f15ca631b1", "92ff3ba5f23d7acb24bb31959dee51d077a4581a05c361593ce4535bc62b103e", "c8c5276ccc74272d1533f92320812f63933155f2d48a42a7e5390ea6865f5073")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8.57" calcext:value-type="float">
            <text:p>48.57</text:p>
          </table:table-cell>
          <table:table-cell table:style-name="ce5" office:value-type="float" office:value="74.29" calcext:value-type="float">
            <text:p>74.29</text:p>
          </table:table-cell>
          <table:table-cell office:value-type="float" office:value="74.29" calcext:value-type="float">
            <text:p>7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87.86" calcext:value-type="float">
            <text:p>87.86</text:p>
          </table:table-cell>
          <table:table-cell office:value-type="float" office:value="84.36" calcext:value-type="float">
            <text:p>84.36</text:p>
          </table:table-cell>
          <table:table-cell office:value-type="float" office:value="69.35" calcext:value-type="float">
            <text:p>69.35</text:p>
          </table:table-cell>
          <table:table-cell office:value-type="float" office:value="70.02" calcext:value-type="float">
            <text:p>70.02</text:p>
          </table:table-cell>
          <table:table-cell office:value-type="float" office:value="35.75" calcext:value-type="float">
            <text:p>35.75</text:p>
          </table:table-cell>
          <table:table-cell office:value-type="float" office:value="335880" calcext:value-type="float">
            <text:p>33588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0.06" calcext:value-type="float">
            <text:p>0.06</text:p>
          </table:table-cell>
          <table:table-cell office:value-type="float" office:value="82120" calcext:value-type="float">
            <text:p>82120</text:p>
          </table:table-cell>
          <table:table-cell office:value-type="float" office:value="510.702" calcext:value-type="float">
            <text:p>510.702</text:p>
          </table:table-cell>
          <table:table-cell office:value-type="string" calcext:value-type="string">
            <text:p>("b01fe6ab8112add014f3211abaeef6fca46eb5a7d9c287de573bc595dc2489ab", "de5a66be0b982dbaa147d656337fc7965b8811b6fa4b9d3ec98561ccb51683e8", "216c20c05630d577cd10a1b381f951f7feb3715f480c13c0ee1f74a3d1d8b7b5", "6f19fd2f5327bd80e9851a5dbca269cd30a8db081732c337677063f259856ece", "a003f6ff08722944f47d74bfe61f3b979bfab0cbd304438badd26223eb236390")</text:p>
          </table:table-cell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42.435" calcext:value-type="float">
            <text:p>42.435</text:p>
          </table:table-cell>
          <table:table-cell office:value-type="string" calcext:value-type="string">
            <text:p>00312bf516dd60cd50ff9f934c448b444c3f0e542b4d90fe0e5b17fbadf9da6c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2.301" calcext:value-type="float">
            <text:p>2.301</text:p>
          </table:table-cell>
          <table:table-cell office:value-type="string" calcext:value-type="string">
            <text:p>2d66c5a6fcbddf537b9e13e06d6e1735b12d8d106a9c50bbaf2511e1fefa7432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2.254" calcext:value-type="float">
            <text:p>2.254</text:p>
          </table:table-cell>
          <table:table-cell office:value-type="string" calcext:value-type="string">
            <text:p>2d66c5a6fcbddf537b9e13e06d6e1735b12d8d106a9c50bbaf2511e1fefa7432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2d72328a16da107773db0530ce354a07f8247aaf3510c97a2176a83f85259582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2.244" calcext:value-type="float">
            <text:p>2.244</text:p>
          </table:table-cell>
          <table:table-cell office:value-type="string" calcext:value-type="string">
            <text:p>2d66c5a6fcbddf537b9e13e06d6e1735b12d8d106a9c50bbaf2511e1fefa7432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4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2d66c5a6fcbddf537b9e13e06d6e1735b12d8d106a9c50bbaf2511e1fefa7432</text:p>
          </table:table-cell>
          <table:table-cell office:value-type="float" office:value="99.53" calcext:value-type="float">
            <text:p>99.53</text:p>
          </table:table-cell>
          <table:table-cell office:value-type="float" office:value="65.45" calcext:value-type="float">
            <text:p>65.45</text:p>
          </table:table-cell>
          <table:table-cell table:style-name="ce14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89.09" calcext:value-type="float">
            <text:p>89.09</text:p>
          </table:table-cell>
          <table:table-cell office:value-type="float" office:value="87.64" calcext:value-type="float">
            <text:p>87.64</text:p>
          </table:table-cell>
          <table:table-cell office:value-type="float" office:value="79.37" calcext:value-type="float">
            <text:p>79.37</text:p>
          </table:table-cell>
          <table:table-cell office:value-type="float" office:value="81.39" calcext:value-type="float">
            <text:p>81.39</text:p>
          </table:table-cell>
          <table:table-cell office:value-type="float" office:value="20.27" calcext:value-type="float">
            <text:p>20.27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51000" calcext:value-type="float">
            <text:p>51000</text:p>
          </table:table-cell>
          <table:table-cell table:style-name="ce22" office:value-type="float" office:value="157.789" calcext:value-type="float">
            <text:p>157.789</text:p>
          </table:table-cell>
          <table:table-cell office:value-type="string" calcext:value-type="string">
            <text:p>("137648e8eef1622d8eb29e78a2aee62aa0b0c9d3a3431d64e75f22f57afb0ddd", "53d6992667a943613ae5e74169cd3f320ab0e9bc00f71d1421c468924ff789c9", "68621e628d7cf80166e19166dad66bfa7b1ea7f068797e7375a6cbdf51de85ac", "ddcee5dc13abc9cf289d820271b98a91ed68919f12f43ba1caed737c13f5c12c", "5ce35747e241123808d57031f6249c4abaff46a456c25a7701f241f53840514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55.24" calcext:value-type="float">
            <text:p>55.24</text:p>
          </table:table-cell>
          <table:table-cell office:value-type="string" calcext:value-type="string">
            <text:p>ebfd1f7e3eec672647a6e4437b3a0f365162e3f522b58023ef88743273f3a606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.489" calcext:value-type="float">
            <text:p>5.489</text:p>
          </table:table-cell>
          <table:table-cell office:value-type="string" calcext:value-type="string">
            <text:p>4d04c419ab2527ca85144b38cd04d5fbf5b432d395af5b6e03d6f3a48d914ed0</text:p>
          </table:table-cell>
          <table:table-cell office:value-type="float" office:value="79.07" calcext:value-type="float">
            <text:p>79.0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3.384" calcext:value-type="float">
            <text:p>3.384</text:p>
          </table:table-cell>
          <table:table-cell office:value-type="string" calcext:value-type="string">
            <text:p>113eac5012911a9d11de64085ed0011f415273652e89a8c082043172347d1735</text:p>
          </table:table-cell>
          <table:table-cell office:value-type="float" office:value="95.35" calcext:value-type="float">
            <text:p>95.35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3" calcext:value-type="float">
            <text:p>13</text:p>
          </table:table-cell>
          <table:table-cell office:value-type="float" office:value="5.599" calcext:value-type="float">
            <text:p>5.599</text:p>
          </table:table-cell>
          <table:table-cell office:value-type="string" calcext:value-type="string">
            <text:p>c4d25f1b3d4f528b2d44a32da8e750698e19d05722f4a97b2c0299c58df3a888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.421" calcext:value-type="float">
            <text:p>5.421</text:p>
          </table:table-cell>
          <table:table-cell office:value-type="string" calcext:value-type="string">
            <text:p>4d04c419ab2527ca85144b38cd04d5fbf5b432d395af5b6e03d6f3a48d914ed0</text:p>
          </table:table-cell>
          <table:table-cell office:value-type="float" office:value="79.07" calcext:value-type="float">
            <text:p>79.0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3.122" calcext:value-type="float">
            <text:p>3.122</text:p>
          </table:table-cell>
          <table:table-cell office:value-type="string" calcext:value-type="string">
            <text:p>113eac5012911a9d11de64085ed0011f415273652e89a8c082043172347d1735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0" calcext:value-type="float">
            <text:p>80</text:p>
          </table:table-cell>
          <table:table-cell office:value-type="float" office:value="94.55" calcext:value-type="float">
            <text:p>94.55</text:p>
          </table:table-cell>
          <table:table-cell office:value-type="float" office:value="93.56" calcext:value-type="float">
            <text:p>93.56</text:p>
          </table:table-cell>
          <table:table-cell office:value-type="float" office:value="82.69" calcext:value-type="float">
            <text:p>82.69</text:p>
          </table:table-cell>
          <table:table-cell office:value-type="float" office:value="86.19" calcext:value-type="float">
            <text:p>86.19</text:p>
          </table:table-cell>
          <table:table-cell office:value-type="float" office:value="23.32" calcext:value-type="float">
            <text:p>23.32</text:p>
          </table:table-cell>
          <table:table-cell office:value-type="float" office:value="69960" calcext:value-type="float">
            <text:p>6996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04" calcext:value-type="float">
            <text:p>0.04</text:p>
          </table:table-cell>
          <table:table-cell office:value-type="float" office:value="8080" calcext:value-type="float">
            <text:p>8080</text:p>
          </table:table-cell>
          <table:table-cell table:style-name="ce22" office:value-type="float" office:value="171.685" calcext:value-type="float">
            <text:p>171.685</text:p>
          </table:table-cell>
          <table:table-cell office:value-type="string" calcext:value-type="string">
            <text:p>("89aa4c6bcc28f8446c86952d06641aff61f6a9cb14360cc9b732aa7877ea57b2", "b348711de0dec7ba2702134d967e62217c1412e22a9f0515fa7a4101e584eb15", "a8c093fc570c12a0b877cc3ddc8b7c263172bcb2cf11ecb96087d9b9281bffe4", "7550dcbc91724e410f41b338e639d1e185f53505fc9e6954238e70cef6daef2f", "a04ce02c373eba6c3f6df070b756e2d428572c4a501092a1fa955991dc9af71a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8.18" calcext:value-type="float">
            <text:p>18.18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6.67" calcext:value-type="float">
            <text:p>26.67</text:p>
          </table:table-cell>
          <table:table-cell office:value-type="float" office:value="11" calcext:value-type="float">
            <text:p>11</text:p>
          </table:table-cell>
          <table:table-cell office:value-type="float" office:value="8.742" calcext:value-type="float">
            <text:p>8.742</text:p>
          </table:table-cell>
          <table:table-cell office:value-type="string" calcext:value-type="string">
            <text:p>76d829c6a0e76ab331a97a41daa00b68abead3923599c8dac6db5b2e8eac89db</text:p>
          </table:table-cell>
          <table:table-cell office:value-type="float" office:value="89.53" calcext:value-type="float">
            <text:p>89.53</text:p>
          </table:table-cell>
          <table:table-cell office:value-type="float" office:value="9.09" calcext:value-type="float">
            <text:p>9.09</text:p>
          </table:table-cell>
          <table:table-cell table:style-name="ce15" office:value-type="float" office:value="54.55" calcext:value-type="float">
            <text:p>54.55</text:p>
          </table:table-cell>
          <table:table-cell office:value-type="float" office:value="54.55" calcext:value-type="float">
            <text:p>54.55</text:p>
          </table:table-cell>
          <table:table-cell office:value-type="float" office:value="45.45" calcext:value-type="float">
            <text:p>45.45</text:p>
          </table:table-cell>
          <table:table-cell office:value-type="float" office:value="63.64" calcext:value-type="float">
            <text:p>63.64</text:p>
          </table:table-cell>
          <table:table-cell office:value-type="float" office:value="55.56" calcext:value-type="float">
            <text:p>55.56</text:p>
          </table:table-cell>
          <table:table-cell office:value-type="float" office:value="53.85" calcext:value-type="float">
            <text:p>53.8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.839" calcext:value-type="float">
            <text:p>1.839</text:p>
          </table:table-cell>
          <table:table-cell office:value-type="string" calcext:value-type="string">
            <text:p>5b709d7230acb78cd8598008b29d2010c4fe43de522f63506f5d04c47bfa632a</text:p>
          </table:table-cell>
          <table:table-cell office:value-type="float" office:value="77.91" calcext:value-type="float">
            <text:p>77.91</text:p>
          </table:table-cell>
          <table:table-cell office:value-type="float" office:value="-9.09" calcext:value-type="float">
            <text:p>-9.09</text:p>
          </table:table-cell>
          <table:table-cell table:style-name="ce15" office:value-type="float" office:value="45.45" calcext:value-type="float">
            <text:p>45.45</text:p>
          </table:table-cell>
          <table:table-cell table:number-columns-repeated="6" office:value-type="float" office:value="45.45" calcext:value-type="float">
            <text:p>45.45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75fc3cc9073090a0d190147d449f40e6588e05cdbb3b34a5805423a574e46d6e</text:p>
          </table:table-cell>
          <table:table-cell office:value-type="float" office:value="91.86" calcext:value-type="float">
            <text:p>91.8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8.18" calcext:value-type="float">
            <text:p>18.18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6.67" calcext:value-type="float">
            <text:p>26.67</text:p>
          </table:table-cell>
          <table:table-cell office:value-type="float" office:value="9" calcext:value-type="float">
            <text:p>9</text:p>
          </table:table-cell>
          <table:table-cell office:value-type="float" office:value="3.103" calcext:value-type="float">
            <text:p>3.103</text:p>
          </table:table-cell>
          <table:table-cell office:value-type="string" calcext:value-type="string">
            <text:p>ae2142bcec86fa35bedd38240e34407377106cb0a58ae7c90ee0d887f950d712</text:p>
          </table:table-cell>
          <table:table-cell office:value-type="float" office:value="88.37" calcext:value-type="float">
            <text:p>88.37</text:p>
          </table:table-cell>
          <table:table-cell office:value-type="float" office:value="9.09" calcext:value-type="float">
            <text:p>9.09</text:p>
          </table:table-cell>
          <table:table-cell table:style-name="ce15" office:value-type="float" office:value="54.55" calcext:value-type="float">
            <text:p>54.55</text:p>
          </table:table-cell>
          <table:table-cell office:value-type="float" office:value="54.55" calcext:value-type="float">
            <text:p>54.55</text:p>
          </table:table-cell>
          <table:table-cell office:value-type="float" office:value="45.45" calcext:value-type="float">
            <text:p>45.45</text:p>
          </table:table-cell>
          <table:table-cell office:value-type="float" office:value="63.64" calcext:value-type="float">
            <text:p>63.64</text:p>
          </table:table-cell>
          <table:table-cell office:value-type="float" office:value="55.56" calcext:value-type="float">
            <text:p>55.56</text:p>
          </table:table-cell>
          <table:table-cell office:value-type="float" office:value="53.85" calcext:value-type="float">
            <text:p>53.8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.841" calcext:value-type="float">
            <text:p>1.841</text:p>
          </table:table-cell>
          <table:table-cell office:value-type="string" calcext:value-type="string">
            <text:p>1644144d9c4d6cd82682642c044b44d08710dd1e9157be9e4a0c7b29bd92f506</text:p>
          </table:table-cell>
          <table:table-cell office:value-type="float" office:value="77.91" calcext:value-type="float">
            <text:p>77.91</text:p>
          </table:table-cell>
          <table:table-cell office:value-type="float" office:value="-9.09" calcext:value-type="float">
            <text:p>-9.09</text:p>
          </table:table-cell>
          <table:table-cell table:style-name="ce15" office:value-type="float" office:value="45.45" calcext:value-type="float">
            <text:p>45.45</text:p>
          </table:table-cell>
          <table:table-cell table:number-columns-repeated="6" office:value-type="float" office:value="45.45" calcext:value-type="float">
            <text:p>45.45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75fc3cc9073090a0d190147d449f40e6588e05cdbb3b34a5805423a574e46d6e</text:p>
          </table:table-cell>
          <table:table-cell office:value-type="float" office:value="99.77" calcext:value-type="float">
            <text:p>99.77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.91" calcext:value-type="float">
            <text:p>50.91</text:p>
          </table:table-cell>
          <table:table-cell office:value-type="float" office:value="89.09" calcext:value-type="float">
            <text:p>89.09</text:p>
          </table:table-cell>
          <table:table-cell office:value-type="float" office:value="82.43" calcext:value-type="float">
            <text:p>82.43</text:p>
          </table:table-cell>
          <table:table-cell office:value-type="float" office:value="64.62" calcext:value-type="float">
            <text:p>64.62</text:p>
          </table:table-cell>
          <table:table-cell office:value-type="float" office:value="62.63" calcext:value-type="float">
            <text:p>62.63</text:p>
          </table:table-cell>
          <table:table-cell office:value-type="float" office:value="23.49" calcext:value-type="float">
            <text:p>23.49</text:p>
          </table:table-cell>
          <table:table-cell office:value-type="float" office:value="62560" calcext:value-type="float">
            <text:p>625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07" calcext:value-type="float">
            <text:p>0.07</text:p>
          </table:table-cell>
          <table:table-cell office:value-type="float" office:value="15480" calcext:value-type="float">
            <text:p>15480</text:p>
          </table:table-cell>
          <table:table-cell table:style-name="ce22" office:value-type="float" office:value="126.782" calcext:value-type="float">
            <text:p>126.782</text:p>
          </table:table-cell>
          <table:table-cell office:value-type="string" calcext:value-type="string">
            <text:p>("0c317da3a6bdb3e074aad30cdb118d07197561857919a70ce64521736eb46d9e", "cbc40a0d94ad5d3d348ea5b897c4defe0abf12701e10849eb658e16abaeee53b", "f3449e1493f596d3d27c465cdfaca954a67b8e4d12a115925cecfc8d5601c2bd", "9f971c7f5b9c7981c1e373f980ac622d33e3b4a8f752f93918cbbe5adf551797", "50ed385f6c17b9de0dfae2fc3ac7c5cf69eb34a87ddbcf5c6f59d2f837b9ad1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6.187" calcext:value-type="float">
            <text:p>16.187</text:p>
          </table:table-cell>
          <table:table-cell office:value-type="string" calcext:value-type="string">
            <text:p>eb616a4fb25e3a2666997340384add1bae9eda2b8cbab9e0d7a10132cb1eb439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2.287" calcext:value-type="float">
            <text:p>2.287</text:p>
          </table:table-cell>
          <table:table-cell office:value-type="string" calcext:value-type="string">
            <text:p>9ba7d84772cc82e44ea0866c6d3257ca57f5545e40bc59bcde9494b7cbafea2b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2.288" calcext:value-type="float">
            <text:p>2.288</text:p>
          </table:table-cell>
          <table:table-cell office:value-type="string" calcext:value-type="string">
            <text:p>9ba7d84772cc82e44ea0866c6d3257ca57f5545e40bc59bcde9494b7cbafea2b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844" calcext:value-type="float">
            <text:p>4.844</text:p>
          </table:table-cell>
          <table:table-cell office:value-type="string" calcext:value-type="string">
            <text:p>c176fa061cd56c06ad9d58b7053865c153e3bf3bc972f90378a1579475e547d3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2.724" calcext:value-type="float">
            <text:p>2.724</text:p>
          </table:table-cell>
          <table:table-cell office:value-type="string" calcext:value-type="string">
            <text:p>9ba7d84772cc82e44ea0866c6d3257ca57f5545e40bc59bcde9494b7cbafea2b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9ba7d84772cc82e44ea0866c6d3257ca57f5545e40bc59bcde9494b7cbafea2b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4.55" calcext:value-type="float">
            <text:p>7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7.47" calcext:value-type="float">
            <text:p>87.47</text:p>
          </table:table-cell>
          <table:table-cell office:value-type="float" office:value="77.9" calcext:value-type="float">
            <text:p>77.9</text:p>
          </table:table-cell>
          <table:table-cell office:value-type="float" office:value="80.36" calcext:value-type="float">
            <text:p>80.36</text:p>
          </table:table-cell>
          <table:table-cell office:value-type="float" office:value="20.7" calcext:value-type="float">
            <text:p>20.7</text:p>
          </table:table-cell>
          <table:table-cell office:value-type="float" office:value="66680" calcext:value-type="float">
            <text:p>666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47520" calcext:value-type="float">
            <text:p>47520</text:p>
          </table:table-cell>
          <table:table-cell table:style-name="ce22" office:value-type="float" office:value="133.036" calcext:value-type="float">
            <text:p>133.036</text:p>
          </table:table-cell>
          <table:table-cell office:value-type="string" calcext:value-type="string">
            <text:p>("b5736d55feddb92c39a9b32f0b08245b093083b9885c24e57d3039571e88c104", "0b9d2313a5a5283b91bdc1a1574d491682314fa06971d9d516078ba481b713f4", "ea54ee8e00f3e3412e3f451e37dc9eff6570b72e83ddd11673151acb2c953576", "1be0dd71aea057a7caaed45a045440800f87f960a1fc9135b58b18b893c3a40c", "1fa3e88ed294957fd3c7914605700790752c934a8a5d0c1ada9b23d0fd42d4a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7.876" calcext:value-type="float">
            <text:p>17.876</text:p>
          </table:table-cell>
          <table:table-cell office:value-type="string" calcext:value-type="string">
            <text:p>e60d4b3532c6d8369f8c7b5aa3e53d588a3fea498cc061a4bf2c2025d47d6f62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3.891" calcext:value-type="float">
            <text:p>3.891</text:p>
          </table:table-cell>
          <table:table-cell office:value-type="string" calcext:value-type="string">
            <text:p>dadb97df9f59f531c04aafb27935c56f2ea3143ec0fe84411d1c859abc9e220e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3.769" calcext:value-type="float">
            <text:p>3.769</text:p>
          </table:table-cell>
          <table:table-cell office:value-type="string" calcext:value-type="string">
            <text:p>8ab70e00f7122e44fb461670234671109d9e7f5c9859e5fa66b7ce152c946a83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671" calcext:value-type="float">
            <text:p>3.671</text:p>
          </table:table-cell>
          <table:table-cell office:value-type="string" calcext:value-type="string">
            <text:p>d6794c170acecbfe9345a372ead0aaf3fa3b8a9b1c522676f6a585420ada408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3.945" calcext:value-type="float">
            <text:p>3.945</text:p>
          </table:table-cell>
          <table:table-cell office:value-type="string" calcext:value-type="string">
            <text:p>53727ac1ea8cbe81c1fc6a14aa0c0274c02f533697f994b999f03d6dfde75f48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3.788" calcext:value-type="float">
            <text:p>3.788</text:p>
          </table:table-cell>
          <table:table-cell office:value-type="string" calcext:value-type="string">
            <text:p>8ab70e00f7122e44fb461670234671109d9e7f5c9859e5fa66b7ce152c946a83</text:p>
          </table:table-cell>
          <table:table-cell office:value-type="float" office:value="100" calcext:value-type="float">
            <text:p>100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9.97" calcext:value-type="float">
            <text:p>89.97</text:p>
          </table:table-cell>
          <table:table-cell office:value-type="float" office:value="86.03" calcext:value-type="float">
            <text:p>86.03</text:p>
          </table:table-cell>
          <table:table-cell office:value-type="float" office:value="86.23" calcext:value-type="float">
            <text:p>86.23</text:p>
          </table:table-cell>
          <table:table-cell office:value-type="float" office:value="26.51" calcext:value-type="float">
            <text:p>26.51</text:p>
          </table:table-cell>
          <table:table-cell office:value-type="float" office:value="67000" calcext:value-type="float">
            <text:p>6700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35" calcext:value-type="float">
            <text:p>1.35</text:p>
          </table:table-cell>
          <table:table-cell office:value-type="float" office:value="0.82" calcext:value-type="float">
            <text:p>0.82</text:p>
          </table:table-cell>
          <table:table-cell office:value-type="float" office:value="0.13" calcext:value-type="float">
            <text:p>0.13</text:p>
          </table:table-cell>
          <table:table-cell office:value-type="float" office:value="22400" calcext:value-type="float">
            <text:p>22400</text:p>
          </table:table-cell>
          <table:table-cell table:style-name="ce22" office:value-type="float" office:value="132.235" calcext:value-type="float">
            <text:p>132.235</text:p>
          </table:table-cell>
          <table:table-cell office:value-type="string" calcext:value-type="string">
            <text:p>("5378bee29be659e1cc87fefe0cb886d66a962a03cf6f6348f6d7d6a20a8b5a82", "f15c298b55f823dd9151a37e193754c58ae40af61ae631d81cc3b4d9b1cd78d3", "a6cf063546dc59a12e5afe21dcbf6470f213b2b089a3b70849df7a3794c7a18f", "af375581bc367bdf12496500eba7691f6e7d10715dc474ee09ce8c9106a2283f", "89add78c0cbdb9452a9a9c4975406e20c545c103833c0003a0727f8f2752c3cb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.185" calcext:value-type="float">
            <text:p>2.185</text:p>
          </table:table-cell>
          <table:table-cell office:value-type="string" calcext:value-type="string">
            <text:p>ca32921c8a0431fc80dcf59f0415dec949784b635b26652e21a397372c61d4d9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.304" calcext:value-type="float">
            <text:p>1.304</text:p>
          </table:table-cell>
          <table:table-cell office:value-type="string" calcext:value-type="string">
            <text:p>ca32921c8a0431fc80dcf59f0415dec949784b635b26652e21a397372c61d4d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7" calcext:value-type="float">
            <text:p>7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fd70a61aa9c9dba807eb261b473ef81e329cec0cdf571e481ac4c7c363ad16cd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3" calcext:value-type="float">
            <text:p>13</text:p>
          </table:table-cell>
          <table:table-cell office:value-type="float" office:value="1.254" calcext:value-type="float">
            <text:p>1.254</text:p>
          </table:table-cell>
          <table:table-cell office:value-type="string" calcext:value-type="string">
            <text:p>3cc38f4cd5562591640d595efd8dc04f60d4d117a6b8be30e611734d0ef024c8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3cc38f4cd5562591640d595efd8dc04f60d4d117a6b8be30e611734d0ef024c8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7" calcext:value-type="float">
            <text:p>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fd70a61aa9c9dba807eb261b473ef81e329cec0cdf571e481ac4c7c363ad16cd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28.51" calcext:value-type="float">
            <text:p>28.51</text:p>
          </table:table-cell>
          <table:table-cell office:value-type="float" office:value="69600" calcext:value-type="float">
            <text:p>69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0200" calcext:value-type="float">
            <text:p>30200</text:p>
          </table:table-cell>
          <table:table-cell table:style-name="ce22" office:value-type="float" office:value="249.256" calcext:value-type="float">
            <text:p>249.256</text:p>
          </table:table-cell>
          <table:table-cell office:value-type="string" calcext:value-type="string">
            <text:p>("1e087a86f422be35ea9b0c7c1ac6e1635d748082963a06adb43c3ad1a4146c52", "89329db779f52bad0e31f8694035219f7317cfa147989b5d73e396f6c7c4ed61", "c7bf1efa0bb8821c17f6f355408795c79c186eaaaccedc08b414722fe9761626", "15743cd2663cc3cdb1143f51306871b4acadf8a60a6d54bf8521d0939c7abce2", "a409573ccb014fd1914629ad94d78592c4afae8d06e9ad49e7a87f60edc81fee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7" calcext:value-type="float">
            <text:p>17</text:p>
          </table:table-cell>
          <table:table-cell office:value-type="float" office:value="10.153" calcext:value-type="float">
            <text:p>10.153</text:p>
          </table:table-cell>
          <table:table-cell office:value-type="string" calcext:value-type="string">
            <text:p>11174acca3981903198025a77eecb35bb6c294961e81bf816cbc043fa505a99f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9326d83904d8d6388974e3dc74622368929ee35a24ee49769ab02af11fe36b9e</text:p>
          </table:table-cell>
          <table:table-cell office:value-type="float" office:value="81.4" calcext:value-type="float">
            <text:p>81.4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.085" calcext:value-type="float">
            <text:p>3.085</text:p>
          </table:table-cell>
          <table:table-cell office:value-type="string" calcext:value-type="string">
            <text:p>1a9d927072d2febcf62b8fcbbab86b26a3843869daa0f2ece4430740ba64e7cd</text:p>
          </table:table-cell>
          <table:table-cell office:value-type="float" office:value="95.35" calcext:value-type="float">
            <text:p>95.35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5.842" calcext:value-type="float">
            <text:p>5.842</text:p>
          </table:table-cell>
          <table:table-cell office:value-type="string" calcext:value-type="string">
            <text:p>0e90bb14aa4518c29eaa54502b119dd166fd10acbf362da7c17d80eaf7980d41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5.435" calcext:value-type="float">
            <text:p>5.435</text:p>
          </table:table-cell>
          <table:table-cell office:value-type="string" calcext:value-type="string">
            <text:p>c59a53adf8e2532bfcbcf9adc9b14d69094616bfd5dae12eb11807a9a2360ae2</text:p>
          </table:table-cell>
          <table:table-cell office:value-type="float" office:value="81.4" calcext:value-type="float">
            <text:p>81.4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1a9d927072d2febcf62b8fcbbab86b26a3843869daa0f2ece4430740ba64e7cd</text:p>
          </table:table-cell>
          <table:table-cell office:value-type="float" office:value="99.77" calcext:value-type="float">
            <text:p>99.77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5.45" calcext:value-type="float">
            <text:p>85.45</text:p>
          </table:table-cell>
          <table:table-cell office:value-type="float" office:value="87.27" calcext:value-type="float">
            <text:p>87.27</text:p>
          </table:table-cell>
          <table:table-cell office:value-type="float" office:value="87.67" calcext:value-type="float">
            <text:p>87.67</text:p>
          </table:table-cell>
          <table:table-cell office:value-type="float" office:value="86.9" calcext:value-type="float">
            <text:p>86.9</text:p>
          </table:table-cell>
          <table:table-cell office:value-type="float" office:value="86.07" calcext:value-type="float">
            <text:p>86.07</text:p>
          </table:table-cell>
          <table:table-cell office:value-type="float" office:value="24.01" calcext:value-type="float">
            <text:p>24.01</text:p>
          </table:table-cell>
          <table:table-cell office:value-type="float" office:value="63760" calcext:value-type="float">
            <text:p>6376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66" calcext:value-type="float">
            <text:p>0.66</text:p>
          </table:table-cell>
          <table:table-cell office:value-type="float" office:value="0.26" calcext:value-type="float">
            <text:p>0.26</text:p>
          </table:table-cell>
          <table:table-cell office:value-type="float" office:value="0.78" calcext:value-type="float">
            <text:p>0.78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17880" calcext:value-type="float">
            <text:p>17880</text:p>
          </table:table-cell>
          <table:table-cell table:style-name="ce22" office:value-type="float" office:value="141.417" calcext:value-type="float">
            <text:p>141.417</text:p>
          </table:table-cell>
          <table:table-cell office:value-type="string" calcext:value-type="string">
            <text:p>("6ed3fa197d45eb9a14c878c836c421ebfa58bdf925ded12346826b981af59dbf", "f955c5e53076f3be9af2de6fe22e158e051da42fd33f6b86b30f5f31cb60efcd", "b4f0fb4f4186a0e1bf78e102db6fd68560929b35f57880ac847a21bc24ccc32f", "ff1bdb326d121b71516d7948f25df726c8ab8d246e08fa88995b3b56b672374d", "918f1583e8b529c24cf80e6a6568d0ecc00765e9238ed1fddd54b2c00eac5484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6.048" calcext:value-type="float">
            <text:p>6.048</text:p>
          </table:table-cell>
          <table:table-cell office:value-type="string" calcext:value-type="string">
            <text:p>ebbbed9b6ea7f62b18293f607ad5fd8a5f0e31d957880e4946051521949995c9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4.208" calcext:value-type="float">
            <text:p>4.208</text:p>
          </table:table-cell>
          <table:table-cell office:value-type="string" calcext:value-type="string">
            <text:p>115de32a79ef8d9c2916368408940e84374dd7ec258a6fcdc7395e18884ee1f4</text:p>
          </table:table-cell>
          <table:table-cell office:value-type="float" office:value="81.4" calcext:value-type="float">
            <text:p>81.4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f9aa1def803398e3ce6901c7f7582447178b51752ed74f6539340e3625afe704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4.281" calcext:value-type="float">
            <text:p>4.281</text:p>
          </table:table-cell>
          <table:table-cell office:value-type="string" calcext:value-type="string">
            <text:p>218e8525374ca74e3fc645897b8ac2e00b09eb46aa05b0f2b16a9dafcdf15f24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115de32a79ef8d9c2916368408940e84374dd7ec258a6fcdc7395e18884ee1f4</text:p>
          </table:table-cell>
          <table:table-cell office:value-type="float" office:value="81.4" calcext:value-type="float">
            <text:p>81.4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858" calcext:value-type="float">
            <text:p>1.858</text:p>
          </table:table-cell>
          <table:table-cell office:value-type="string" calcext:value-type="string">
            <text:p>f9aa1def803398e3ce6901c7f7582447178b51752ed74f6539340e3625afe704</text:p>
          </table:table-cell>
          <table:table-cell office:value-type="float" office:value="99.77" calcext:value-type="float">
            <text:p>99.77</text:p>
          </table:table-cell>
          <table:table-cell office:value-type="float" office:value="67.27" calcext:value-type="float">
            <text:p>67.27</text:p>
          </table:table-cell>
          <table:table-cell table:style-name="ce15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46" calcext:value-type="float">
            <text:p>93.46</text:p>
          </table:table-cell>
          <table:table-cell office:value-type="float" office:value="78.23" calcext:value-type="float">
            <text:p>78.23</text:p>
          </table:table-cell>
          <table:table-cell office:value-type="float" office:value="81.32" calcext:value-type="float">
            <text:p>81.32</text:p>
          </table:table-cell>
          <table:table-cell office:value-type="float" office:value="18.84" calcext:value-type="float">
            <text:p>18.84</text:p>
          </table:table-cell>
          <table:table-cell office:value-type="float" office:value="67640" calcext:value-type="float">
            <text:p>676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.24" calcext:value-type="float">
            <text:p>1.24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43" calcext:value-type="float">
            <text:p>0.43</text:p>
          </table:table-cell>
          <table:table-cell office:value-type="float" office:value="0.02" calcext:value-type="float">
            <text:p>0.02</text:p>
          </table:table-cell>
          <table:table-cell office:value-type="float" office:value="32080" calcext:value-type="float">
            <text:p>32080</text:p>
          </table:table-cell>
          <table:table-cell table:style-name="ce22" office:value-type="float" office:value="186.79" calcext:value-type="float">
            <text:p>186.79</text:p>
          </table:table-cell>
          <table:table-cell office:value-type="string" calcext:value-type="string">
            <text:p>("d47148ed774bcf2816f6bdc2b5511e4bb01f026e0b460bc2c1ad29ba6f68a05f", "aa1108a3f22eb7ffca0348df33ec0da7f0713af967c81d0126c06b35d77e67be", "e0f982ce49616f68209f15f9aa31d6ad70dfe939f8a82d7c9ad38e41f071b904", "2f8ce14a9c1722df8c767840000d577583f23a1ba7d021090ec13f8667266e4e", "96a252d66c0c71492d30796f21d20a3c5f1f1f1d1e8ed79a39c88ef5254e3708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5.982" calcext:value-type="float">
            <text:p>5.982</text:p>
          </table:table-cell>
          <table:table-cell office:value-type="string" calcext:value-type="string">
            <text:p>5b8c60148199c3e44f5e1af7ac230f27c5f5fa20c5e3c84c4822eec93ca42741</text:p>
          </table:table-cell>
          <table:table-cell office:value-type="float" office:value="94.19" calcext:value-type="float">
            <text:p>94.19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3.423" calcext:value-type="float">
            <text:p>3.423</text:p>
          </table:table-cell>
          <table:table-cell office:value-type="string" calcext:value-type="string">
            <text:p>5b8c60148199c3e44f5e1af7ac230f27c5f5fa20c5e3c84c4822eec93ca42741</text:p>
          </table:table-cell>
          <table:table-cell office:value-type="float" office:value="83.72" calcext:value-type="float">
            <text:p>83.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6.36" calcext:value-type="float">
            <text:p>36.3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.11" calcext:value-type="float">
            <text:p>42.11</text:p>
          </table:table-cell>
          <table:table-cell office:value-type="float" office:value="7" calcext:value-type="float">
            <text:p>7</text:p>
          </table:table-cell>
          <table:table-cell office:value-type="float" office:value="2.368" calcext:value-type="float">
            <text:p>2.368</text:p>
          </table:table-cell>
          <table:table-cell office:value-type="string" calcext:value-type="string">
            <text:p>c546a79db4ccddc71567bce294015a86a3b7446aa2d7e650a429b1b227cf27c5</text:p>
          </table:table-cell>
          <table:table-cell office:value-type="float" office:value="93.02" calcext:value-type="float">
            <text:p>93.02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2.789" calcext:value-type="float">
            <text:p>2.789</text:p>
          </table:table-cell>
          <table:table-cell office:value-type="string" calcext:value-type="string">
            <text:p>2001e6c6156536df4c4f416ffaf1bdb584c02bccf1a0c97c0bca926958950eab</text:p>
          </table:table-cell>
          <table:table-cell office:value-type="float" office:value="93.02" calcext:value-type="float">
            <text:p>93.02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2001e6c6156536df4c4f416ffaf1bdb584c02bccf1a0c97c0bca926958950eab</text:p>
          </table:table-cell>
          <table:table-cell office:value-type="float" office:value="83.72" calcext:value-type="float">
            <text:p>83.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6.36" calcext:value-type="float">
            <text:p>36.3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.11" calcext:value-type="float">
            <text:p>42.11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c546a79db4ccddc71567bce294015a86a3b7446aa2d7e650a429b1b227cf27c5</text:p>
          </table:table-cell>
          <table:table-cell office:value-type="float" office:value="99.53" calcext:value-type="float">
            <text:p>9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4.55" calcext:value-type="float">
            <text:p>7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8" calcext:value-type="float">
            <text:p>87.28</text:p>
          </table:table-cell>
          <table:table-cell office:value-type="float" office:value="78" calcext:value-type="float">
            <text:p>78</text:p>
          </table:table-cell>
          <table:table-cell office:value-type="float" office:value="80.26" calcext:value-type="float">
            <text:p>80.26</text:p>
          </table:table-cell>
          <table:table-cell office:value-type="float" office:value="28.37" calcext:value-type="float">
            <text:p>28.37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34600" calcext:value-type="float">
            <text:p>34600</text:p>
          </table:table-cell>
          <table:table-cell table:style-name="ce22" office:value-type="float" office:value="97.502" calcext:value-type="float">
            <text:p>97.502</text:p>
          </table:table-cell>
          <table:table-cell office:value-type="string" calcext:value-type="string">
            <text:p>("3a78eab4d374042afbee6fc5a93e76cfc321ebad25822e588dee36e4485da1ec", "5f9d38d20192945fa3f8bcefd896cebddd9ceca377315c65c132631de70a9c22", "ce4d6dc1d284b1213ed501e3d13835c3720a87ed0dda3a959dbac56af573803b", "e0eb9601187976678d466223adefd7e8f452bfb11abab33ff376d9be78aa9d79", "39f1ebb0c8e518f37166247426fa22128327506cf6475df6ec0c0e9492284bf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7" calcext:value-type="float">
            <text:p>17</text:p>
          </table:table-cell>
          <table:table-cell office:value-type="float" office:value="5.106" calcext:value-type="float">
            <text:p>5.106</text:p>
          </table:table-cell>
          <table:table-cell office:value-type="string" calcext:value-type="string">
            <text:p>d938643b58b9b0a25a4e00a75d6ea14e548633de082f7b25d8ec6fbc3285ab3e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5" calcext:value-type="float">
            <text:p>15</text:p>
          </table:table-cell>
          <table:table-cell office:value-type="float" office:value="2.696" calcext:value-type="float">
            <text:p>2.696</text:p>
          </table:table-cell>
          <table:table-cell office:value-type="string" calcext:value-type="string">
            <text:p>8a689b0e665f53e69c4a621d54293d48944fe83aa6a7a7aa950da3d19f116b78</text:p>
          </table:table-cell>
          <table:table-cell office:value-type="float" office:value="84.88" calcext:value-type="float">
            <text:p>84.88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3.577" calcext:value-type="float">
            <text:p>3.577</text:p>
          </table:table-cell>
          <table:table-cell office:value-type="string" calcext:value-type="string">
            <text:p>1484569247abf7caf8ef851b67a548574e33ca0b7838b72b841e0b9e67156a17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5" calcext:value-type="float">
            <text:p>15</text:p>
          </table:table-cell>
          <table:table-cell office:value-type="float" office:value="2.797" calcext:value-type="float">
            <text:p>2.797</text:p>
          </table:table-cell>
          <table:table-cell office:value-type="string" calcext:value-type="string">
            <text:p>8a689b0e665f53e69c4a621d54293d48944fe83aa6a7a7aa950da3d19f116b78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5" calcext:value-type="float">
            <text:p>15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8a689b0e665f53e69c4a621d54293d48944fe83aa6a7a7aa950da3d19f116b78</text:p>
          </table:table-cell>
          <table:table-cell office:value-type="float" office:value="84.88" calcext:value-type="float">
            <text:p>84.88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373" calcext:value-type="float">
            <text:p>2.373</text:p>
          </table:table-cell>
          <table:table-cell office:value-type="string" calcext:value-type="string">
            <text:p>1484569247abf7caf8ef851b67a548574e33ca0b7838b72b841e0b9e67156a17</text:p>
          </table:table-cell>
          <table:table-cell office:value-type="float" office:value="99.53" calcext:value-type="float">
            <text:p>99.53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3.64" calcext:value-type="float">
            <text:p>63.64</text:p>
          </table:table-cell>
          <table:table-cell office:value-type="float" office:value="96.36" calcext:value-type="float">
            <text:p>96.36</text:p>
          </table:table-cell>
          <table:table-cell office:value-type="float" office:value="95.28" calcext:value-type="float">
            <text:p>95.28</text:p>
          </table:table-cell>
          <table:table-cell office:value-type="float" office:value="72.75" calcext:value-type="float">
            <text:p>72.75</text:p>
          </table:table-cell>
          <table:table-cell office:value-type="float" office:value="75.97" calcext:value-type="float">
            <text:p>75.97</text:p>
          </table:table-cell>
          <table:table-cell office:value-type="float" office:value="26.51" calcext:value-type="float">
            <text:p>26.51</text:p>
          </table:table-cell>
          <table:table-cell office:value-type="float" office:value="69680" calcext:value-type="float">
            <text:p>6968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28920" calcext:value-type="float">
            <text:p>28920</text:p>
          </table:table-cell>
          <table:table-cell table:style-name="ce22" office:value-type="float" office:value="97.581" calcext:value-type="float">
            <text:p>97.581</text:p>
          </table:table-cell>
          <table:table-cell office:value-type="string" calcext:value-type="string">
            <text:p>("8576a0a43fba2b08ebab17530af6e4b3b9bb1f09f87fb78516dabaf61bd850a1", "5a509bdb33a9399ee686b7168e8bf6b8a1780377207b4e81e48775b9e805231d", "04aba4c1afa94caf4d7a04fea6b48597303758d773ad0864655b37a5e8d19c7f", "4b8d1d5887c9482685dcd67ef14fd0b3e29bd2291d0e1e7bf34a375c23bc79cc", "6a85762d5796ef7e1f23b36f04d8c7f8d062dd0d44cf43945223854cdae7c45e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85.671" calcext:value-type="float">
            <text:p>85.671</text:p>
          </table:table-cell>
          <table:table-cell office:value-type="string" calcext:value-type="string">
            <text:p>0b4bdd44c2c149c367a55131f4515abb26a68d39d1c5414bcd4d483cee7f25fa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5.679" calcext:value-type="float">
            <text:p>5.679</text:p>
          </table:table-cell>
          <table:table-cell office:value-type="string" calcext:value-type="string">
            <text:p>0b4bdd44c2c149c367a55131f4515abb26a68d39d1c5414bcd4d483cee7f25fa</text:p>
          </table:table-cell>
          <table:table-cell office:value-type="float" office:value="86.05" calcext:value-type="float">
            <text:p>86.0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731" calcext:value-type="float">
            <text:p>4.731</text:p>
          </table:table-cell>
          <table:table-cell office:value-type="string" calcext:value-type="string">
            <text:p>c1c00893773497844a0fb7d934fcf6403de7d6e1555fa0befa29e30c19f665cb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5.852" calcext:value-type="float">
            <text:p>5.852</text:p>
          </table:table-cell>
          <table:table-cell office:value-type="string" calcext:value-type="string">
            <text:p>bf220e208183dbdfbccf878dddfad485d014866efbbeec803f6fe59f82281300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5.677" calcext:value-type="float">
            <text:p>5.677</text:p>
          </table:table-cell>
          <table:table-cell office:value-type="string" calcext:value-type="string">
            <text:p>bf220e208183dbdfbccf878dddfad485d014866efbbeec803f6fe59f82281300</text:p>
          </table:table-cell>
          <table:table-cell office:value-type="float" office:value="86.05" calcext:value-type="float">
            <text:p>86.0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4.707" calcext:value-type="float">
            <text:p>4.707</text:p>
          </table:table-cell>
          <table:table-cell office:value-type="string" calcext:value-type="string">
            <text:p>c1c00893773497844a0fb7d934fcf6403de7d6e1555fa0befa29e30c19f665cb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86.28" calcext:value-type="float">
            <text:p>86.28</text:p>
          </table:table-cell>
          <table:table-cell office:value-type="float" office:value="89.96" calcext:value-type="float">
            <text:p>89.96</text:p>
          </table:table-cell>
          <table:table-cell office:value-type="float" office:value="20.93" calcext:value-type="float">
            <text:p>20.93</text:p>
          </table:table-cell>
          <table:table-cell office:value-type="float" office:value="70680" calcext:value-type="float">
            <text:p>7068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  <table:table-cell office:value-type="float" office:value="31920" calcext:value-type="float">
            <text:p>31920</text:p>
          </table:table-cell>
          <table:table-cell table:style-name="ce22" office:value-type="float" office:value="139.959" calcext:value-type="float">
            <text:p>139.959</text:p>
          </table:table-cell>
          <table:table-cell office:value-type="string" calcext:value-type="string">
            <text:p>("1afbfb50ff92b9b48b623727489f1e78a4dcf8a86f216269d63d18caaf9e18ec", "64cfaae41986811072ee6d0c5de117bb7744b5fc7a4db8733b3b0150ae8e4192", "d5fdc93b7d963579be864efdea9e25d438ceb2df909b3f7ccf813dbfba140498", "0bf38e528b81d8ecefa516eeb25f1659ac3ad9b1c871e4c496b5459e384e206b", "c30f3ca8935dd21e0bd8c1a41409342dcc51aac68958c73fcd28131756b8369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4.018" calcext:value-type="float">
            <text:p>4.018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4.023" calcext:value-type="float">
            <text:p>4.023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3.777" calcext:value-type="float">
            <text:p>3.777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3.718" calcext:value-type="float">
            <text:p>3.718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4.071" calcext:value-type="float">
            <text:p>4.071</text:p>
          </table:table-cell>
          <table:table-cell office:value-type="string" calcext:value-type="string">
            <text:p>87bb6c8eaa3521d98bed9d6423d9c744634c6c3c55a9d0eb0de10df2f4d48070</text:p>
          </table:table-cell>
          <table:table-cell office:value-type="float" office:value="99.07" calcext:value-type="float">
            <text:p>99.07</text:p>
          </table:table-cell>
          <table:table-cell office:value-type="float" office:value="69.09" calcext:value-type="float">
            <text:p>69.09</text:p>
          </table:table-cell>
          <table:table-cell table:style-name="ce15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87.27" calcext:value-type="float">
            <text:p>8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82.73" calcext:value-type="float">
            <text:p>82.73</text:p>
          </table:table-cell>
          <table:table-cell office:value-type="float" office:value="86.73" calcext:value-type="float">
            <text:p>86.73</text:p>
          </table:table-cell>
          <table:table-cell office:value-type="float" office:value="84.9" calcext:value-type="float">
            <text:p>84.9</text:p>
          </table:table-cell>
          <table:table-cell office:value-type="float" office:value="17.91" calcext:value-type="float">
            <text:p>17.91</text:p>
          </table:table-cell>
          <table:table-cell office:value-type="float" office:value="66440" calcext:value-type="float">
            <text:p>664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30880" calcext:value-type="float">
            <text:p>30880</text:p>
          </table:table-cell>
          <table:table-cell table:style-name="ce22" office:value-type="float" office:value="130.695" calcext:value-type="float">
            <text:p>130.695</text:p>
          </table:table-cell>
          <table:table-cell office:value-type="string" calcext:value-type="string">
            <text:p>("ff9ff13514de7266882cb686d78ada1071b09a26683c2af16b66bd579444a503", "25a72eb47998fee8accb9a63f31b2e3f8e17d809e36c12fb53182b7a886bf471", "e34b3217d8004f80326940972339187f8ed8e135aea5be14b90a7b63a61ffb66", "e73fd639d7153be22bf6171ca8f30a8892bda60af8acf77c967253174bab6282", "cef2c2f55837b58e312fac5ab808fa5b3a01c268c0642b6a8b7f1803c4cc8789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8.347" calcext:value-type="float">
            <text:p>18.347</text:p>
          </table:table-cell>
          <table:table-cell office:value-type="string" calcext:value-type="string">
            <text:p>dfc7e9f7223ad801add222ea47d2a13bf5eccb6c67f7b0098c5f375a1beecde9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152" calcext:value-type="float">
            <text:p>5.152</text:p>
          </table:table-cell>
          <table:table-cell office:value-type="string" calcext:value-type="string">
            <text:p>785d3eb4545c1c65cc7e6b0337fc3c7c6efbc7ec0e7c99c9cc71d5634db20b4f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785d3eb4545c1c65cc7e6b0337fc3c7c6efbc7ec0e7c99c9cc71d5634db20b4f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212" calcext:value-type="float">
            <text:p>5.212</text:p>
          </table:table-cell>
          <table:table-cell office:value-type="string" calcext:value-type="string">
            <text:p>785d3eb4545c1c65cc7e6b0337fc3c7c6efbc7ec0e7c99c9cc71d5634db20b4f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785d3eb4545c1c65cc7e6b0337fc3c7c6efbc7ec0e7c99c9cc71d5634db20b4f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153" calcext:value-type="float">
            <text:p>5.153</text:p>
          </table:table-cell>
          <table:table-cell office:value-type="string" calcext:value-type="string">
            <text:p>785d3eb4545c1c65cc7e6b0337fc3c7c6efbc7ec0e7c99c9cc71d5634db20b4f</text:p>
          </table:table-cell>
          <table:table-cell office:value-type="float" office:value="100" calcext:value-type="float">
            <text:p>100</text:p>
          </table:table-cell>
          <table:table-cell office:value-type="float" office:value="58.18" calcext:value-type="float">
            <text:p>58.18</text:p>
          </table:table-cell>
          <table:table-cell table:style-name="ce15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7.84" calcext:value-type="float">
            <text:p>87.84</text:p>
          </table:table-cell>
          <table:table-cell office:value-type="float" office:value="74.1" calcext:value-type="float">
            <text:p>74.1</text:p>
          </table:table-cell>
          <table:table-cell office:value-type="float" office:value="75.81" calcext:value-type="float">
            <text:p>75.81</text:p>
          </table:table-cell>
          <table:table-cell office:value-type="float" office:value="23.31" calcext:value-type="float">
            <text:p>23.31</text:p>
          </table:table-cell>
          <table:table-cell office:value-type="float" office:value="66880" calcext:value-type="float">
            <text:p>66880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47520" calcext:value-type="float">
            <text:p>47520</text:p>
          </table:table-cell>
          <table:table-cell table:style-name="ce22" office:value-type="float" office:value="123.092" calcext:value-type="float">
            <text:p>123.092</text:p>
          </table:table-cell>
          <table:table-cell office:value-type="string" calcext:value-type="string">
            <text:p>("416c3c38a940a035ce4633feaf6b638620591bfb3e5cd2da8cd633aef9b06847", "8845c42a4f5ba0fc43a04fa63c9024493bf4ee92e09a33dbb478bbb43fd4d191", "e5f4e852e5b4bd04bdab844cae0b3755d6d346ed16baad615112f46c2f78c166", "dcd1c33a55e78f533deb8d5469b15f6fee9f631e2e0c1da9e70a9e913f9a8509", "44ab32caebf030cf9163c509cda117e2e706bd5a442439f39a65ee2f63d9d9b9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10b423f8e972050540ad61adfb6056a2aa8deb501aff74906dde67ee1be0c09e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0d94f62ce403ee8328958b806be98292880f2ace4f9d33eb6f00e99b206171b6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4ddc6e7055fa5d30d01bf773e288356b8e4430b503d4f8bed7f82c45f9213326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2888db55657a8faffe1d68b68d05aa1cbdc1ce046c99d362e82703d00ce7490f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3" calcext:value-type="float">
            <text:p>13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d25c32d1277722f285a7068e3813c861504c76dbd7c77a4e1b2a225f8d04458b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4ddc6e7055fa5d30d01bf773e288356b8e4430b503d4f8bed7f82c45f9213326</text:p>
          </table:table-cell>
          <table:table-cell office:value-type="float" office:value="99.77" calcext:value-type="float">
            <text:p>99.7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5.45" calcext:value-type="float">
            <text:p>65.45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4.18" calcext:value-type="float">
            <text:p>74.18</text:p>
          </table:table-cell>
          <table:table-cell office:value-type="float" office:value="78.07" calcext:value-type="float">
            <text:p>78.07</text:p>
          </table:table-cell>
          <table:table-cell office:value-type="float" office:value="21.4" calcext:value-type="float">
            <text:p>21.4</text:p>
          </table:table-cell>
          <table:table-cell office:value-type="float" office:value="67040" calcext:value-type="float">
            <text:p>670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 office:value-type="float" office:value="23880" calcext:value-type="float">
            <text:p>23880</text:p>
          </table:table-cell>
          <table:table-cell table:style-name="ce22" office:value-type="float" office:value="101.437" calcext:value-type="float">
            <text:p>101.437</text:p>
          </table:table-cell>
          <table:table-cell office:value-type="string" calcext:value-type="string">
            <text:p>("6d64714ffbe42205711ec21d0df8c9f903bb62030e78e65ec840a4efe73233f4", "2265019855521ea56bf685cca7f135dfa5995343fef5dd8da843daa348b711f3", "4318a6aad4307b1492666a1691fb3a430e8cde8ee35e0c11b2d78374be5b218c", "1b3178bd7bd4ee616402d4415a7ea2f5e7c733e31ef01fc31e5b58d6792504ba", "044f1d489f4cc3576fb39145ed8eded91668f023115fb113b7dff7bc56d0216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14.209" calcext:value-type="float">
            <text:p>14.209</text:p>
          </table:table-cell>
          <table:table-cell office:value-type="string" calcext:value-type="string">
            <text:p>14e24095648fc25521bd361b432878cc089f52091dcb755f81cc5b923d34888b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6.765" calcext:value-type="float">
            <text:p>6.765</text:p>
          </table:table-cell>
          <table:table-cell office:value-type="string" calcext:value-type="string">
            <text:p>14e24095648fc25521bd361b432878cc089f52091dcb755f81cc5b923d34888b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650b887919b0e62015aebc1cbabe7ee06c38e0f39d547c1e7b7010641549a2db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14e24095648fc25521bd361b432878cc089f52091dcb755f81cc5b923d34888b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6.807" calcext:value-type="float">
            <text:p>6.807</text:p>
          </table:table-cell>
          <table:table-cell office:value-type="string" calcext:value-type="string">
            <text:p>14e24095648fc25521bd361b432878cc089f52091dcb755f81cc5b923d34888b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249" calcext:value-type="float">
            <text:p>6.249</text:p>
          </table:table-cell>
          <table:table-cell office:value-type="string" calcext:value-type="string">
            <text:p>650b887919b0e62015aebc1cbabe7ee06c38e0f39d547c1e7b7010641549a2db</text:p>
          </table:table-cell>
          <table:table-cell office:value-type="float" office:value="99.3" calcext:value-type="float">
            <text:p>99.3</text:p>
          </table:table-cell>
          <table:table-cell office:value-type="float" office:value="61.82" calcext:value-type="float">
            <text:p>61.82</text:p>
          </table:table-cell>
          <table:table-cell table:style-name="ce15" office:value-type="float" office:value="80.91" calcext:value-type="float">
            <text:p>80.91</text:p>
          </table:table-cell>
          <table:table-cell office:value-type="float" office:value="80.91" calcext:value-type="float">
            <text:p>80.91</text:p>
          </table:table-cell>
          <table:table-cell office:value-type="float" office:value="78.18" calcext:value-type="float">
            <text:p>78.18</text:p>
          </table:table-cell>
          <table:table-cell office:value-type="float" office:value="83.64" calcext:value-type="float">
            <text:p>83.64</text:p>
          </table:table-cell>
          <table:table-cell office:value-type="float" office:value="82.74" calcext:value-type="float">
            <text:p>82.74</text:p>
          </table:table-cell>
          <table:table-cell office:value-type="float" office:value="79.69" calcext:value-type="float">
            <text:p>79.69</text:p>
          </table:table-cell>
          <table:table-cell office:value-type="float" office:value="80.21" calcext:value-type="float">
            <text:p>80.21</text:p>
          </table:table-cell>
          <table:table-cell office:value-type="float" office:value="25.35" calcext:value-type="float">
            <text:p>25.35</text:p>
          </table:table-cell>
          <table:table-cell office:value-type="float" office:value="67480" calcext:value-type="float">
            <text:p>6748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.07" calcext:value-type="float">
            <text:p>1.07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office:value-type="float" office:value="33720" calcext:value-type="float">
            <text:p>33720</text:p>
          </table:table-cell>
          <table:table-cell table:style-name="ce22" office:value-type="float" office:value="83.76" calcext:value-type="float">
            <text:p>83.76</text:p>
          </table:table-cell>
          <table:table-cell office:value-type="string" calcext:value-type="string">
            <text:p>("a10942cec94bdf08c7c15264d3bddcda35d963655b7ca8123e33cfb58eea5070", "fcc3dfeace97796e7c13688a2d9a3bacf5b909cb2eac3a2d29ef5cd4e84217f8", "6c2c977a8e9656e406b049299f2819d54a849c57169d0807ff06172fcb1dd955", "d6c8d4843fe611650c14acb617614ca0b98820c5495f230c26a4e5fd5e9a574a", "761c7c47d769eece35c9af99841b0f20c01747bcf7dd0b861463d7740f571818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a35ee9018cb6c109317922d54c8fcc91b6a5a4d0acebccbaa2b15222a6125ba4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7f8c362dc4dd676a118d350bf783f7ef2f3012f25c327aae1652f79c97af4a0a</text:p>
          </table:table-cell>
          <table:table-cell office:value-type="float" office:value="82.56" calcext:value-type="float">
            <text:p>82.56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ccd0ae1ccc0f3da62888adc8812b4da293e25ac2aebe970f7b4010b6cd78d0cd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291e1ef38ffa0cc094eaf93b90c59cbae16d18cce801f26382548faa06603297</text:p>
          </table:table-cell>
          <table:table-cell office:value-type="float" office:value="87.21" calcext:value-type="float">
            <text:p>87.21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1.726" calcext:value-type="float">
            <text:p>1.726</text:p>
          </table:table-cell>
          <table:table-cell office:value-type="string" calcext:value-type="string">
            <text:p>29b94dc1dcfb0eba7538ab187a8e600303ab1ea9229437d129243c98463d9022</text:p>
          </table:table-cell>
          <table:table-cell office:value-type="float" office:value="82.56" calcext:value-type="float">
            <text:p>82.56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ccd0ae1ccc0f3da62888adc8812b4da293e25ac2aebe970f7b4010b6cd78d0cd</text:p>
          </table:table-cell>
          <table:table-cell office:value-type="float" office:value="99.53" calcext:value-type="float">
            <text:p>99.53</text:p>
          </table:table-cell>
          <table:table-cell office:value-type="float" office:value="87.27" calcext:value-type="float">
            <text:p>87.27</text:p>
          </table:table-cell>
          <table:table-cell table:style-name="ce15" office:value-type="float" office:value="93.64" calcext:value-type="float">
            <text:p>93.64</text:p>
          </table:table-cell>
          <table:table-cell office:value-type="float" office:value="93.64" calcext:value-type="float">
            <text:p>93.6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6.36" calcext:value-type="float">
            <text:p>96.36</text:p>
          </table:table-cell>
          <table:table-cell office:value-type="float" office:value="91.36" calcext:value-type="float">
            <text:p>91.36</text:p>
          </table:table-cell>
          <table:table-cell office:value-type="float" office:value="93.51" calcext:value-type="float">
            <text:p>93.51</text:p>
          </table:table-cell>
          <table:table-cell office:value-type="float" office:value="20.98" calcext:value-type="float">
            <text:p>20.98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11120" calcext:value-type="float">
            <text:p>11120</text:p>
          </table:table-cell>
          <table:table-cell table:style-name="ce22" office:value-type="float" office:value="97.573" calcext:value-type="float">
            <text:p>97.573</text:p>
          </table:table-cell>
          <table:table-cell office:value-type="string" calcext:value-type="string">
            <text:p>("c4f3dfdd960293e802c7d9fbbf4909d0a428aad79ec444f0f9ec0c35de5a88d4", "c86087f8511a1870569a806629b0b595b96eb95c44d70faad047072a875646ff", "9e6aa8e2e412c6dfce441656e7fad083327576b069059d29f4ffa8ac69af5ed9", "b53b4cc11e999c529b7b8acc61f998641a88eaf8b35f5352e2769998c6de6c52", "af429cd286f061e972cd1f094ea1a905fc5a5f070bf3ceb21efaffe8f50c4a8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a214f1dc438e7501a7e37f92a284258ffc69e0fe9200f876756afb5532dcfde3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81d8cf546bff01671eb2ab02010ce45215f91412f08abdb54d6f5cff6a627d07</text:p>
          </table:table-cell>
          <table:table-cell office:value-type="float" office:value="80.23" calcext:value-type="float">
            <text:p>80.23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100" calcext:value-type="float">
            <text:p>100</text:p>
          </table:table-cell>
          <table:table-cell office:value-type="float" office:value="45.45" calcext:value-type="float">
            <text:p>45.45</text:p>
          </table:table-cell>
          <table:table-cell office:value-type="float" office:value="64.71" calcext:value-type="float">
            <text:p>64.71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1206509dc5722de46f481ca34fec6355fd03422bb71b17f645ff6f2ecf07b56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4.719" calcext:value-type="float">
            <text:p>4.719</text:p>
          </table:table-cell>
          <table:table-cell office:value-type="string" calcext:value-type="string">
            <text:p>b6609ef7e4ee8f009338cf43142b28f3a7de9e1973e5bfebcce8efc75e66c9fc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3.027" calcext:value-type="float">
            <text:p>3.027</text:p>
          </table:table-cell>
          <table:table-cell office:value-type="string" calcext:value-type="string">
            <text:p>81d8cf546bff01671eb2ab02010ce45215f91412f08abdb54d6f5cff6a627d07</text:p>
          </table:table-cell>
          <table:table-cell office:value-type="float" office:value="80.23" calcext:value-type="float">
            <text:p>80.23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100" calcext:value-type="float">
            <text:p>100</text:p>
          </table:table-cell>
          <table:table-cell office:value-type="float" office:value="45.45" calcext:value-type="float">
            <text:p>45.45</text:p>
          </table:table-cell>
          <table:table-cell office:value-type="float" office:value="64.71" calcext:value-type="float">
            <text:p>64.71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1206509dc5722de46f481ca34fec6355fd03422bb71b17f645ff6f2ecf07b564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85" calcext:value-type="float">
            <text:p>84.85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float" office:value="17.72" calcext:value-type="float">
            <text:p>17.72</text:p>
          </table:table-cell>
          <table:table-cell office:value-type="float" office:value="62600" calcext:value-type="float">
            <text:p>626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23400" calcext:value-type="float">
            <text:p>23400</text:p>
          </table:table-cell>
          <table:table-cell table:style-name="ce22" office:value-type="float" office:value="104.147" calcext:value-type="float">
            <text:p>104.147</text:p>
          </table:table-cell>
          <table:table-cell office:value-type="string" calcext:value-type="string">
            <text:p>("377060a4d862385fcc54bb6178f33903c963830a54b99b6f4cfce942e12fb219", "c5ff327a63973fb961cfc82270a1569aa09fdf64e7679faf30b46c0b5032dd05", "f961df3c0b137bb8d3e14770de49c6d3df953c72f6d4b3bfa5b96a9bf7c35c63", "673ee30b7585e8ef18c0b8e8646dce49d857433260ef1ee4b9e1ee845a2bf8fc", "4c96293570af40623ebc68d81e0a9dbc998c4a095d9d88b67456d8c480f4c8e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3" calcext:value-type="float">
            <text:p>13</text:p>
          </table:table-cell>
          <table:table-cell office:value-type="float" office:value="3.869" calcext:value-type="float">
            <text:p>3.869</text:p>
          </table:table-cell>
          <table:table-cell office:value-type="string" calcext:value-type="string">
            <text:p>7bbcc75b0a63261f5ce1fb481cceab802e4eb3e9671a9dd063d334af27ccd60d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563" calcext:value-type="float">
            <text:p>3.563</text:p>
          </table:table-cell>
          <table:table-cell office:value-type="string" calcext:value-type="string">
            <text:p>338f44c7984cff2343d561653661e7700f4e37e2d437ad863ee27bf94dd1f48f</text:p>
          </table:table-cell>
          <table:table-cell office:value-type="float" office:value="77.91" calcext:value-type="float">
            <text:p>77.91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b55f62a6de3a20de8552e0e70a1fea5274b8a4f14a9e0e5336ad10dbb18a560e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.883" calcext:value-type="float">
            <text:p>3.883</text:p>
          </table:table-cell>
          <table:table-cell office:value-type="string" calcext:value-type="string">
            <text:p>0327efed8f52f169842b553f72b0b04e624560498432ceb81bdd73ee8c2c6f16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0327efed8f52f169842b553f72b0b04e624560498432ceb81bdd73ee8c2c6f16</text:p>
          </table:table-cell>
          <table:table-cell office:value-type="float" office:value="77.91" calcext:value-type="float">
            <text:p>77.91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b55f62a6de3a20de8552e0e70a1fea5274b8a4f14a9e0e5336ad10dbb18a560e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table:style-name="ce15" office:value-type="float" office:value="98.18" calcext:value-type="float">
            <text:p>9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23.95" calcext:value-type="float">
            <text:p>23.95</text:p>
          </table:table-cell>
          <table:table-cell office:value-type="float" office:value="70480" calcext:value-type="float">
            <text:p>704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6120" calcext:value-type="float">
            <text:p>6120</text:p>
          </table:table-cell>
          <table:table-cell table:style-name="ce22" office:value-type="float" office:value="83.209" calcext:value-type="float">
            <text:p>83.209</text:p>
          </table:table-cell>
          <table:table-cell office:value-type="string" calcext:value-type="string">
            <text:p>("832e75cebfbc9b0c72138c9409d7793aa1b1576526dbdc21431dfbb3e9fc3397", "2ad628f4fc1f9e8b9747277ec39a0f25d6032e95eef2f86dc28e913290d5a016", "fa4bc507805667dc6b445b69b3be550a12d93d58d09532b3ad45d604e914f94e", "f4496669d952a7047ee3f5276d4743207196f77bca469deb9b2094adf49bc5d2", "14a09ed43fe36a5a7172efa8dd1376b7725d19489a6672fdef98b6c7c486da8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3.077" calcext:value-type="float">
            <text:p>3.077</text:p>
          </table:table-cell>
          <table:table-cell office:value-type="string" calcext:value-type="string">
            <text:p>925e58dd1e2e510ad7f8843cad4d5a47bd1c0629ea57f9c29172fc3465db1dd2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925e58dd1e2e510ad7f8843cad4d5a47bd1c0629ea57f9c29172fc3465db1dd2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2.678" calcext:value-type="float">
            <text:p>2.678</text:p>
          </table:table-cell>
          <table:table-cell office:value-type="string" calcext:value-type="string">
            <text:p>6d17e78f5ba36d3648bf40ff5751b7958c0bac64c34321f02a4c8dd09fb31b1d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58a048388498c85e32a2bfd0d8387f7cc71b11b9c350d7cd1e8f0547260c1b40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58a048388498c85e32a2bfd0d8387f7cc71b11b9c350d7cd1e8f0547260c1b4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6d17e78f5ba36d3648bf40ff5751b7958c0bac64c34321f02a4c8dd09fb31b1d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15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68" calcext:value-type="float">
            <text:p>77.68</text:p>
          </table:table-cell>
          <table:table-cell office:value-type="float" office:value="82.8" calcext:value-type="float">
            <text:p>82.8</text:p>
          </table:table-cell>
          <table:table-cell office:value-type="float" office:value="20.04" calcext:value-type="float">
            <text:p>20.04</text:p>
          </table:table-cell>
          <table:table-cell office:value-type="float" office:value="68560" calcext:value-type="float">
            <text:p>685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12280" calcext:value-type="float">
            <text:p>12280</text:p>
          </table:table-cell>
          <table:table-cell table:style-name="ce22" office:value-type="float" office:value="69.709" calcext:value-type="float">
            <text:p>69.709</text:p>
          </table:table-cell>
          <table:table-cell office:value-type="string" calcext:value-type="string">
            <text:p>("38f113bd429d3e4e5f0026a667bf576cac870e8f1352cac313c9f7ecc57fb2ba", "eda2deb91e5927be3593224960b36144c902b5f22e86605358672ac85967fa84", "9ebb2d9a213c3f5cc476d93f123df14719e5147eebe16f643346a0bff79497ee", "8f1804878b0e907d7bdbf41419df21af1b944e2e789758c4c4889681d52c03eb", "2772667bd1213e3fc4cc7ff7cbba4fb6ed1db3897543975edfdb10bc6106ee4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5" calcext:value-type="float">
            <text:p>15</text:p>
          </table:table-cell>
          <table:table-cell office:value-type="float" office:value="3.482" calcext:value-type="float">
            <text:p>3.482</text:p>
          </table:table-cell>
          <table:table-cell office:value-type="string" calcext:value-type="string">
            <text:p>52dc48641dc1c4ef144743eb291833c99c198be95983606aa3e1da6fafd175e7</text:p>
          </table:table-cell>
          <table:table-cell office:value-type="float" office:value="86.05" calcext:value-type="float">
            <text:p>86.0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9a55d071c7376825039d9dee1706b322fc81b9db9a77edffc6120c9f78f64fab</text:p>
          </table:table-cell>
          <table:table-cell office:value-type="float" office:value="86.05" calcext:value-type="float">
            <text:p>86.0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9a55d071c7376825039d9dee1706b322fc81b9db9a77edffc6120c9f78f64fab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668" calcext:value-type="float">
            <text:p>2.668</text:p>
          </table:table-cell>
          <table:table-cell office:value-type="string" calcext:value-type="string">
            <text:p>0f40d5118f7ece14f7be1aa5b25b6c8397b96c0343c592478bdc711ed5f62412</text:p>
          </table:table-cell>
          <table:table-cell office:value-type="float" office:value="86.05" calcext:value-type="float">
            <text:p>86.0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9a55d071c7376825039d9dee1706b322fc81b9db9a77edffc6120c9f78f64fab</text:p>
          </table:table-cell>
          <table:table-cell office:value-type="float" office:value="86.05" calcext:value-type="float">
            <text:p>86.0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9a55d071c7376825039d9dee1706b322fc81b9db9a77edffc6120c9f78f64fab</text:p>
          </table:table-cell>
          <table:table-cell office:value-type="float" office:value="99.3" calcext:value-type="float">
            <text:p>99.3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20" calcext:value-type="float">
            <text:p>20</text:p>
          </table:table-cell>
          <table:table-cell office:value-type="float" office:value="64320" calcext:value-type="float">
            <text:p>6432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38920" calcext:value-type="float">
            <text:p>38920</text:p>
          </table:table-cell>
          <table:table-cell table:style-name="ce22" office:value-type="float" office:value="69.868" calcext:value-type="float">
            <text:p>69.868</text:p>
          </table:table-cell>
          <table:table-cell office:value-type="string" calcext:value-type="string">
            <text:p>("4674a2146296f50b37e8e1ef668db2b743e65d635e6171697795e7d761315ee1", "802e78e04dd7fde258aee64570c1da07e7bc388b96c5864f077d0cfbee463098", "10f0a65f584fb7932921e00a92ac89b51080006556c1a21923af767ae2a86db7", "c75cabb3bcb668d83d3e5d68c5068c5e81c8516f8ccc10364b4793eb5a065d02", "d41c69a677f8f40f52bd2b8dd741351d32f9a152ac810b02070d077cf81914a4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31" calcext:value-type="float">
            <text:p>31</text:p>
          </table:table-cell>
          <table:table-cell office:value-type="float" office:value="75.708" calcext:value-type="float">
            <text:p>75.708</text:p>
          </table:table-cell>
          <table:table-cell office:value-type="string" calcext:value-type="string">
            <text:p>de53b8a7f163a8245c9d0a3bcc67fc2537e46b09283ea449ed679df72f3629bd</text:p>
          </table:table-cell>
          <table:table-cell office:value-type="float" office:value="89.38" calcext:value-type="float">
            <text:p>89.38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23" calcext:value-type="float">
            <text:p>23</text:p>
          </table:table-cell>
          <table:table-cell office:value-type="float" office:value="22.665" calcext:value-type="float">
            <text:p>22.665</text:p>
          </table:table-cell>
          <table:table-cell office:value-type="string" calcext:value-type="string">
            <text:p>f33e773ace9c3ccb3d9a128c4fd063115f8f59f2910873ac88edc9bdafc2309a</text:p>
          </table:table-cell>
          <table:table-cell office:value-type="float" office:value="85.84" calcext:value-type="float">
            <text:p>85.8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13" calcext:value-type="float">
            <text:p>13</text:p>
          </table:table-cell>
          <table:table-cell office:value-type="float" office:value="21.213" calcext:value-type="float">
            <text:p>21.213</text:p>
          </table:table-cell>
          <table:table-cell office:value-type="string" calcext:value-type="string">
            <text:p>433e1231b39a3e091443160adea66f4e6ed85a5b02409f276a39819fe57be868</text:p>
          </table:table-cell>
          <table:table-cell office:value-type="float" office:value="93.36" calcext:value-type="float">
            <text:p>93.36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31" calcext:value-type="float">
            <text:p>31</text:p>
          </table:table-cell>
          <table:table-cell office:value-type="float" office:value="22.535" calcext:value-type="float">
            <text:p>22.535</text:p>
          </table:table-cell>
          <table:table-cell office:value-type="string" calcext:value-type="string">
            <text:p>dbb09fbfa5164f6f44626d8b503879ef2dd6f7240bfa6f76bad1db0d957a6b86</text:p>
          </table:table-cell>
          <table:table-cell office:value-type="float" office:value="89.38" calcext:value-type="float">
            <text:p>89.38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21" calcext:value-type="float">
            <text:p>21</text:p>
          </table:table-cell>
          <table:table-cell office:value-type="float" office:value="22.505" calcext:value-type="float">
            <text:p>22.505</text:p>
          </table:table-cell>
          <table:table-cell office:value-type="string" calcext:value-type="string">
            <text:p>9b91c255bfc83c195d4c0d8660d488ed8a77d0cc788ecb60555da2e76355ed2c</text:p>
          </table:table-cell>
          <table:table-cell office:value-type="float" office:value="85.84" calcext:value-type="float">
            <text:p>85.8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13" calcext:value-type="float">
            <text:p>13</text:p>
          </table:table-cell>
          <table:table-cell office:value-type="float" office:value="21.593" calcext:value-type="float">
            <text:p>21.593</text:p>
          </table:table-cell>
          <table:table-cell office:value-type="string" calcext:value-type="string">
            <text:p>433e1231b39a3e091443160adea66f4e6ed85a5b02409f276a39819fe57be868</text:p>
          </table:table-cell>
          <table:table-cell office:value-type="float" office:value="99.56" calcext:value-type="float">
            <text:p>99.56</text:p>
          </table:table-cell>
          <table:table-cell office:value-type="float" office:value="42.86" calcext:value-type="float">
            <text:p>42.86</text:p>
          </table:table-cell>
          <table:table-cell table:style-name="ce15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3" calcext:value-type="float">
            <text:p>7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69.62" calcext:value-type="float">
            <text:p>69.62</text:p>
          </table:table-cell>
          <table:table-cell office:value-type="float" office:value="74.21" calcext:value-type="float">
            <text:p>74.21</text:p>
          </table:table-cell>
          <table:table-cell office:value-type="float" office:value="72.7" calcext:value-type="float">
            <text:p>72.7</text:p>
          </table:table-cell>
          <table:table-cell office:value-type="float" office:value="32.53" calcext:value-type="float">
            <text:p>32.53</text:p>
          </table:table-cell>
          <table:table-cell office:value-type="float" office:value="151560" calcext:value-type="float">
            <text:p>151560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27480" calcext:value-type="float">
            <text:p>27480</text:p>
          </table:table-cell>
          <table:table-cell table:style-name="ce22" office:value-type="float" office:value="513.541" calcext:value-type="float">
            <text:p>513.541</text:p>
          </table:table-cell>
          <table:table-cell office:value-type="string" calcext:value-type="string">
            <text:p>("4311364149827c35743fce29a7976f82cf1d10af4b01a21fe0cb1ad5a9634eee", "5d41ec060c8bf9e9f08434c88e15e22c4fdb1b669bcb1f3713537b3446c2b094", "45c10410198717dee984d1e4176f765bc1fe4e1b774e5cb435c097050e82f59b", "085929851a9019a92ec819286cb9e349bfc7992e92f07a46baf509432af3517e", "e6cf75560cd43f63510a17dd9aea158ceeafd146b15218b6065a35f10dc13db3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25.191" calcext:value-type="float">
            <text:p>25.191</text:p>
          </table:table-cell>
          <table:table-cell office:value-type="string" calcext:value-type="string">
            <text:p>831440fab79b90bf5f1e32fd7814fc863cd86c187c88b18bceac7877521cc842</text:p>
          </table:table-cell>
          <table:table-cell office:value-type="float" office:value="92.48" calcext:value-type="float">
            <text:p>92.48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29" calcext:value-type="float">
            <text:p>29</text:p>
          </table:table-cell>
          <table:table-cell office:value-type="float" office:value="10.669" calcext:value-type="float">
            <text:p>10.669</text:p>
          </table:table-cell>
          <table:table-cell office:value-type="string" calcext:value-type="string">
            <text:p>0432705e15445f2cd17e87f432ffec849914f99baffbd659db6aa5b166247d9c</text:p>
          </table:table-cell>
          <table:table-cell office:value-type="float" office:value="77.43" calcext:value-type="float">
            <text:p>77.43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9" calcext:value-type="float">
            <text:p>9</text:p>
          </table:table-cell>
          <table:table-cell office:value-type="float" office:value="7.228" calcext:value-type="float">
            <text:p>7.228</text:p>
          </table:table-cell>
          <table:table-cell office:value-type="string" calcext:value-type="string">
            <text:p>931c71b1e265301cccba65705d7e1621d88229bcc26ac5410035647e02b6b42f</text:p>
          </table:table-cell>
          <table:table-cell office:value-type="float" office:value="95.13" calcext:value-type="float">
            <text:p>95.13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c5001f475ff13d29f1d7aa5f9bdf4c12a5f57cc5f5e0b0452dc8f83fc6af1aab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29" calcext:value-type="float">
            <text:p>29</text:p>
          </table:table-cell>
          <table:table-cell office:value-type="float" office:value="10.637" calcext:value-type="float">
            <text:p>10.637</text:p>
          </table:table-cell>
          <table:table-cell office:value-type="string" calcext:value-type="string">
            <text:p>8aa5339654a9162023736bee33737d4454ac87eba3d8f8c814a5c2ed610959d7</text:p>
          </table:table-cell>
          <table:table-cell office:value-type="float" office:value="77.43" calcext:value-type="float">
            <text:p>77.43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9" calcext:value-type="float">
            <text:p>9</text:p>
          </table:table-cell>
          <table:table-cell office:value-type="float" office:value="7.222" calcext:value-type="float">
            <text:p>7.222</text:p>
          </table:table-cell>
          <table:table-cell office:value-type="string" calcext:value-type="string">
            <text:p>931c71b1e265301cccba65705d7e1621d88229bcc26ac5410035647e02b6b42f</text:p>
          </table:table-cell>
          <table:table-cell office:value-type="float" office:value="99.73" calcext:value-type="float">
            <text:p>99.73</text:p>
          </table:table-cell>
          <table:table-cell office:value-type="float" office:value="32.86" calcext:value-type="float">
            <text:p>32.86</text:p>
          </table:table-cell>
          <table:table-cell table:style-name="ce15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58.57" calcext:value-type="float">
            <text:p>58.57</text:p>
          </table:table-cell>
          <table:table-cell office:value-type="float" office:value="64.23" calcext:value-type="float">
            <text:p>64.23</text:p>
          </table:table-cell>
          <table:table-cell office:value-type="float" office:value="70" calcext:value-type="float">
            <text:p>70</text:p>
          </table:table-cell>
          <table:table-cell office:value-type="float" office:value="68.73" calcext:value-type="float">
            <text:p>68.73</text:p>
          </table:table-cell>
          <table:table-cell office:value-type="float" office:value="34.78" calcext:value-type="float">
            <text:p>34.78</text:p>
          </table:table-cell>
          <table:table-cell office:value-type="float" office:value="152400" calcext:value-type="float">
            <text:p>1524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9600" calcext:value-type="float">
            <text:p>59600</text:p>
          </table:table-cell>
          <table:table-cell table:style-name="ce22" office:value-type="float" office:value="472.792" calcext:value-type="float">
            <text:p>472.792</text:p>
          </table:table-cell>
          <table:table-cell office:value-type="string" calcext:value-type="string">
            <text:p>("a3cdae8ea8132f9fcfd381bdc5f97d6a203443ebd02bb5073dcac81aa6861af8", "2c08eb55e9d1fecff3730022d7c8488b907244e9837734227ffc32b7af680216", "6b1d7052bfa762047f3d094ad64373a6eb0dabe225d1fb42cfde67ec47583cbf", "f010bf02cc1160111989dd0b491101d6e95d2eb2bfc0926b4175b53d5bcaa8fb", "d00ffb692a3af0d895a079a7248a7564f7b27ed1c0d090c921e96cf7f175143a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13" calcext:value-type="float">
            <text:p>95.13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3" calcext:value-type="float">
            <text:p>33</text:p>
          </table:table-cell>
          <table:table-cell office:value-type="float" office:value="25.832" calcext:value-type="float">
            <text:p>25.832</text:p>
          </table:table-cell>
          <table:table-cell office:value-type="string" calcext:value-type="string">
            <text:p>8f08c67c6dd22946c933fc4c7721f835b7a5565a11eea22aa7e7e04adcb642b6</text:p>
          </table:table-cell>
          <table:table-cell office:value-type="float" office:value="95.13" calcext:value-type="float">
            <text:p>95.13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3" calcext:value-type="float">
            <text:p>33</text:p>
          </table:table-cell>
          <table:table-cell office:value-type="float" office:value="17.798" calcext:value-type="float">
            <text:p>17.798</text:p>
          </table:table-cell>
          <table:table-cell office:value-type="string" calcext:value-type="string">
            <text:p>8f08c67c6dd22946c933fc4c7721f835b7a5565a11eea22aa7e7e04adcb642b6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3" calcext:value-type="float">
            <text:p>13</text:p>
          </table:table-cell>
          <table:table-cell office:value-type="float" office:value="15.336" calcext:value-type="float">
            <text:p>15.336</text:p>
          </table:table-cell>
          <table:table-cell office:value-type="string" calcext:value-type="string">
            <text:p>eeab6e505a68aac1dc51aed9d607652fd8d56ed4a460e43b423b192ee782c8ed</text:p>
          </table:table-cell>
          <table:table-cell office:value-type="float" office:value="94.25" calcext:value-type="float">
            <text:p>94.25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1" calcext:value-type="float">
            <text:p>31</text:p>
          </table:table-cell>
          <table:table-cell office:value-type="float" office:value="17.978" calcext:value-type="float">
            <text:p>17.978</text:p>
          </table:table-cell>
          <table:table-cell office:value-type="string" calcext:value-type="string">
            <text:p>a76115cd9a655b04ea6cafaa2ab7fa0af61e8b52629761feb254c48c44b1ef69</text:p>
          </table:table-cell>
          <table:table-cell office:value-type="float" office:value="94.25" calcext:value-type="float">
            <text:p>94.25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1" calcext:value-type="float">
            <text:p>31</text:p>
          </table:table-cell>
          <table:table-cell office:value-type="float" office:value="17.763" calcext:value-type="float">
            <text:p>17.763</text:p>
          </table:table-cell>
          <table:table-cell office:value-type="string" calcext:value-type="string">
            <text:p>a76115cd9a655b04ea6cafaa2ab7fa0af61e8b52629761feb254c48c44b1ef69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3" calcext:value-type="float">
            <text:p>13</text:p>
          </table:table-cell>
          <table:table-cell office:value-type="float" office:value="15.119" calcext:value-type="float">
            <text:p>15.119</text:p>
          </table:table-cell>
          <table:table-cell office:value-type="string" calcext:value-type="string">
            <text:p>eeab6e505a68aac1dc51aed9d607652fd8d56ed4a460e43b423b192ee782c8ed</text:p>
          </table:table-cell>
          <table:table-cell office:value-type="float" office:value="99.73" calcext:value-type="float">
            <text:p>99.73</text:p>
          </table:table-cell>
          <table:table-cell office:value-type="float" office:value="29.29" calcext:value-type="float">
            <text:p>29.29</text:p>
          </table:table-cell>
          <table:table-cell table:style-name="ce15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5" calcext:value-type="float">
            <text:p>55</text:p>
          </table:table-cell>
          <table:table-cell office:value-type="float" office:value="74.29" calcext:value-type="float">
            <text:p>74.29</text:p>
          </table:table-cell>
          <table:table-cell office:value-type="float" office:value="68.32" calcext:value-type="float">
            <text:p>68.32</text:p>
          </table:table-cell>
          <table:table-cell office:value-type="float" office:value="62.3" calcext:value-type="float">
            <text:p>62.3</text:p>
          </table:table-cell>
          <table:table-cell office:value-type="float" office:value="60.83" calcext:value-type="float">
            <text:p>60.83</text:p>
          </table:table-cell>
          <table:table-cell office:value-type="float" office:value="33.04" calcext:value-type="float">
            <text:p>33.04</text:p>
          </table:table-cell>
          <table:table-cell office:value-type="float" office:value="148920" calcext:value-type="float">
            <text:p>14892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35920" calcext:value-type="float">
            <text:p>35920</text:p>
          </table:table-cell>
          <table:table-cell table:style-name="ce22" office:value-type="float" office:value="503.535" calcext:value-type="float">
            <text:p>503.535</text:p>
          </table:table-cell>
          <table:table-cell office:value-type="string" calcext:value-type="string">
            <text:p>("b5301561ccd684db17d54682bdea9550c1543291a45f6457f388cbc2b1c9e0f7", "62fa455c2c21ce6db76697fbc94f2ed8471ff1b7d8e3c4ee741218c0cfbae9f6", "89c45604f7a3ec83b8714f24bfc859804aa27ec399c795b7e65fe71fb6820cd7", "e433f63a18be9d648c7dbb345d729d2015211501e0a0c40576c0c993b31b1eb8", "9e10d3d4fd6403e13faa492e959c86c21bc7d7664855e026087781e9544cba38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58" calcext:value-type="float">
            <text:p>95.58</text:p>
          </table:table-cell>
          <table:table-cell office:value-type="float" office:value="46.43" calcext:value-type="float">
            <text:p>46.43</text:p>
          </table:table-cell>
          <table:table-cell table:style-name="ce15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2.41" calcext:value-type="float">
            <text:p>72.41</text:p>
          </table:table-cell>
          <table:table-cell office:value-type="float" office:value="72.73" calcext:value-type="float">
            <text:p>72.73</text:p>
          </table:table-cell>
          <table:table-cell office:value-type="float" office:value="31" calcext:value-type="float">
            <text:p>31</text:p>
          </table:table-cell>
          <table:table-cell office:value-type="float" office:value="23.891" calcext:value-type="float">
            <text:p>23.891</text:p>
          </table:table-cell>
          <table:table-cell office:value-type="string" calcext:value-type="string">
            <text:p>7049933513b27db9e8b353ccb099b57047cf947d6caf5ef43d6875d8308605d5</text:p>
          </table:table-cell>
          <table:table-cell office:value-type="float" office:value="90.27" calcext:value-type="float">
            <text:p>90.27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3" calcext:value-type="float">
            <text:p>23</text:p>
          </table:table-cell>
          <table:table-cell office:value-type="float" office:value="16.782" calcext:value-type="float">
            <text:p>16.782</text:p>
          </table:table-cell>
          <table:table-cell office:value-type="string" calcext:value-type="string">
            <text:p>530e72512c28e5e11bc7b36018b039270957b97e3e735c702b4b9f23aaf43a60</text:p>
          </table:table-cell>
          <table:table-cell office:value-type="float" office:value="88.05" calcext:value-type="float">
            <text:p>88.05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1" calcext:value-type="float">
            <text:p>21</text:p>
          </table:table-cell>
          <table:table-cell office:value-type="float" office:value="16.779" calcext:value-type="float">
            <text:p>16.779</text:p>
          </table:table-cell>
          <table:table-cell office:value-type="string" calcext:value-type="string">
            <text:p>4916e6419bf866d1176dc58f14c80635a35165df0cf56ad976627d6363449c78</text:p>
          </table:table-cell>
          <table:table-cell office:value-type="float" office:value="96.46" calcext:value-type="float">
            <text:p>96.46</text:p>
          </table:table-cell>
          <table:table-cell office:value-type="float" office:value="46.43" calcext:value-type="float">
            <text:p>46.43</text:p>
          </table:table-cell>
          <table:table-cell table:style-name="ce15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2.41" calcext:value-type="float">
            <text:p>72.41</text:p>
          </table:table-cell>
          <table:table-cell office:value-type="float" office:value="72.73" calcext:value-type="float">
            <text:p>72.73</text:p>
          </table:table-cell>
          <table:table-cell office:value-type="float" office:value="33" calcext:value-type="float">
            <text:p>33</text:p>
          </table:table-cell>
          <table:table-cell office:value-type="float" office:value="17.494" calcext:value-type="float">
            <text:p>17.494</text:p>
          </table:table-cell>
          <table:table-cell office:value-type="string" calcext:value-type="string">
            <text:p>0ab5799e4acdf4247f70afb6937aacea5d58755b3164f1f1132c14658c660bd3</text:p>
          </table:table-cell>
          <table:table-cell office:value-type="float" office:value="90.27" calcext:value-type="float">
            <text:p>90.27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3" calcext:value-type="float">
            <text:p>23</text:p>
          </table:table-cell>
          <table:table-cell office:value-type="float" office:value="16.849" calcext:value-type="float">
            <text:p>16.849</text:p>
          </table:table-cell>
          <table:table-cell office:value-type="string" calcext:value-type="string">
            <text:p>530e72512c28e5e11bc7b36018b039270957b97e3e735c702b4b9f23aaf43a60</text:p>
          </table:table-cell>
          <table:table-cell office:value-type="float" office:value="88.05" calcext:value-type="float">
            <text:p>88.05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1" calcext:value-type="float">
            <text:p>21</text:p>
          </table:table-cell>
          <table:table-cell office:value-type="float" office:value="16.824" calcext:value-type="float">
            <text:p>16.824</text:p>
          </table:table-cell>
          <table:table-cell office:value-type="string" calcext:value-type="string">
            <text:p>4916e6419bf866d1176dc58f14c80635a35165df0cf56ad976627d6363449c78</text:p>
          </table:table-cell>
          <table:table-cell office:value-type="float" office:value="99.73" calcext:value-type="float">
            <text:p>99.73</text:p>
          </table:table-cell>
          <table:table-cell office:value-type="float" office:value="45.71" calcext:value-type="float">
            <text:p>45.71</text:p>
          </table:table-cell>
          <table:table-cell table:style-name="ce15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9.29" calcext:value-type="float">
            <text:p>69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4.82" calcext:value-type="float">
            <text:p>74.82</text:p>
          </table:table-cell>
          <table:table-cell office:value-type="float" office:value="71.6" calcext:value-type="float">
            <text:p>71.6</text:p>
          </table:table-cell>
          <table:table-cell office:value-type="float" office:value="71.74" calcext:value-type="float">
            <text:p>71.74</text:p>
          </table:table-cell>
          <table:table-cell office:value-type="float" office:value="32.09" calcext:value-type="float">
            <text:p>32.09</text:p>
          </table:table-cell>
          <table:table-cell office:value-type="float" office:value="150880" calcext:value-type="float">
            <text:p>15088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54320" calcext:value-type="float">
            <text:p>54320</text:p>
          </table:table-cell>
          <table:table-cell table:style-name="ce22" office:value-type="float" office:value="526.065" calcext:value-type="float">
            <text:p>526.065</text:p>
          </table:table-cell>
          <table:table-cell office:value-type="string" calcext:value-type="string">
            <text:p>("3c84994e001393dfcd8772b41ecfb883ae0f881fb9cb4c87df243a822ab30998", "42e711fb4cc43cf73faec96c05cd6a3c60d083961c6e58240fdc651b136e7869", "a3bbf7a533157008e902a79e46b1641839e60561c643a307bca99448bbf2b0f3", "34ed0faf2d0e340058eedacf3cff803ecbfc4b12317cd25658cc6d5d20c3b1cb", "aeedd58fe76f8b85965e0465c968b881b2a707d8b3e5f0e52de96aee0e40612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58" calcext:value-type="float">
            <text:p>95.58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39" calcext:value-type="float">
            <text:p>39</text:p>
          </table:table-cell>
          <table:table-cell office:value-type="float" office:value="26.159" calcext:value-type="float">
            <text:p>26.159</text:p>
          </table:table-cell>
          <table:table-cell office:value-type="string" calcext:value-type="string">
            <text:p>258e1fe263ec926f84deca13214fba2e3c8d3bf09884d3f935fa3d2b39ff9147</text:p>
          </table:table-cell>
          <table:table-cell office:value-type="float" office:value="87.61" calcext:value-type="float">
            <text:p>87.6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21" calcext:value-type="float">
            <text:p>21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090133bf35a62dea6fffefedb151506d3c9a74fcb23caec0ee7054073b4f9f71</text:p>
          </table:table-cell>
          <table:table-cell office:value-type="float" office:value="76.11" calcext:value-type="float">
            <text:p>76.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9.29" calcext:value-type="float">
            <text:p>39.29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.881" calcext:value-type="float">
            <text:p>13.881</text:p>
          </table:table-cell>
          <table:table-cell office:value-type="string" calcext:value-type="string">
            <text:p>6f5958e5ed6183860891d99a6fc26c0805b78d6152e6430a2cffe6cce98c00e8</text:p>
          </table:table-cell>
          <table:table-cell office:value-type="float" office:value="95.13" calcext:value-type="float">
            <text:p>95.13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1.61" calcext:value-type="float">
            <text:p>51.61</text:p>
          </table:table-cell>
          <table:table-cell office:value-type="float" office:value="49.06" calcext:value-type="float">
            <text:p>49.06</text:p>
          </table:table-cell>
          <table:table-cell office:value-type="float" office:value="35" calcext:value-type="float">
            <text:p>35</text:p>
          </table:table-cell>
          <table:table-cell office:value-type="float" office:value="22.732" calcext:value-type="float">
            <text:p>22.732</text:p>
          </table:table-cell>
          <table:table-cell office:value-type="string" calcext:value-type="string">
            <text:p>65176215e871cb5716475f524ab33ef2481aaefcd30b7fde29e8f93387d4ed03</text:p>
          </table:table-cell>
          <table:table-cell office:value-type="float" office:value="87.61" calcext:value-type="float">
            <text:p>87.6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21" calcext:value-type="float">
            <text:p>21</text:p>
          </table:table-cell>
          <table:table-cell office:value-type="float" office:value="18.217" calcext:value-type="float">
            <text:p>18.217</text:p>
          </table:table-cell>
          <table:table-cell office:value-type="string" calcext:value-type="string">
            <text:p>090133bf35a62dea6fffefedb151506d3c9a74fcb23caec0ee7054073b4f9f71</text:p>
          </table:table-cell>
          <table:table-cell office:value-type="float" office:value="76.11" calcext:value-type="float">
            <text:p>76.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9.29" calcext:value-type="float">
            <text:p>39.29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.872" calcext:value-type="float">
            <text:p>13.872</text:p>
          </table:table-cell>
          <table:table-cell office:value-type="string" calcext:value-type="string">
            <text:p>6f5958e5ed6183860891d99a6fc26c0805b78d6152e6430a2cffe6cce98c00e8</text:p>
          </table:table-cell>
          <table:table-cell office:value-type="float" office:value="99.82" calcext:value-type="float">
            <text:p>99.82</text:p>
          </table:table-cell>
          <table:table-cell office:value-type="float" office:value="44.29" calcext:value-type="float">
            <text:p>44.29</text:p>
          </table:table-cell>
          <table:table-cell table:style-name="ce15" office:value-type="float" office:value="72.14" calcext:value-type="float">
            <text:p>7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4.47" calcext:value-type="float">
            <text:p>74.47</text:p>
          </table:table-cell>
          <table:table-cell office:value-type="float" office:value="70.28" calcext:value-type="float">
            <text:p>70.28</text:p>
          </table:table-cell>
          <table:table-cell office:value-type="float" office:value="70.98" calcext:value-type="float">
            <text:p>70.98</text:p>
          </table:table-cell>
          <table:table-cell office:value-type="float" office:value="35.43" calcext:value-type="float">
            <text:p>35.43</text:p>
          </table:table-cell>
          <table:table-cell office:value-type="float" office:value="153800" calcext:value-type="float">
            <text:p>15380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64600" calcext:value-type="float">
            <text:p>64600</text:p>
          </table:table-cell>
          <table:table-cell table:style-name="ce22" office:value-type="float" office:value="536.628" calcext:value-type="float">
            <text:p>536.628</text:p>
          </table:table-cell>
          <table:table-cell office:value-type="string" calcext:value-type="string">
            <text:p>("82079baca11b79e3de03f1d8863c5d12e12cb85e1e781bf4136b79a14c407a03", "a305d3694156f7347cacf8b281287fa7e1ad3020d8ddc89a91f6db2a8d171e3d", "7d8d36dcc82f697c934e2364f8eb174124f7d21acf6b3d2cd149abcc08b380a2", "dccc74293af99f1eccfd03928616692c406bfcb00cb43c767dbfc091f0b18647", "1baa3f1e5f26e6c17b80141a5a7b219667436a39b3429b3c642dc11afacb92f8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02" calcext:value-type="float">
            <text:p>96.02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33" calcext:value-type="float">
            <text:p>33</text:p>
          </table:table-cell>
          <table:table-cell office:value-type="float" office:value="19.915" calcext:value-type="float">
            <text:p>19.915</text:p>
          </table:table-cell>
          <table:table-cell office:value-type="string" calcext:value-type="string">
            <text:p>80d5f5c36d87b61951458b92a6eac0c90ad4ec07a4e9545845406a6b0845e7eb</text:p>
          </table:table-cell>
          <table:table-cell office:value-type="float" office:value="88.5" calcext:value-type="float">
            <text:p>88.5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1" calcext:value-type="float">
            <text:p>21</text:p>
          </table:table-cell>
          <table:table-cell office:value-type="float" office:value="14.748" calcext:value-type="float">
            <text:p>14.748</text:p>
          </table:table-cell>
          <table:table-cell office:value-type="string" calcext:value-type="string">
            <text:p>bd26640e51e6c2f7624432cfa3f7574513105176e0015e26cabf5264982dda03</text:p>
          </table:table-cell>
          <table:table-cell office:value-type="float" office:value="80.97" calcext:value-type="float">
            <text:p>80.97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66c661a34d9ac5a8978ce0ab48febf170de4c6897a79bbbe746978c101eef2e9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35" calcext:value-type="float">
            <text:p>35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f5532b980209bc34e63af682f2dec8c98d61f18b7790ee535ee818f2ee482a66</text:p>
          </table:table-cell>
          <table:table-cell office:value-type="float" office:value="88.5" calcext:value-type="float">
            <text:p>88.5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3" calcext:value-type="float">
            <text:p>23</text:p>
          </table:table-cell>
          <table:table-cell office:value-type="float" office:value="14.509" calcext:value-type="float">
            <text:p>14.509</text:p>
          </table:table-cell>
          <table:table-cell office:value-type="string" calcext:value-type="string">
            <text:p>ad9786918382d3488cd9d9e10a39cc533afd972fb3e9dc1c4d430168ae13eec6</text:p>
          </table:table-cell>
          <table:table-cell office:value-type="float" office:value="80.97" calcext:value-type="float">
            <text:p>80.97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13.925" calcext:value-type="float">
            <text:p>13.925</text:p>
          </table:table-cell>
          <table:table-cell office:value-type="string" calcext:value-type="string">
            <text:p>66c661a34d9ac5a8978ce0ab48febf170de4c6897a79bbbe746978c101eef2e9</text:p>
          </table:table-cell>
          <table:table-cell office:value-type="float" office:value="99.38" calcext:value-type="float">
            <text:p>99.38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67.62" calcext:value-type="float">
            <text:p>67.62</text:p>
          </table:table-cell>
          <table:table-cell office:value-type="float" office:value="30.47" calcext:value-type="float">
            <text:p>30.47</text:p>
          </table:table-cell>
          <table:table-cell office:value-type="float" office:value="146160" calcext:value-type="float">
            <text:p>14616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38880" calcext:value-type="float">
            <text:p>38880</text:p>
          </table:table-cell>
          <table:table-cell table:style-name="ce22" office:value-type="float" office:value="520.978" calcext:value-type="float">
            <text:p>520.978</text:p>
          </table:table-cell>
          <table:table-cell office:value-type="string" calcext:value-type="string">
            <text:p>("4c2801dd03bb9637da66bbf077c5cab5496392fddc19190ea0125454b9de3d91", "c0180bb7fc526e46c76deb4e32db2cde004e08768b0a63fc0fa1e0c56d8cfd9e", "de029a6d3b5139d900a09d40900f8f243d941cad28273c60e270890f8fcdb534", "713ffe70e69bd371504ca2795bc147ffe652369220bb1ecf328a94d90b322d06", "12a19fe69d67cac139ff395852705d66b301a670acaa24402f846494ec48b68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36" calcext:value-type="float">
            <text:p>93.36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31" calcext:value-type="float">
            <text:p>31</text:p>
          </table:table-cell>
          <table:table-cell office:value-type="float" office:value="19.156" calcext:value-type="float">
            <text:p>19.156</text:p>
          </table:table-cell>
          <table:table-cell office:value-type="string" calcext:value-type="string">
            <text:p>af98d2a7995b32b63cde974edf35e96b8c19486b92c9a623cf81bbdd25e670fc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29" calcext:value-type="float">
            <text:p>29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bc826b702763eb69f28d31739b30f4d203a2ea8212c5757fed52a706c44d0706</text:p>
          </table:table-cell>
          <table:table-cell office:value-type="float" office:value="84.07" calcext:value-type="float">
            <text:p>84.07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14.927" calcext:value-type="float">
            <text:p>14.927</text:p>
          </table:table-cell>
          <table:table-cell office:value-type="string" calcext:value-type="string">
            <text:p>623dd031a899346c6fd639a800e7d24e0807f2ffa41268b975f6393e449f366e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31" calcext:value-type="float">
            <text:p>31</text:p>
          </table:table-cell>
          <table:table-cell office:value-type="float" office:value="15.442" calcext:value-type="float">
            <text:p>15.442</text:p>
          </table:table-cell>
          <table:table-cell office:value-type="string" calcext:value-type="string">
            <text:p>773bf02ec3d9db727217c53496599dd4c276137180ef3b607df6616bbbe2a0fd</text:p>
          </table:table-cell>
          <table:table-cell office:value-type="float" office:value="89.82" calcext:value-type="float">
            <text:p>89.82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9" calcext:value-type="float">
            <text:p>29</text:p>
          </table:table-cell>
          <table:table-cell office:value-type="float" office:value="15.262" calcext:value-type="float">
            <text:p>15.262</text:p>
          </table:table-cell>
          <table:table-cell office:value-type="string" calcext:value-type="string">
            <text:p>475c22e0516172db1b6503044d4df1b84488cb493114a25684bbb918b7a6be8b</text:p>
          </table:table-cell>
          <table:table-cell office:value-type="float" office:value="84.07" calcext:value-type="float">
            <text:p>84.07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14.822" calcext:value-type="float">
            <text:p>14.822</text:p>
          </table:table-cell>
          <table:table-cell office:value-type="string" calcext:value-type="string">
            <text:p>623dd031a899346c6fd639a800e7d24e0807f2ffa41268b975f6393e449f366e</text:p>
          </table:table-cell>
          <table:table-cell office:value-type="float" office:value="99.82" calcext:value-type="float">
            <text:p>99.82</text:p>
          </table:table-cell>
          <table:table-cell office:value-type="float" office:value="46.43" calcext:value-type="float">
            <text:p>46.43</text:p>
          </table:table-cell>
          <table:table-cell table:style-name="ce15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9.29" calcext:value-type="float">
            <text:p>79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88" calcext:value-type="float">
            <text:p>70.88</text:p>
          </table:table-cell>
          <table:table-cell office:value-type="float" office:value="76.41" calcext:value-type="float">
            <text:p>76.41</text:p>
          </table:table-cell>
          <table:table-cell office:value-type="float" office:value="74.78" calcext:value-type="float">
            <text:p>74.78</text:p>
          </table:table-cell>
          <table:table-cell office:value-type="float" office:value="34.78" calcext:value-type="float">
            <text:p>34.78</text:p>
          </table:table-cell>
          <table:table-cell office:value-type="float" office:value="150160" calcext:value-type="float">
            <text:p>15016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12080" calcext:value-type="float">
            <text:p>12080</text:p>
          </table:table-cell>
          <table:table-cell table:style-name="ce22" office:value-type="float" office:value="499.864" calcext:value-type="float">
            <text:p>499.864</text:p>
          </table:table-cell>
          <table:table-cell office:value-type="string" calcext:value-type="string">
            <text:p>("4a2519f64f5f34c23d75cadfb1a693153137487eadd11ff13094eb7f4d544bdc", "d454cb0a2b0243462f88db92b0662cf2cd1522a210a7b22fe858d71afdbeaf86", "01f277d7f292e988c503b3dc55ad733a30a2245b3e95c946c4dad4c47eaf8d26", "d75c95391f235bfa508a4abe1d46f73d606e81c9954d116702ea6cb5a4773b56", "c203c0dda0371cf978278fa06e23387b97b2bd4309baa0a5abe6831bccfc054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9" calcext:value-type="float">
            <text:p>29</text:p>
          </table:table-cell>
          <table:table-cell office:value-type="float" office:value="25.294" calcext:value-type="float">
            <text:p>25.294</text:p>
          </table:table-cell>
          <table:table-cell office:value-type="string" calcext:value-type="string">
            <text:p>d6846c7ed8386a785dbb68f0d4af7969995bf7444e86c3f633ff726af0f669e4</text:p>
          </table:table-cell>
          <table:table-cell office:value-type="float" office:value="92.04" calcext:value-type="float">
            <text:p>92.04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25" calcext:value-type="float">
            <text:p>25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14a03165167106009db8da62d77a608890292870b39949974045cb4a66ad513b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9" calcext:value-type="float">
            <text:p>19</text:p>
          </table:table-cell>
          <table:table-cell office:value-type="float" office:value="22.218" calcext:value-type="float">
            <text:p>22.218</text:p>
          </table:table-cell>
          <table:table-cell office:value-type="string" calcext:value-type="string">
            <text:p>bd62d3a4adab399140f35e9d1344335648a48f78c6c313a175d03a71de2f6f8c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9" calcext:value-type="float">
            <text:p>29</text:p>
          </table:table-cell>
          <table:table-cell office:value-type="float" office:value="23.166" calcext:value-type="float">
            <text:p>23.166</text:p>
          </table:table-cell>
          <table:table-cell office:value-type="string" calcext:value-type="string">
            <text:p>72ecada30814bbe9ff9de10141c5d27d2f6e89154b93e5d76bdcd34a500a3b9b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5" calcext:value-type="float">
            <text:p>25</text:p>
          </table:table-cell>
          <table:table-cell office:value-type="float" office:value="22.866" calcext:value-type="float">
            <text:p>22.866</text:p>
          </table:table-cell>
          <table:table-cell office:value-type="string" calcext:value-type="string">
            <text:p>b7a8927d664c774c151226f366fe4526c36a640922dfc1372922d548b871127b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9" calcext:value-type="float">
            <text:p>19</text:p>
          </table:table-cell>
          <table:table-cell office:value-type="float" office:value="22.665" calcext:value-type="float">
            <text:p>22.665</text:p>
          </table:table-cell>
          <table:table-cell office:value-type="string" calcext:value-type="string">
            <text:p>bd62d3a4adab399140f35e9d1344335648a48f78c6c313a175d03a71de2f6f8c</text:p>
          </table:table-cell>
          <table:table-cell office:value-type="float" office:value="99.73" calcext:value-type="float">
            <text:p>99.73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2.86" calcext:value-type="float">
            <text:p>52.86</text:p>
          </table:table-cell>
          <table:table-cell office:value-type="float" office:value="75.71" calcext:value-type="float">
            <text:p>75.71</text:p>
          </table:table-cell>
          <table:table-cell office:value-type="float" office:value="68.87" calcext:value-type="float">
            <text:p>68.87</text:p>
          </table:table-cell>
          <table:table-cell office:value-type="float" office:value="61.64" calcext:value-type="float">
            <text:p>61.64</text:p>
          </table:table-cell>
          <table:table-cell office:value-type="float" office:value="59.64" calcext:value-type="float">
            <text:p>59.64</text:p>
          </table:table-cell>
          <table:table-cell office:value-type="float" office:value="31.5" calcext:value-type="float">
            <text:p>31.5</text:p>
          </table:table-cell>
          <table:table-cell office:value-type="float" office:value="150360" calcext:value-type="float">
            <text:p>15036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32680" calcext:value-type="float">
            <text:p>32680</text:p>
          </table:table-cell>
          <table:table-cell table:style-name="ce22" office:value-type="float" office:value="485.247" calcext:value-type="float">
            <text:p>485.247</text:p>
          </table:table-cell>
          <table:table-cell office:value-type="string" calcext:value-type="string">
            <text:p>("a2b292437f0981b16e580429e943f466a906d6fd8bd85d5582395b8d770c78bf", "7d8365f0b7a13504f13d5e97800b95d5a72a2ea70222e18a09e07c8badc43b2f", "44146b0d0801ac7b5f2349bcf6ceb985e37cb34a3d023e748a447b3e9f3174fb", "17a34b30e02e3f59b39da558b2f2a4d3dd02cda0ae54bdbedea42549b39efeed", "0a859ab7bb4737f73db47fa9f5d11d5220e66e1ad35036c984d00d6334a8c59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23" calcext:value-type="float">
            <text:p>98.23</text:p>
          </table:table-cell>
          <table:table-cell office:value-type="float" office:value="10.71" calcext:value-type="float">
            <text:p>10.71</text:p>
          </table:table-cell>
          <table:table-cell table:style-name="ce15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43" calcext:value-type="float">
            <text:p>43</text:p>
          </table:table-cell>
          <table:table-cell office:value-type="float" office:value="30.078" calcext:value-type="float">
            <text:p>30.078</text:p>
          </table:table-cell>
          <table:table-cell office:value-type="string" calcext:value-type="string">
            <text:p>3e04d15a5df21086e9c02d226c7eae6c978f54fabb5b94dfeb044c59df4d7bd4</text:p>
          </table:table-cell>
          <table:table-cell office:value-type="float" office:value="97.35" calcext:value-type="float">
            <text:p>97.35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8.127" calcext:value-type="float">
            <text:p>28.127</text:p>
          </table:table-cell>
          <table:table-cell office:value-type="string" calcext:value-type="string">
            <text:p>74a5b27d36d29e4e2315ac41c6bf9b119f5f1a7cd1e212f98a18b0d685c82374</text:p>
          </table:table-cell>
          <table:table-cell office:value-type="float" office:value="78.32" calcext:value-type="float">
            <text:p>78.32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15.217" calcext:value-type="float">
            <text:p>15.217</text:p>
          </table:table-cell>
          <table:table-cell office:value-type="string" calcext:value-type="string">
            <text:p>6e37990c722a231bf222fe2244c33fab96da093656b753750f9df2fc6ea440f6</text:p>
          </table:table-cell>
          <table:table-cell office:value-type="float" office:value="97.35" calcext:value-type="float">
            <text:p>97.35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7.938" calcext:value-type="float">
            <text:p>27.938</text:p>
          </table:table-cell>
          <table:table-cell office:value-type="string" calcext:value-type="string">
            <text:p>0c7acef88667623dfa8523020b61c7023b8eb2c395cbfa0d60c9b8d3d8317176</text:p>
          </table:table-cell>
          <table:table-cell office:value-type="float" office:value="97.35" calcext:value-type="float">
            <text:p>97.35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.113" calcext:value-type="float">
            <text:p>28.113</text:p>
          </table:table-cell>
          <table:table-cell office:value-type="string" calcext:value-type="string">
            <text:p>75da99cc83d5d47b1a4a887fda01f3d35d6e2b6efd8851b2f00ba73b0461e176</text:p>
          </table:table-cell>
          <table:table-cell office:value-type="float" office:value="78.32" calcext:value-type="float">
            <text:p>78.32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15.286" calcext:value-type="float">
            <text:p>15.286</text:p>
          </table:table-cell>
          <table:table-cell office:value-type="string" calcext:value-type="string">
            <text:p>6e37990c722a231bf222fe2244c33fab96da093656b753750f9df2fc6ea440f6</text:p>
          </table:table-cell>
          <table:table-cell office:value-type="float" office:value="99.73" calcext:value-type="float">
            <text:p>99.73</text:p>
          </table:table-cell>
          <table:table-cell office:value-type="float" office:value="32.86" calcext:value-type="float">
            <text:p>32.86</text:p>
          </table:table-cell>
          <table:table-cell table:style-name="ce15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65.44" calcext:value-type="float">
            <text:p>65.44</text:p>
          </table:table-cell>
          <table:table-cell office:value-type="float" office:value="67.66" calcext:value-type="float">
            <text:p>67.66</text:p>
          </table:table-cell>
          <table:table-cell office:value-type="float" office:value="67.6" calcext:value-type="float">
            <text:p>67.6</text:p>
          </table:table-cell>
          <table:table-cell office:value-type="float" office:value="30" calcext:value-type="float">
            <text:p>30</text:p>
          </table:table-cell>
          <table:table-cell office:value-type="float" office:value="147640" calcext:value-type="float">
            <text:p>1476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127280" calcext:value-type="float">
            <text:p>127280</text:p>
          </table:table-cell>
          <table:table-cell table:style-name="ce22" office:value-type="float" office:value="524.155" calcext:value-type="float">
            <text:p>524.155</text:p>
          </table:table-cell>
          <table:table-cell office:value-type="string" calcext:value-type="string">
            <text:p>("fe9e9e4b2d2f6af169edb8c294665e5d965c0a7cde52743deb0ba8b4a41de62b", "df86eb19b3bde58531f7227b8fdc87066d997b93ab7bf70f78f90a3765132d0d", "133e4bcf0658d8c3a07ce24561fccbbf7fec3f9fbb56937a72a81cbdb778c563", "f413d773bc2c3e1732fed9fc3b1ad9790c2bb10030fc8129439638e3f51957e2", "c43cc88b6f032686689b0db925917a124205883b95fb4780b19e898365c90ea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35" calcext:value-type="float">
            <text:p>97.35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49" calcext:value-type="float">
            <text:p>49</text:p>
          </table:table-cell>
          <table:table-cell office:value-type="float" office:value="13.115" calcext:value-type="float">
            <text:p>13.115</text:p>
          </table:table-cell>
          <table:table-cell office:value-type="string" calcext:value-type="string">
            <text:p>c606c9c7ae4d36d46d7711ffcca240fdbce1c85d5ffb1375560f1a7ebe9acde7</text:p>
          </table:table-cell>
          <table:table-cell office:value-type="float" office:value="85.84" calcext:value-type="float">
            <text:p>85.84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21" calcext:value-type="float">
            <text:p>21</text:p>
          </table:table-cell>
          <table:table-cell office:value-type="float" office:value="11.687" calcext:value-type="float">
            <text:p>11.687</text:p>
          </table:table-cell>
          <table:table-cell office:value-type="string" calcext:value-type="string">
            <text:p>39827e27e580657b298b389f53141acc015cdb1653dd0c6a5f236c97c3f3a287</text:p>
          </table:table-cell>
          <table:table-cell office:value-type="float" office:value="81.86" calcext:value-type="float">
            <text:p>81.86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13" calcext:value-type="float">
            <text:p>13</text:p>
          </table:table-cell>
          <table:table-cell office:value-type="float" office:value="10.954" calcext:value-type="float">
            <text:p>10.954</text:p>
          </table:table-cell>
          <table:table-cell office:value-type="string" calcext:value-type="string">
            <text:p>ee3e8dfa17d2f711c399992f2954b44cda9fde4c185f0595110aad8be8316efe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71.43" calcext:value-type="float">
            <text:p>71.43</text:p>
          </table:table-cell>
          <table:table-cell office:value-type="float" office:value="63.64" calcext:value-type="float">
            <text:p>63.64</text:p>
          </table:table-cell>
          <table:table-cell office:value-type="float" office:value="58.82" calcext:value-type="float">
            <text:p>58.8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2.286" calcext:value-type="float">
            <text:p>12.286</text:p>
          </table:table-cell>
          <table:table-cell office:value-type="string" calcext:value-type="string">
            <text:p>56e023606a6883c6479f4757622b020c58c07e716c2aec7185ee8bf5ad593882</text:p>
          </table:table-cell>
          <table:table-cell office:value-type="float" office:value="85.4" calcext:value-type="float">
            <text:p>85.4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21" calcext:value-type="float">
            <text:p>21</text:p>
          </table:table-cell>
          <table:table-cell office:value-type="float" office:value="11.672" calcext:value-type="float">
            <text:p>11.672</text:p>
          </table:table-cell>
          <table:table-cell office:value-type="string" calcext:value-type="string">
            <text:p>c023931d711b4abb366dc04ec3469c87865016ad7e9048b82c286b19b66c54f7</text:p>
          </table:table-cell>
          <table:table-cell office:value-type="float" office:value="81.86" calcext:value-type="float">
            <text:p>81.86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13" calcext:value-type="float">
            <text:p>13</text:p>
          </table:table-cell>
          <table:table-cell office:value-type="float" office:value="10.981" calcext:value-type="float">
            <text:p>10.981</text:p>
          </table:table-cell>
          <table:table-cell office:value-type="string" calcext:value-type="string">
            <text:p>ee3e8dfa17d2f711c399992f2954b44cda9fde4c185f0595110aad8be8316efe</text:p>
          </table:table-cell>
          <table:table-cell office:value-type="float" office:value="99.82" calcext:value-type="float">
            <text:p>99.82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1.13" calcext:value-type="float">
            <text:p>81.13</text:p>
          </table:table-cell>
          <table:table-cell office:value-type="float" office:value="71" calcext:value-type="float">
            <text:p>71</text:p>
          </table:table-cell>
          <table:table-cell office:value-type="float" office:value="72.08" calcext:value-type="float">
            <text:p>72.08</text:p>
          </table:table-cell>
          <table:table-cell office:value-type="float" office:value="36.05" calcext:value-type="float">
            <text:p>36.05</text:p>
          </table:table-cell>
          <table:table-cell office:value-type="float" office:value="154880" calcext:value-type="float">
            <text:p>15488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92920" calcext:value-type="float">
            <text:p>92920</text:p>
          </table:table-cell>
          <table:table-cell table:style-name="ce22" office:value-type="float" office:value="517.146" calcext:value-type="float">
            <text:p>517.146</text:p>
          </table:table-cell>
          <table:table-cell office:value-type="string" calcext:value-type="string">
            <text:p>("c66c6c199edf6097c65abb49eb164dbe43374a5d49f292a90cc1a79f0a870ac8", "fe87069bfc50fc27744a3cc4830f6bf491723dd9ce997d69364da1b1d88e3097", "74e9f1d446fb8f8e4d6edab0960dd7da4c4f3d36530a1e81819cd01c786524b9", "951b7ebf9ba30d350822ef3aecc9b90a2a41fc03e25baea3aa9cb04c0fde01c0", "a5b046c062a2ad9ca1b78ca737d4d46a11a5f61d7ff5a7bf9b2973e318776aa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0.137" calcext:value-type="float">
            <text:p>70.137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273" calcext:value-type="float">
            <text:p>5.273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365" calcext:value-type="float">
            <text:p>5.365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8c19396b1bbf0f2dc8aa07f737e5f7ef09fda874e2630ee9a8129c0e666b7f69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0" calcext:value-type="float">
            <text:p>80</text:p>
          </table:table-cell>
          <table:table-cell office:value-type="float" office:value="92.73" calcext:value-type="float">
            <text:p>92.73</text:p>
          </table:table-cell>
          <table:table-cell office:value-type="float" office:value="91.78" calcext:value-type="float">
            <text:p>91.78</text:p>
          </table:table-cell>
          <table:table-cell office:value-type="float" office:value="82.31" calcext:value-type="float">
            <text:p>82.31</text:p>
          </table:table-cell>
          <table:table-cell office:value-type="float" office:value="85.43" calcext:value-type="float">
            <text:p>85.43</text:p>
          </table:table-cell>
          <table:table-cell office:value-type="float" office:value="20" calcext:value-type="float">
            <text:p>20</text:p>
          </table:table-cell>
          <table:table-cell office:value-type="float" office:value="56880" calcext:value-type="float">
            <text:p>5688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12920" calcext:value-type="float">
            <text:p>12920</text:p>
          </table:table-cell>
          <table:table-cell table:style-name="ce22" office:value-type="float" office:value="408.5" calcext:value-type="float">
            <text:p>408.5</text:p>
          </table:table-cell>
          <table:table-cell office:value-type="string" calcext:value-type="string">
            <text:p>("584ab9c397e7c6890d42eba64732ca442fb447dcb8bedc74639c4b3d7ea9edee", "82cfe2342a083bfa298810ff2e4bef05f100549935f08516b24269e1e5ffb082", "e8413c273f717c63ec0dc1c49d85a410ea6d9145404b485c0f50c8d54c1c16df", "585dac5c2b7789dbae1ffcb7b8f2a9db2b40027a970204556243df5709fad91e", "62e7b34a347a2e8685cc8a0a76a2dce58691fcf2baaa90800eb6cefa957ee78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61.026" calcext:value-type="float">
            <text:p>61.026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567" calcext:value-type="float">
            <text:p>5.567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564" calcext:value-type="float">
            <text:p>5.564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619" calcext:value-type="float">
            <text:p>5.619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586" calcext:value-type="float">
            <text:p>5.586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649" calcext:value-type="float">
            <text:p>5.649</text:p>
          </table:table-cell>
          <table:table-cell office:value-type="string" calcext:value-type="string">
            <text:p>ddc3059e7696e76006393df8682d4e4e5dd8d7ca1d0e283896cbaf9f51a9a356</text:p>
          </table:table-cell>
          <table:table-cell office:value-type="float" office:value="99.3" calcext:value-type="float">
            <text:p>99.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6.74" calcext:value-type="float">
            <text:p>16.74</text:p>
          </table:table-cell>
          <table:table-cell office:value-type="float" office:value="58080" calcext:value-type="float">
            <text:p>580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6320" calcext:value-type="float">
            <text:p>56320</text:p>
          </table:table-cell>
          <table:table-cell table:style-name="ce22" office:value-type="float" office:value="302.369" calcext:value-type="float">
            <text:p>302.369</text:p>
          </table:table-cell>
          <table:table-cell office:value-type="string" calcext:value-type="string">
            <text:p>("fff03ad58531fbb1f4814fcdbfc9fc0da3e806e4835fdba63b75f8268bbc5cb8", "86a5b2f352a2cc796128446d4177195b999f5a4f8642efbb836a358a6ed151e3", "5b36a7b3bae6e39ecd4b375538fa7c8324085f282a7277784337cf32a6b772aa", "ba7d2ef327dd74efdf4637cdc73f8365526b0928fa3b33fcdf11c615b4b227d1", "f9e20c9ddd33989fc3529816731ad1caebe068e5ba28619acf1c32f15a18bb85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21.923" calcext:value-type="float">
            <text:p>21.923</text:p>
          </table:table-cell>
          <table:table-cell office:value-type="string" calcext:value-type="string">
            <text:p>5316a21bf6d9fe233163efbdceb7f374abdc51c2be5da7a249e46fdc6ef998d2</text:p>
          </table:table-cell>
          <table:table-cell office:value-type="float" office:value="88.37" calcext:value-type="float">
            <text:p>88.37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.197" calcext:value-type="float">
            <text:p>4.197</text:p>
          </table:table-cell>
          <table:table-cell office:value-type="string" calcext:value-type="string">
            <text:p>b99eeceaeb535e0559ef52674e0e03801506558eadd4ee204eb031fbd92e47b4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style-name="ce15" office:value-type="float" office:value="54.55" calcext:value-type="float">
            <text:p>54.55</text:p>
          </table:table-cell>
          <table:table-cell table:number-columns-repeated="6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0e11dbe0337608085274d3e204bf4a26aa207d64c606e534afcf470a4a6dd6f2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8.607" calcext:value-type="float">
            <text:p>8.607</text:p>
          </table:table-cell>
          <table:table-cell office:value-type="string" calcext:value-type="string">
            <text:p>97d9c841360b53203bef36f4bfe98be0ccd88d7a453aabd83ada4f87b78fc28d</text:p>
          </table:table-cell>
          <table:table-cell office:value-type="float" office:value="88.37" calcext:value-type="float">
            <text:p>88.37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.165" calcext:value-type="float">
            <text:p>4.165</text:p>
          </table:table-cell>
          <table:table-cell office:value-type="string" calcext:value-type="string">
            <text:p>b99eeceaeb535e0559ef52674e0e03801506558eadd4ee204eb031fbd92e47b4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style-name="ce15" office:value-type="float" office:value="54.55" calcext:value-type="float">
            <text:p>54.55</text:p>
          </table:table-cell>
          <table:table-cell table:number-columns-repeated="6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0e11dbe0337608085274d3e204bf4a26aa207d64c606e534afcf470a4a6dd6f2</text:p>
          </table:table-cell>
          <table:table-cell office:value-type="float" office:value="99.3" calcext:value-type="float">
            <text:p>99.3</text:p>
          </table:table-cell>
          <table:table-cell office:value-type="float" office:value="43.64" calcext:value-type="float">
            <text:p>43.64</text:p>
          </table:table-cell>
          <table:table-cell table:style-name="ce15" office:value-type="float" office:value="71.82" calcext:value-type="float">
            <text:p>71.82</text:p>
          </table:table-cell>
          <table:table-cell office:value-type="float" office:value="71.82" calcext:value-type="float">
            <text:p>71.82</text:p>
          </table:table-cell>
          <table:table-cell office:value-type="float" office:value="54.55" calcext:value-type="float">
            <text:p>5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3.57" calcext:value-type="float">
            <text:p>83.57</text:p>
          </table:table-cell>
          <table:table-cell office:value-type="float" office:value="66.19" calcext:value-type="float">
            <text:p>66.19</text:p>
          </table:table-cell>
          <table:table-cell office:value-type="float" office:value="65.96" calcext:value-type="float">
            <text:p>65.96</text:p>
          </table:table-cell>
          <table:table-cell office:value-type="float" office:value="23.49" calcext:value-type="float">
            <text:p>23.49</text:p>
          </table:table-cell>
          <table:table-cell office:value-type="float" office:value="54280" calcext:value-type="float">
            <text:p>54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2320" calcext:value-type="float">
            <text:p>2320</text:p>
          </table:table-cell>
          <table:table-cell table:style-name="ce22" office:value-type="float" office:value="272.459" calcext:value-type="float">
            <text:p>272.459</text:p>
          </table:table-cell>
          <table:table-cell office:value-type="string" calcext:value-type="string">
            <text:p>("6a051176856f76d44c3e0eda6a77b473abe2ad65f843d919f8c28e0488d2efd5", "8d8f10a57a4ae493c785a72da0828467e3f47e9929d60b08ef3e61a36b1a57a4", "559f117ac8a75189060319aed374085cb6582b8176183cd965c0017bb3897663", "f58838813281cb4f06f53afdf81e42590fb56c3158acf2f95313f16d3a8135c8", "09752de420b0c2515575646c28781f7ec86f730670e6862ba752a012fe18070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10.597" calcext:value-type="float">
            <text:p>10.597</text:p>
          </table:table-cell>
          <table:table-cell office:value-type="string" calcext:value-type="string">
            <text:p>5544ebc1e110860eab2eb07e83ee88530080e519bf97c1904e513fcb4fa421f1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.822" calcext:value-type="float">
            <text:p>5.822</text:p>
          </table:table-cell>
          <table:table-cell office:value-type="string" calcext:value-type="string">
            <text:p>5544ebc1e110860eab2eb07e83ee88530080e519bf97c1904e513fcb4fa421f1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.928" calcext:value-type="float">
            <text:p>3.928</text:p>
          </table:table-cell>
          <table:table-cell office:value-type="string" calcext:value-type="string">
            <text:p>c322bfc9088a9b95f264fbc7651eee5e011dba43033542659ae537eaad71b8c9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.738" calcext:value-type="float">
            <text:p>5.738</text:p>
          </table:table-cell>
          <table:table-cell office:value-type="string" calcext:value-type="string">
            <text:p>776be51db625ea514dc208c2b78225db7caef18a41091481261b78ff104f49c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5.752" calcext:value-type="float">
            <text:p>5.752</text:p>
          </table:table-cell>
          <table:table-cell office:value-type="string" calcext:value-type="string">
            <text:p>776be51db625ea514dc208c2b78225db7caef18a41091481261b78ff104f49cc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.052" calcext:value-type="float">
            <text:p>4.052</text:p>
          </table:table-cell>
          <table:table-cell office:value-type="string" calcext:value-type="string">
            <text:p>c322bfc9088a9b95f264fbc7651eee5e011dba43033542659ae537eaad71b8c9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style-name="ce15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6" calcext:value-type="float">
            <text:p>89.56</text:p>
          </table:table-cell>
          <table:table-cell office:value-type="float" office:value="80.77" calcext:value-type="float">
            <text:p>80.77</text:p>
          </table:table-cell>
          <table:table-cell office:value-type="float" office:value="83.43" calcext:value-type="float">
            <text:p>83.43</text:p>
          </table:table-cell>
          <table:table-cell office:value-type="float" office:value="18.14" calcext:value-type="float">
            <text:p>18.14</text:p>
          </table:table-cell>
          <table:table-cell office:value-type="float" office:value="59800" calcext:value-type="float">
            <text:p>5980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200" calcext:value-type="float">
            <text:p>30200</text:p>
          </table:table-cell>
          <table:table-cell table:style-name="ce22" office:value-type="float" office:value="299.114" calcext:value-type="float">
            <text:p>299.114</text:p>
          </table:table-cell>
          <table:table-cell office:value-type="string" calcext:value-type="string">
            <text:p>("61e5302ad06ab389d538a53a5bb0f4dc4b353ef58b1603ff4eb75bc4de53e2e4", "eb1533eb3eb9747b7ca03ca51ad50827973637bd04b3cf213d17ff7288d5bf31", "eec45104808c221b4d7ed2af9bd0e52968a8eede0f1d9843d3dcab3fa0786f7a", "bb51b70adaceaec2a01ca52810347ce8799e460e22f44e6febc4ca6b6496977b", "22f335fddd764daf5cdca8ba7e21897ed2e610c35797f3a0fbc3d0b5f8969ce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30.421" calcext:value-type="float">
            <text:p>30.421</text:p>
          </table:table-cell>
          <table:table-cell office:value-type="string" calcext:value-type="string">
            <text:p>abdfa90da7b116bc1e6d24ef0a5c775d482ceccda01fd634f21dd4eb242b516a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9.317" calcext:value-type="float">
            <text:p>9.317</text:p>
          </table:table-cell>
          <table:table-cell office:value-type="string" calcext:value-type="string">
            <text:p>bb954a1ec0ee01af134a29dc9fe4f5ef5c7aa9ee6e29a8b0140341733611c840</text:p>
          </table:table-cell>
          <table:table-cell office:value-type="float" office:value="82.56" calcext:value-type="float">
            <text:p>82.5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7109093915b211e2abb96cfea41e98ab2f4aa6853bed8732a4cf08c3735b8334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786757e3dd160bf0813e130135d022c1e65456fd0dbb8f5733fee96a4c77ba97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9.206" calcext:value-type="float">
            <text:p>9.206</text:p>
          </table:table-cell>
          <table:table-cell office:value-type="string" calcext:value-type="string">
            <text:p>bb954a1ec0ee01af134a29dc9fe4f5ef5c7aa9ee6e29a8b0140341733611c840</text:p>
          </table:table-cell>
          <table:table-cell office:value-type="float" office:value="82.56" calcext:value-type="float">
            <text:p>82.56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4.314" calcext:value-type="float">
            <text:p>4.314</text:p>
          </table:table-cell>
          <table:table-cell office:value-type="string" calcext:value-type="string">
            <text:p>7109093915b211e2abb96cfea41e98ab2f4aa6853bed8732a4cf08c3735b8334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5.45" calcext:value-type="float">
            <text:p>85.45</text:p>
          </table:table-cell>
          <table:table-cell office:value-type="float" office:value="89.09" calcext:value-type="float">
            <text:p>89.09</text:p>
          </table:table-cell>
          <table:table-cell office:value-type="float" office:value="88.73" calcext:value-type="float">
            <text:p>88.73</text:p>
          </table:table-cell>
          <table:table-cell office:value-type="float" office:value="86.06" calcext:value-type="float">
            <text:p>86.06</text:p>
          </table:table-cell>
          <table:table-cell office:value-type="float" office:value="87.01" calcext:value-type="float">
            <text:p>87.01</text:p>
          </table:table-cell>
          <table:table-cell office:value-type="float" office:value="23.02" calcext:value-type="float">
            <text:p>23.02</text:p>
          </table:table-cell>
          <table:table-cell office:value-type="float" office:value="60200" calcext:value-type="float">
            <text:p>602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34600" calcext:value-type="float">
            <text:p>34600</text:p>
          </table:table-cell>
          <table:table-cell table:style-name="ce22" office:value-type="float" office:value="309.749" calcext:value-type="float">
            <text:p>309.749</text:p>
          </table:table-cell>
          <table:table-cell office:value-type="string" calcext:value-type="string">
            <text:p>("a23d2aaea2e0dafc17f9a77e10932cc62e512281eadf57650a869c10303a373e", "3c50c7b635603c0327405ebcb571570cc8b12a24bb78eb6bf3887f7f226bb3e1", "c9671e2ae4a5d8007d71f8004e55d147ab4b7346082da3c9f8e1fda5c0f0bd1f", "6167116fe35e968f7ccc7dd4811fd4b3721beca6b78023e5ba73f1d2c6891563", "3ad3bef86382598c2c3b0d37a91e19e449d941468022bd887f6f720122b63d4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8.317" calcext:value-type="float">
            <text:p>18.317</text:p>
          </table:table-cell>
          <table:table-cell office:value-type="string" calcext:value-type="string">
            <text:p>e50680f793c115f2765aef86a77cc056237c445a09c5e8784f3ed0b05fb9f186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.294" calcext:value-type="float">
            <text:p>8.294</text:p>
          </table:table-cell>
          <table:table-cell office:value-type="string" calcext:value-type="string">
            <text:p>e50680f793c115f2765aef86a77cc056237c445a09c5e8784f3ed0b05fb9f186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3c7d57b12206046a416431b91bcfe4a3522cb0cb1569000457543f8be5021be1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.312" calcext:value-type="float">
            <text:p>8.312</text:p>
          </table:table-cell>
          <table:table-cell office:value-type="string" calcext:value-type="string">
            <text:p>e50680f793c115f2765aef86a77cc056237c445a09c5e8784f3ed0b05fb9f186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.225" calcext:value-type="float">
            <text:p>8.225</text:p>
          </table:table-cell>
          <table:table-cell office:value-type="string" calcext:value-type="string">
            <text:p>e50680f793c115f2765aef86a77cc056237c445a09c5e8784f3ed0b05fb9f186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3c7d57b12206046a416431b91bcfe4a3522cb0cb1569000457543f8be5021be1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style-name="ce15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80" calcext:value-type="float">
            <text:p>80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83.28" calcext:value-type="float">
            <text:p>83.28</text:p>
          </table:table-cell>
          <table:table-cell office:value-type="float" office:value="87.89" calcext:value-type="float">
            <text:p>87.89</text:p>
          </table:table-cell>
          <table:table-cell office:value-type="float" office:value="20.23" calcext:value-type="float">
            <text:p>20.23</text:p>
          </table:table-cell>
          <table:table-cell office:value-type="float" office:value="60200" calcext:value-type="float">
            <text:p>6020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23200" calcext:value-type="float">
            <text:p>23200</text:p>
          </table:table-cell>
          <table:table-cell table:style-name="ce22" office:value-type="float" office:value="277.066" calcext:value-type="float">
            <text:p>277.066</text:p>
          </table:table-cell>
          <table:table-cell office:value-type="string" calcext:value-type="string">
            <text:p>("4576605b52441f8a79f934ecda2a1f769c1175f953119ff66a1e225c8d13eaef", "b8688b5a3c220e5954c1636efe5df8c43e124e4bd6e48fa8a94be75a2186699f", "689cedd4bb0b92c9fbe88aacf3c3835d906a64f32f223bab0591433d6fa8b6ce", "b121d45f99a0c82d98f0216108a11e08a616747d6beb6db028bfcd89435e928d", "1bda104400f40b7d448b6890afd0a06b83dc87e9e7ee2f8489f2d9d2b02cb940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4.31" calcext:value-type="float">
            <text:p>24.31</text:p>
          </table:table-cell>
          <table:table-cell office:value-type="string" calcext:value-type="string">
            <text:p>3e8cd5afb357deea225d530bffd8b696daf30f8c4c00930b8c11799bbc2910ea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.224" calcext:value-type="float">
            <text:p>10.224</text:p>
          </table:table-cell>
          <table:table-cell office:value-type="string" calcext:value-type="string">
            <text:p>8faaaaf59cc1cdb300f6238def8bcd5e665f48aaa70c83f10b36aadc3ea07b75</text:p>
          </table:table-cell>
          <table:table-cell office:value-type="float" office:value="83.72" calcext:value-type="float">
            <text:p>83.7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.788" calcext:value-type="float">
            <text:p>4.788</text:p>
          </table:table-cell>
          <table:table-cell office:value-type="string" calcext:value-type="string">
            <text:p>5f05f49eca8e3f4738ab936909ff8db10713df64ba52d963da7f2cd50e3070ef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1.203" calcext:value-type="float">
            <text:p>11.203</text:p>
          </table:table-cell>
          <table:table-cell office:value-type="string" calcext:value-type="string">
            <text:p>c72876569e111523d8d120499607737e898bc7ba9596c8d839fa872e537ffb1d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.226" calcext:value-type="float">
            <text:p>10.226</text:p>
          </table:table-cell>
          <table:table-cell office:value-type="string" calcext:value-type="string">
            <text:p>8faaaaf59cc1cdb300f6238def8bcd5e665f48aaa70c83f10b36aadc3ea07b75</text:p>
          </table:table-cell>
          <table:table-cell office:value-type="float" office:value="83.72" calcext:value-type="float">
            <text:p>83.7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.799" calcext:value-type="float">
            <text:p>4.799</text:p>
          </table:table-cell>
          <table:table-cell office:value-type="string" calcext:value-type="string">
            <text:p>5f05f49eca8e3f4738ab936909ff8db10713df64ba52d963da7f2cd50e3070ef</text:p>
          </table:table-cell>
          <table:table-cell office:value-type="float" office:value="100" calcext:value-type="float">
            <text:p>100</text:p>
          </table:table-cell>
          <table:table-cell office:value-type="float" office:value="78.18" calcext:value-type="float">
            <text:p>78.18</text:p>
          </table:table-cell>
          <table:table-cell table:style-name="ce15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85.45" calcext:value-type="float">
            <text:p>85.45</text:p>
          </table:table-cell>
          <table:table-cell office:value-type="float" office:value="92.73" calcext:value-type="float">
            <text:p>92.73</text:p>
          </table:table-cell>
          <table:table-cell office:value-type="float" office:value="92.14" calcext:value-type="float">
            <text:p>92.14</text:p>
          </table:table-cell>
          <table:table-cell office:value-type="float" office:value="86.75" calcext:value-type="float">
            <text:p>86.75</text:p>
          </table:table-cell>
          <table:table-cell office:value-type="float" office:value="88.55" calcext:value-type="float">
            <text:p>88.55</text:p>
          </table:table-cell>
          <table:table-cell office:value-type="float" office:value="23.54" calcext:value-type="float">
            <text:p>23.54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50000" calcext:value-type="float">
            <text:p>50000</text:p>
          </table:table-cell>
          <table:table-cell table:style-name="ce22" office:value-type="float" office:value="273.582" calcext:value-type="float">
            <text:p>273.582</text:p>
          </table:table-cell>
          <table:table-cell office:value-type="string" calcext:value-type="string">
            <text:p>("2a1212065feec3c6e8bd93f305154266e36f5be74d60dd0b6185454bf65d16aa", "eb7ae25d4cc8e4fd0e7747a55bdc60d803a923fc906edcd8dbb811ea7a890b1d", "f4ab3b622b67215e86550018dc2142368e2f1735d53469cae77d5c3f9213f45d", "10bcc79acd6acd1282c0f10ee3cb089293ea898baee21a8e3eb843cef1e1977a", "27e38106458f5286ed08f777ead10d2155a38672d0ecacb68d7023a413b18df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20.514" calcext:value-type="float">
            <text:p>20.514</text:p>
          </table:table-cell>
          <table:table-cell office:value-type="string" calcext:value-type="string">
            <text:p>8e777163a366189939341fd52dbd19c476af45a3c38edca4df09aa90a5720c23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1.466" calcext:value-type="float">
            <text:p>11.466</text:p>
          </table:table-cell>
          <table:table-cell office:value-type="string" calcext:value-type="string">
            <text:p>8e777163a366189939341fd52dbd19c476af45a3c38edca4df09aa90a5720c23</text:p>
          </table:table-cell>
          <table:table-cell office:value-type="float" office:value="84.88" calcext:value-type="float">
            <text:p>84.88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c8fda4df58d465559b6a196a461907e741be78035fc9810e9d64ecb4e4fc5752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1.491" calcext:value-type="float">
            <text:p>11.491</text:p>
          </table:table-cell>
          <table:table-cell office:value-type="string" calcext:value-type="string">
            <text:p>4feaf42b4f47292935992b4d544ddf4f538b78fbd4f55e55ecb201423b0e963c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1.492" calcext:value-type="float">
            <text:p>11.492</text:p>
          </table:table-cell>
          <table:table-cell office:value-type="string" calcext:value-type="string">
            <text:p>4feaf42b4f47292935992b4d544ddf4f538b78fbd4f55e55ecb201423b0e963c</text:p>
          </table:table-cell>
          <table:table-cell office:value-type="float" office:value="84.88" calcext:value-type="float">
            <text:p>84.88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.099" calcext:value-type="float">
            <text:p>5.099</text:p>
          </table:table-cell>
          <table:table-cell office:value-type="string" calcext:value-type="string">
            <text:p>c8fda4df58d465559b6a196a461907e741be78035fc9810e9d64ecb4e4fc5752</text:p>
          </table:table-cell>
          <table:table-cell office:value-type="float" office:value="99.77" calcext:value-type="float">
            <text:p>99.77</text:p>
          </table:table-cell>
          <table:table-cell office:value-type="float" office:value="69.09" calcext:value-type="float">
            <text:p>69.09</text:p>
          </table:table-cell>
          <table:table-cell table:style-name="ce15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2" calcext:value-type="float">
            <text:p>89.52</text:p>
          </table:table-cell>
          <table:table-cell office:value-type="float" office:value="81" calcext:value-type="float">
            <text:p>81</text:p>
          </table:table-cell>
          <table:table-cell office:value-type="float" office:value="83.32" calcext:value-type="float">
            <text:p>83.32</text:p>
          </table:table-cell>
          <table:table-cell office:value-type="float" office:value="18.6" calcext:value-type="float">
            <text:p>18.6</text:p>
          </table:table-cell>
          <table:table-cell office:value-type="float" office:value="59160" calcext:value-type="float">
            <text:p>59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09" calcext:value-type="float">
            <text:p>0.09</text:p>
          </table:table-cell>
          <table:table-cell office:value-type="float" office:value="21080" calcext:value-type="float">
            <text:p>21080</text:p>
          </table:table-cell>
          <table:table-cell table:style-name="ce22" office:value-type="float" office:value="259.389" calcext:value-type="float">
            <text:p>259.389</text:p>
          </table:table-cell>
          <table:table-cell office:value-type="string" calcext:value-type="string">
            <text:p>("f75bec28e4589ff67fc7577a9ebf9b31663d43890bf30a3af793766ef041e12e", "4d6dc313aa43c9985a4c2f00e34d2e80b137b8c9e3f21f192d237a958e3b2a9f", "fa2d365aa7eb41f17ab3e3ed3c8217ae48b30bf1003a139b30be03400e78806c", "5cb5eb51d40d13acb8276da68bab559d8de6af94115cca10375fa2dd2b4be66d", "04cd3a121919cbf4b5241ee41be30f3c803dad85ef1f7c6f5533ccc0aa07492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1.215" calcext:value-type="float">
            <text:p>11.215</text:p>
          </table:table-cell>
          <table:table-cell office:value-type="string" calcext:value-type="string">
            <text:p>c403c6a2259e904688f81d8935110d4bcedca250d4ee8677c16e9d3faf53215d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.027" calcext:value-type="float">
            <text:p>8.027</text:p>
          </table:table-cell>
          <table:table-cell office:value-type="string" calcext:value-type="string">
            <text:p>c403c6a2259e904688f81d8935110d4bcedca250d4ee8677c16e9d3faf53215d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5.673" calcext:value-type="float">
            <text:p>5.673</text:p>
          </table:table-cell>
          <table:table-cell office:value-type="string" calcext:value-type="string">
            <text:p>0a2dd775207eb45cec2e2ac2d110fb47b9fd541d7104a12c2fa4a6b10a52e9b9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7.997" calcext:value-type="float">
            <text:p>7.997</text:p>
          </table:table-cell>
          <table:table-cell office:value-type="string" calcext:value-type="string">
            <text:p>c403c6a2259e904688f81d8935110d4bcedca250d4ee8677c16e9d3faf53215d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7.998" calcext:value-type="float">
            <text:p>7.998</text:p>
          </table:table-cell>
          <table:table-cell office:value-type="string" calcext:value-type="string">
            <text:p>c403c6a2259e904688f81d8935110d4bcedca250d4ee8677c16e9d3faf53215d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style-name="ce15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54.55" calcext:value-type="float">
            <text:p>54.55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" calcext:value-type="float">
            <text:p>5</text:p>
          </table:table-cell>
          <table:table-cell office:value-type="float" office:value="5.693" calcext:value-type="float">
            <text:p>5.693</text:p>
          </table:table-cell>
          <table:table-cell office:value-type="string" calcext:value-type="string">
            <text:p>0a2dd775207eb45cec2e2ac2d110fb47b9fd541d7104a12c2fa4a6b10a52e9b9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.33" calcext:value-type="float">
            <text:p>80.33</text:p>
          </table:table-cell>
          <table:table-cell office:value-type="float" office:value="75.23" calcext:value-type="float">
            <text:p>75.23</text:p>
          </table:table-cell>
          <table:table-cell office:value-type="float" office:value="76.13" calcext:value-type="float">
            <text:p>76.13</text:p>
          </table:table-cell>
          <table:table-cell office:value-type="float" office:value="23.72" calcext:value-type="float">
            <text:p>23.72</text:p>
          </table:table-cell>
          <table:table-cell office:value-type="float" office:value="59800" calcext:value-type="float">
            <text:p>59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1400" calcext:value-type="float">
            <text:p>11400</text:p>
          </table:table-cell>
          <table:table-cell table:style-name="ce22" office:value-type="float" office:value="223.514" calcext:value-type="float">
            <text:p>223.514</text:p>
          </table:table-cell>
          <table:table-cell office:value-type="string" calcext:value-type="string">
            <text:p>("81dc58292969d3811386686f4b6958faaa61613dec5fec600325748a98c9436c", "ea8434d76aff89bc4e3206dc206c9e811ba46d48784fa2d8e2032682b05e753a", "6f44184f63e9d73f0dd8dcd773b91b0ee4125604639b393bc3807bef625b5ee3", "c83862d728dec9e40c86bd8ba75fc55e737f65926c116c361aaaed62b548ef03", "67459cb3aa52b8e27e532a46edefadd1373b367201b94756cf1f199f2e9e9ae0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9.374" calcext:value-type="float">
            <text:p>9.374</text:p>
          </table:table-cell>
          <table:table-cell office:value-type="string" calcext:value-type="string">
            <text:p>bb14db98130f6fa0a5f77e554ce4ff91d39f9c10d19a5e02b36d6a8c6316f394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.507" calcext:value-type="float">
            <text:p>5.507</text:p>
          </table:table-cell>
          <table:table-cell office:value-type="string" calcext:value-type="string">
            <text:p>233be6b4e658e5a7e3f657fc79e509ba9e352747514d9784f278defa1de65a2b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.411" calcext:value-type="float">
            <text:p>5.411</text:p>
          </table:table-cell>
          <table:table-cell office:value-type="string" calcext:value-type="string">
            <text:p>db7b4da3b1e60983d18b3dfbf94efe276f42e2ccd80f2279ab66215e8d6e2ad6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5.741" calcext:value-type="float">
            <text:p>5.741</text:p>
          </table:table-cell>
          <table:table-cell office:value-type="string" calcext:value-type="string">
            <text:p>cc0d94876713901e35dcf04e5d7d5258d919be244c1a6e54abf4a0a45fb6a287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.707" calcext:value-type="float">
            <text:p>5.707</text:p>
          </table:table-cell>
          <table:table-cell office:value-type="string" calcext:value-type="string">
            <text:p>0f9e6bd422a4c4d8e06822fdedfd49fa6f4aced04c184184b06b7101a6c2af2a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.426" calcext:value-type="float">
            <text:p>5.426</text:p>
          </table:table-cell>
          <table:table-cell office:value-type="string" calcext:value-type="string">
            <text:p>db7b4da3b1e60983d18b3dfbf94efe276f42e2ccd80f2279ab66215e8d6e2ad6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9.09" calcext:value-type="float">
            <text:p>69.09</text:p>
          </table:table-cell>
          <table:table-cell office:value-type="float" office:value="94.55" calcext:value-type="float">
            <text:p>94.55</text:p>
          </table:table-cell>
          <table:table-cell office:value-type="float" office:value="94" calcext:value-type="float">
            <text:p>94</text:p>
          </table:table-cell>
          <table:table-cell office:value-type="float" office:value="75.8" calcext:value-type="float">
            <text:p>75.8</text:p>
          </table:table-cell>
          <table:table-cell office:value-type="float" office:value="78.9" calcext:value-type="float">
            <text:p>78.9</text:p>
          </table:table-cell>
          <table:table-cell office:value-type="float" office:value="24.65" calcext:value-type="float">
            <text:p>24.65</text:p>
          </table:table-cell>
          <table:table-cell office:value-type="float" office:value="61840" calcext:value-type="float">
            <text:p>61840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.07" calcext:value-type="float">
            <text:p>1.07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2280" calcext:value-type="float">
            <text:p>2280</text:p>
          </table:table-cell>
          <table:table-cell table:style-name="ce22" office:value-type="float" office:value="294.891" calcext:value-type="float">
            <text:p>294.891</text:p>
          </table:table-cell>
          <table:table-cell office:value-type="string" calcext:value-type="string">
            <text:p>("35441b4f8f1ad60656056e80ad5a9b04da2693fa0c9347ce2323ae8fd4773c3d", "7f8e9bca87d63e585d1e6445b8aed587114eb6d3e816334a2ea70b81f3e01a60", "3e7798ed38843e70fb4a37ca3fe840f09c540d1ff37feb2f33c82fa3c17b1a9c", "ef3d5da9ebda9c06fcdfb0eef9333cd1ab715c2a11d7da7bd23b222c3bbc5042", "13741496e964966b30b2dde1dcf9e7cb0a13362f619d21556c73659411b125f2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8.448" calcext:value-type="float">
            <text:p>98.448</text:p>
          </table:table-cell>
          <table:table-cell office:value-type="string" calcext:value-type="string">
            <text:p>ac498b3fa127ebeabad1ca2b3f07dce3b99eb05a264102952c41e6b94db79bc9</text:p>
          </table:table-cell>
          <table:table-cell office:value-type="float" office:value="93.02" calcext:value-type="float">
            <text:p>93.02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.839" calcext:value-type="float">
            <text:p>5.839</text:p>
          </table:table-cell>
          <table:table-cell office:value-type="string" calcext:value-type="string">
            <text:p>4d240559a46d0bd9e1fd5ee37630476f9ce930f3dc90e8090a60a85765426c1b</text:p>
          </table:table-cell>
          <table:table-cell office:value-type="float" office:value="81.4" calcext:value-type="float">
            <text:p>81.4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b8dfafb60034b6c2bc7825dd807d62837e6d059802e52a2b774c433b30fd47aa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6.139" calcext:value-type="float">
            <text:p>6.139</text:p>
          </table:table-cell>
          <table:table-cell office:value-type="string" calcext:value-type="string">
            <text:p>a599fb19854fe2760e0ae9a5354943e3fbc35803c03d96695010a3be01623da3</text:p>
          </table:table-cell>
          <table:table-cell office:value-type="float" office:value="93.02" calcext:value-type="float">
            <text:p>93.02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.384" calcext:value-type="float">
            <text:p>6.384</text:p>
          </table:table-cell>
          <table:table-cell office:value-type="string" calcext:value-type="string">
            <text:p>4d240559a46d0bd9e1fd5ee37630476f9ce930f3dc90e8090a60a85765426c1b</text:p>
          </table:table-cell>
          <table:table-cell office:value-type="float" office:value="81.4" calcext:value-type="float">
            <text:p>81.4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b8dfafb60034b6c2bc7825dd807d62837e6d059802e52a2b774c433b30fd47aa</text:p>
          </table:table-cell>
          <table:table-cell office:value-type="float" office:value="99.77" calcext:value-type="float">
            <text:p>99.77</text:p>
          </table:table-cell>
          <table:table-cell office:value-type="float" office:value="87.27" calcext:value-type="float">
            <text:p>87.27</text:p>
          </table:table-cell>
          <table:table-cell table:style-name="ce15" office:value-type="float" office:value="93.64" calcext:value-type="float">
            <text:p>93.64</text:p>
          </table:table-cell>
          <table:table-cell office:value-type="float" office:value="93.64" calcext:value-type="float">
            <text:p>93.64</text:p>
          </table:table-cell>
          <table:table-cell office:value-type="float" office:value="87.27" calcext:value-type="float">
            <text:p>8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5" calcext:value-type="float">
            <text:p>88.85</text:p>
          </table:table-cell>
          <table:table-cell office:value-type="float" office:value="93.14" calcext:value-type="float">
            <text:p>93.14</text:p>
          </table:table-cell>
          <table:table-cell office:value-type="float" office:value="18.14" calcext:value-type="float">
            <text:p>18.14</text:p>
          </table:table-cell>
          <table:table-cell office:value-type="float" office:value="62080" calcext:value-type="float">
            <text:p>620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4520" calcext:value-type="float">
            <text:p>14520</text:p>
          </table:table-cell>
          <table:table-cell table:style-name="ce22" office:value-type="float" office:value="361.23" calcext:value-type="float">
            <text:p>361.23</text:p>
          </table:table-cell>
          <table:table-cell office:value-type="string" calcext:value-type="string">
            <text:p>("05200c4e795d5b0fe4eae82ef1e17890005f85b95011a0f823c5c6140064edc6", "abfc2d90c60a086aebbfdf6d5914d8a3994b3e21ea206a109e8ceac439fe2c25", "703123d3dcb1417b3fb168f4333ea6b5800c6fadd687411a61db20b1c0bf6d47", "90ba519c9ab3b7261a6db90a1145b43821c605e37cf29b38c4887c5f4a5295a2", "4d96f4c9b5d668eb246663b6f8d2d40065a504f3c597b280c4365f78d4546de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35b94941272cbdbc59644432bce2fcd252e24f591b8a5e793fe212269c957c70</text:p>
          </table:table-cell>
          <table:table-cell office:value-type="float" office:value="99.3" calcext:value-type="float">
            <text:p>99.3</text:p>
          </table:table-cell>
          <table:table-cell office:value-type="float" office:value="65.45" calcext:value-type="float">
            <text:p>65.45</text:p>
          </table:table-cell>
          <table:table-cell table:style-name="ce15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82.12" calcext:value-type="float">
            <text:p>82.12</text:p>
          </table:table-cell>
          <table:table-cell office:value-type="float" office:value="83.45" calcext:value-type="float">
            <text:p>83.45</text:p>
          </table:table-cell>
          <table:table-cell office:value-type="float" office:value="82.85" calcext:value-type="float">
            <text:p>82.85</text:p>
          </table:table-cell>
          <table:table-cell office:value-type="float" office:value="17.21" calcext:value-type="float">
            <text:p>17.21</text:p>
          </table:table-cell>
          <table:table-cell office:value-type="float" office:value="57880" calcext:value-type="float">
            <text:p>5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4920" calcext:value-type="float">
            <text:p>14920</text:p>
          </table:table-cell>
          <table:table-cell table:style-name="ce22" office:value-type="float" office:value="328.938" calcext:value-type="float">
            <text:p>328.938</text:p>
          </table:table-cell>
          <table:table-cell office:value-type="string" calcext:value-type="string">
            <text:p>("4b3d049b2f525e175c05422457d06ee4920c2a77f14677b245d06c152c72e64d", "bc903ac304b633b61e22e4506a81b5950dc696a0d73d9fffc5f9e09127ef4ad5", "f0b72a2d636bf746760f38e2627f8807fda664073141f15c4443486578971348", "0b89118fc27e85c8a575026bf7c8494eeaf3b95790b8a15d37c49b98eaba0c51", "fa709f55fab7a6f7e4b46544f79fee2629f4136a2d93eb6bd3bd253514ccca39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5" calcext:value-type="float">
            <text:p>15</text:p>
          </table:table-cell>
          <table:table-cell office:value-type="float" office:value="3.337" calcext:value-type="float">
            <text:p>3.337</text:p>
          </table:table-cell>
          <table:table-cell office:value-type="string" calcext:value-type="string">
            <text:p>7f1f0114439b42a262244b4a3160cc4488f7ec92b81ebacf7406e1cbed1f68ce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5" calcext:value-type="float">
            <text:p>15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7f1f0114439b42a262244b4a3160cc4488f7ec92b81ebacf7406e1cbed1f68ce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b48858a31fa78b064d65d409bb69e15e4362fdedae703f30953aa4e6ccc6e0c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f1be5b4b319412ac57808c6b43d3a6ab47fe7c50257e07d6a883abda6d7233ad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f1be5b4b319412ac57808c6b43d3a6ab47fe7c50257e07d6a883abda6d7233ad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b48858a31fa78b064d65d409bb69e15e4362fdedae703f30953aa4e6ccc6e0cc</text:p>
          </table:table-cell>
          <table:table-cell office:value-type="float" office:value="99.77" calcext:value-type="float">
            <text:p>99.77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2" calcext:value-type="float">
            <text:p>88.2</text:p>
          </table:table-cell>
          <table:table-cell office:value-type="float" office:value="75.05" calcext:value-type="float">
            <text:p>75.05</text:p>
          </table:table-cell>
          <table:table-cell office:value-type="float" office:value="77.21" calcext:value-type="float">
            <text:p>77.21</text:p>
          </table:table-cell>
          <table:table-cell office:value-type="float" office:value="19.3" calcext:value-type="float">
            <text:p>19.3</text:p>
          </table:table-cell>
          <table:table-cell office:value-type="float" office:value="61160" calcext:value-type="float">
            <text:p>6116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04" calcext:value-type="float">
            <text:p>0.04</text:p>
          </table:table-cell>
          <table:table-cell office:value-type="float" office:value="15680" calcext:value-type="float">
            <text:p>15680</text:p>
          </table:table-cell>
          <table:table-cell table:style-name="ce22" office:value-type="float" office:value="311.48" calcext:value-type="float">
            <text:p>311.48</text:p>
          </table:table-cell>
          <table:table-cell office:value-type="string" calcext:value-type="string">
            <text:p>("4b534069eacef6ff0aca78b42d793e7e4a2d8aea4e1a41ef6d50ef41fc554acc", "72db4c1f0c9dbd6fc674c553d55ef9e405ec136eb3d09e086a6af82a9ea9084a", "e9c1a92fc1782cf886c5ef667b9a500fa3dd2a6a8d354489b265c4f134fb20a7", "2428022d1fe61cbd47588fbd2547b1e5cd4efa25644687b941260fae07160c3d", "8c5867225bd859a02dcee8ab279c4afb22da3b7eb2544e3a30a5b0ef34287f2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2b92fcd580cd319823b85fa10863a7e8165067d5c6fc8f6d86a61fbc2fcc18b5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2b92fcd580cd319823b85fa10863a7e8165067d5c6fc8f6d86a61fbc2fcc18b5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dec069e70f2df1e1311b7b1ca42f78bd67da4720829944e797b254acd4abb447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2b92fcd580cd319823b85fa10863a7e8165067d5c6fc8f6d86a61fbc2fcc18b5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2b92fcd580cd319823b85fa10863a7e8165067d5c6fc8f6d86a61fbc2fcc18b5</text:p>
          </table:table-cell>
          <table:table-cell office:value-type="float" office:value="87.21" calcext:value-type="float">
            <text:p>87.21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dec069e70f2df1e1311b7b1ca42f78bd67da4720829944e797b254acd4abb447</text:p>
          </table:table-cell>
          <table:table-cell office:value-type="float" office:value="100" calcext:value-type="float">
            <text:p>100</text:p>
          </table:table-cell>
          <table:table-cell office:value-type="float" office:value="67.27" calcext:value-type="float">
            <text:p>67.27</text:p>
          </table:table-cell>
          <table:table-cell table:style-name="ce15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19.77" calcext:value-type="float">
            <text:p>19.77</text:p>
          </table:table-cell>
          <table:table-cell office:value-type="float" office:value="62720" calcext:value-type="float">
            <text:p>627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9320" calcext:value-type="float">
            <text:p>9320</text:p>
          </table:table-cell>
          <table:table-cell table:style-name="ce22" office:value-type="float" office:value="277.945" calcext:value-type="float">
            <text:p>277.945</text:p>
          </table:table-cell>
          <table:table-cell office:value-type="string" calcext:value-type="string">
            <text:p>("78acebbf59b6bcd2fa68963e5452df0b64f1220ac8b25975a0d216cf0c478387", "2ca26f2cf6512ffbc8bd80bb3b8d44f2262a2b3eb897ffead4291005b50eb3a6", "7b0b2736c3f50679b99c31907c7c90260ed0bbe5d7ff47a6cda4a34a1a49f6e9", "7077f4d6c85cbfb668b2859dff93ef6f69fdabb8da455ce8e64e0d0a0364ea26", "e6fc68a717325b309b4faee0f1ef94b860d9b1412f3c454efe6059637f04dd2e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24.113" calcext:value-type="float">
            <text:p>24.113</text:p>
          </table:table-cell>
          <table:table-cell office:value-type="string" calcext:value-type="string">
            <text:p>16061336eb5b9e204fdd360c4f7e421b65fa5bbc83b46aca959855b3b895ef5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6.358" calcext:value-type="float">
            <text:p>6.358</text:p>
          </table:table-cell>
          <table:table-cell office:value-type="string" calcext:value-type="string">
            <text:p>16061336eb5b9e204fdd360c4f7e421b65fa5bbc83b46aca959855b3b895ef58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7" calcext:value-type="float">
            <text:p>7</text:p>
          </table:table-cell>
          <table:table-cell office:value-type="float" office:value="6.047" calcext:value-type="float">
            <text:p>6.047</text:p>
          </table:table-cell>
          <table:table-cell office:value-type="string" calcext:value-type="string">
            <text:p>7fd2f0f2dbeee27b8bebbfe684b731bea8236e73f8b28cc1b7a491677939aef7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6.324" calcext:value-type="float">
            <text:p>6.324</text:p>
          </table:table-cell>
          <table:table-cell office:value-type="string" calcext:value-type="string">
            <text:p>16061336eb5b9e204fdd360c4f7e421b65fa5bbc83b46aca959855b3b895ef5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6.344" calcext:value-type="float">
            <text:p>6.344</text:p>
          </table:table-cell>
          <table:table-cell office:value-type="string" calcext:value-type="string">
            <text:p>16061336eb5b9e204fdd360c4f7e421b65fa5bbc83b46aca959855b3b895ef58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7" calcext:value-type="float">
            <text:p>7</text:p>
          </table:table-cell>
          <table:table-cell office:value-type="float" office:value="6.058" calcext:value-type="float">
            <text:p>6.058</text:p>
          </table:table-cell>
          <table:table-cell office:value-type="string" calcext:value-type="string">
            <text:p>7fd2f0f2dbeee27b8bebbfe684b731bea8236e73f8b28cc1b7a491677939aef7</text:p>
          </table:table-cell>
          <table:table-cell office:value-type="float" office:value="99.77" calcext:value-type="float">
            <text:p>99.7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79.7" calcext:value-type="float">
            <text:p>79.7</text:p>
          </table:table-cell>
          <table:table-cell office:value-type="float" office:value="75.9" calcext:value-type="float">
            <text:p>75.9</text:p>
          </table:table-cell>
          <table:table-cell office:value-type="float" office:value="75.75" calcext:value-type="float">
            <text:p>75.75</text:p>
          </table:table-cell>
          <table:table-cell office:value-type="float" office:value="21.63" calcext:value-type="float">
            <text:p>21.63</text:p>
          </table:table-cell>
          <table:table-cell office:value-type="float" office:value="60800" calcext:value-type="float">
            <text:p>6080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office:value-type="float" office:value="3000" calcext:value-type="float">
            <text:p>3000</text:p>
          </table:table-cell>
          <table:table-cell table:style-name="ce22" office:value-type="float" office:value="235.426" calcext:value-type="float">
            <text:p>235.426</text:p>
          </table:table-cell>
          <table:table-cell office:value-type="string" calcext:value-type="string">
            <text:p>("1dc33379fd7234b2cb350735e7b97050a0e5e8b0b568333a1b6042da1a3ad38c", "c7edaf33d32363b2c69a2f2a8a5f5c0eaa21936052600c5d16f34aa5924aa244", "6cc92e506e6b1e29f476bdf21000df82c97d93f34851ef0a35981ce478b5b4dd", "10b9083b77e9a290628a8ac60533287970b1d5730539f9f73fdbab1296b7357d", "1ea8d75869e4165ee90496a5f3dacbd47ec46233ea63e27bd79e4b6f3d8041ba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8.681" calcext:value-type="float">
            <text:p>8.681</text:p>
          </table:table-cell>
          <table:table-cell office:value-type="string" calcext:value-type="string">
            <text:p>f6cdc66f327eeba059e14167362c874b0dfedb26b0d0b43bc2925cfea95da24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31f59bd0e85acca2bc5b5982e1685cc4da66bdd24cf49eea284bafbd6fd640fb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31f59bd0e85acca2bc5b5982e1685cc4da66bdd24cf49eea284bafbd6fd640fb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6.185" calcext:value-type="float">
            <text:p>6.185</text:p>
          </table:table-cell>
          <table:table-cell office:value-type="string" calcext:value-type="string">
            <text:p>a69a58ff48b229b332f6eabaec0dcd901a61a3b3993d1c2949bbd93652e2d18d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31f59bd0e85acca2bc5b5982e1685cc4da66bdd24cf49eea284bafbd6fd640fb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31f59bd0e85acca2bc5b5982e1685cc4da66bdd24cf49eea284bafbd6fd640fb</text:p>
          </table:table-cell>
          <table:table-cell office:value-type="float" office:value="99.3" calcext:value-type="float">
            <text:p>99.3</text:p>
          </table:table-cell>
          <table:table-cell office:value-type="float" office:value="83.64" calcext:value-type="float">
            <text:p>83.64</text:p>
          </table:table-cell>
          <table:table-cell table:style-name="ce15" office:value-type="float" office:value="91.82" calcext:value-type="float">
            <text:p>91.82</text:p>
          </table:table-cell>
          <table:table-cell office:value-type="float" office:value="91.82" calcext:value-type="float">
            <text:p>91.82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94.55" calcext:value-type="float">
            <text:p>94.55</text:p>
          </table:table-cell>
          <table:table-cell office:value-type="float" office:value="89.8" calcext:value-type="float">
            <text:p>89.8</text:p>
          </table:table-cell>
          <table:table-cell office:value-type="float" office:value="91.59" calcext:value-type="float">
            <text:p>91.59</text:p>
          </table:table-cell>
          <table:table-cell office:value-type="float" office:value="20.23" calcext:value-type="float">
            <text:p>20.23</text:p>
          </table:table-cell>
          <table:table-cell office:value-type="float" office:value="61560" calcext:value-type="float">
            <text:p>6156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3480" calcext:value-type="float">
            <text:p>3480</text:p>
          </table:table-cell>
          <table:table-cell table:style-name="ce22" office:value-type="float" office:value="290.338" calcext:value-type="float">
            <text:p>290.338</text:p>
          </table:table-cell>
          <table:table-cell office:value-type="string" calcext:value-type="string">
            <text:p>("bc935f3ca0be918a3f25879d0520b6694161d2aa65aa08fb5ae2978a3575c531", "d211dd9f9a96f9641aa766b84658cb721eaf0082852ea87ef04a42ca303af923", "dc707ec8da6a133131e162b6323e8e10bd66002745b454f941ca839e36eb4c08", "129dde6e852d2ed88c78667fb0c5a289327a1ad916ffb20bc7a3df20138db7fb", "e3440cd8ef3434c8fd2cd92c3d9fdb021a0a0f9eb39ab9797c8746b28e4b9d0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.802" calcext:value-type="float">
            <text:p>10.802</text:p>
          </table:table-cell>
          <table:table-cell office:value-type="string" calcext:value-type="string">
            <text:p>69b8504d28d976da3287c16c922c890970a4c93d612ec667255c6b616ec5030d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.181" calcext:value-type="float">
            <text:p>9.181</text:p>
          </table:table-cell>
          <table:table-cell office:value-type="string" calcext:value-type="string">
            <text:p>69b8504d28d976da3287c16c922c890970a4c93d612ec667255c6b616ec5030d</text:p>
          </table:table-cell>
          <table:table-cell office:value-type="float" office:value="84.88" calcext:value-type="float">
            <text:p>84.88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table:number-columns-repeated="6" office:value-type="float" office:value="63.64" calcext:value-type="float">
            <text:p>63.64</text:p>
          </table:table-cell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76dd366ddb4941aa7224fa9adffb49fbc225997e24e171e414efc62abf9c43c1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9.183" calcext:value-type="float">
            <text:p>9.183</text:p>
          </table:table-cell>
          <table:table-cell office:value-type="string" calcext:value-type="string">
            <text:p>9c4f6cde7af35433f476d770c961e1f7d8ba76319e3e0d91b6a6cea48a2ac01b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9.08" calcext:value-type="float">
            <text:p>9.08</text:p>
          </table:table-cell>
          <table:table-cell office:value-type="string" calcext:value-type="string">
            <text:p>9c4f6cde7af35433f476d770c961e1f7d8ba76319e3e0d91b6a6cea48a2ac01b</text:p>
          </table:table-cell>
          <table:table-cell office:value-type="float" office:value="84.88" calcext:value-type="float">
            <text:p>84.88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table:number-columns-repeated="6" office:value-type="float" office:value="63.64" calcext:value-type="float">
            <text:p>63.64</text:p>
          </table:table-cell>
          <table:table-cell office:value-type="float" office:value="5" calcext:value-type="float">
            <text:p>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76dd366ddb4941aa7224fa9adffb49fbc225997e24e171e414efc62abf9c43c1</text:p>
          </table:table-cell>
          <table:table-cell office:value-type="float" office:value="100" calcext:value-type="float">
            <text:p>100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92" calcext:value-type="float">
            <text:p>84.92</text:p>
          </table:table-cell>
          <table:table-cell office:value-type="float" office:value="90.67" calcext:value-type="float">
            <text:p>90.67</text:p>
          </table:table-cell>
          <table:table-cell office:value-type="float" office:value="87.65" calcext:value-type="float">
            <text:p>87.65</text:p>
          </table:table-cell>
          <table:table-cell office:value-type="float" office:value="17.67" calcext:value-type="float">
            <text:p>17.67</text:p>
          </table:table-cell>
          <table:table-cell office:value-type="float" office:value="54920" calcext:value-type="float">
            <text:p>54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4520" calcext:value-type="float">
            <text:p>14520</text:p>
          </table:table-cell>
          <table:table-cell table:style-name="ce22" office:value-type="float" office:value="284.531" calcext:value-type="float">
            <text:p>284.531</text:p>
          </table:table-cell>
          <table:table-cell office:value-type="string" calcext:value-type="string">
            <text:p>("ec9331aeb633e6d5a210ede9be6d07c4741181bf350e8540aa68b2ec19f510a6", "e03ac2fbbb93cca117e8c8ee64931f61bfa114a2e24a0e2f23343cf5ce3c6103", "dc82df572220964aa6c700e505500a65139c77d66301d80e929dddfde306230e", "868c6da8baa0a12fddc7d117fc1df903520deddb765670b5495127d0abbdf719", "95963fa39f3a680d86a00cc02d7ddf4b8181d2acd38a6de9cd9f22caf54f327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11.396" calcext:value-type="float">
            <text:p>11.396</text:p>
          </table:table-cell>
          <table:table-cell office:value-type="string" calcext:value-type="string">
            <text:p>e1fd03ff6bd22c2f7fe013d3e01bfccb8262f9f5ebd0923360bbc03d808d7057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0.071" calcext:value-type="float">
            <text:p>10.071</text:p>
          </table:table-cell>
          <table:table-cell office:value-type="string" calcext:value-type="string">
            <text:p>633336c244b2083bfcc4c0d51036746a13a4474d9e41250201c7204636a8d1d3</text:p>
          </table:table-cell>
          <table:table-cell office:value-type="float" office:value="86.05" calcext:value-type="float">
            <text:p>86.05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746eb9f4f2aea785e362a8b53e512393f3eb44fcb22db8a8a3f6ec8e2a325e58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10.601" calcext:value-type="float">
            <text:p>10.601</text:p>
          </table:table-cell>
          <table:table-cell office:value-type="string" calcext:value-type="string">
            <text:p>ddf8ea277361dd1ac019de1f0bc338884b25049659706b71d6e41fec075e595c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0.155" calcext:value-type="float">
            <text:p>10.155</text:p>
          </table:table-cell>
          <table:table-cell office:value-type="string" calcext:value-type="string">
            <text:p>633336c244b2083bfcc4c0d51036746a13a4474d9e41250201c7204636a8d1d3</text:p>
          </table:table-cell>
          <table:table-cell office:value-type="float" office:value="86.05" calcext:value-type="float">
            <text:p>86.05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513" calcext:value-type="float">
            <text:p>5.513</text:p>
          </table:table-cell>
          <table:table-cell office:value-type="string" calcext:value-type="string">
            <text:p>746eb9f4f2aea785e362a8b53e512393f3eb44fcb22db8a8a3f6ec8e2a325e58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15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23.72" calcext:value-type="float">
            <text:p>23.72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15080" calcext:value-type="float">
            <text:p>15080</text:p>
          </table:table-cell>
          <table:table-cell table:style-name="ce22" office:value-type="float" office:value="247.286" calcext:value-type="float">
            <text:p>247.286</text:p>
          </table:table-cell>
          <table:table-cell office:value-type="string" calcext:value-type="string">
            <text:p>("fcfb63b74ef0f60e9e32cf147104bc2a1ea7b8b90b1cd1141937dc2b1985476e", "b1b865a41c8f2f34c0bb581ff3a8fb97b1ed6e9e8c73ff635cd1f8572d5360f3", "8a3205804b67c3c11a95de54e2a93b705c4de97ebfe92a3132aa0a7330e636f5", "e5f13a726acbfe2891d35e20c4a77545d325a1638f611e13a23cf52e6b737452", "e3d89cf3479aa37a307925eb4408cfdd61c4a7920e7a3c8a7425050f4bafcbea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.627" calcext:value-type="float">
            <text:p>7.627</text:p>
          </table:table-cell>
          <table:table-cell office:value-type="string" calcext:value-type="string">
            <text:p>60af5beb6e5f931fcc5d3d59fdb808af9e519ee3256080ef7e3a9271866514e2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6.155" calcext:value-type="float">
            <text:p>6.155</text:p>
          </table:table-cell>
          <table:table-cell office:value-type="string" calcext:value-type="string">
            <text:p>04572aad5036ca34a69265e6a9f742991c19eb78b880ba88e9889346414693d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6.169" calcext:value-type="float">
            <text:p>6.169</text:p>
          </table:table-cell>
          <table:table-cell office:value-type="string" calcext:value-type="string">
            <text:p>04572aad5036ca34a69265e6a9f742991c19eb78b880ba88e9889346414693dc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.999" calcext:value-type="float">
            <text:p>6.999</text:p>
          </table:table-cell>
          <table:table-cell office:value-type="string" calcext:value-type="string">
            <text:p>60af5beb6e5f931fcc5d3d59fdb808af9e519ee3256080ef7e3a9271866514e2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6.172" calcext:value-type="float">
            <text:p>6.172</text:p>
          </table:table-cell>
          <table:table-cell office:value-type="string" calcext:value-type="string">
            <text:p>04572aad5036ca34a69265e6a9f742991c19eb78b880ba88e9889346414693d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04572aad5036ca34a69265e6a9f742991c19eb78b880ba88e9889346414693dc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6.54" calcext:value-type="float">
            <text:p>16.54</text:p>
          </table:table-cell>
          <table:table-cell office:value-type="float" office:value="58560" calcext:value-type="float">
            <text:p>585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280" calcext:value-type="float">
            <text:p>20280</text:p>
          </table:table-cell>
          <table:table-cell table:style-name="ce22" office:value-type="float" office:value="230.229" calcext:value-type="float">
            <text:p>230.229</text:p>
          </table:table-cell>
          <table:table-cell office:value-type="string" calcext:value-type="string">
            <text:p>("0714f48e37efd1b2c97c2034d1334d14ed6d97df03c5fde4ac4a860383dfccf4", "a8772eeed1ab538dbbbe3f96b463da40863f8bfd437327776d37079b8746d293", "a95d6428c1c08d801b5b75f435facbbdb51faa8de11b89727a25d18a9b15c4b7", "893cf9c85573219f7619d07254eb84c3647187862fa4671413fce8dd8207cae7", "29f1bebb43edc5899046d3a319a8d5de0ed34a7eba60b5ec809729e15e82322b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b6d4873547f2d0b2a2382a2cb812512ac91c61656186b40e9bd8affa1d9e2270</text:p>
          </table:table-cell>
          <table:table-cell office:value-type="float" office:value="99.07" calcext:value-type="float">
            <text:p>99.07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8.84" calcext:value-type="float">
            <text:p>18.84</text:p>
          </table:table-cell>
          <table:table-cell office:value-type="float" office:value="58520" calcext:value-type="float">
            <text:p>585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31520" calcext:value-type="float">
            <text:p>31520</text:p>
          </table:table-cell>
          <table:table-cell table:style-name="ce22" office:value-type="float" office:value="235.953" calcext:value-type="float">
            <text:p>235.953</text:p>
          </table:table-cell>
          <table:table-cell office:value-type="string" calcext:value-type="string">
            <text:p>("0fc8bc24ba46631d1b477d3ed69949aa6c3091a9b80d30bf30745ebcb980fdf4", "97ce2ef9fba788ba85fac9e1d81b400564d283246379b2f4e089b73ff4dd3863", "ce952b8bc2453989b872a12d0889cb9b469faf199b45a18e2861e1ffa06cb9e6", "977250da1bf2a5c85f8ba08d717e98028de816363344aa73bd79f5bbd1849536", "1bdfd2006c86cbd339aab7e551cb1eee67fd97bc7b118ec5df1b2437d434ae8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13" calcext:value-type="float">
            <text:p>95.13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9" calcext:value-type="float">
            <text:p>29</text:p>
          </table:table-cell>
          <table:table-cell office:value-type="float" office:value="118.481" calcext:value-type="float">
            <text:p>118.481</text:p>
          </table:table-cell>
          <table:table-cell office:value-type="string" calcext:value-type="string">
            <text:p>a4cdff8dad426e528e72fffa11c63a5385d3362a58bb9fe67e062223c176668b</text:p>
          </table:table-cell>
          <table:table-cell office:value-type="float" office:value="92.04" calcext:value-type="float">
            <text:p>92.04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3" calcext:value-type="float">
            <text:p>23</text:p>
          </table:table-cell>
          <table:table-cell office:value-type="float" office:value="35.054" calcext:value-type="float">
            <text:p>35.054</text:p>
          </table:table-cell>
          <table:table-cell office:value-type="string" calcext:value-type="string">
            <text:p>5d561b4f345f978646c4b27bfc75c089aafde38d82e081097b99be786f657755</text:p>
          </table:table-cell>
          <table:table-cell office:value-type="float" office:value="88.94" calcext:value-type="float">
            <text:p>88.94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9" calcext:value-type="float">
            <text:p>19</text:p>
          </table:table-cell>
          <table:table-cell office:value-type="float" office:value="33.284" calcext:value-type="float">
            <text:p>33.284</text:p>
          </table:table-cell>
          <table:table-cell office:value-type="string" calcext:value-type="string">
            <text:p>2e0af9c459475167c6db9334d8ff6adb306141ecc3aed2e4ff47c8c270f4a7a1</text:p>
          </table:table-cell>
          <table:table-cell office:value-type="float" office:value="93.81" calcext:value-type="float">
            <text:p>93.81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9" calcext:value-type="float">
            <text:p>29</text:p>
          </table:table-cell>
          <table:table-cell office:value-type="float" office:value="35.287" calcext:value-type="float">
            <text:p>35.287</text:p>
          </table:table-cell>
          <table:table-cell office:value-type="string" calcext:value-type="string">
            <text:p>f94b0773ef50ed84f2189ca4ddd5051a50703b57c63088bca8e17bb0e2b1ecdd</text:p>
          </table:table-cell>
          <table:table-cell office:value-type="float" office:value="91.59" calcext:value-type="float">
            <text:p>91.59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3" calcext:value-type="float">
            <text:p>23</text:p>
          </table:table-cell>
          <table:table-cell office:value-type="float" office:value="35.112" calcext:value-type="float">
            <text:p>35.112</text:p>
          </table:table-cell>
          <table:table-cell office:value-type="string" calcext:value-type="string">
            <text:p>9edd7033d19b6bb7c6e7c450cafb543f6ba419d422e6eddacf35580ed6d2612f</text:p>
          </table:table-cell>
          <table:table-cell office:value-type="float" office:value="88.94" calcext:value-type="float">
            <text:p>88.94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19" calcext:value-type="float">
            <text:p>19</text:p>
          </table:table-cell>
          <table:table-cell office:value-type="float" office:value="33.741" calcext:value-type="float">
            <text:p>33.741</text:p>
          </table:table-cell>
          <table:table-cell office:value-type="string" calcext:value-type="string">
            <text:p>2e0af9c459475167c6db9334d8ff6adb306141ecc3aed2e4ff47c8c270f4a7a1</text:p>
          </table:table-cell>
          <table:table-cell office:value-type="float" office:value="99.82" calcext:value-type="float">
            <text:p>99.82</text:p>
          </table:table-cell>
          <table:table-cell office:value-type="float" office:value="44.29" calcext:value-type="float">
            <text:p>44.29</text:p>
          </table:table-cell>
          <table:table-cell table:style-name="ce15" office:value-type="float" office:value="72.14" calcext:value-type="float">
            <text:p>7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9.86" calcext:value-type="float">
            <text:p>69.86</text:p>
          </table:table-cell>
          <table:table-cell office:value-type="float" office:value="75.62" calcext:value-type="float">
            <text:p>75.62</text:p>
          </table:table-cell>
          <table:table-cell office:value-type="float" office:value="73.81" calcext:value-type="float">
            <text:p>73.81</text:p>
          </table:table-cell>
          <table:table-cell office:value-type="float" office:value="33.21" calcext:value-type="float">
            <text:p>33.21</text:p>
          </table:table-cell>
          <table:table-cell office:value-type="float" office:value="145120" calcext:value-type="float">
            <text:p>1451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117720" calcext:value-type="float">
            <text:p>117720</text:p>
          </table:table-cell>
          <table:table-cell table:style-name="ce22" office:value-type="float" office:value="731.937" calcext:value-type="float">
            <text:p>731.937</text:p>
          </table:table-cell>
          <table:table-cell office:value-type="string" calcext:value-type="string">
            <text:p>("824f63647bdae2f28c0217c9e9d8e6b7e359b7af2154e1fc4c5ce3516956c67b", "115657da4565755fe5508d747e087ddeb1ff9cc3818c377885a6466d4fc66593", "a23b5ec683f65d475e8eeb634fe60ef3c28896611b2c09350d6e9880d16baf44", "7c0385fa100a4cf25be2ea21a617c1fb815f65bc1f44b36609fd5203ac333a4c", "2e4d0b9a079493025629daacc7c6e9713fa5a461dba740231027a0b58ef65c66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7" calcext:value-type="float">
            <text:p>37</text:p>
          </table:table-cell>
          <table:table-cell office:value-type="float" office:value="37.512" calcext:value-type="float">
            <text:p>37.512</text:p>
          </table:table-cell>
          <table:table-cell office:value-type="string" calcext:value-type="string">
            <text:p>9e5f4ddb98200f362c8ebc85884458e240884d33a04090dbec974e1ff6e7fe6b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29" calcext:value-type="float">
            <text:p>29</text:p>
          </table:table-cell>
          <table:table-cell office:value-type="float" office:value="17.573" calcext:value-type="float">
            <text:p>17.573</text:p>
          </table:table-cell>
          <table:table-cell office:value-type="string" calcext:value-type="string">
            <text:p>bec082db62171c84625de6f23de1391200498ec2c1cef7424aeb2694a2e5db8c</text:p>
          </table:table-cell>
          <table:table-cell office:value-type="float" office:value="80.97" calcext:value-type="float">
            <text:p>80.97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13" calcext:value-type="float">
            <text:p>13</text:p>
          </table:table-cell>
          <table:table-cell office:value-type="float" office:value="14.902" calcext:value-type="float">
            <text:p>14.902</text:p>
          </table:table-cell>
          <table:table-cell office:value-type="string" calcext:value-type="string">
            <text:p>f8eccd712576daae5b21104e5d83a4a74e4248409ee361309df6bbf13e7fd508</text:p>
          </table:table-cell>
          <table:table-cell office:value-type="float" office:value="96.46" calcext:value-type="float">
            <text:p>96.46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7" calcext:value-type="float">
            <text:p>37</text:p>
          </table:table-cell>
          <table:table-cell office:value-type="float" office:value="17.934" calcext:value-type="float">
            <text:p>17.934</text:p>
          </table:table-cell>
          <table:table-cell office:value-type="string" calcext:value-type="string">
            <text:p>5c5ac4e7c30fc3685b5790e6d99abe566fa5c6bea7f2b2c64b3666671768d5aa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29" calcext:value-type="float">
            <text:p>29</text:p>
          </table:table-cell>
          <table:table-cell office:value-type="float" office:value="17.589" calcext:value-type="float">
            <text:p>17.589</text:p>
          </table:table-cell>
          <table:table-cell office:value-type="string" calcext:value-type="string">
            <text:p>bec082db62171c84625de6f23de1391200498ec2c1cef7424aeb2694a2e5db8c</text:p>
          </table:table-cell>
          <table:table-cell office:value-type="float" office:value="80.97" calcext:value-type="float">
            <text:p>80.97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13" calcext:value-type="float">
            <text:p>13</text:p>
          </table:table-cell>
          <table:table-cell office:value-type="float" office:value="14.868" calcext:value-type="float">
            <text:p>14.868</text:p>
          </table:table-cell>
          <table:table-cell office:value-type="string" calcext:value-type="string">
            <text:p>f8eccd712576daae5b21104e5d83a4a74e4248409ee361309df6bbf13e7fd508</text:p>
          </table:table-cell>
          <table:table-cell office:value-type="float" office:value="99.91" calcext:value-type="float">
            <text:p>99.91</text:p>
          </table:table-cell>
          <table:table-cell office:value-type="float" office:value="32.86" calcext:value-type="float">
            <text:p>32.86</text:p>
          </table:table-cell>
          <table:table-cell table:style-name="ce15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2.86" calcext:value-type="float">
            <text:p>72.86</text:p>
          </table:table-cell>
          <table:table-cell office:value-type="float" office:value="60" calcext:value-type="float">
            <text:p>60</text:p>
          </table:table-cell>
          <table:table-cell office:value-type="float" office:value="64.66" calcext:value-type="float">
            <text:p>64.66</text:p>
          </table:table-cell>
          <table:table-cell office:value-type="float" office:value="69.01" calcext:value-type="float">
            <text:p>69.01</text:p>
          </table:table-cell>
          <table:table-cell office:value-type="float" office:value="68.42" calcext:value-type="float">
            <text:p>68.42</text:p>
          </table:table-cell>
          <table:table-cell office:value-type="float" office:value="33.98" calcext:value-type="float">
            <text:p>33.98</text:p>
          </table:table-cell>
          <table:table-cell office:value-type="float" office:value="146680" calcext:value-type="float">
            <text:p>14668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37520" calcext:value-type="float">
            <text:p>37520</text:p>
          </table:table-cell>
          <table:table-cell table:style-name="ce22" office:value-type="float" office:value="712.352" calcext:value-type="float">
            <text:p>712.352</text:p>
          </table:table-cell>
          <table:table-cell office:value-type="string" calcext:value-type="string">
            <text:p>("f7bfd34e2bdc026a723b1f6bf3fb48892ccb89f84ba4315ec8c94643bcaa2c6d", "24ca124446adfe4aa2384ba19b860fe2c7be02261e75157a8b9b787e9f8a4832", "254d14fbd4522da778910d966ad882208160399a1a32c93311ecab38b14f7ee9", "05c75fc24956d1b94830a16e0d0782a523fc8c537be6034c4d83cb42cb3b3db3", "a047b9ff90c1f58ed757f2fcc98d44d2b97b0a028e277760e7f304085c1516a6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33" calcext:value-type="float">
            <text:p>33</text:p>
          </table:table-cell>
          <table:table-cell office:value-type="float" office:value="44.078" calcext:value-type="float">
            <text:p>44.078</text:p>
          </table:table-cell>
          <table:table-cell office:value-type="string" calcext:value-type="string">
            <text:p>7f5b3f4d7287b434263217ae492746a07ee8cdc4b29a1530fc6f1448cc768335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31" calcext:value-type="float">
            <text:p>31</text:p>
          </table:table-cell>
          <table:table-cell office:value-type="float" office:value="30.867" calcext:value-type="float">
            <text:p>30.867</text:p>
          </table:table-cell>
          <table:table-cell office:value-type="string" calcext:value-type="string">
            <text:p>99c96afd0b17844c228ba854b509c4456408b56d112186137bd19c192f9f4705</text:p>
          </table:table-cell>
          <table:table-cell office:value-type="float" office:value="84.07" calcext:value-type="float">
            <text:p>84.07</text:p>
          </table:table-cell>
          <table:table-cell office:value-type="float" office:value="10.71" calcext:value-type="float">
            <text:p>10.71</text:p>
          </table:table-cell>
          <table:table-cell table:style-name="ce15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17" calcext:value-type="float">
            <text:p>17</text:p>
          </table:table-cell>
          <table:table-cell office:value-type="float" office:value="29.057" calcext:value-type="float">
            <text:p>29.057</text:p>
          </table:table-cell>
          <table:table-cell office:value-type="string" calcext:value-type="string">
            <text:p>ccc3ce3841188bd588cf5fc84b9ad562da8d313faeebf2f36b61d5db693e4696</text:p>
          </table:table-cell>
          <table:table-cell office:value-type="float" office:value="95.13" calcext:value-type="float">
            <text:p>95.13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31" calcext:value-type="float">
            <text:p>31</text:p>
          </table:table-cell>
          <table:table-cell office:value-type="float" office:value="31.034" calcext:value-type="float">
            <text:p>31.034</text:p>
          </table:table-cell>
          <table:table-cell office:value-type="string" calcext:value-type="string">
            <text:p>b1c57efd1dc5071277592e3974793acc737009fe318024decac876c98ec18358</text:p>
          </table:table-cell>
          <table:table-cell office:value-type="float" office:value="95.13" calcext:value-type="float">
            <text:p>95.13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31" calcext:value-type="float">
            <text:p>31</text:p>
          </table:table-cell>
          <table:table-cell office:value-type="float" office:value="31.056" calcext:value-type="float">
            <text:p>31.056</text:p>
          </table:table-cell>
          <table:table-cell office:value-type="string" calcext:value-type="string">
            <text:p>b1c57efd1dc5071277592e3974793acc737009fe318024decac876c98ec18358</text:p>
          </table:table-cell>
          <table:table-cell office:value-type="float" office:value="84.07" calcext:value-type="float">
            <text:p>84.07</text:p>
          </table:table-cell>
          <table:table-cell office:value-type="float" office:value="10.71" calcext:value-type="float">
            <text:p>10.71</text:p>
          </table:table-cell>
          <table:table-cell table:style-name="ce15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17" calcext:value-type="float">
            <text:p>17</text:p>
          </table:table-cell>
          <table:table-cell office:value-type="float" office:value="29.547" calcext:value-type="float">
            <text:p>29.547</text:p>
          </table:table-cell>
          <table:table-cell office:value-type="string" calcext:value-type="string">
            <text:p>ccc3ce3841188bd588cf5fc84b9ad562da8d313faeebf2f36b61d5db693e4696</text:p>
          </table:table-cell>
          <table:table-cell office:value-type="float" office:value="99.73" calcext:value-type="float">
            <text:p>99.73</text:p>
          </table:table-cell>
          <table:table-cell office:value-type="float" office:value="41.43" calcext:value-type="float">
            <text:p>41.43</text:p>
          </table:table-cell>
          <table:table-cell table:style-name="ce15" office:value-type="float" office:value="70.71" calcext:value-type="float">
            <text:p>70.71</text:p>
          </table:table-cell>
          <table:table-cell office:value-type="float" office:value="70.71" calcext:value-type="float">
            <text:p>7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78.36" calcext:value-type="float">
            <text:p>78.36</text:p>
          </table:table-cell>
          <table:table-cell office:value-type="float" office:value="66.34" calcext:value-type="float">
            <text:p>66.34</text:p>
          </table:table-cell>
          <table:table-cell office:value-type="float" office:value="66.06" calcext:value-type="float">
            <text:p>66.06</text:p>
          </table:table-cell>
          <table:table-cell office:value-type="float" office:value="32.92" calcext:value-type="float">
            <text:p>32.92</text:p>
          </table:table-cell>
          <table:table-cell office:value-type="float" office:value="142360" calcext:value-type="float">
            <text:p>1423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61480" calcext:value-type="float">
            <text:p>61480</text:p>
          </table:table-cell>
          <table:table-cell table:style-name="ce22" office:value-type="float" office:value="910.506" calcext:value-type="float">
            <text:p>910.506</text:p>
          </table:table-cell>
          <table:table-cell office:value-type="string" calcext:value-type="string">
            <text:p>("8d5825a22bd8c2c0df49e4398212573c45c5f5bc26465521f1721c1a68683554", "feb9ddba29f73a0682de1338b5f7be688543a37ab8175361ce6726d1230f0f10", "3e60ec8968fdc611e322638bbb45d1b3d22c3aec541dad4472dba3affbfea1c3", "1a63bd8598f5ab818c9b22da3a4f8b87f64f9bcf547940aac5f3dbc7d20ef8a9", "7c35530aa4eed8cca4c1edccb8f0d8f0e8937656d39f5bacbe84101cb46ba57a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33" calcext:value-type="float">
            <text:p>33</text:p>
          </table:table-cell>
          <table:table-cell office:value-type="float" office:value="52.314" calcext:value-type="float">
            <text:p>52.314</text:p>
          </table:table-cell>
          <table:table-cell office:value-type="string" calcext:value-type="string">
            <text:p>162a636018620b648c67eba261d31fbd3373d2464292a3a93605ebeb3ff061cb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fd060d2841af389a5f0f8277d8e5450b9d1a599d7f4986a03f9253eb67f4ef56</text:p>
          </table:table-cell>
          <table:table-cell office:value-type="float" office:value="91.59" calcext:value-type="float">
            <text:p>91.59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3" calcext:value-type="float">
            <text:p>23</text:p>
          </table:table-cell>
          <table:table-cell office:value-type="float" office:value="43.46" calcext:value-type="float">
            <text:p>43.46</text:p>
          </table:table-cell>
          <table:table-cell office:value-type="string" calcext:value-type="string">
            <text:p>776b43a93f9bc02dc951385cf625e862f585ee17f146977deba68a4447b74964</text:p>
          </table:table-cell>
          <table:table-cell office:value-type="float" office:value="96.9" calcext:value-type="float">
            <text:p>96.9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31" calcext:value-type="float">
            <text:p>31</text:p>
          </table:table-cell>
          <table:table-cell office:value-type="float" office:value="45.206" calcext:value-type="float">
            <text:p>45.206</text:p>
          </table:table-cell>
          <table:table-cell office:value-type="string" calcext:value-type="string">
            <text:p>7c9c33da36d3d9daf9e0e8df4c299edbcdcfc0c037091874f4b627689750353c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44.391" calcext:value-type="float">
            <text:p>44.391</text:p>
          </table:table-cell>
          <table:table-cell office:value-type="string" calcext:value-type="string">
            <text:p>fd060d2841af389a5f0f8277d8e5450b9d1a599d7f4986a03f9253eb67f4ef56</text:p>
          </table:table-cell>
          <table:table-cell office:value-type="float" office:value="91.59" calcext:value-type="float">
            <text:p>91.59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3" calcext:value-type="float">
            <text:p>23</text:p>
          </table:table-cell>
          <table:table-cell office:value-type="float" office:value="43.921" calcext:value-type="float">
            <text:p>43.921</text:p>
          </table:table-cell>
          <table:table-cell office:value-type="string" calcext:value-type="string">
            <text:p>776b43a93f9bc02dc951385cf625e862f585ee17f146977deba68a4447b74964</text:p>
          </table:table-cell>
          <table:table-cell office:value-type="float" office:value="99.73" calcext:value-type="float">
            <text:p>99.73</text:p>
          </table:table-cell>
          <table:table-cell office:value-type="float" office:value="52.14" calcext:value-type="float">
            <text:p>52.14</text:p>
          </table:table-cell>
          <table:table-cell table:style-name="ce15" office:value-type="float" office:value="76.07" calcext:value-type="float">
            <text:p>76.07</text:p>
          </table:table-cell>
          <table:table-cell office:value-type="float" office:value="76.07" calcext:value-type="float">
            <text:p>76.07</text:p>
          </table:table-cell>
          <table:table-cell office:value-type="float" office:value="80" calcext:value-type="float">
            <text:p>80</text:p>
          </table:table-cell>
          <table:table-cell office:value-type="float" office:value="72.14" calcext:value-type="float">
            <text:p>72.14</text:p>
          </table:table-cell>
          <table:table-cell office:value-type="float" office:value="74.3" calcext:value-type="float">
            <text:p>74.3</text:p>
          </table:table-cell>
          <table:table-cell office:value-type="float" office:value="78.79" calcext:value-type="float">
            <text:p>78.79</text:p>
          </table:table-cell>
          <table:table-cell office:value-type="float" office:value="76.85" calcext:value-type="float">
            <text:p>76.85</text:p>
          </table:table-cell>
          <table:table-cell office:value-type="float" office:value="31.35" calcext:value-type="float">
            <text:p>31.35</text:p>
          </table:table-cell>
          <table:table-cell office:value-type="float" office:value="146280" calcext:value-type="float">
            <text:p>1462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111920" calcext:value-type="float">
            <text:p>111920</text:p>
          </table:table-cell>
          <table:table-cell table:style-name="ce22" office:value-type="float" office:value="740.602" calcext:value-type="float">
            <text:p>740.602</text:p>
          </table:table-cell>
          <table:table-cell office:value-type="string" calcext:value-type="string">
            <text:p>("21ae4f8b5d156e037a6e7f27e222a298894c63bc804e160bac434fabf4472f86", "67a49e51a35d69bdae09ab89e5f88d32d4a4c62cddbfcc6ffadfda4da54b499a", "352a901d2258d006815bf5efd668049543bc18375a691d3f4bd31ee7d232abb0", "32fff59a6ca19c7141aa2d3ab1ffae0cefaabadfcbe91161ccc46f150babbe26", "14287b093feec077aa70742267bff86688cafe1ed8507813ab4f45b71def9e6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2.04" calcext:value-type="float">
            <text:p>92.04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41" calcext:value-type="float">
            <text:p>41</text:p>
          </table:table-cell>
          <table:table-cell office:value-type="float" office:value="27.609" calcext:value-type="float">
            <text:p>27.609</text:p>
          </table:table-cell>
          <table:table-cell office:value-type="string" calcext:value-type="string">
            <text:p>2745d8ecac1d82d111cf29b1da6923640d1dfc8f02aaa1b65d63c25f9f0c1526</text:p>
          </table:table-cell>
          <table:table-cell office:value-type="float" office:value="90.27" calcext:value-type="float">
            <text:p>90.27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33" calcext:value-type="float">
            <text:p>33</text:p>
          </table:table-cell>
          <table:table-cell office:value-type="float" office:value="23.654" calcext:value-type="float">
            <text:p>23.654</text:p>
          </table:table-cell>
          <table:table-cell office:value-type="string" calcext:value-type="string">
            <text:p>21b8a7e86972f0575a07207a05d3a165cdee384609a7b7e32584fc1faa408222</text:p>
          </table:table-cell>
          <table:table-cell office:value-type="float" office:value="80.09" calcext:value-type="float">
            <text:p>80.09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13" calcext:value-type="float">
            <text:p>13</text:p>
          </table:table-cell>
          <table:table-cell office:value-type="float" office:value="21.444" calcext:value-type="float">
            <text:p>21.444</text:p>
          </table:table-cell>
          <table:table-cell office:value-type="string" calcext:value-type="string">
            <text:p>60d822105d01f89ad290bb7dffb4fd7ce4e0ce950a93e2bb8cc9089e5ed28b5b</text:p>
          </table:table-cell>
          <table:table-cell office:value-type="float" office:value="91.15" calcext:value-type="float">
            <text:p>91.15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3.268" calcext:value-type="float">
            <text:p>23.268</text:p>
          </table:table-cell>
          <table:table-cell office:value-type="string" calcext:value-type="string">
            <text:p>9f421969bf13c993205d092399c35da599dc6831e85011246eeca5b6294fe276</text:p>
          </table:table-cell>
          <table:table-cell office:value-type="float" office:value="89.38" calcext:value-type="float">
            <text:p>89.38</text:p>
          </table:table-cell>
          <table:table-cell office:value-type="float" office:value="14.29" calcext:value-type="float">
            <text:p>14.29</text:p>
          </table:table-cell>
          <table:table-cell table:style-name="ce15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3.032" calcext:value-type="float">
            <text:p>23.032</text:p>
          </table:table-cell>
          <table:table-cell office:value-type="string" calcext:value-type="string">
            <text:p>5c6ba210bf6278c91bd6534c7231507f2a1a11883e0e7ae6b1ba37499c3aff39</text:p>
          </table:table-cell>
          <table:table-cell office:value-type="float" office:value="80.09" calcext:value-type="float">
            <text:p>80.09</text:p>
          </table:table-cell>
          <table:table-cell office:value-type="float" office:value="17.86" calcext:value-type="float">
            <text:p>17.86</text:p>
          </table:table-cell>
          <table:table-cell table:style-name="ce15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13" calcext:value-type="float">
            <text:p>13</text:p>
          </table:table-cell>
          <table:table-cell office:value-type="float" office:value="21.492" calcext:value-type="float">
            <text:p>21.492</text:p>
          </table:table-cell>
          <table:table-cell office:value-type="string" calcext:value-type="string">
            <text:p>60d822105d01f89ad290bb7dffb4fd7ce4e0ce950a93e2bb8cc9089e5ed28b5b</text:p>
          </table:table-cell>
          <table:table-cell office:value-type="float" office:value="99.65" calcext:value-type="float">
            <text:p>99.65</text:p>
          </table:table-cell>
          <table:table-cell office:value-type="float" office:value="42.14" calcext:value-type="float">
            <text:p>42.14</text:p>
          </table:table-cell>
          <table:table-cell table:style-name="ce15" office:value-type="float" office:value="71.07" calcext:value-type="float">
            <text:p>71.07</text:p>
          </table:table-cell>
          <table:table-cell office:value-type="float" office:value="71.07" calcext:value-type="float">
            <text:p>71.07</text:p>
          </table:table-cell>
          <table:table-cell office:value-type="float" office:value="69.29" calcext:value-type="float">
            <text:p>6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1.75" calcext:value-type="float">
            <text:p>71.75</text:p>
          </table:table-cell>
          <table:table-cell office:value-type="float" office:value="70.89" calcext:value-type="float">
            <text:p>70.89</text:p>
          </table:table-cell>
          <table:table-cell office:value-type="float" office:value="70.29" calcext:value-type="float">
            <text:p>70.29</text:p>
          </table:table-cell>
          <table:table-cell office:value-type="float" office:value="35.7" calcext:value-type="float">
            <text:p>35.7</text:p>
          </table:table-cell>
          <table:table-cell office:value-type="float" office:value="146480" calcext:value-type="float">
            <text:p>14648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93" calcext:value-type="float">
            <text:p>0.9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73520" calcext:value-type="float">
            <text:p>73520</text:p>
          </table:table-cell>
          <table:table-cell table:style-name="ce22" office:value-type="float" office:value="826.536" calcext:value-type="float">
            <text:p>826.536</text:p>
          </table:table-cell>
          <table:table-cell office:value-type="string" calcext:value-type="string">
            <text:p>("ccc8c1b784c3be51627a14debb338d84a2658dd8fc708f062582cd5824cfcf59", "3b0bb3d5183e7539709f4d0c80225b6819379aa6ede52f4f53c4bf279c62f2f7", "9a2fb29489ad8bc8cbd6103c69013a54cb32c5e8a47a8334d88846c5eee5e0f2", "d8ddb53f029cd2195a50372ef6df3e84f88571cb9d43d66f6a171c7e46d70d42", "add39c49eab657a314068841ceb76ec92c0450d43a309c9730542388d277a87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-3.57" calcext:value-type="float">
            <text:p>-3.57</text:p>
          </table:table-cell>
          <table:table-cell table:style-name="ce15" office:value-type="float" office:value="48.21" calcext:value-type="float">
            <text:p>48.21</text:p>
          </table:table-cell>
          <table:table-cell office:value-type="float" office:value="48.21" calcext:value-type="float">
            <text:p>48.21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8.15" calcext:value-type="float">
            <text:p>48.15</text:p>
          </table:table-cell>
          <table:table-cell office:value-type="float" office:value="48.28" calcext:value-type="float">
            <text:p>48.28</text:p>
          </table:table-cell>
          <table:table-cell office:value-type="float" office:value="47.27" calcext:value-type="float">
            <text:p>47.27</text:p>
          </table:table-cell>
          <table:table-cell office:value-type="float" office:value="37" calcext:value-type="float">
            <text:p>37</text:p>
          </table:table-cell>
          <table:table-cell office:value-type="float" office:value="26.315" calcext:value-type="float">
            <text:p>26.315</text:p>
          </table:table-cell>
          <table:table-cell office:value-type="string" calcext:value-type="string">
            <text:p>8a5b862cd4cbe61ba06158f05bfd6effb78e5da7d03205197a6b21fcce9d7e26</text:p>
          </table:table-cell>
          <table:table-cell office:value-type="float" office:value="87.17" calcext:value-type="float">
            <text:p>87.17</text:p>
          </table:table-cell>
          <table:table-cell office:value-type="float" office:value="21.43" calcext:value-type="float">
            <text:p>21.43</text:p>
          </table:table-cell>
          <table:table-cell table:style-name="ce15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9" calcext:value-type="float">
            <text:p>19</text:p>
          </table:table-cell>
          <table:table-cell office:value-type="float" office:value="21.902" calcext:value-type="float">
            <text:p>21.902</text:p>
          </table:table-cell>
          <table:table-cell office:value-type="string" calcext:value-type="string">
            <text:p>9ca4ae26f47b7067c998dfd090d540164519a5879234a5c15481b18ac43342fb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3" calcext:value-type="float">
            <text:p>13</text:p>
          </table:table-cell>
          <table:table-cell office:value-type="float" office:value="20.822" calcext:value-type="float">
            <text:p>20.822</text:p>
          </table:table-cell>
          <table:table-cell office:value-type="string" calcext:value-type="string">
            <text:p>17474c50ab93cbac354cd53db227361dec2bde35442d94f05985c9264ad3c915</text:p>
          </table:table-cell>
          <table:table-cell office:value-type="float" office:value="93.81" calcext:value-type="float">
            <text:p>93.81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35" calcext:value-type="float">
            <text:p>35</text:p>
          </table:table-cell>
          <table:table-cell office:value-type="float" office:value="23.202" calcext:value-type="float">
            <text:p>23.202</text:p>
          </table:table-cell>
          <table:table-cell office:value-type="string" calcext:value-type="string">
            <text:p>b52e7f1981d422b28ed885f147b6dc23cb046df4193fde3066b9a0f06a6dd8b1</text:p>
          </table:table-cell>
          <table:table-cell office:value-type="float" office:value="86.28" calcext:value-type="float">
            <text:p>86.28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9" calcext:value-type="float">
            <text:p>19</text:p>
          </table:table-cell>
          <table:table-cell office:value-type="float" office:value="22.307" calcext:value-type="float">
            <text:p>22.307</text:p>
          </table:table-cell>
          <table:table-cell office:value-type="string" calcext:value-type="string">
            <text:p>7d43ee8dbd06c7018237a498cc0b4b32ba23372b9de9e2a3f2a5091afb1f560e</text:p>
          </table:table-cell>
          <table:table-cell office:value-type="float" office:value="82.74" calcext:value-type="float">
            <text:p>82.74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3" calcext:value-type="float">
            <text:p>13</text:p>
          </table:table-cell>
          <table:table-cell office:value-type="float" office:value="21.705" calcext:value-type="float">
            <text:p>21.705</text:p>
          </table:table-cell>
          <table:table-cell office:value-type="string" calcext:value-type="string">
            <text:p>17474c50ab93cbac354cd53db227361dec2bde35442d94f05985c9264ad3c915</text:p>
          </table:table-cell>
          <table:table-cell office:value-type="float" office:value="99.91" calcext:value-type="float">
            <text:p>99.91</text:p>
          </table:table-cell>
          <table:table-cell office:value-type="float" office:value="34.29" calcext:value-type="float">
            <text:p>34.29</text:p>
          </table:table-cell>
          <table:table-cell table:style-name="ce15" office:value-type="float" office:value="67.14" calcext:value-type="float">
            <text:p>6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5.85" calcext:value-type="float">
            <text:p>65.85</text:p>
          </table:table-cell>
          <table:table-cell office:value-type="float" office:value="68.82" calcext:value-type="float">
            <text:p>68.82</text:p>
          </table:table-cell>
          <table:table-cell office:value-type="float" office:value="68.47" calcext:value-type="float">
            <text:p>68.47</text:p>
          </table:table-cell>
          <table:table-cell office:value-type="float" office:value="30.97" calcext:value-type="float">
            <text:p>30.97</text:p>
          </table:table-cell>
          <table:table-cell office:value-type="float" office:value="141600" calcext:value-type="float">
            <text:p>1416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35400" calcext:value-type="float">
            <text:p>35400</text:p>
          </table:table-cell>
          <table:table-cell table:style-name="ce22" office:value-type="float" office:value="773.574" calcext:value-type="float">
            <text:p>773.574</text:p>
          </table:table-cell>
          <table:table-cell office:value-type="string" calcext:value-type="string">
            <text:p>("23bec683774080ceb340b3f73a333a6bfb196a1ae2be1dc44d66c918cb1400cc", "561868e6e1610c73c9243f0973edd1ff50e23afc49d940c09955026664a019a7", "0c984efc3c10f874863f938c80167d256c46a7268ddf7e05ff1f17d3cdf0f696", "b1d21029c9c468fa93b2a56c1493ed270c808ee4c96f109b640e86ca5867acfb", "c2fbc3ffeb1cd5fbe1cb2ef932f8334ec1d203fa704a1d1bb98dc43f45e92734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25" calcext:value-type="float">
            <text:p>94.25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85.71" calcext:value-type="float">
            <text:p>85.71</text:p>
          </table:table-cell>
          <table:table-cell office:value-type="float" office:value="46.43" calcext:value-type="float">
            <text:p>46.4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47" calcext:value-type="float">
            <text:p>76.47</text:p>
          </table:table-cell>
          <table:table-cell office:value-type="float" office:value="71.64" calcext:value-type="float">
            <text:p>71.64</text:p>
          </table:table-cell>
          <table:table-cell office:value-type="float" office:value="31" calcext:value-type="float">
            <text:p>31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d67a3b17f2b2d52e68bf90569c4989117f7c03ac07d380fe02210e32c4bd91c3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89.29" calcext:value-type="float">
            <text:p>89.2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98" calcext:value-type="float">
            <text:p>60.98</text:p>
          </table:table-cell>
          <table:table-cell office:value-type="float" office:value="80" calcext:value-type="float">
            <text:p>80</text:p>
          </table:table-cell>
          <table:table-cell office:value-type="float" office:value="72.46" calcext:value-type="float">
            <text:p>72.46</text:p>
          </table:table-cell>
          <table:table-cell office:value-type="float" office:value="25" calcext:value-type="float">
            <text:p>25</text:p>
          </table:table-cell>
          <table:table-cell office:value-type="float" office:value="23.206" calcext:value-type="float">
            <text:p>23.206</text:p>
          </table:table-cell>
          <table:table-cell office:value-type="string" calcext:value-type="string">
            <text:p>ba6ece10acbd202145325622d69c2d3db71ae9b6f769bfdcaa22e757ddadec38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89.29" calcext:value-type="float">
            <text:p>89.2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98" calcext:value-type="float">
            <text:p>60.98</text:p>
          </table:table-cell>
          <table:table-cell office:value-type="float" office:value="80" calcext:value-type="float">
            <text:p>80</text:p>
          </table:table-cell>
          <table:table-cell office:value-type="float" office:value="72.46" calcext:value-type="float">
            <text:p>72.46</text:p>
          </table:table-cell>
          <table:table-cell office:value-type="float" office:value="25" calcext:value-type="float">
            <text:p>25</text:p>
          </table:table-cell>
          <table:table-cell office:value-type="float" office:value="23.215" calcext:value-type="float">
            <text:p>23.215</text:p>
          </table:table-cell>
          <table:table-cell office:value-type="string" calcext:value-type="string">
            <text:p>ba6ece10acbd202145325622d69c2d3db71ae9b6f769bfdcaa22e757ddadec38</text:p>
          </table:table-cell>
          <table:table-cell office:value-type="float" office:value="93.81" calcext:value-type="float">
            <text:p>93.81</text:p>
          </table:table-cell>
          <table:table-cell office:value-type="float" office:value="28.57" calcext:value-type="float">
            <text:p>28.57</text:p>
          </table:table-cell>
          <table:table-cell table:style-name="ce15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29" calcext:value-type="float">
            <text:p>29</text:p>
          </table:table-cell>
          <table:table-cell office:value-type="float" office:value="24.112" calcext:value-type="float">
            <text:p>24.112</text:p>
          </table:table-cell>
          <table:table-cell office:value-type="string" calcext:value-type="string">
            <text:p>fd4e2d4afd8ed8569add4bee2d7b16b7e3a2f193d328fcd56ec561e74e69422a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89.29" calcext:value-type="float">
            <text:p>89.2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98" calcext:value-type="float">
            <text:p>60.98</text:p>
          </table:table-cell>
          <table:table-cell office:value-type="float" office:value="80" calcext:value-type="float">
            <text:p>80</text:p>
          </table:table-cell>
          <table:table-cell office:value-type="float" office:value="72.46" calcext:value-type="float">
            <text:p>72.46</text:p>
          </table:table-cell>
          <table:table-cell office:value-type="float" office:value="25" calcext:value-type="float">
            <text:p>25</text:p>
          </table:table-cell>
          <table:table-cell office:value-type="float" office:value="23.275" calcext:value-type="float">
            <text:p>23.275</text:p>
          </table:table-cell>
          <table:table-cell office:value-type="string" calcext:value-type="string">
            <text:p>ba6ece10acbd202145325622d69c2d3db71ae9b6f769bfdcaa22e757ddadec38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89.29" calcext:value-type="float">
            <text:p>89.2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98" calcext:value-type="float">
            <text:p>60.98</text:p>
          </table:table-cell>
          <table:table-cell office:value-type="float" office:value="80" calcext:value-type="float">
            <text:p>80</text:p>
          </table:table-cell>
          <table:table-cell office:value-type="float" office:value="72.46" calcext:value-type="float">
            <text:p>72.46</text:p>
          </table:table-cell>
          <table:table-cell office:value-type="float" office:value="25" calcext:value-type="float">
            <text:p>25</text:p>
          </table:table-cell>
          <table:table-cell office:value-type="float" office:value="23.053" calcext:value-type="float">
            <text:p>23.053</text:p>
          </table:table-cell>
          <table:table-cell office:value-type="string" calcext:value-type="string">
            <text:p>ba6ece10acbd202145325622d69c2d3db71ae9b6f769bfdcaa22e757ddadec38</text:p>
          </table:table-cell>
          <table:table-cell office:value-type="float" office:value="100" calcext:value-type="float">
            <text:p>100</text:p>
          </table:table-cell>
          <table:table-cell office:value-type="float" office:value="37.86" calcext:value-type="float">
            <text:p>37.86</text:p>
          </table:table-cell>
          <table:table-cell table:style-name="ce15" office:value-type="float" office:value="68.93" calcext:value-type="float">
            <text:p>68.93</text:p>
          </table:table-cell>
          <table:table-cell office:value-type="float" office:value="68.93" calcext:value-type="float">
            <text:p>68.93</text:p>
          </table:table-cell>
          <table:table-cell office:value-type="float" office:value="77.14" calcext:value-type="float">
            <text:p>7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6.4" calcext:value-type="float">
            <text:p>66.4</text:p>
          </table:table-cell>
          <table:table-cell office:value-type="float" office:value="72.57" calcext:value-type="float">
            <text:p>72.57</text:p>
          </table:table-cell>
          <table:table-cell office:value-type="float" office:value="71.32" calcext:value-type="float">
            <text:p>71.32</text:p>
          </table:table-cell>
          <table:table-cell office:value-type="float" office:value="33.27" calcext:value-type="float">
            <text:p>33.27</text:p>
          </table:table-cell>
          <table:table-cell office:value-type="float" office:value="142560" calcext:value-type="float">
            <text:p>1425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73880" calcext:value-type="float">
            <text:p>73880</text:p>
          </table:table-cell>
          <table:table-cell table:style-name="ce22" office:value-type="float" office:value="679.028" calcext:value-type="float">
            <text:p>679.028</text:p>
          </table:table-cell>
          <table:table-cell office:value-type="string" calcext:value-type="string">
            <text:p>("f191f1ec0b2e78db04ebc6b67ea885cbf9bbe448e237e2d488073a86d8ac4427", "d6ec7f7aa53748f65e105fdc1db485ce55680ef3062e05099661c0eb9e231a4c", "6e8cb1e93e93e1656032adaabb6b3ce515604b4c284e42ac0bc1d96f779dc7fa", "6473994b34475cadf7225c37bc85fbd150f8ad7dc9f09648cede1e75650ad330", "6133809d15fb6a88833244b3ee64061adc45eab9d63da68644d3e4b62f155a76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1.61" calcext:value-type="float">
            <text:p>51.61</text:p>
          </table:table-cell>
          <table:table-cell office:value-type="float" office:value="49.06" calcext:value-type="float">
            <text:p>49.06</text:p>
          </table:table-cell>
          <table:table-cell office:value-type="float" office:value="27" calcext:value-type="float">
            <text:p>27</text:p>
          </table:table-cell>
          <table:table-cell office:value-type="float" office:value="29.378" calcext:value-type="float">
            <text:p>29.378</text:p>
          </table:table-cell>
          <table:table-cell office:value-type="string" calcext:value-type="string">
            <text:p>7856faa537b18b8343313da0e83223486f12b249b3d0588efadc315f75c54f4b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1.61" calcext:value-type="float">
            <text:p>51.61</text:p>
          </table:table-cell>
          <table:table-cell office:value-type="float" office:value="49.06" calcext:value-type="float">
            <text:p>49.06</text:p>
          </table:table-cell>
          <table:table-cell office:value-type="float" office:value="27" calcext:value-type="float">
            <text:p>27</text:p>
          </table:table-cell>
          <table:table-cell office:value-type="float" office:value="26.667" calcext:value-type="float">
            <text:p>26.667</text:p>
          </table:table-cell>
          <table:table-cell office:value-type="string" calcext:value-type="string">
            <text:p>7856faa537b18b8343313da0e83223486f12b249b3d0588efadc315f75c54f4b</text:p>
          </table:table-cell>
          <table:table-cell office:value-type="float" office:value="87.17" calcext:value-type="float">
            <text:p>87.17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15" calcext:value-type="float">
            <text:p>15</text:p>
          </table:table-cell>
          <table:table-cell office:value-type="float" office:value="25.614" calcext:value-type="float">
            <text:p>25.614</text:p>
          </table:table-cell>
          <table:table-cell office:value-type="string" calcext:value-type="string">
            <text:p>83edc5b994417f9a483e5fe0a34ac27292af001cd5baa4cb61d411749b9b94bf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1.61" calcext:value-type="float">
            <text:p>51.61</text:p>
          </table:table-cell>
          <table:table-cell office:value-type="float" office:value="49.06" calcext:value-type="float">
            <text:p>49.06</text:p>
          </table:table-cell>
          <table:table-cell office:value-type="float" office:value="25" calcext:value-type="float">
            <text:p>25</text:p>
          </table:table-cell>
          <table:table-cell office:value-type="float" office:value="26.64" calcext:value-type="float">
            <text:p>26.64</text:p>
          </table:table-cell>
          <table:table-cell office:value-type="string" calcext:value-type="string">
            <text:p>ee571444a4e032399ce4ae6bf8c56d5477b773d891a266c2ac3f8df837c52ca7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style-name="ce15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1.61" calcext:value-type="float">
            <text:p>51.61</text:p>
          </table:table-cell>
          <table:table-cell office:value-type="float" office:value="49.06" calcext:value-type="float">
            <text:p>49.06</text:p>
          </table:table-cell>
          <table:table-cell office:value-type="float" office:value="25" calcext:value-type="float">
            <text:p>25</text:p>
          </table:table-cell>
          <table:table-cell office:value-type="float" office:value="26.783" calcext:value-type="float">
            <text:p>26.783</text:p>
          </table:table-cell>
          <table:table-cell office:value-type="string" calcext:value-type="string">
            <text:p>ee571444a4e032399ce4ae6bf8c56d5477b773d891a266c2ac3f8df837c52ca7</text:p>
          </table:table-cell>
          <table:table-cell office:value-type="float" office:value="87.17" calcext:value-type="float">
            <text:p>87.17</text:p>
          </table:table-cell>
          <table:table-cell office:value-type="float" office:value="7.14" calcext:value-type="float">
            <text:p>7.14</text:p>
          </table:table-cell>
          <table:table-cell table:style-name="ce15" office:value-type="float" office:value="53.57" calcext:value-type="float">
            <text:p>53.57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15" calcext:value-type="float">
            <text:p>15</text:p>
          </table:table-cell>
          <table:table-cell office:value-type="float" office:value="25.985" calcext:value-type="float">
            <text:p>25.985</text:p>
          </table:table-cell>
          <table:table-cell office:value-type="string" calcext:value-type="string">
            <text:p>83edc5b994417f9a483e5fe0a34ac27292af001cd5baa4cb61d411749b9b94bf</text:p>
          </table:table-cell>
          <table:table-cell office:value-type="float" office:value="99.73" calcext:value-type="float">
            <text:p>99.73</text:p>
          </table:table-cell>
          <table:table-cell office:value-type="float" office:value="25.71" calcext:value-type="float">
            <text:p>25.71</text:p>
          </table:table-cell>
          <table:table-cell table:style-name="ce15" office:value-type="float" office:value="62.86" calcext:value-type="float">
            <text:p>6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48.57" calcext:value-type="float">
            <text:p>4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69.22" calcext:value-type="float">
            <text:p>69.22</text:p>
          </table:table-cell>
          <table:table-cell office:value-type="float" office:value="60.04" calcext:value-type="float">
            <text:p>60.04</text:p>
          </table:table-cell>
          <table:table-cell office:value-type="float" office:value="56.45" calcext:value-type="float">
            <text:p>56.45</text:p>
          </table:table-cell>
          <table:table-cell office:value-type="float" office:value="31.62" calcext:value-type="float">
            <text:p>31.62</text:p>
          </table:table-cell>
          <table:table-cell office:value-type="float" office:value="145040" calcext:value-type="float">
            <text:p>14504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55" calcext:value-type="float">
            <text:p>0.55</text:p>
          </table:table-cell>
          <table:table-cell office:value-type="float" office:value="0.93" calcext:value-type="float">
            <text:p>0.93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34680" calcext:value-type="float">
            <text:p>34680</text:p>
          </table:table-cell>
          <table:table-cell table:style-name="ce22" office:value-type="float" office:value="717.21" calcext:value-type="float">
            <text:p>717.21</text:p>
          </table:table-cell>
          <table:table-cell office:value-type="string" calcext:value-type="string">
            <text:p>("9c389c2feb73ad3bbb54307b6f188e2b30364c37783c846909e645578a2c3977", "fab6f1b21562bc9393ffd4eb7da04d2dff62b5f98954674385ae940b5f6fda57", "ec9fe762a7dac0f285b04243d13445c3cefcb3b764b5b6527b9a8c52ea681a1b", "321ac24c80f64f0332e038ba2b707a96a05f911664d30f3adc29234c6d5296ef", "2e3b40689f9be446f4007cf211f97420bafea547352076d34aab5d55fcaf7ba3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72.73" calcext:value-type="float">
            <text:p>72.73</text:p>
          </table:table-cell>
          <table:table-cell office:value-type="float" office:value="70.97" calcext:value-type="float">
            <text:p>70.97</text:p>
          </table:table-cell>
          <table:table-cell office:value-type="float" office:value="29" calcext:value-type="float">
            <text:p>29</text:p>
          </table:table-cell>
          <table:table-cell office:value-type="float" office:value="35.304" calcext:value-type="float">
            <text:p>35.304</text:p>
          </table:table-cell>
          <table:table-cell office:value-type="string" calcext:value-type="string">
            <text:p>bdab9a120f2b42b960d043116ff94fc9f5495b66bfbdbe616224daf63784a51e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2.14" calcext:value-type="float">
            <text:p>8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76.19" calcext:value-type="float">
            <text:p>76.19</text:p>
          </table:table-cell>
          <table:table-cell office:value-type="float" office:value="73.02" calcext:value-type="float">
            <text:p>73.02</text:p>
          </table:table-cell>
          <table:table-cell office:value-type="float" office:value="27" calcext:value-type="float">
            <text:p>27</text:p>
          </table:table-cell>
          <table:table-cell office:value-type="float" office:value="32.578" calcext:value-type="float">
            <text:p>32.578</text:p>
          </table:table-cell>
          <table:table-cell office:value-type="string" calcext:value-type="string">
            <text:p>68bd193a00b8abed3e0584c04b6182a2a171d39f150e7b4c1134aceff23ed1cb</text:p>
          </table:table-cell>
          <table:table-cell office:value-type="float" office:value="89.82" calcext:value-type="float">
            <text:p>89.82</text:p>
          </table:table-cell>
          <table:table-cell office:value-type="float" office:value="42.86" calcext:value-type="float">
            <text:p>42.86</text:p>
          </table:table-cell>
          <table:table-cell table:style-name="ce15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1" calcext:value-type="float">
            <text:p>21</text:p>
          </table:table-cell>
          <table:table-cell office:value-type="float" office:value="32.048" calcext:value-type="float">
            <text:p>32.048</text:p>
          </table:table-cell>
          <table:table-cell office:value-type="string" calcext:value-type="string">
            <text:p>18f135448eff709129c44b7f7ede214b22ed29b4e94683e30840a1dcdc572159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2.14" calcext:value-type="float">
            <text:p>8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76.19" calcext:value-type="float">
            <text:p>76.19</text:p>
          </table:table-cell>
          <table:table-cell office:value-type="float" office:value="73.02" calcext:value-type="float">
            <text:p>73.02</text:p>
          </table:table-cell>
          <table:table-cell office:value-type="float" office:value="27" calcext:value-type="float">
            <text:p>27</text:p>
          </table:table-cell>
          <table:table-cell office:value-type="float" office:value="32.337" calcext:value-type="float">
            <text:p>32.337</text:p>
          </table:table-cell>
          <table:table-cell office:value-type="string" calcext:value-type="string">
            <text:p>68bd193a00b8abed3e0584c04b6182a2a171d39f150e7b4c1134aceff23ed1cb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style-name="ce15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2.14" calcext:value-type="float">
            <text:p>8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76.19" calcext:value-type="float">
            <text:p>76.19</text:p>
          </table:table-cell>
          <table:table-cell office:value-type="float" office:value="73.02" calcext:value-type="float">
            <text:p>73.02</text:p>
          </table:table-cell>
          <table:table-cell office:value-type="float" office:value="27" calcext:value-type="float">
            <text:p>27</text:p>
          </table:table-cell>
          <table:table-cell office:value-type="float" office:value="32.672" calcext:value-type="float">
            <text:p>32.672</text:p>
          </table:table-cell>
          <table:table-cell office:value-type="string" calcext:value-type="string">
            <text:p>68bd193a00b8abed3e0584c04b6182a2a171d39f150e7b4c1134aceff23ed1cb</text:p>
          </table:table-cell>
          <table:table-cell office:value-type="float" office:value="89.82" calcext:value-type="float">
            <text:p>89.82</text:p>
          </table:table-cell>
          <table:table-cell office:value-type="float" office:value="42.86" calcext:value-type="float">
            <text:p>42.86</text:p>
          </table:table-cell>
          <table:table-cell table:style-name="ce15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1" calcext:value-type="float">
            <text:p>21</text:p>
          </table:table-cell>
          <table:table-cell office:value-type="float" office:value="32.421" calcext:value-type="float">
            <text:p>32.421</text:p>
          </table:table-cell>
          <table:table-cell office:value-type="string" calcext:value-type="string">
            <text:p>18f135448eff709129c44b7f7ede214b22ed29b4e94683e30840a1dcdc572159</text:p>
          </table:table-cell>
          <table:table-cell office:value-type="float" office:value="99.91" calcext:value-type="float">
            <text:p>99.91</text:p>
          </table:table-cell>
          <table:table-cell office:value-type="float" office:value="31.43" calcext:value-type="float">
            <text:p>31.43</text:p>
          </table:table-cell>
          <table:table-cell table:style-name="ce15" office:value-type="float" office:value="65.71" calcext:value-type="float">
            <text:p>6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65.41" calcext:value-type="float">
            <text:p>65.41</text:p>
          </table:table-cell>
          <table:table-cell office:value-type="float" office:value="66.25" calcext:value-type="float">
            <text:p>66.25</text:p>
          </table:table-cell>
          <table:table-cell office:value-type="float" office:value="66.52" calcext:value-type="float">
            <text:p>66.52</text:p>
          </table:table-cell>
          <table:table-cell office:value-type="float" office:value="31.79" calcext:value-type="float">
            <text:p>31.79</text:p>
          </table:table-cell>
          <table:table-cell office:value-type="float" office:value="140520" calcext:value-type="float">
            <text:p>140520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25120" calcext:value-type="float">
            <text:p>25120</text:p>
          </table:table-cell>
          <table:table-cell table:style-name="ce22" office:value-type="float" office:value="728.894" calcext:value-type="float">
            <text:p>728.894</text:p>
          </table:table-cell>
          <table:table-cell office:value-type="string" calcext:value-type="string">
            <text:p>("475f395c5ca62460ea22a02c28bfa0c99fae2dac0e9f0e0b6c235cbdd0706cf9", "09a46913e03cd6e44629dc4f31bff338a1c56d02e6512a500d0ca645b6238f51", "8c83cc59b4c9a06b34253b17a0590120a0a4899a4e96b657e1dd89c7b328a76d", "1e923fdbed749e5e5b71cd31313c8e77d80df9b9d47ae825d3bd3c9763d4ec47", "8f3b0f2e8b48a4520582a4074be71b6fe4294a37ee6b4fb15bde954478ca0e43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58" calcext:value-type="float">
            <text:p>95.58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31" calcext:value-type="float">
            <text:p>31</text:p>
          </table:table-cell>
          <table:table-cell office:value-type="float" office:value="24.869" calcext:value-type="float">
            <text:p>24.869</text:p>
          </table:table-cell>
          <table:table-cell office:value-type="string" calcext:value-type="string">
            <text:p>8965ad60335e67e2e8444b0d2b7f190b51ff416b59254cb59f3e78bab51e1dad</text:p>
          </table:table-cell>
          <table:table-cell office:value-type="float" office:value="94.25" calcext:value-type="float">
            <text:p>94.25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24.031" calcext:value-type="float">
            <text:p>24.031</text:p>
          </table:table-cell>
          <table:table-cell office:value-type="string" calcext:value-type="string">
            <text:p>e767d7776513158c7137c78de6ff659f0a551630b66a2159393998e0bfce87b0</text:p>
          </table:table-cell>
          <table:table-cell office:value-type="float" office:value="86.28" calcext:value-type="float">
            <text:p>86.28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17" calcext:value-type="float">
            <text:p>17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055cc4cd658309c596270b85708a2d429caa9aa1cd58888d117a4da0a0edef35</text:p>
          </table:table-cell>
          <table:table-cell office:value-type="float" office:value="94.69" calcext:value-type="float">
            <text:p>94.69</text:p>
          </table:table-cell>
          <table:table-cell office:value-type="float" office:value="35.71" calcext:value-type="float">
            <text:p>35.71</text:p>
          </table:table-cell>
          <table:table-cell table:style-name="ce15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039a742c655370434325f0501ef62f17ec07c7d3a88666b00f0dd7725cd9d6bf</text:p>
          </table:table-cell>
          <table:table-cell office:value-type="float" office:value="92.92" calcext:value-type="float">
            <text:p>92.92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24.338" calcext:value-type="float">
            <text:p>24.338</text:p>
          </table:table-cell>
          <table:table-cell office:value-type="string" calcext:value-type="string">
            <text:p>567589e5de9d57b391cbd505a4f2d7c998b3e460b1e1830ed6d62a0f68daea87</text:p>
          </table:table-cell>
          <table:table-cell office:value-type="float" office:value="86.28" calcext:value-type="float">
            <text:p>86.28</text:p>
          </table:table-cell>
          <table:table-cell office:value-type="float" office:value="32.14" calcext:value-type="float">
            <text:p>32.14</text:p>
          </table:table-cell>
          <table:table-cell table:style-name="ce15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17" calcext:value-type="float">
            <text:p>17</text:p>
          </table:table-cell>
          <table:table-cell office:value-type="float" office:value="23.611" calcext:value-type="float">
            <text:p>23.611</text:p>
          </table:table-cell>
          <table:table-cell office:value-type="string" calcext:value-type="string">
            <text:p>055cc4cd658309c596270b85708a2d429caa9aa1cd58888d117a4da0a0edef35</text:p>
          </table:table-cell>
          <table:table-cell office:value-type="float" office:value="99.73" calcext:value-type="float">
            <text:p>99.73</text:p>
          </table:table-cell>
          <table:table-cell office:value-type="float" office:value="47.14" calcext:value-type="float">
            <text:p>47.14</text:p>
          </table:table-cell>
          <table:table-cell table:style-name="ce15" office:value-type="float" office:value="73.57" calcext:value-type="float">
            <text:p>73.57</text:p>
          </table:table-cell>
          <table:table-cell office:value-type="float" office:value="73.57" calcext:value-type="float">
            <text:p>7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86.43" calcext:value-type="float">
            <text:p>86.43</text:p>
          </table:table-cell>
          <table:table-cell office:value-type="float" office:value="82.73" calcext:value-type="float">
            <text:p>82.73</text:p>
          </table:table-cell>
          <table:table-cell office:value-type="float" office:value="68.8" calcext:value-type="float">
            <text:p>68.8</text:p>
          </table:table-cell>
          <table:table-cell office:value-type="float" office:value="69.64" calcext:value-type="float">
            <text:p>69.64</text:p>
          </table:table-cell>
          <table:table-cell office:value-type="float" office:value="35.96" calcext:value-type="float">
            <text:p>35.96</text:p>
          </table:table-cell>
          <table:table-cell office:value-type="float" office:value="147200" calcext:value-type="float">
            <text:p>14720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6600" calcext:value-type="float">
            <text:p>6600</text:p>
          </table:table-cell>
          <table:table-cell table:style-name="ce22" office:value-type="float" office:value="719.256" calcext:value-type="float">
            <text:p>719.256</text:p>
          </table:table-cell>
          <table:table-cell office:value-type="string" calcext:value-type="string">
            <text:p>("fb097b896ad52c9a4685da1aa8e395f01c56a3104f54fe1a9e6e517271ac67c6", "cd5e3b570882b6e5d3022dba57c782bc4014496adcadbcef4699c532d944a4fa", "add368692ede5fce668b6a7e445776779882865620565538c58501bcd7bd8639", "81e64fa48932c01d616e14ccd0f8ef5301230bae5cc850828dfd0baf2f0b5832", "c4de1bde4238e6e7a206296569bfb624753e8e697d0d2de6cd3cfe84e1e25a6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44.761" calcext:value-type="float">
            <text:p>144.761</text:p>
          </table:table-cell>
          <table:table-cell office:value-type="string" calcext:value-type="string">
            <text:p>f14dcd164e498cfeceeadb81f913b0c35cd16899b36f195e83b483c1c9e4b352</text:p>
          </table:table-cell>
          <table:table-cell office:value-type="float" office:value="98.84" calcext:value-type="float">
            <text:p>98.84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f14dcd164e498cfeceeadb81f913b0c35cd16899b36f195e83b483c1c9e4b352</text:p>
          </table:table-cell>
          <table:table-cell office:value-type="float" office:value="93.02" calcext:value-type="float">
            <text:p>93.0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7" calcext:value-type="float">
            <text:p>7</text:p>
          </table:table-cell>
          <table:table-cell office:value-type="float" office:value="9.869" calcext:value-type="float">
            <text:p>9.869</text:p>
          </table:table-cell>
          <table:table-cell office:value-type="string" calcext:value-type="string">
            <text:p>0eb623b983055b6b3228d6c0731b1305327df64b7344768ea4eb3fc3c8348e1a</text:p>
          </table:table-cell>
          <table:table-cell office:value-type="float" office:value="98.84" calcext:value-type="float">
            <text:p>98.84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2.958" calcext:value-type="float">
            <text:p>12.958</text:p>
          </table:table-cell>
          <table:table-cell office:value-type="string" calcext:value-type="string">
            <text:p>f14dcd164e498cfeceeadb81f913b0c35cd16899b36f195e83b483c1c9e4b352</text:p>
          </table:table-cell>
          <table:table-cell office:value-type="float" office:value="98.84" calcext:value-type="float">
            <text:p>98.84</text:p>
          </table:table-cell>
          <table:table-cell office:value-type="float" office:value="45.45" calcext:value-type="float">
            <text:p>45.45</text:p>
          </table:table-cell>
          <table:table-cell table:style-name="ce15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2.934" calcext:value-type="float">
            <text:p>12.934</text:p>
          </table:table-cell>
          <table:table-cell office:value-type="string" calcext:value-type="string">
            <text:p>f14dcd164e498cfeceeadb81f913b0c35cd16899b36f195e83b483c1c9e4b352</text:p>
          </table:table-cell>
          <table:table-cell office:value-type="float" office:value="93.02" calcext:value-type="float">
            <text:p>93.0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7" calcext:value-type="float">
            <text:p>7</text:p>
          </table:table-cell>
          <table:table-cell office:value-type="float" office:value="9.842" calcext:value-type="float">
            <text:p>9.842</text:p>
          </table:table-cell>
          <table:table-cell office:value-type="string" calcext:value-type="string">
            <text:p>0eb623b983055b6b3228d6c0731b1305327df64b7344768ea4eb3fc3c8348e1a</text:p>
          </table:table-cell>
          <table:table-cell office:value-type="float" office:value="98.84" calcext:value-type="float">
            <text:p>98.84</text:p>
          </table:table-cell>
          <table:table-cell office:value-type="float" office:value="69.09" calcext:value-type="float">
            <text:p>69.09</text:p>
          </table:table-cell>
          <table:table-cell table:style-name="ce15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2" calcext:value-type="float">
            <text:p>89.52</text:p>
          </table:table-cell>
          <table:table-cell office:value-type="float" office:value="81" calcext:value-type="float">
            <text:p>81</text:p>
          </table:table-cell>
          <table:table-cell office:value-type="float" office:value="83.32" calcext:value-type="float">
            <text:p>83.32</text:p>
          </table:table-cell>
          <table:table-cell office:value-type="float" office:value="16.32" calcext:value-type="float">
            <text:p>16.32</text:p>
          </table:table-cell>
          <table:table-cell office:value-type="float" office:value="52720" calcext:value-type="float">
            <text:p>52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43520" calcext:value-type="float">
            <text:p>43520</text:p>
          </table:table-cell>
          <table:table-cell table:style-name="ce22" office:value-type="float" office:value="513.846" calcext:value-type="float">
            <text:p>513.846</text:p>
          </table:table-cell>
          <table:table-cell office:value-type="string" calcext:value-type="string">
            <text:p>("3b6a12e9620111ad1c123d7a812ed937a4300184685fe208f7f84251d1f72a3e", "6ecdc8d980b5a52984adc580c756dd6563c4266f563f8379aa280eb50d8c5547", "d6daf41f2310037c554bbab2830b683c5e3d393c7b29612e378e214ae6cea073", "a0d851afcfa057ea0ca2b0c6438d21b3e0b903d69673cd47332faf4711836b19", "667d2645ea05e06f548fd9500303791590f3a350dd620ae30534832f0340b12b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0.375" calcext:value-type="float">
            <text:p>90.375</text:p>
          </table:table-cell>
          <table:table-cell office:value-type="string" calcext:value-type="string">
            <text:p>0d8cae22c07a1d20c4e0ca4bd160892952f3b392b6275d15f6e98a7b484b4a03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114" calcext:value-type="float">
            <text:p>12.114</text:p>
          </table:table-cell>
          <table:table-cell office:value-type="string" calcext:value-type="string">
            <text:p>0d8cae22c07a1d20c4e0ca4bd160892952f3b392b6275d15f6e98a7b484b4a03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7.495" calcext:value-type="float">
            <text:p>7.495</text:p>
          </table:table-cell>
          <table:table-cell office:value-type="string" calcext:value-type="string">
            <text:p>ac40d8ea70b2bae30103c243be63b9b424e3606491801568115b7addd4eac081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184" calcext:value-type="float">
            <text:p>12.184</text:p>
          </table:table-cell>
          <table:table-cell office:value-type="string" calcext:value-type="string">
            <text:p>0d8cae22c07a1d20c4e0ca4bd160892952f3b392b6275d15f6e98a7b484b4a03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.291" calcext:value-type="float">
            <text:p>12.291</text:p>
          </table:table-cell>
          <table:table-cell office:value-type="string" calcext:value-type="string">
            <text:p>0d8cae22c07a1d20c4e0ca4bd160892952f3b392b6275d15f6e98a7b484b4a03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7.562" calcext:value-type="float">
            <text:p>7.562</text:p>
          </table:table-cell>
          <table:table-cell office:value-type="string" calcext:value-type="string">
            <text:p>ac40d8ea70b2bae30103c243be63b9b424e3606491801568115b7addd4eac081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15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13.02" calcext:value-type="float">
            <text:p>13.02</text:p>
          </table:table-cell>
          <table:table-cell office:value-type="float" office:value="54280" calcext:value-type="float">
            <text:p>54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3720" calcext:value-type="float">
            <text:p>13720</text:p>
          </table:table-cell>
          <table:table-cell table:style-name="ce22" office:value-type="float" office:value="515.038" calcext:value-type="float">
            <text:p>515.038</text:p>
          </table:table-cell>
          <table:table-cell office:value-type="string" calcext:value-type="string">
            <text:p>("fb8013d265d47b26efbda9116981a41e43b2805604b4c9af27836e5ac16fe8c5", "d79a127032a4da6231fb6bb834d5fc603bc9a631a6d5aec91079c7a80229fbea", "3ff18aa59bb606e7848e6f1f401ab600ff0fe9f657f13d4435a5b8bc57149a37", "7a6e50f52da8fb5a5b49a174069c6510fe55c4bfa5b0e949cac8a074111e3068", "556cfe0ef86dc6ddc3e7171987ca62e6b03e201ecb4440c615e1c029120a252c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25.767" calcext:value-type="float">
            <text:p>25.767</text:p>
          </table:table-cell>
          <table:table-cell office:value-type="string" calcext:value-type="string">
            <text:p>650a05427de855c45cb0d16e162f3647b9fc2276052242a9aa95312d13b4c20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6.787" calcext:value-type="float">
            <text:p>6.787</text:p>
          </table:table-cell>
          <table:table-cell office:value-type="string" calcext:value-type="string">
            <text:p>650a05427de855c45cb0d16e162f3647b9fc2276052242a9aa95312d13b4c20a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75f56727ea53eac03602007c6a6b316e9730e1880a8dd94f3c6442b28af9d75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a1c4deb9bed39bd395c0e1926d0f341bab2985aaab1b9085b718d255bc7cb14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6.802" calcext:value-type="float">
            <text:p>6.802</text:p>
          </table:table-cell>
          <table:table-cell office:value-type="string" calcext:value-type="string">
            <text:p>a1c4deb9bed39bd395c0e1926d0f341bab2985aaab1b9085b718d255bc7cb148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style-name="ce15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75f56727ea53eac03602007c6a6b316e9730e1880a8dd94f3c6442b28af9d758</text:p>
          </table:table-cell>
          <table:table-cell office:value-type="float" office:value="99.07" calcext:value-type="float">
            <text:p>99.07</text:p>
          </table:table-cell>
          <table:table-cell office:value-type="float" office:value="50.91" calcext:value-type="float">
            <text:p>50.91</text:p>
          </table:table-cell>
          <table:table-cell table:style-name="ce15" office:value-type="float" office:value="75.45" calcext:value-type="float">
            <text:p>75.45</text:p>
          </table:table-cell>
          <table:table-cell office:value-type="float" office:value="75.45" calcext:value-type="float">
            <text:p>75.45</text:p>
          </table:table-cell>
          <table:table-cell office:value-type="float" office:value="60" calcext:value-type="float">
            <text:p>60</text:p>
          </table:table-cell>
          <table:table-cell office:value-type="float" office:value="90.91" calcext:value-type="float">
            <text:p>90.91</text:p>
          </table:table-cell>
          <table:table-cell office:value-type="float" office:value="86.79" calcext:value-type="float">
            <text:p>86.79</text:p>
          </table:table-cell>
          <table:table-cell office:value-type="float" office:value="69.52" calcext:value-type="float">
            <text:p>69.52</text:p>
          </table:table-cell>
          <table:table-cell office:value-type="float" office:value="70.88" calcext:value-type="float">
            <text:p>70.88</text:p>
          </table:table-cell>
          <table:table-cell office:value-type="float" office:value="19.07" calcext:value-type="float">
            <text:p>19.07</text:p>
          </table:table-cell>
          <table:table-cell office:value-type="float" office:value="52000" calcext:value-type="float">
            <text:p>52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3400" calcext:value-type="float">
            <text:p>3400</text:p>
          </table:table-cell>
          <table:table-cell table:style-name="ce22" office:value-type="float" office:value="487.055" calcext:value-type="float">
            <text:p>487.055</text:p>
          </table:table-cell>
          <table:table-cell office:value-type="string" calcext:value-type="string">
            <text:p>("daa7d386dd9228b3536d01ebf743241a85ab3dcb879729e60a61df31340de490", "ec64d266c2d0e6a6c24b31783b6590ee19d0f96e16a9dc3332ac30c46d108bf0", "6f45bbb341530f797979ca98e60508ef38ce456ee4c6e681169dde7a638e6e1e", "d8d9e1c1bb25fa3deababa6bb1af2095b0e1f4d3683c410718454999cf3f2c38", "2fd861fe1ad9331c7efd343512befc8a5ca7e9b90e24dbc267a1b87dfe15736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15.605" calcext:value-type="float">
            <text:p>15.605</text:p>
          </table:table-cell>
          <table:table-cell office:value-type="string" calcext:value-type="string">
            <text:p>febc0bebefce48755ad43e2f97a8a0870a3de0b5fe6bab525345b32e8a2bdc89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6.171" calcext:value-type="float">
            <text:p>6.171</text:p>
          </table:table-cell>
          <table:table-cell office:value-type="string" calcext:value-type="string">
            <text:p>bb0cb31074e05774d0086ceb8752a39649fb923a274e132a7ef88ca5057df07b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bb0cb31074e05774d0086ceb8752a39649fb923a274e132a7ef88ca5057df07b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7" calcext:value-type="float">
            <text:p>7</text:p>
          </table:table-cell>
          <table:table-cell office:value-type="float" office:value="8.081" calcext:value-type="float">
            <text:p>8.081</text:p>
          </table:table-cell>
          <table:table-cell office:value-type="string" calcext:value-type="string">
            <text:p>161b88a848ed02354a7d01a3edc3d53b0807e7d5b8abda0c1ff4fae9b2914541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6.257" calcext:value-type="float">
            <text:p>6.257</text:p>
          </table:table-cell>
          <table:table-cell office:value-type="string" calcext:value-type="string">
            <text:p>bb0cb31074e05774d0086ceb8752a39649fb923a274e132a7ef88ca5057df07b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6.206" calcext:value-type="float">
            <text:p>6.206</text:p>
          </table:table-cell>
          <table:table-cell office:value-type="string" calcext:value-type="string">
            <text:p>bb0cb31074e05774d0086ceb8752a39649fb923a274e132a7ef88ca5057df07b</text:p>
          </table:table-cell>
          <table:table-cell office:value-type="float" office:value="99.53" calcext:value-type="float">
            <text:p>99.53</text:p>
          </table:table-cell>
          <table:table-cell office:value-type="float" office:value="70.91" calcext:value-type="float">
            <text:p>70.91</text:p>
          </table:table-cell>
          <table:table-cell table:style-name="ce15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7.71" calcext:value-type="float">
            <text:p>17.71</text:p>
          </table:table-cell>
          <table:table-cell office:value-type="float" office:value="56880" calcext:value-type="float">
            <text:p>56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8120" calcext:value-type="float">
            <text:p>8120</text:p>
          </table:table-cell>
          <table:table-cell table:style-name="ce22" office:value-type="float" office:value="466.389" calcext:value-type="float">
            <text:p>466.389</text:p>
          </table:table-cell>
          <table:table-cell office:value-type="string" calcext:value-type="string">
            <text:p>("32dd4e1505b392d1b46899fe0d5bb7197e68b6651f02d68d38b89d153189e82a", "76b5f71d9dd4696bc85b25d580d604bbc93e24e0f63ea7cba890f34438f44626", "887de6a45aac05e28a412b28f97234f502314da556957c3be55b8641a0838398", "cbea82bdeff8ee3a9c702874f90f25dd6b7bb55f0e0662a2c702ade2c24b67fe", "6b17efd204fa260f936e47a560a546ee98081a27190c6abb8c9d2498c5dd0c5f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0ff997882ace88aa9293a381bda2bc226ca335725629af4f9b26d91f90d2f2a9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0ff997882ace88aa9293a381bda2bc226ca335725629af4f9b26d91f90d2f2a9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6.027" calcext:value-type="float">
            <text:p>6.027</text:p>
          </table:table-cell>
          <table:table-cell office:value-type="string" calcext:value-type="string">
            <text:p>40aefa45e7bdfbc35d52a277eedd72119af2ef0e491c60e98fc5fe11d4b2469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.524" calcext:value-type="float">
            <text:p>13.524</text:p>
          </table:table-cell>
          <table:table-cell office:value-type="string" calcext:value-type="string">
            <text:p>9cce3aa54e7e1384b37e2ae0e77c0aff875d185e4e55c24ff3dd500ef7cc251a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.821" calcext:value-type="float">
            <text:p>13.821</text:p>
          </table:table-cell>
          <table:table-cell office:value-type="string" calcext:value-type="string">
            <text:p>9cce3aa54e7e1384b37e2ae0e77c0aff875d185e4e55c24ff3dd500ef7cc251a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6.212" calcext:value-type="float">
            <text:p>6.212</text:p>
          </table:table-cell>
          <table:table-cell office:value-type="string" calcext:value-type="string">
            <text:p>40aefa45e7bdfbc35d52a277eedd72119af2ef0e491c60e98fc5fe11d4b24690</text:p>
          </table:table-cell>
          <table:table-cell office:value-type="float" office:value="99.77" calcext:value-type="float">
            <text:p>99.77</text:p>
          </table:table-cell>
          <table:table-cell office:value-type="float" office:value="89.09" calcext:value-type="float">
            <text:p>89.09</text:p>
          </table:table-cell>
          <table:table-cell table:style-name="ce15" office:value-type="float" office:value="94.55" calcext:value-type="float">
            <text:p>94.55</text:p>
          </table:table-cell>
          <table:table-cell office:value-type="float" office:value="94.55" calcext:value-type="float">
            <text:p>94.55</text:p>
          </table:table-cell>
          <table:table-cell office:value-type="float" office:value="98.18" calcext:value-type="float">
            <text:p>9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91.52" calcext:value-type="float">
            <text:p>91.52</text:p>
          </table:table-cell>
          <table:table-cell office:value-type="float" office:value="98.18" calcext:value-type="float">
            <text:p>98.18</text:p>
          </table:table-cell>
          <table:table-cell office:value-type="float" office:value="94.7" calcext:value-type="float">
            <text:p>94.7</text:p>
          </table:table-cell>
          <table:table-cell office:value-type="float" office:value="23.49" calcext:value-type="float">
            <text:p>23.49</text:p>
          </table:table-cell>
          <table:table-cell office:value-type="float" office:value="57560" calcext:value-type="float">
            <text:p>57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9880" calcext:value-type="float">
            <text:p>29880</text:p>
          </table:table-cell>
          <table:table-cell table:style-name="ce22" office:value-type="float" office:value="579.64" calcext:value-type="float">
            <text:p>579.64</text:p>
          </table:table-cell>
          <table:table-cell office:value-type="string" calcext:value-type="string">
            <text:p>("e28ca81109471088feab9fefd1ee9422323ef631cddf6d112ea4ad9db642e812", "89996a7949e52dcb2e606ab27bd0ad7221dd34d363ccdfab20eca43cb98ad691", "e588f09c97478a3da0ebbb0e3d390028f78d8f4a0cca16470a6a5f45dfd4ef3a", "8701769d32ddd2e04587dae20b68852aec67eab468d2eee123dd4e8b31498d12", "d5b2a8c0fd2afeb537701f3eda3bde2f6d244515275c234f62f52557d1c700d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90.91" calcext:value-type="float">
            <text:p>90.91</text:p>
          </table:table-cell>
          <table:table-cell table:style-name="ce15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37.703" calcext:value-type="float">
            <text:p>37.703</text:p>
          </table:table-cell>
          <table:table-cell office:value-type="string" calcext:value-type="string">
            <text:p>cbf1ce5c35552fbb0936815b32ab13ca8d8c6465e7bf947a59f81d2b5c3ec91e</text:p>
          </table:table-cell>
          <table:table-cell office:value-type="float" office:value="97.67" calcext:value-type="float">
            <text:p>97.67</text:p>
          </table:table-cell>
          <table:table-cell office:value-type="float" office:value="90.91" calcext:value-type="float">
            <text:p>90.91</text:p>
          </table:table-cell>
          <table:table-cell table:style-name="ce15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14.534" calcext:value-type="float">
            <text:p>14.534</text:p>
          </table:table-cell>
          <table:table-cell office:value-type="string" calcext:value-type="string">
            <text:p>cbf1ce5c35552fbb0936815b32ab13ca8d8c6465e7bf947a59f81d2b5c3ec91e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1.098" calcext:value-type="float">
            <text:p>11.098</text:p>
          </table:table-cell>
          <table:table-cell office:value-type="string" calcext:value-type="string">
            <text:p>867309c21ad98d85c1d64dd7753a2958e5792572c6f122c2fc0ba92c7b132acb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4.529" calcext:value-type="float">
            <text:p>14.529</text:p>
          </table:table-cell>
          <table:table-cell office:value-type="string" calcext:value-type="string">
            <text:p>7c739ebbea4d6df95240ddb8e7c8376db682daca6002303d1d2ab7452f21312d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5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4.559" calcext:value-type="float">
            <text:p>14.559</text:p>
          </table:table-cell>
          <table:table-cell office:value-type="string" calcext:value-type="string">
            <text:p>7c739ebbea4d6df95240ddb8e7c8376db682daca6002303d1d2ab7452f21312d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1.057" calcext:value-type="float">
            <text:p>11.057</text:p>
          </table:table-cell>
          <table:table-cell office:value-type="string" calcext:value-type="string">
            <text:p>867309c21ad98d85c1d64dd7753a2958e5792572c6f122c2fc0ba92c7b132acb</text:p>
          </table:table-cell>
          <table:table-cell office:value-type="float" office:value="99.07" calcext:value-type="float">
            <text:p>99.0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5.77" calcext:value-type="float">
            <text:p>85.77</text:p>
          </table:table-cell>
          <table:table-cell office:value-type="float" office:value="90.19" calcext:value-type="float">
            <text:p>90.19</text:p>
          </table:table-cell>
          <table:table-cell office:value-type="float" office:value="22.33" calcext:value-type="float">
            <text:p>22.33</text:p>
          </table:table-cell>
          <table:table-cell office:value-type="float" office:value="56680" calcext:value-type="float">
            <text:p>5668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5120" calcext:value-type="float">
            <text:p>5120</text:p>
          </table:table-cell>
          <table:table-cell table:style-name="ce22" office:value-type="float" office:value="432.083" calcext:value-type="float">
            <text:p>432.083</text:p>
          </table:table-cell>
          <table:table-cell office:value-type="string" calcext:value-type="string">
            <text:p>("82616d1f2ca1437d578202fbf5ae3110f28dd14c0b399d27aa3600781b3b06d0", "2375348281dd40d6261ad8eb5d13ef8b8c598a5f4f41e0ca2dafe42361455606", "69f378243d8eca4d14e3e87f2e5a33533b10ea37a7e1a0c5d4fa75d1caccd1d5", "7aec551ef9807bdcdcbfb20e463c41dbb7daf92a590a4cea0ed89f860c1bc518", "ba598e55b3a6977c6d1c71c8275830f57b6a9a23b3f5b40f2ae59c10594c9383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5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40.571" calcext:value-type="float">
            <text:p>40.571</text:p>
          </table:table-cell>
          <table:table-cell office:value-type="string" calcext:value-type="string">
            <text:p>2f6993a18d9c8f8a6e925f4c099a977c58cead3e651d412e758b0877da091b44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style-name="ce15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17.222" calcext:value-type="float">
            <text:p>17.222</text:p>
          </table:table-cell>
          <table:table-cell office:value-type="string" calcext:value-type="string">
            <text:p>3b3f323f707af9fd63bdab5c755e27c4583cada6c767eec937d4059a0dae805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71a569b80ead1958a6d0e3801013b7cf285c6881b46150c1f297bc0bc8ab115a</text:p>
          </table:table-cell>
          <table:table-cell office:value-type="float" office:value="95.35" calcext:value-type="float">
            <text:p>95.3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9.136" calcext:value-type="float">
            <text:p>19.136</text:p>
          </table:table-cell>
          <table:table-cell office:value-type="string" calcext:value-type="string">
            <text:p>c912a2faecf8957e9d0796fda69d7bbdd9e5ae4e664512e26b8038f8ff5d7d9d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style-name="ce15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17.247" calcext:value-type="float">
            <text:p>17.247</text:p>
          </table:table-cell>
          <table:table-cell office:value-type="string" calcext:value-type="string">
            <text:p>3b3f323f707af9fd63bdab5c755e27c4583cada6c767eec937d4059a0dae805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7.763" calcext:value-type="float">
            <text:p>7.763</text:p>
          </table:table-cell>
          <table:table-cell office:value-type="string" calcext:value-type="string">
            <text:p>71a569b80ead1958a6d0e3801013b7cf285c6881b46150c1f297bc0bc8ab115a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style-name="ce15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80" calcext:value-type="float">
            <text:p>80</text:p>
          </table:table-cell>
          <table:table-cell office:value-type="float" office:value="89.09" calcext:value-type="float">
            <text:p>89.09</text:p>
          </table:table-cell>
          <table:table-cell office:value-type="float" office:value="88.14" calcext:value-type="float">
            <text:p>88.14</text:p>
          </table:table-cell>
          <table:table-cell office:value-type="float" office:value="81.75" calcext:value-type="float">
            <text:p>81.75</text:p>
          </table:table-cell>
          <table:table-cell office:value-type="float" office:value="83.79" calcext:value-type="float">
            <text:p>83.79</text:p>
          </table:table-cell>
          <table:table-cell office:value-type="float" office:value="25.58" calcext:value-type="float">
            <text:p>25.58</text:p>
          </table:table-cell>
          <table:table-cell office:value-type="float" office:value="56480" calcext:value-type="float">
            <text:p>564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9120" calcext:value-type="float">
            <text:p>9120</text:p>
          </table:table-cell>
          <table:table-cell table:style-name="ce22" office:value-type="float" office:value="411.799" calcext:value-type="float">
            <text:p>411.799</text:p>
          </table:table-cell>
          <table:table-cell office:value-type="string" calcext:value-type="string">
            <text:p>("af8260a2428ade45779863bd9c678f4cf662abc1c7a9c30c2d8605483b810735", "ce0b9832682adac517b5cb78281de501d5a17a8cb88a0880faa2f10babff94a8", "4937c9ff83478d93eefe9a0da7f79132db8bca1aa1d2853fac0e5c8b1ef00293", "af8bc89a42c2bafbd3125ddb50ad4c6c4407726be580115e637e90466e11231a", "05a36bb09559ef9e46ccda85f101f854ded44fbe82c39ce0d9f4df39d5cd13b1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28.116" calcext:value-type="float">
            <text:p>28.116</text:p>
          </table:table-cell>
          <table:table-cell office:value-type="string" calcext:value-type="string">
            <text:p>79cef8e58c44ee669ef9294bdd2c75752aaae673058d6fee07175f782309374b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9" calcext:value-type="float">
            <text:p>9</text:p>
          </table:table-cell>
          <table:table-cell office:value-type="float" office:value="14.919" calcext:value-type="float">
            <text:p>14.919</text:p>
          </table:table-cell>
          <table:table-cell office:value-type="string" calcext:value-type="string">
            <text:p>23c792ef123beb398d36e0ce345100b40ff789defb218366e5d72ae5bd85eb40</text:p>
          </table:table-cell>
          <table:table-cell office:value-type="float" office:value="86.05" calcext:value-type="float">
            <text:p>86.0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6.582" calcext:value-type="float">
            <text:p>6.582</text:p>
          </table:table-cell>
          <table:table-cell office:value-type="string" calcext:value-type="string">
            <text:p>27fb9e3a2b5609833f965ceb5901ca96ef8cfd193b858462ca33b23aabba870b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1" calcext:value-type="float">
            <text:p>11</text:p>
          </table:table-cell>
          <table:table-cell office:value-type="float" office:value="15.463" calcext:value-type="float">
            <text:p>15.463</text:p>
          </table:table-cell>
          <table:table-cell office:value-type="string" calcext:value-type="string">
            <text:p>6441b093b9f03bd2379a40b66e310317c55b6cdab9a11ea26aef1f3a2b18c574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9" calcext:value-type="float">
            <text:p>9</text:p>
          </table:table-cell>
          <table:table-cell office:value-type="float" office:value="14.935" calcext:value-type="float">
            <text:p>14.935</text:p>
          </table:table-cell>
          <table:table-cell office:value-type="string" calcext:value-type="string">
            <text:p>23c792ef123beb398d36e0ce345100b40ff789defb218366e5d72ae5bd85eb40</text:p>
          </table:table-cell>
          <table:table-cell office:value-type="float" office:value="86.05" calcext:value-type="float">
            <text:p>86.05</text:p>
          </table:table-cell>
          <table:table-cell office:value-type="float" office:value="63.64" calcext:value-type="float">
            <text:p>63.64</text:p>
          </table:table-cell>
          <table:table-cell table:style-name="ce15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6.565" calcext:value-type="float">
            <text:p>6.565</text:p>
          </table:table-cell>
          <table:table-cell office:value-type="string" calcext:value-type="string">
            <text:p>27fb9e3a2b5609833f965ceb5901ca96ef8cfd193b858462ca33b23aabba870b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15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92.73" calcext:value-type="float">
            <text:p>92.73</text:p>
          </table:table-cell>
          <table:table-cell office:value-type="float" office:value="91.86" calcext:value-type="float">
            <text:p>91.86</text:p>
          </table:table-cell>
          <table:table-cell office:value-type="float" office:value="84.24" calcext:value-type="float">
            <text:p>84.24</text:p>
          </table:table-cell>
          <table:table-cell office:value-type="float" office:value="86.24" calcext:value-type="float">
            <text:p>86.24</text:p>
          </table:table-cell>
          <table:table-cell office:value-type="float" office:value="18.6" calcext:value-type="float">
            <text:p>18.6</text:p>
          </table:table-cell>
          <table:table-cell office:value-type="float" office:value="55680" calcext:value-type="float">
            <text:p>556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.24" calcext:value-type="float">
            <text:p>1.2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58120" calcext:value-type="float">
            <text:p>58120</text:p>
          </table:table-cell>
          <table:table-cell table:style-name="ce22" office:value-type="float" office:value="407.482" calcext:value-type="float">
            <text:p>407.482</text:p>
          </table:table-cell>
          <table:table-cell office:value-type="string" calcext:value-type="string">
            <text:p>("753aaeac95d037db5d145a88d35e16b35b4fd669ac8e0542dc2c910e76519695", "ab5d2ecb1ee13112c1dbbf9fa1885c8aa48ef927b7829bd932104d07cd56fa4f", "3031a06fe624a2d99a95c8a32c8299be1b0ed1bfeab1c21f8d3e382771054537", "43fd6edf1c9e64b8c0c9fe185f8240d98bae40ca130f4ec54d61268636fa881b", "6ae270a70a1da3b7d99470385094d258254293810b84eae86bbb5813fbbc2fee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24.177" calcext:value-type="float">
            <text:p>24.177</text:p>
          </table:table-cell>
          <table:table-cell office:value-type="string" calcext:value-type="string">
            <text:p>44b9581ccdefb1b205bc6e6510f88b3edeb0fd26f7267ede4ed96f0bbc7a21fc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7.802" calcext:value-type="float">
            <text:p>17.802</text:p>
          </table:table-cell>
          <table:table-cell office:value-type="string" calcext:value-type="string">
            <text:p>44b9581ccdefb1b205bc6e6510f88b3edeb0fd26f7267ede4ed96f0bbc7a21fc</text:p>
          </table:table-cell>
          <table:table-cell office:value-type="float" office:value="80.23" calcext:value-type="float">
            <text:p>80.23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19ec92dbe7ab14a9ce7164515618ac54fd8f469c0eae51fa98875cdd1feef224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7.978" calcext:value-type="float">
            <text:p>17.978</text:p>
          </table:table-cell>
          <table:table-cell office:value-type="string" calcext:value-type="string">
            <text:p>c1e0d5dde98f9f6717b9caee3ee457e4c7e338eedda5b9d891ba247be25f670c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7.938" calcext:value-type="float">
            <text:p>17.938</text:p>
          </table:table-cell>
          <table:table-cell office:value-type="string" calcext:value-type="string">
            <text:p>c1e0d5dde98f9f6717b9caee3ee457e4c7e338eedda5b9d891ba247be25f670c</text:p>
          </table:table-cell>
          <table:table-cell office:value-type="float" office:value="80.23" calcext:value-type="float">
            <text:p>80.23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8.459" calcext:value-type="float">
            <text:p>8.459</text:p>
          </table:table-cell>
          <table:table-cell office:value-type="string" calcext:value-type="string">
            <text:p>19ec92dbe7ab14a9ce7164515618ac54fd8f469c0eae51fa98875cdd1feef224</text:p>
          </table:table-cell>
          <table:table-cell office:value-type="float" office:value="100" calcext:value-type="float">
            <text:p>100</text:p>
          </table:table-cell>
          <table:table-cell office:value-type="float" office:value="58.18" calcext:value-type="float">
            <text:p>58.18</text:p>
          </table:table-cell>
          <table:table-cell table:style-name="ce15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74.55" calcext:value-type="float">
            <text:p>74.55</text:p>
          </table:table-cell>
          <table:table-cell office:value-type="float" office:value="83.64" calcext:value-type="float">
            <text:p>83.64</text:p>
          </table:table-cell>
          <table:table-cell office:value-type="float" office:value="81.92" calcext:value-type="float">
            <text:p>81.92</text:p>
          </table:table-cell>
          <table:table-cell office:value-type="float" office:value="76.88" calcext:value-type="float">
            <text:p>76.88</text:p>
          </table:table-cell>
          <table:table-cell office:value-type="float" office:value="77.98" calcext:value-type="float">
            <text:p>77.98</text:p>
          </table:table-cell>
          <table:table-cell office:value-type="float" office:value="23.49" calcext:value-type="float">
            <text:p>23.49</text:p>
          </table:table-cell>
          <table:table-cell office:value-type="float" office:value="57320" calcext:value-type="float">
            <text:p>5732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17920" calcext:value-type="float">
            <text:p>17920</text:p>
          </table:table-cell>
          <table:table-cell table:style-name="ce22" office:value-type="float" office:value="383.176" calcext:value-type="float">
            <text:p>383.176</text:p>
          </table:table-cell>
          <table:table-cell office:value-type="string" calcext:value-type="string">
            <text:p>("f60bcd635693ce61a25b0d3cc2aa694d303f73cfb129164396bfb1e194184492", "221bac8f1d9e29268fbec025d2ac27703e7d234e710db70555195ae1655ca590", "3a95856ce4f78110987162975bb5b799928f7b18943b4806118f00a988c39afc", "ff82daea3af5adf18bcc5dba0df9e5501239bcaef4b7034540dc1e6bc7c32ffc", "5504359b88b390d4b7a881af5b39252947fc1bf250ce906b82e111e5438f26f7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13.773" calcext:value-type="float">
            <text:p>13.773</text:p>
          </table:table-cell>
          <table:table-cell office:value-type="string" calcext:value-type="string">
            <text:p>818643c0c2cbbb7cfd5ab85e5e8ef8a210799ce0cf7be5df694241c067b6039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9.658" calcext:value-type="float">
            <text:p>9.658</text:p>
          </table:table-cell>
          <table:table-cell office:value-type="string" calcext:value-type="string">
            <text:p>818643c0c2cbbb7cfd5ab85e5e8ef8a210799ce0cf7be5df694241c067b60398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6.388" calcext:value-type="float">
            <text:p>6.388</text:p>
          </table:table-cell>
          <table:table-cell office:value-type="string" calcext:value-type="string">
            <text:p>4a9fc1ced7c6cc4fd50e94751a567a4e2bc540de104addd067a60200bfa0cc2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9.583" calcext:value-type="float">
            <text:p>9.583</text:p>
          </table:table-cell>
          <table:table-cell office:value-type="string" calcext:value-type="string">
            <text:p>57d3bab6dfe45e18ac33afa617929a7603d32d437c78a5d863b486703766277f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9.646" calcext:value-type="float">
            <text:p>9.646</text:p>
          </table:table-cell>
          <table:table-cell office:value-type="string" calcext:value-type="string">
            <text:p>57d3bab6dfe45e18ac33afa617929a7603d32d437c78a5d863b486703766277f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6.344" calcext:value-type="float">
            <text:p>6.344</text:p>
          </table:table-cell>
          <table:table-cell office:value-type="string" calcext:value-type="string">
            <text:p>4a9fc1ced7c6cc4fd50e94751a567a4e2bc540de104addd067a60200bfa0cc2c</text:p>
          </table:table-cell>
          <table:table-cell office:value-type="float" office:value="98.37" calcext:value-type="float">
            <text:p>98.37</text:p>
          </table:table-cell>
          <table:table-cell office:value-type="float" office:value="76.36" calcext:value-type="float">
            <text:p>76.36</text:p>
          </table:table-cell>
          <table:table-cell table:style-name="ce15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99" calcext:value-type="float">
            <text:p>80.99</text:p>
          </table:table-cell>
          <table:table-cell office:value-type="float" office:value="86.53" calcext:value-type="float">
            <text:p>86.53</text:p>
          </table:table-cell>
          <table:table-cell office:value-type="float" office:value="25.58" calcext:value-type="float">
            <text:p>25.58</text:p>
          </table:table-cell>
          <table:table-cell office:value-type="float" office:value="59160" calcext:value-type="float">
            <text:p>59160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35080" calcext:value-type="float">
            <text:p>35080</text:p>
          </table:table-cell>
          <table:table-cell table:style-name="ce22" office:value-type="float" office:value="418.899" calcext:value-type="float">
            <text:p>418.899</text:p>
          </table:table-cell>
          <table:table-cell office:value-type="string" calcext:value-type="string">
            <text:p>("d005da7e300651f87f2c644615d7c9e116fbbd64b61991444e055dcf7aa372a9", "8431c4ffc2360871179942ce7b7e66a04e6796f0c350eef6d5093d0ed6744618", "57ed8de623a86b847dbafdd966182074fef039d027ee0e4c3dbbdf68df8bb5c8", "ec1b476633c6f735e2e22c2402b941dab2f28cb3b7cbbb710a087e03d76bd1f8", "9e0c9e0aa5a77b0524dd9717db2bb8077b84ff3733d783267331a626d3a3dddd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124.514" calcext:value-type="float">
            <text:p>124.514</text:p>
          </table:table-cell>
          <table:table-cell office:value-type="string" calcext:value-type="string">
            <text:p>3a8656ba2f46296980a817599b67fff841be1286e2547dfd22c3e116cf1ce393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8.133" calcext:value-type="float">
            <text:p>8.133</text:p>
          </table:table-cell>
          <table:table-cell office:value-type="string" calcext:value-type="string">
            <text:p>3a8656ba2f46296980a817599b67fff841be1286e2547dfd22c3e116cf1ce393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de180ed83b128eb52ea911f10e243c02118649cdeda4ce2dfde5a378707ddfa8</text:p>
          </table:table-cell>
          <table:table-cell office:value-type="float" office:value="93.02" calcext:value-type="float">
            <text:p>93.0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8.009" calcext:value-type="float">
            <text:p>8.009</text:p>
          </table:table-cell>
          <table:table-cell office:value-type="string" calcext:value-type="string">
            <text:p>d8ec307a5bdd943d39ff7ff9c902c197599d8967d63a132c805b50ff88476ebc</text:p>
          </table:table-cell>
          <table:table-cell office:value-type="float" office:value="93.02" calcext:value-type="float">
            <text:p>93.02</text:p>
          </table:table-cell>
          <table:table-cell office:value-type="float" office:value="36.36" calcext:value-type="float">
            <text:p>36.36</text:p>
          </table:table-cell>
          <table:table-cell table:style-name="ce15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8.023" calcext:value-type="float">
            <text:p>8.023</text:p>
          </table:table-cell>
          <table:table-cell office:value-type="string" calcext:value-type="string">
            <text:p>d8ec307a5bdd943d39ff7ff9c902c197599d8967d63a132c805b50ff88476ebc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5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de180ed83b128eb52ea911f10e243c02118649cdeda4ce2dfde5a378707ddfa8</text:p>
          </table:table-cell>
          <table:table-cell office:value-type="float" office:value="99.53" calcext:value-type="float">
            <text:p>99.53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19.3" calcext:value-type="float">
            <text:p>19.3</text:p>
          </table:table-cell>
          <table:table-cell office:value-type="float" office:value="59560" calcext:value-type="float">
            <text:p>5956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21080" calcext:value-type="float">
            <text:p>21080</text:p>
          </table:table-cell>
          <table:table-cell table:style-name="ce22" office:value-type="float" office:value="610.998" calcext:value-type="float">
            <text:p>610.998</text:p>
          </table:table-cell>
          <table:table-cell office:value-type="string" calcext:value-type="string">
            <text:p>("9fdb8e3e4157f38a782a243a6c300ceddb7789a7754f881d79fc7fe497514eb7", "ac7ae803ca8713cf472e6c040e86dc256f25aabe3d6ab56197efeb02d82ac0eb", "24c5ce88c33286ce9e25641d7bacea98d6ce0a0afa6d92b57f65cb4a32822d39", "a1f216c174d80346bac593384f6ea1394965a513f6e347bec5e75937de3cefea", "6413a5ee38223fd2f636ff6d65f7071d28e68866daf1cd8ee5cf42f879b18794")</text:p>
          </table:table-cell>
          <table:table-cell table:style-name="ce5"/>
          <table:table-cell/>
          <table:table-cell table:style-name="ce5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9.243" calcext:value-type="float">
            <text:p>9.243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91f3ef77a2176226588718accf1de2b7126acdf231dc9119c4b3b81a436c2235</text:p>
          </table:table-cell>
          <table:table-cell office:value-type="float" office:value="99.07" calcext:value-type="float">
            <text:p>99.07</text:p>
          </table:table-cell>
          <table:table-cell office:value-type="float" office:value="69.09" calcext:value-type="float">
            <text:p>69.09</text:p>
          </table:table-cell>
          <table:table-cell table:style-name="ce17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85.45" calcext:value-type="float">
            <text:p>85.45</text:p>
          </table:table-cell>
          <table:table-cell office:value-type="float" office:value="83.64" calcext:value-type="float">
            <text:p>83.64</text:p>
          </table:table-cell>
          <table:table-cell office:value-type="float" office:value="84.06" calcext:value-type="float">
            <text:p>84.06</text:p>
          </table:table-cell>
          <table:table-cell office:value-type="float" office:value="85.39" calcext:value-type="float">
            <text:p>85.39</text:p>
          </table:table-cell>
          <table:table-cell office:value-type="float" office:value="84.65" calcext:value-type="float">
            <text:p>84.65</text:p>
          </table:table-cell>
          <table:table-cell office:value-type="float" office:value="15.12" calcext:value-type="float">
            <text:p>15.12</text:p>
          </table:table-cell>
          <table:table-cell office:value-type="float" office:value="54120" calcext:value-type="float">
            <text:p>541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table:style-name="ce22" office:value-type="float" office:value="507.81" calcext:value-type="float">
            <text:p>507.81</text:p>
          </table:table-cell>
          <table:table-cell office:value-type="string" calcext:value-type="string">
            <text:p>("819b16c224a02e0d07bd0f2bb37abe1b0a29b0a489780a1a2573bc4af5f16ca1", "0e0b6eb462a62471588d5c8ab9ddaa0b45ed68d1c0db3f2ebbc3b59ad188511c", "bf79964af5f2141b88f238be7fe879f531fd03969704e1bb6b19877096f38e99", "0e2385646bc225e802689aa1d0717b4f1935426e3e5ed9215ed32f37e0146e99", "b40c42fe906b740b8d577e1ec2a946d3a4fa8bdb12814996c3a5d412e286fc65")</text:p>
          </table:table-cell>
          <table:table-cell table:number-columns-repeated="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70.614" calcext:value-type="float">
            <text:p>70.614</text:p>
          </table:table-cell>
          <table:table-cell office:value-type="string" calcext:value-type="string">
            <text:p>26763029169aa51164f5c1762bc8c7aad587fa6c3df09512002ad6b90d5a3ae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26763029169aa51164f5c1762bc8c7aad587fa6c3df09512002ad6b90d5a3ae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8.206" calcext:value-type="float">
            <text:p>8.206</text:p>
          </table:table-cell>
          <table:table-cell office:value-type="string" calcext:value-type="string">
            <text:p>d21c5b2d1f27c6e86527cb4f26656d0ca1337add8cbcaa8534e0e8c00a1c4867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8.507" calcext:value-type="float">
            <text:p>8.507</text:p>
          </table:table-cell>
          <table:table-cell office:value-type="string" calcext:value-type="string">
            <text:p>26763029169aa51164f5c1762bc8c7aad587fa6c3df09512002ad6b90d5a3aea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8.503" calcext:value-type="float">
            <text:p>8.503</text:p>
          </table:table-cell>
          <table:table-cell office:value-type="string" calcext:value-type="string">
            <text:p>26763029169aa51164f5c1762bc8c7aad587fa6c3df09512002ad6b90d5a3ae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8.215" calcext:value-type="float">
            <text:p>8.215</text:p>
          </table:table-cell>
          <table:table-cell office:value-type="string" calcext:value-type="string">
            <text:p>d21c5b2d1f27c6e86527cb4f26656d0ca1337add8cbcaa8534e0e8c00a1c4867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17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0.93" calcext:value-type="float">
            <text:p>20.93</text:p>
          </table:table-cell>
          <table:table-cell office:value-type="float" office:value="59160" calcext:value-type="float">
            <text:p>591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5880" calcext:value-type="float">
            <text:p>15880</text:p>
          </table:table-cell>
          <table:table-cell table:style-name="ce22" office:value-type="float" office:value="475.187" calcext:value-type="float">
            <text:p>475.187</text:p>
          </table:table-cell>
          <table:table-cell office:value-type="string" calcext:value-type="string">
            <text:p>("7acfd631ec31300b4ad7d11e995578704ebe00c4d1cc7853cec7f6aa42b05339", "c9945d90f7ce2ccfc778d4d1569e3cf880561bd69809333eaa66e388dd6cf4bd", "62a3fd50b5ad71e8a38d1d4294731c34ebb174d40da96cb3b4492cb0a303fbfd", "7763a8ef6155f3e9a432a8a99887ab1ee6679fd6cb9c92f658ac07bbc10e4132", "b2c673effe9b1b1935a9ae33e3139aecbdabce61ae600be5af6b0e1d5473b8b7")</text:p>
          </table:table-cell>
          <table:table-cell table:number-columns-repeated="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7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77c7306169154c0e2707db53d9d3cb042457870f7b7056a45430d31c0912fb24</text:p>
          </table:table-cell>
          <table:table-cell office:value-type="float" office:value="99.53" calcext:value-type="float">
            <text:p>99.53</text:p>
          </table:table-cell>
          <table:table-cell office:value-type="float" office:value="67.27" calcext:value-type="float">
            <text:p>67.27</text:p>
          </table:table-cell>
          <table:table-cell table:style-name="ce17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17.67" calcext:value-type="float">
            <text:p>17.67</text:p>
          </table:table-cell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15400" calcext:value-type="float">
            <text:p>15400</text:p>
          </table:table-cell>
          <table:table-cell table:style-name="ce22" office:value-type="float" office:value="447.032" calcext:value-type="float">
            <text:p>447.032</text:p>
          </table:table-cell>
          <table:table-cell office:value-type="string" calcext:value-type="string">
            <text:p>("1a5ab802690c85aabc877b30c645d0071ecf63d0a9ef7d619fe17db526406cd6", "5e513798dd250e155dda7d7e1d180649a9ca76651b5aef6faf28959bceeff0c3", "8fceea608220c63346ae3544070fd7b41646a12c9e8961325539bb5df8aedc63", "d11b781846fbed508fda8ab849ba9e9eae4c8dd1cc56032e591961e0b441a777", "6b58841b6338b2fc09abd770b479a730ac7b37e588dd7236649dbf2fc5bda730")</text:p>
          </table:table-cell>
          <table:table-cell table:number-columns-repeated="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25.571" calcext:value-type="float">
            <text:p>25.571</text:p>
          </table:table-cell>
          <table:table-cell office:value-type="string" calcext:value-type="string">
            <text:p>7ef95efa1990f74e881db0ce4e6a2056455977da018f00a8d9d845ca3d4fccef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7" calcext:value-type="float">
            <text:p>7</text:p>
          </table:table-cell>
          <table:table-cell office:value-type="float" office:value="5.311" calcext:value-type="float">
            <text:p>5.311</text:p>
          </table:table-cell>
          <table:table-cell office:value-type="string" calcext:value-type="string">
            <text:p>f12f6aa13262178549415d669be35949af3950fd4266cd90661bc4e173777139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307" calcext:value-type="float">
            <text:p>0.307</text:p>
          </table:table-cell>
          <table:table-cell office:value-type="string" calcext:value-type="string">
            <text:p>b48b3c466752a7fa7769266369c8e83b3dd6ababd0d0f52ff149572f7b0b0176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1.365" calcext:value-type="float">
            <text:p>11.365</text:p>
          </table:table-cell>
          <table:table-cell office:value-type="string" calcext:value-type="string">
            <text:p>115fe3fc6519d36d0f24c06e284a7aa8735872ff04067df665c419486c80d327</text:p>
          </table:table-cell>
          <table:table-cell office:value-type="float" office:value="88.37" calcext:value-type="float">
            <text:p>88.3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7" calcext:value-type="float">
            <text:p>7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f12f6aa13262178549415d669be35949af3950fd4266cd90661bc4e173777139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b48b3c466752a7fa7769266369c8e83b3dd6ababd0d0f52ff149572f7b0b0176</text:p>
          </table:table-cell>
          <table:table-cell office:value-type="float" office:value="99.77" calcext:value-type="float">
            <text:p>99.77</text:p>
          </table:table-cell>
          <table:table-cell office:value-type="float" office:value="67.27" calcext:value-type="float">
            <text:p>67.27</text:p>
          </table:table-cell>
          <table:table-cell table:style-name="ce1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80" calcext:value-type="float">
            <text:p>80</text:p>
          </table:table-cell>
          <table:table-cell office:value-type="float" office:value="87.27" calcext:value-type="float">
            <text:p>87.27</text:p>
          </table:table-cell>
          <table:table-cell office:value-type="float" office:value="86.32" calcext:value-type="float">
            <text:p>86.32</text:p>
          </table:table-cell>
          <table:table-cell office:value-type="float" office:value="81.6" calcext:value-type="float">
            <text:p>81.6</text:p>
          </table:table-cell>
          <table:table-cell office:value-type="float" office:value="82.93" calcext:value-type="float">
            <text:p>82.93</text:p>
          </table:table-cell>
          <table:table-cell office:value-type="float" office:value="22.33" calcext:value-type="float">
            <text:p>22.33</text:p>
          </table:table-cell>
          <table:table-cell office:value-type="float" office:value="58560" calcext:value-type="float">
            <text:p>5856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4880" calcext:value-type="float">
            <text:p>4880</text:p>
          </table:table-cell>
          <table:table-cell table:style-name="ce22" office:value-type="float" office:value="449.099" calcext:value-type="float">
            <text:p>449.099</text:p>
          </table:table-cell>
          <table:table-cell office:value-type="string" calcext:value-type="string">
            <text:p>("e8221e7aa40939ec9ed82051f9b363261ce8c6cf52e313921ecf3e3e9979b913", "5b8b789f2cf337f19dccfe2ac723394d534b74a21e779def07eb8ba9da563764", "c4cd8cdb5271326ceee689b5439c53bef3c5e5d2747d86e7763f943f9f593969", "eefada64e6a365d14ac08dd303d4da9cbfb8c54abf026e495eea87bcd3ed44d6", "ca837d9c2e36bfb32ea181fe77d95ccac1e669999ae891cb5f39065034f640ff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8.809" calcext:value-type="float">
            <text:p>8.809</text:p>
          </table:table-cell>
          <table:table-cell office:value-type="string" calcext:value-type="string">
            <text:p>561d58ddfeb97e80f615b5a3d6db3b2b1a2dcd82736d79986517e790cbc10b65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.599" calcext:value-type="float">
            <text:p>2.599</text:p>
          </table:table-cell>
          <table:table-cell office:value-type="string" calcext:value-type="string">
            <text:p>6ef348f0e5600637376b926fddad6ff51a8230fe5efce60f73b8191da305615e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.552" calcext:value-type="float">
            <text:p>2.552</text:p>
          </table:table-cell>
          <table:table-cell office:value-type="string" calcext:value-type="string">
            <text:p>6ef348f0e5600637376b926fddad6ff51a8230fe5efce60f73b8191da305615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3.241" calcext:value-type="float">
            <text:p>3.241</text:p>
          </table:table-cell>
          <table:table-cell office:value-type="string" calcext:value-type="string">
            <text:p>58780db0462ae13750fa1c9da43aa48219aedb196458c1cdf1cae4e5898a0164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2.575" calcext:value-type="float">
            <text:p>2.575</text:p>
          </table:table-cell>
          <table:table-cell office:value-type="string" calcext:value-type="string">
            <text:p>21910a56a9f897a9c0f39ce947939478a10aee2ec9afb575550f96a64ebe54b8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2.571" calcext:value-type="float">
            <text:p>2.571</text:p>
          </table:table-cell>
          <table:table-cell office:value-type="string" calcext:value-type="string">
            <text:p>21910a56a9f897a9c0f39ce947939478a10aee2ec9afb575550f96a64ebe54b8</text:p>
          </table:table-cell>
          <table:table-cell office:value-type="float" office:value="99.53" calcext:value-type="float">
            <text:p>99.53</text:p>
          </table:table-cell>
          <table:table-cell office:value-type="float" office:value="89.09" calcext:value-type="float">
            <text:p>89.09</text:p>
          </table:table-cell>
          <table:table-cell table:style-name="ce18" office:value-type="float" office:value="94.55" calcext:value-type="float">
            <text:p>94.55</text:p>
          </table:table-cell>
          <table:table-cell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91.52" calcext:value-type="float">
            <text:p>91.52</text:p>
          </table:table-cell>
          <table:table-cell office:value-type="float" office:value="94.37" calcext:value-type="float">
            <text:p>94.37</text:p>
          </table:table-cell>
          <table:table-cell office:value-type="float" office:value="21.16" calcext:value-type="float">
            <text:p>21.16</text:p>
          </table:table-cell>
          <table:table-cell office:value-type="float" office:value="58960" calcext:value-type="float">
            <text:p>589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4080" calcext:value-type="float">
            <text:p>4080</text:p>
          </table:table-cell>
          <table:table-cell table:style-name="ce22" office:value-type="float" office:value="434.298" calcext:value-type="float">
            <text:p>434.298</text:p>
          </table:table-cell>
          <table:table-cell office:value-type="string" calcext:value-type="string">
            <text:p>("d6f3ae4e1dde952fe6e263d88c1b5786aab3a3bd309aa851ebe5327abca4e5bf", "57e617a143b395f066fdaa15426ac760aec760ac5cac15398fe233b17337bb8a", "4f979023b61ae49fc069f7f46a06cf608597072da59585c2027e9393703f9989", "6e1b7369bd05c24dadebe5e82b1ce69fd9f8078aa559a3b1631246cc05830452", "3767a4b185add2639b84a098e486419a66d27354699b53a31a6abf805adff009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4.341" calcext:value-type="float">
            <text:p>14.341</text:p>
          </table:table-cell>
          <table:table-cell office:value-type="string" calcext:value-type="string">
            <text:p>93b85bd9fc25d76708d69e74bbf08e5d90fdf8402a04437f120eedddbe7cbc43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1.193" calcext:value-type="float">
            <text:p>11.193</text:p>
          </table:table-cell>
          <table:table-cell office:value-type="string" calcext:value-type="string">
            <text:p>93b85bd9fc25d76708d69e74bbf08e5d90fdf8402a04437f120eedddbe7cbc43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c5411a8e6eba6f17fb2679ecde0c59ce8d3292fef6ea5ce9112b081867decb6b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1.034" calcext:value-type="float">
            <text:p>11.034</text:p>
          </table:table-cell>
          <table:table-cell office:value-type="string" calcext:value-type="string">
            <text:p>e72ecc2d2298b4bd9f113e24d83d827d518926e50eb84c9a5a09e1388cd68911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1.069" calcext:value-type="float">
            <text:p>11.069</text:p>
          </table:table-cell>
          <table:table-cell office:value-type="string" calcext:value-type="string">
            <text:p>e72ecc2d2298b4bd9f113e24d83d827d518926e50eb84c9a5a09e1388cd68911</text:p>
          </table:table-cell>
          <table:table-cell office:value-type="float" office:value="84.88" calcext:value-type="float">
            <text:p>84.88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c5411a8e6eba6f17fb2679ecde0c59ce8d3292fef6ea5ce9112b081867decb6b</text:p>
          </table:table-cell>
          <table:table-cell office:value-type="float" office:value="99.3" calcext:value-type="float">
            <text:p>99.3</text:p>
          </table:table-cell>
          <table:table-cell office:value-type="float" office:value="74.55" calcext:value-type="float">
            <text:p>74.55</text:p>
          </table:table-cell>
          <table:table-cell table:style-name="ce18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2.73" calcext:value-type="float">
            <text:p>9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3.59" calcext:value-type="float">
            <text:p>83.59</text:p>
          </table:table-cell>
          <table:table-cell office:value-type="float" office:value="92" calcext:value-type="float">
            <text:p>92</text:p>
          </table:table-cell>
          <table:table-cell office:value-type="float" office:value="87.9" calcext:value-type="float">
            <text:p>87.9</text:p>
          </table:table-cell>
          <table:table-cell office:value-type="float" office:value="16.31" calcext:value-type="float">
            <text:p>16.31</text:p>
          </table:table-cell>
          <table:table-cell office:value-type="float" office:value="53000" calcext:value-type="float">
            <text:p>53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46600" calcext:value-type="float">
            <text:p>46600</text:p>
          </table:table-cell>
          <table:table-cell table:style-name="ce22" office:value-type="float" office:value="453.757" calcext:value-type="float">
            <text:p>453.757</text:p>
          </table:table-cell>
          <table:table-cell office:value-type="string" calcext:value-type="string">
            <text:p>("b5fa1e1b7728f550fc6c5cbea58d58e5c57bb35d479a4fddb08f079eb932c604", "d54f107e2cd7cf805379085bedd85ac64ff521d1540afd48c003345d003430f8", "dd3b0997d63d9d8f677233e14f0c7d401dd05d1140cdb50ee8c9c93d7ad78f94", "516ab55dcafa08a4ee2f15abdcb755a3f5ac039f60438a4260a55d1e420a3851", "8f08a76be919d2f5241deb26841052c3bba551e48125788cd885a473f960020f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2.263" calcext:value-type="float">
            <text:p>22.263</text:p>
          </table:table-cell>
          <table:table-cell office:value-type="string" calcext:value-type="string">
            <text:p>8a9bd98db9377b4f0c6815d53e27aeeb501a01cce884f1eeead2a5d8fe8124dc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9.942" calcext:value-type="float">
            <text:p>19.942</text:p>
          </table:table-cell>
          <table:table-cell office:value-type="string" calcext:value-type="string">
            <text:p>8a9bd98db9377b4f0c6815d53e27aeeb501a01cce884f1eeead2a5d8fe8124dc</text:p>
          </table:table-cell>
          <table:table-cell office:value-type="float" office:value="86.05" calcext:value-type="float">
            <text:p>86.05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10.317" calcext:value-type="float">
            <text:p>10.317</text:p>
          </table:table-cell>
          <table:table-cell office:value-type="string" calcext:value-type="string">
            <text:p>0bcea1478734d24b18b9fdc24767dec549c0c3f2680d438ac6552443bbf8f558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9.935" calcext:value-type="float">
            <text:p>19.935</text:p>
          </table:table-cell>
          <table:table-cell office:value-type="string" calcext:value-type="string">
            <text:p>8a9bd98db9377b4f0c6815d53e27aeeb501a01cce884f1eeead2a5d8fe8124dc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0.193" calcext:value-type="float">
            <text:p>20.193</text:p>
          </table:table-cell>
          <table:table-cell office:value-type="string" calcext:value-type="string">
            <text:p>8a9bd98db9377b4f0c6815d53e27aeeb501a01cce884f1eeead2a5d8fe8124dc</text:p>
          </table:table-cell>
          <table:table-cell office:value-type="float" office:value="86.05" calcext:value-type="float">
            <text:p>86.05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10.443" calcext:value-type="float">
            <text:p>10.443</text:p>
          </table:table-cell>
          <table:table-cell office:value-type="string" calcext:value-type="string">
            <text:p>0bcea1478734d24b18b9fdc24767dec549c0c3f2680d438ac6552443bbf8f558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18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22" calcext:value-type="float">
            <text:p>21.22</text:p>
          </table:table-cell>
          <table:table-cell office:value-type="float" office:value="61760" calcext:value-type="float">
            <text:p>617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6280" calcext:value-type="float">
            <text:p>36280</text:p>
          </table:table-cell>
          <table:table-cell table:style-name="ce22" office:value-type="float" office:value="413.242" calcext:value-type="float">
            <text:p>413.242</text:p>
          </table:table-cell>
          <table:table-cell office:value-type="string" calcext:value-type="string">
            <text:p>("18ebded33996fc1fccb8f71feabfadd4d3f568778e3f8dc3ce24ebc41db89f28", "50422f6226962375bbb06d4bb12536b12b95bd28a855fe7996802aa75dc823b5", "6e7fe683439e2896761aeacad67e0b496327f78492f2698b800e341a0dadd773", "e7767265c14b52bd8d6e0f10beb309fa39bff907bc8e821f58a999da425cb3d9", "a4c2f8111990d8ee9b02c2187875abde9e267ec4c46ec32782dcbc9bec8d81f0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2.105" calcext:value-type="float">
            <text:p>12.105</text:p>
          </table:table-cell>
          <table:table-cell office:value-type="string" calcext:value-type="string">
            <text:p>6dde69d5aac2a9a00b88880ff8c67ffba93e5e6811a9ab5b23dc88f4b1348ae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0.634" calcext:value-type="float">
            <text:p>10.634</text:p>
          </table:table-cell>
          <table:table-cell office:value-type="string" calcext:value-type="string">
            <text:p>6dde69d5aac2a9a00b88880ff8c67ffba93e5e6811a9ab5b23dc88f4b1348ae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9.228" calcext:value-type="float">
            <text:p>9.228</text:p>
          </table:table-cell>
          <table:table-cell office:value-type="string" calcext:value-type="string">
            <text:p>f3ec339c6df6530e2a6e830a4532d23f9c3b3afbdf22a268445be13dcf8c5898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0.622" calcext:value-type="float">
            <text:p>10.622</text:p>
          </table:table-cell>
          <table:table-cell office:value-type="string" calcext:value-type="string">
            <text:p>6dde69d5aac2a9a00b88880ff8c67ffba93e5e6811a9ab5b23dc88f4b1348ae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10.632" calcext:value-type="float">
            <text:p>10.632</text:p>
          </table:table-cell>
          <table:table-cell office:value-type="string" calcext:value-type="string">
            <text:p>6dde69d5aac2a9a00b88880ff8c67ffba93e5e6811a9ab5b23dc88f4b1348ae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9.331" calcext:value-type="float">
            <text:p>9.331</text:p>
          </table:table-cell>
          <table:table-cell office:value-type="string" calcext:value-type="string">
            <text:p>f3ec339c6df6530e2a6e830a4532d23f9c3b3afbdf22a268445be13dcf8c5898</text:p>
          </table:table-cell>
          <table:table-cell office:value-type="float" office:value="99.3" calcext:value-type="float">
            <text:p>99.3</text:p>
          </table:table-cell>
          <table:table-cell office:value-type="float" office:value="65.45" calcext:value-type="float">
            <text:p>65.45</text:p>
          </table:table-cell>
          <table:table-cell table:style-name="ce1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15.81" calcext:value-type="float">
            <text:p>15.81</text:p>
          </table:table-cell>
          <table:table-cell office:value-type="float" office:value="55080" calcext:value-type="float">
            <text:p>550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32920" calcext:value-type="float">
            <text:p>32920</text:p>
          </table:table-cell>
          <table:table-cell table:style-name="ce22" office:value-type="float" office:value="358.917" calcext:value-type="float">
            <text:p>358.917</text:p>
          </table:table-cell>
          <table:table-cell office:value-type="string" calcext:value-type="string">
            <text:p>("cb693f63dde686e5b04f613dccd7dd94fb8f2d543a8ed0edddefa3b0cb8e5edf", "8147ae763929817480890526189c25c240ceb7916841cae22c9b718a81db3710", "c4e9106706795b476d65d965286e5fcfebcb79543f67e64563cf6acb55f24b5a", "cbc7751fb07344cb5fefd52523050e7124b94fe9b72b54e891137fe850a99528", "d723765691f0f9c5c6e175716b937539a1b067381559b0b906c6cad68aa6d0a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b0e94950fa485d046d79618079619f3dfc238f979bc6526a78126b0f5449fb54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18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36" calcext:value-type="float">
            <text:p>90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7.79" calcext:value-type="float">
            <text:p>87.79</text:p>
          </table:table-cell>
          <table:table-cell office:value-type="float" office:value="18.95" calcext:value-type="float">
            <text:p>18.95</text:p>
          </table:table-cell>
          <table:table-cell office:value-type="float" office:value="55200" calcext:value-type="float">
            <text:p>55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6400" calcext:value-type="float">
            <text:p>6400</text:p>
          </table:table-cell>
          <table:table-cell table:style-name="ce22" office:value-type="float" office:value="400.486" calcext:value-type="float">
            <text:p>400.486</text:p>
          </table:table-cell>
          <table:table-cell office:value-type="string" calcext:value-type="string">
            <text:p>("56fb5df5e00abda9f15711d27a12b292b908d9fcfb7e24ad96cd51983acb5672", "7cbabc0fd176af302708fe3789b11ac52a055d0b5812a6222cb1a59387110da8", "f937ca1e8af0da252dac0a9769c7672c39308a640c5b432386d87242043d3df1", "f7708f1d855aa00a4b1b2e25084b70f2d866af687aca0693a735036961698de3", "a44f4a2bc8c911f0becb3a627790e44e94dfc341ff279551aadcf716bdec972c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1" calcext:value-type="float">
            <text:p>41</text:p>
          </table:table-cell>
          <table:table-cell office:value-type="float" office:value="47.867" calcext:value-type="float">
            <text:p>47.867</text:p>
          </table:table-cell>
          <table:table-cell office:value-type="string" calcext:value-type="string">
            <text:p>727c30233efe765ffa01c9d49a6d2d70bd6d628831cc7b857430843cb0cf7b70</text:p>
          </table:table-cell>
          <table:table-cell office:value-type="float" office:value="93.81" calcext:value-type="float">
            <text:p>93.81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19.938" calcext:value-type="float">
            <text:p>19.938</text:p>
          </table:table-cell>
          <table:table-cell office:value-type="string" calcext:value-type="string">
            <text:p>e376017124d3b16a895ae3f6debd449762ea99cfe4731e3822dac693fb114d37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9.226" calcext:value-type="float">
            <text:p>19.226</text:p>
          </table:table-cell>
          <table:table-cell office:value-type="string" calcext:value-type="string">
            <text:p>ef4abd0affd233991f04f92f26a3b375d569ff30b58650856fdc6512cd1ee6cb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9" calcext:value-type="float">
            <text:p>39</text:p>
          </table:table-cell>
          <table:table-cell office:value-type="float" office:value="19.556" calcext:value-type="float">
            <text:p>19.556</text:p>
          </table:table-cell>
          <table:table-cell office:value-type="string" calcext:value-type="string">
            <text:p>a03155eb1cb33affd61a9e680110f18037ccedddbbc539dac3abc1d8940c0dd0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31" calcext:value-type="float">
            <text:p>31</text:p>
          </table:table-cell>
          <table:table-cell office:value-type="float" office:value="20.185" calcext:value-type="float">
            <text:p>20.185</text:p>
          </table:table-cell>
          <table:table-cell office:value-type="string" calcext:value-type="string">
            <text:p>fd92ef1278363c94d050ae7caa1173788da6beb0884f8fb4ca4c8bd49f871988</text:p>
          </table:table-cell>
          <table:table-cell office:value-type="float" office:value="92.92" calcext:value-type="float">
            <text:p>92.92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20.132" calcext:value-type="float">
            <text:p>20.132</text:p>
          </table:table-cell>
          <table:table-cell office:value-type="string" calcext:value-type="string">
            <text:p>ef4abd0affd233991f04f92f26a3b375d569ff30b58650856fdc6512cd1ee6cb</text:p>
          </table:table-cell>
          <table:table-cell office:value-type="float" office:value="99.73" calcext:value-type="float">
            <text:p>99.73</text:p>
          </table:table-cell>
          <table:table-cell office:value-type="float" office:value="54.29" calcext:value-type="float">
            <text:p>54.29</text:p>
          </table:table-cell>
          <table:table-cell table:style-name="ce18" office:value-type="float" office:value="77.14" calcext:value-type="float">
            <text:p>77.14</text:p>
          </table:table-cell>
          <table:table-cell table:number-columns-repeated="3" office:value-type="float" office:value="77.14" calcext:value-type="float">
            <text:p>77.14</text:p>
          </table:table-cell>
          <table:table-cell office:value-type="float" office:value="77.25" calcext:value-type="float">
            <text:p>77.25</text:p>
          </table:table-cell>
          <table:table-cell office:value-type="float" office:value="77.73" calcext:value-type="float">
            <text:p>77.73</text:p>
          </table:table-cell>
          <table:table-cell office:value-type="float" office:value="76.9" calcext:value-type="float">
            <text:p>76.9</text:p>
          </table:table-cell>
          <table:table-cell office:value-type="float" office:value="33.72" calcext:value-type="float">
            <text:p>33.72</text:p>
          </table:table-cell>
          <table:table-cell office:value-type="float" office:value="157600" calcext:value-type="float">
            <text:p>157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21400" calcext:value-type="float">
            <text:p>21400</text:p>
          </table:table-cell>
          <table:table-cell table:style-name="ce22" office:value-type="float" office:value="426.033" calcext:value-type="float">
            <text:p>426.033</text:p>
          </table:table-cell>
          <table:table-cell office:value-type="string" calcext:value-type="string">
            <text:p>("6859a654bf3e5183ab9d1b27d3f236cdfb636b95b4c5dd5f718c7b3542fc0ad6", "7147a958063bc5c109df75c5ea02ef8f861252f2734c2967cfc2c37ea6c4242c", "4876c41ea3137004e05ce22c3e145a48844539128876a9f195ef871c5e742c6f", "5ec43c7a4953880b0586b7f3f1f2019665d192b647f30e20ef3233ffecc6f4bb", "0be8b6c598e330ab5649b62a8e3655e662ed552b4e5e5ee9e76814fae778818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02" calcext:value-type="float">
            <text:p>96.02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9" calcext:value-type="float">
            <text:p>39</text:p>
          </table:table-cell>
          <table:table-cell office:value-type="float" office:value="16.325" calcext:value-type="float">
            <text:p>16.325</text:p>
          </table:table-cell>
          <table:table-cell office:value-type="string" calcext:value-type="string">
            <text:p>8219fe125309df440c2401a05544f6fe4389389564044db66f15bd44e6cbeb06</text:p>
          </table:table-cell>
          <table:table-cell office:value-type="float" office:value="95.13" calcext:value-type="float">
            <text:p>95.13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7" calcext:value-type="float">
            <text:p>37</text:p>
          </table:table-cell>
          <table:table-cell office:value-type="float" office:value="9.536" calcext:value-type="float">
            <text:p>9.536</text:p>
          </table:table-cell>
          <table:table-cell office:value-type="string" calcext:value-type="string">
            <text:p>39c6bba12207ea038dfea6283d86a3e65b84f7051f50b1e502ff87120704d645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9" calcext:value-type="float">
            <text:p>9</text:p>
          </table:table-cell>
          <table:table-cell office:value-type="float" office:value="5.072" calcext:value-type="float">
            <text:p>5.072</text:p>
          </table:table-cell>
          <table:table-cell office:value-type="string" calcext:value-type="string">
            <text:p>6a0bd5e4e3d63ebdf7b57d60b29f16d3d22648fcc13bf50ad836bfb8bf285fad</text:p>
          </table:table-cell>
          <table:table-cell office:value-type="float" office:value="95.58" calcext:value-type="float">
            <text:p>95.58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9" calcext:value-type="float">
            <text:p>39</text:p>
          </table:table-cell>
          <table:table-cell office:value-type="float" office:value="9.484" calcext:value-type="float">
            <text:p>9.484</text:p>
          </table:table-cell>
          <table:table-cell office:value-type="string" calcext:value-type="string">
            <text:p>eb1061fce4a4ebca0bb3d7127f0474b28ef5bec0139b44f9960e5751ad738191</text:p>
          </table:table-cell>
          <table:table-cell office:value-type="float" office:value="95.58" calcext:value-type="float">
            <text:p>95.58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7" calcext:value-type="float">
            <text:p>37</text:p>
          </table:table-cell>
          <table:table-cell office:value-type="float" office:value="9.444" calcext:value-type="float">
            <text:p>9.444</text:p>
          </table:table-cell>
          <table:table-cell office:value-type="string" calcext:value-type="string">
            <text:p>0940d6e58af191e42f080785d9c367892ed5fc9db6a8ebdb886c11f6bf91cdb8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9" calcext:value-type="float">
            <text:p>9</text:p>
          </table:table-cell>
          <table:table-cell office:value-type="float" office:value="5.019" calcext:value-type="float">
            <text:p>5.019</text:p>
          </table:table-cell>
          <table:table-cell office:value-type="string" calcext:value-type="string">
            <text:p>6a0bd5e4e3d63ebdf7b57d60b29f16d3d22648fcc13bf50ad836bfb8bf285fad</text:p>
          </table:table-cell>
          <table:table-cell office:value-type="float" office:value="99.91" calcext:value-type="float">
            <text:p>99.91</text:p>
          </table:table-cell>
          <table:table-cell office:value-type="float" office:value="34.29" calcext:value-type="float">
            <text:p>34.29</text:p>
          </table:table-cell>
          <table:table-cell table:style-name="ce18" office:value-type="float" office:value="67.14" calcext:value-type="float">
            <text:p>6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2.14" calcext:value-type="float">
            <text:p>7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.68" calcext:value-type="float">
            <text:p>65.68</text:p>
          </table:table-cell>
          <table:table-cell office:value-type="float" office:value="68.99" calcext:value-type="float">
            <text:p>68.99</text:p>
          </table:table-cell>
          <table:table-cell office:value-type="float" office:value="68.73" calcext:value-type="float">
            <text:p>68.73</text:p>
          </table:table-cell>
          <table:table-cell office:value-type="float" office:value="34.52" calcext:value-type="float">
            <text:p>34.52</text:p>
          </table:table-cell>
          <table:table-cell office:value-type="float" office:value="158320" calcext:value-type="float">
            <text:p>15832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34920" calcext:value-type="float">
            <text:p>34920</text:p>
          </table:table-cell>
          <table:table-cell table:style-name="ce22" office:value-type="float" office:value="427.123" calcext:value-type="float">
            <text:p>427.123</text:p>
          </table:table-cell>
          <table:table-cell office:value-type="string" calcext:value-type="string">
            <text:p>("6b0ab4f2a5919b2e3633c976f3dba0679879dd2cec76fb35a2793f2842fe76c8", "9d62c5773b8ed1858c14839202fe98dfbc6349cf677f31a3610004de6c2a948e", "a72bf595ba71607de38468053f192fd054dfd234b894151f54f84f704c4b67a0", "0a2771cda17a53fc14d4db39efff8642731dcf4b2e12b77aea45c7a8d38283bb", "d899e14516799fd41548e6e9060daf6eb99315ec469d626c8b2b395ca4f2c50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style-name="ce18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2.17" calcext:value-type="float">
            <text:p>52.17</text:p>
          </table:table-cell>
          <table:table-cell office:value-type="float" office:value="51.52" calcext:value-type="float">
            <text:p>51.52</text:p>
          </table:table-cell>
          <table:table-cell office:value-type="float" office:value="47.06" calcext:value-type="float">
            <text:p>47.06</text:p>
          </table:table-cell>
          <table:table-cell office:value-type="float" office:value="29" calcext:value-type="float">
            <text:p>29</text:p>
          </table:table-cell>
          <table:table-cell office:value-type="float" office:value="21.661" calcext:value-type="float">
            <text:p>21.661</text:p>
          </table:table-cell>
          <table:table-cell office:value-type="string" calcext:value-type="string">
            <text:p>db785e53993101af583c613f90cbcea452e65f0c96bfb7256ea4dfef18260db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1" calcext:value-type="float">
            <text:p>21</text:p>
          </table:table-cell>
          <table:table-cell office:value-type="float" office:value="11.412" calcext:value-type="float">
            <text:p>11.412</text:p>
          </table:table-cell>
          <table:table-cell office:value-type="string" calcext:value-type="string">
            <text:p>5fedf21ead5eb6f968c43c27ea4cbadee784aa834808ae65e6d6226c1d842881</text:p>
          </table:table-cell>
          <table:table-cell office:value-type="float" office:value="80.53" calcext:value-type="float">
            <text:p>80.53</text:p>
          </table:table-cell>
          <table:table-cell office:value-type="float" office:value="7.14" calcext:value-type="float">
            <text:p>7.14</text:p>
          </table:table-cell>
          <table:table-cell table:style-name="ce18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13" calcext:value-type="float">
            <text:p>13</text:p>
          </table:table-cell>
          <table:table-cell office:value-type="float" office:value="10.364" calcext:value-type="float">
            <text:p>10.364</text:p>
          </table:table-cell>
          <table:table-cell office:value-type="string" calcext:value-type="string">
            <text:p>fdb7ba6b84b334cac7bccd73ca5300ccca7b0111e4bf2a43ece39aee289d1188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style-name="ce18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42.86" calcext:value-type="float">
            <text:p>42.86</text:p>
          </table:table-cell>
          <table:table-cell office:value-type="float" office:value="60.71" calcext:value-type="float">
            <text:p>60.71</text:p>
          </table:table-cell>
          <table:table-cell office:value-type="float" office:value="52.17" calcext:value-type="float">
            <text:p>52.17</text:p>
          </table:table-cell>
          <table:table-cell office:value-type="float" office:value="51.52" calcext:value-type="float">
            <text:p>51.52</text:p>
          </table:table-cell>
          <table:table-cell office:value-type="float" office:value="47.06" calcext:value-type="float">
            <text:p>47.06</text:p>
          </table:table-cell>
          <table:table-cell office:value-type="float" office:value="29" calcext:value-type="float">
            <text:p>29</text:p>
          </table:table-cell>
          <table:table-cell office:value-type="float" office:value="11.426" calcext:value-type="float">
            <text:p>11.426</text:p>
          </table:table-cell>
          <table:table-cell office:value-type="string" calcext:value-type="string">
            <text:p>db785e53993101af583c613f90cbcea452e65f0c96bfb7256ea4dfef18260db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1" calcext:value-type="float">
            <text:p>21</text:p>
          </table:table-cell>
          <table:table-cell office:value-type="float" office:value="11.045" calcext:value-type="float">
            <text:p>11.045</text:p>
          </table:table-cell>
          <table:table-cell office:value-type="string" calcext:value-type="string">
            <text:p>5fedf21ead5eb6f968c43c27ea4cbadee784aa834808ae65e6d6226c1d842881</text:p>
          </table:table-cell>
          <table:table-cell office:value-type="float" office:value="80.53" calcext:value-type="float">
            <text:p>80.53</text:p>
          </table:table-cell>
          <table:table-cell office:value-type="float" office:value="7.14" calcext:value-type="float">
            <text:p>7.14</text:p>
          </table:table-cell>
          <table:table-cell table:style-name="ce18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13" calcext:value-type="float">
            <text:p>13</text:p>
          </table:table-cell>
          <table:table-cell office:value-type="float" office:value="10.254" calcext:value-type="float">
            <text:p>10.254</text:p>
          </table:table-cell>
          <table:table-cell office:value-type="string" calcext:value-type="string">
            <text:p>fdb7ba6b84b334cac7bccd73ca5300ccca7b0111e4bf2a43ece39aee289d1188</text:p>
          </table:table-cell>
          <table:table-cell office:value-type="float" office:value="99.73" calcext:value-type="float">
            <text:p>99.73</text:p>
          </table:table-cell>
          <table:table-cell office:value-type="float" office:value="27.86" calcext:value-type="float">
            <text:p>27.86</text:p>
          </table:table-cell>
          <table:table-cell table:style-name="ce18" office:value-type="float" office:value="63.93" calcext:value-type="float">
            <text:p>63.93</text:p>
          </table:table-cell>
          <table:table-cell office:value-type="float" office:value="63.93" calcext:value-type="float">
            <text:p>63.93</text:p>
          </table:table-cell>
          <table:table-cell office:value-type="float" office:value="53.57" calcext:value-type="float">
            <text:p>5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7.69" calcext:value-type="float">
            <text:p>67.69</text:p>
          </table:table-cell>
          <table:table-cell office:value-type="float" office:value="61.51" calcext:value-type="float">
            <text:p>61.51</text:p>
          </table:table-cell>
          <table:table-cell office:value-type="float" office:value="59.78" calcext:value-type="float">
            <text:p>59.78</text:p>
          </table:table-cell>
          <table:table-cell office:value-type="float" office:value="33.54" calcext:value-type="float">
            <text:p>33.54</text:p>
          </table:table-cell>
          <table:table-cell office:value-type="float" office:value="157520" calcext:value-type="float">
            <text:p>1575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19120" calcext:value-type="float">
            <text:p>19120</text:p>
          </table:table-cell>
          <table:table-cell table:style-name="ce22" office:value-type="float" office:value="412.015" calcext:value-type="float">
            <text:p>412.015</text:p>
          </table:table-cell>
          <table:table-cell office:value-type="string" calcext:value-type="string">
            <text:p>("6368ee9749b35b7c348f60229619a963d3801519e53fe0ff341aa0b996eba35b", "059f467777be79b24d110dfc008381deb0bd81e4a10f656f18d1142d15803ea3", "361a3bd679acc2143c3fdbe07d7e11e85d5ed9d107ca84a6f4b8ca7e697ad12d", "d0cc2d113cbdda4209003a565c0455762aa43c2ddd5d579a817b9e73f943c537", "15df0427353d9a4d152fc099471304ed03b10f34d4543261f1780c1d862070f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43" calcext:value-type="float">
            <text:p>43</text:p>
          </table:table-cell>
          <table:table-cell office:value-type="float" office:value="11.618" calcext:value-type="float">
            <text:p>11.618</text:p>
          </table:table-cell>
          <table:table-cell office:value-type="string" calcext:value-type="string">
            <text:p>2184e40855690651e7cb509d26abadce0885516cd4d74fd24542b29f14d21ecc</text:p>
          </table:table-cell>
          <table:table-cell office:value-type="float" office:value="85.84" calcext:value-type="float">
            <text:p>85.84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1" calcext:value-type="float">
            <text:p>21</text:p>
          </table:table-cell>
          <table:table-cell office:value-type="float" office:value="7.369" calcext:value-type="float">
            <text:p>7.369</text:p>
          </table:table-cell>
          <table:table-cell office:value-type="string" calcext:value-type="string">
            <text:p>496f1164cbf3d348f976270ab94e1adf1d10925d1ec65f33fcd0d608ef77dc77</text:p>
          </table:table-cell>
          <table:table-cell office:value-type="float" office:value="80.97" calcext:value-type="float">
            <text:p>80.97</text:p>
          </table:table-cell>
          <table:table-cell office:value-type="float" office:value="46.43" calcext:value-type="float">
            <text:p>46.43</text:p>
          </table:table-cell>
          <table:table-cell table:style-name="ce18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8.26" calcext:value-type="float">
            <text:p>78.26</text:p>
          </table:table-cell>
          <table:table-cell office:value-type="float" office:value="75.41" calcext:value-type="float">
            <text:p>75.41</text:p>
          </table:table-cell>
          <table:table-cell office:value-type="float" office:value="11" calcext:value-type="float">
            <text:p>11</text:p>
          </table:table-cell>
          <table:table-cell office:value-type="float" office:value="7.175" calcext:value-type="float">
            <text:p>7.175</text:p>
          </table:table-cell>
          <table:table-cell office:value-type="string" calcext:value-type="string">
            <text:p>d4d5ca86841f608ddc0ce40d6a50896f8e8ce0249e821e770d984eb10c800811</text:p>
          </table:table-cell>
          <table:table-cell office:value-type="float" office:value="95.13" calcext:value-type="float">
            <text:p>95.13</text:p>
          </table:table-cell>
          <table:table-cell office:value-type="float" office:value="46.43" calcext:value-type="float">
            <text:p>46.43</text:p>
          </table:table-cell>
          <table:table-cell table:style-name="ce18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6" calcext:value-type="float">
            <text:p>76</text:p>
          </table:table-cell>
          <table:table-cell office:value-type="float" office:value="74.58" calcext:value-type="float">
            <text:p>74.58</text:p>
          </table:table-cell>
          <table:table-cell office:value-type="float" office:value="39" calcext:value-type="float">
            <text:p>39</text:p>
          </table:table-cell>
          <table:table-cell office:value-type="float" office:value="9.461" calcext:value-type="float">
            <text:p>9.461</text:p>
          </table:table-cell>
          <table:table-cell office:value-type="string" calcext:value-type="string">
            <text:p>38d86234e4b427dbcbc6530af005d326e18d514cd2cdd58c1ace97cba4fb33c7</text:p>
          </table:table-cell>
          <table:table-cell office:value-type="float" office:value="85.84" calcext:value-type="float">
            <text:p>85.84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9" calcext:value-type="float">
            <text:p>19</text:p>
          </table:table-cell>
          <table:table-cell office:value-type="float" office:value="7.348" calcext:value-type="float">
            <text:p>7.348</text:p>
          </table:table-cell>
          <table:table-cell office:value-type="string" calcext:value-type="string">
            <text:p>ceb7373f6a2d3b09814a61b61a974dbb02c69a83e15c77f928921de79a064444</text:p>
          </table:table-cell>
          <table:table-cell office:value-type="float" office:value="80.97" calcext:value-type="float">
            <text:p>80.97</text:p>
          </table:table-cell>
          <table:table-cell office:value-type="float" office:value="46.43" calcext:value-type="float">
            <text:p>46.43</text:p>
          </table:table-cell>
          <table:table-cell table:style-name="ce18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82.14" calcext:value-type="float">
            <text:p>8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8.26" calcext:value-type="float">
            <text:p>78.26</text:p>
          </table:table-cell>
          <table:table-cell office:value-type="float" office:value="75.41" calcext:value-type="float">
            <text:p>75.41</text:p>
          </table:table-cell>
          <table:table-cell office:value-type="float" office:value="11" calcext:value-type="float">
            <text:p>11</text:p>
          </table:table-cell>
          <table:table-cell office:value-type="float" office:value="7.194" calcext:value-type="float">
            <text:p>7.194</text:p>
          </table:table-cell>
          <table:table-cell office:value-type="string" calcext:value-type="string">
            <text:p>d4d5ca86841f608ddc0ce40d6a50896f8e8ce0249e821e770d984eb10c800811</text:p>
          </table:table-cell>
          <table:table-cell office:value-type="float" office:value="99.47" calcext:value-type="float">
            <text:p>99.47</text:p>
          </table:table-cell>
          <table:table-cell office:value-type="float" office:value="45.71" calcext:value-type="float">
            <text:p>45.71</text:p>
          </table:table-cell>
          <table:table-cell table:style-name="ce18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0" calcext:value-type="float">
            <text:p>70</text:p>
          </table:table-cell>
          <table:table-cell office:value-type="float" office:value="71.87" calcext:value-type="float">
            <text:p>71.87</text:p>
          </table:table-cell>
          <table:table-cell office:value-type="float" office:value="74.36" calcext:value-type="float">
            <text:p>74.36</text:p>
          </table:table-cell>
          <table:table-cell office:value-type="float" office:value="73.59" calcext:value-type="float">
            <text:p>73.59</text:p>
          </table:table-cell>
          <table:table-cell office:value-type="float" office:value="32.3" calcext:value-type="float">
            <text:p>32.3</text:p>
          </table:table-cell>
          <table:table-cell office:value-type="float" office:value="157000" calcext:value-type="float">
            <text:p>1570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6600" calcext:value-type="float">
            <text:p>6600</text:p>
          </table:table-cell>
          <table:table-cell table:style-name="ce22" office:value-type="float" office:value="370.71" calcext:value-type="float">
            <text:p>370.71</text:p>
          </table:table-cell>
          <table:table-cell office:value-type="string" calcext:value-type="string">
            <text:p>("beabec390b6a046b259bdb37ef9b5178bfba6989be3497277db2ada5069f48ac", "129d1203ee30b3fded3a134d44e1c7c13827db82dcba43b6aee04b3f5bdeff4c", "3f239bad7c9576a640089e301b098f09e11a739a44405669f5438d7afcb0478c", "16d7ff108140af8202eac3d9b61b41218d32a485f89969fd29fdaf1801b6e8e3", "0da622df841f418183e6a9eee36609e5c0232d2893885a11270b2cd6f7b3c63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17.514" calcext:value-type="float">
            <text:p>17.514</text:p>
          </table:table-cell>
          <table:table-cell office:value-type="string" calcext:value-type="string">
            <text:p>905129f11ef34015f4de84e9e0b22964cdffc262a7f9694e667c4add575c2258</text:p>
          </table:table-cell>
          <table:table-cell office:value-type="float" office:value="91.59" calcext:value-type="float">
            <text:p>91.59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31" calcext:value-type="float">
            <text:p>31</text:p>
          </table:table-cell>
          <table:table-cell office:value-type="float" office:value="14.791" calcext:value-type="float">
            <text:p>14.791</text:p>
          </table:table-cell>
          <table:table-cell office:value-type="string" calcext:value-type="string">
            <text:p>e5b911a71a9d250a632453fe5f6690be7fd7f7597fbb5e548e921159e65c61a1</text:p>
          </table:table-cell>
          <table:table-cell office:value-type="float" office:value="88.5" calcext:value-type="float">
            <text:p>88.5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5" calcext:value-type="float">
            <text:p>25</text:p>
          </table:table-cell>
          <table:table-cell office:value-type="float" office:value="14.112" calcext:value-type="float">
            <text:p>14.112</text:p>
          </table:table-cell>
          <table:table-cell office:value-type="string" calcext:value-type="string">
            <text:p>80536beb496b192990e44a4a7baa774b7579464e1e22af381e09e08f82e0fca9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33" calcext:value-type="float">
            <text:p>33</text:p>
          </table:table-cell>
          <table:table-cell office:value-type="float" office:value="14.796" calcext:value-type="float">
            <text:p>14.796</text:p>
          </table:table-cell>
          <table:table-cell office:value-type="string" calcext:value-type="string">
            <text:p>8d03b6d702b78067fd9a7be130acfe61a8c226e10680b84b3af20e95f8ad0069</text:p>
          </table:table-cell>
          <table:table-cell office:value-type="float" office:value="90.71" calcext:value-type="float">
            <text:p>90.7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31" calcext:value-type="float">
            <text:p>31</text:p>
          </table:table-cell>
          <table:table-cell office:value-type="float" office:value="14.757" calcext:value-type="float">
            <text:p>14.757</text:p>
          </table:table-cell>
          <table:table-cell office:value-type="string" calcext:value-type="string">
            <text:p>76e65cefc8e46ee9820f891e2b618fe50c1710c9527e0041ff23375a7820438e</text:p>
          </table:table-cell>
          <table:table-cell office:value-type="float" office:value="88.5" calcext:value-type="float">
            <text:p>88.5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5" calcext:value-type="float">
            <text:p>25</text:p>
          </table:table-cell>
          <table:table-cell office:value-type="float" office:value="14.083" calcext:value-type="float">
            <text:p>14.083</text:p>
          </table:table-cell>
          <table:table-cell office:value-type="string" calcext:value-type="string">
            <text:p>80536beb496b192990e44a4a7baa774b7579464e1e22af381e09e08f82e0fca9</text:p>
          </table:table-cell>
          <table:table-cell office:value-type="float" office:value="99.91" calcext:value-type="float">
            <text:p>99.91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2.5" calcext:value-type="float">
            <text:p>72.5</text:p>
          </table:table-cell>
          <table:table-cell office:value-type="float" office:value="72.5" calcext:value-type="float">
            <text:p>72.5</text:p>
          </table:table-cell>
          <table:table-cell office:value-type="float" office:value="68.57" calcext:value-type="float">
            <text:p>68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4.37" calcext:value-type="float">
            <text:p>74.37</text:p>
          </table:table-cell>
          <table:table-cell office:value-type="float" office:value="70.95" calcext:value-type="float">
            <text:p>70.95</text:p>
          </table:table-cell>
          <table:table-cell office:value-type="float" office:value="71.33" calcext:value-type="float">
            <text:p>71.33</text:p>
          </table:table-cell>
          <table:table-cell office:value-type="float" office:value="34.1" calcext:value-type="float">
            <text:p>34.1</text:p>
          </table:table-cell>
          <table:table-cell office:value-type="float" office:value="160840" calcext:value-type="float">
            <text:p>16084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25480" calcext:value-type="float">
            <text:p>25480</text:p>
          </table:table-cell>
          <table:table-cell table:style-name="ce22" office:value-type="float" office:value="422.878" calcext:value-type="float">
            <text:p>422.878</text:p>
          </table:table-cell>
          <table:table-cell office:value-type="string" calcext:value-type="string">
            <text:p>("c8dcbc2357fefcdba8556ef6dd32f28b2b4a9282b218187fa48afd7ddf93f22a", "f8dc5610904c7ae6febbb3413002fa14452d3bc4987455428dea01e2f497d6e1", "9bdf8ffbd946ccf1c4d99f5a9051f76467e253830f4cf2f91879a827bb8e0f35", "3a2724f130915dad0ab2df9f2c0c81c28460b3cb054716b2a1880518d7dc7a0d", "ea839119f2850d27ed934aa750c589e57b028b5cd22872108ef10cfd255662e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7" calcext:value-type="float">
            <text:p>37</text:p>
          </table:table-cell>
          <table:table-cell office:value-type="float" office:value="14.367" calcext:value-type="float">
            <text:p>14.367</text:p>
          </table:table-cell>
          <table:table-cell office:value-type="string" calcext:value-type="string">
            <text:p>ac173f7172bf21352e59f5bf9e33c93d711f6b2f9db235c680550cc3f2411404</text:p>
          </table:table-cell>
          <table:table-cell office:value-type="float" office:value="92.04" calcext:value-type="float">
            <text:p>92.04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12.318" calcext:value-type="float">
            <text:p>12.318</text:p>
          </table:table-cell>
          <table:table-cell office:value-type="string" calcext:value-type="string">
            <text:p>7c5b77cd68e98396b5942468ab6cb2d9fba57306bf687b5c27712844a8f12613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42.86" calcext:value-type="float">
            <text:p>42.8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9.427" calcext:value-type="float">
            <text:p>9.427</text:p>
          </table:table-cell>
          <table:table-cell office:value-type="string" calcext:value-type="string">
            <text:p>6eeba0a558c4c27155dd32e574a3fa9d2fad4e2da1dca57da6664480823e45b6</text:p>
          </table:table-cell>
          <table:table-cell office:value-type="float" office:value="95.58" calcext:value-type="float">
            <text:p>95.58</text:p>
          </table:table-cell>
          <table:table-cell office:value-type="float" office:value="28.57" calcext:value-type="float">
            <text:p>28.57</text:p>
          </table:table-cell>
          <table:table-cell table:style-name="ce18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12.736" calcext:value-type="float">
            <text:p>12.736</text:p>
          </table:table-cell>
          <table:table-cell office:value-type="string" calcext:value-type="string">
            <text:p>be928a9d2337c9ba6589f4b1cc313a7b21905bbf74f366ac3e7f19c204359f64</text:p>
          </table:table-cell>
          <table:table-cell office:value-type="float" office:value="92.04" calcext:value-type="float">
            <text:p>92.04</text:p>
          </table:table-cell>
          <table:table-cell office:value-type="float" office:value="28.57" calcext:value-type="float">
            <text:p>28.57</text:p>
          </table:table-cell>
          <table:table-cell table:style-name="ce18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29" calcext:value-type="float">
            <text:p>29</text:p>
          </table:table-cell>
          <table:table-cell office:value-type="float" office:value="12.581" calcext:value-type="float">
            <text:p>12.581</text:p>
          </table:table-cell>
          <table:table-cell office:value-type="string" calcext:value-type="string">
            <text:p>ee5c62ba8d70ff833ebebc5ef4017a4077826575f5d7ffcf9ea3d90b17c43eb3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42.86" calcext:value-type="float">
            <text:p>42.8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9.502" calcext:value-type="float">
            <text:p>9.502</text:p>
          </table:table-cell>
          <table:table-cell office:value-type="string" calcext:value-type="string">
            <text:p>6eeba0a558c4c27155dd32e574a3fa9d2fad4e2da1dca57da6664480823e45b6</text:p>
          </table:table-cell>
          <table:table-cell office:value-type="float" office:value="99.73" calcext:value-type="float">
            <text:p>99.73</text:p>
          </table:table-cell>
          <table:table-cell office:value-type="float" office:value="33.57" calcext:value-type="float">
            <text:p>33.57</text:p>
          </table:table-cell>
          <table:table-cell table:style-name="ce18" office:value-type="float" office:value="66.79" calcext:value-type="float">
            <text:p>66.79</text:p>
          </table:table-cell>
          <table:table-cell office:value-type="float" office:value="66.79" calcext:value-type="float">
            <text:p>66.79</text:p>
          </table:table-cell>
          <table:table-cell office:value-type="float" office:value="65.71" calcext:value-type="float">
            <text:p>6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31" calcext:value-type="float">
            <text:p>67.31</text:p>
          </table:table-cell>
          <table:table-cell office:value-type="float" office:value="66.36" calcext:value-type="float">
            <text:p>66.36</text:p>
          </table:table-cell>
          <table:table-cell office:value-type="float" office:value="66.46" calcext:value-type="float">
            <text:p>66.46</text:p>
          </table:table-cell>
          <table:table-cell office:value-type="float" office:value="30.97" calcext:value-type="float">
            <text:p>30.97</text:p>
          </table:table-cell>
          <table:table-cell office:value-type="float" office:value="152800" calcext:value-type="float">
            <text:p>15280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32600" calcext:value-type="float">
            <text:p>32600</text:p>
          </table:table-cell>
          <table:table-cell table:style-name="ce22" office:value-type="float" office:value="377.213" calcext:value-type="float">
            <text:p>377.213</text:p>
          </table:table-cell>
          <table:table-cell office:value-type="string" calcext:value-type="string">
            <text:p>("bc72c08cbf51c7fc81202cf0a69a2f0022f7214f7c9a5944d23a90c09b9a8b2a", "831800246e4bc316eb8acd5e865e2f9d188677e6c9087b1bf9f7efccd1ef9b56", "84510a6ea620f6cfa49a9683233b56936ba0e75560f4eaa0e2e694047a58e460", "7ce5d12bc411e93f0f2f90a5f7539150568f69e27c6c01d7ccfde4e093108a97", "66e0c2e5780313f91f51cc22bc6463b0fd654edcaa4290e4a0c5781fc8b94a1e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7" calcext:value-type="float">
            <text:p>37</text:p>
          </table:table-cell>
          <table:table-cell office:value-type="float" office:value="22.396" calcext:value-type="float">
            <text:p>22.396</text:p>
          </table:table-cell>
          <table:table-cell office:value-type="string" calcext:value-type="string">
            <text:p>00750202c700e7d3e564ba944385df8568fb5738a080176e62aaf41540cf3bc1</text:p>
          </table:table-cell>
          <table:table-cell office:value-type="float" office:value="88.5" calcext:value-type="float">
            <text:p>88.5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9.29" calcext:value-type="float">
            <text:p>89.2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82.35" calcext:value-type="float">
            <text:p>82.35</text:p>
          </table:table-cell>
          <table:table-cell office:value-type="float" office:value="74.63" calcext:value-type="float">
            <text:p>74.63</text:p>
          </table:table-cell>
          <table:table-cell office:value-type="float" office:value="25" calcext:value-type="float">
            <text:p>25</text:p>
          </table:table-cell>
          <table:table-cell office:value-type="float" office:value="16.323" calcext:value-type="float">
            <text:p>16.323</text:p>
          </table:table-cell>
          <table:table-cell office:value-type="string" calcext:value-type="string">
            <text:p>d975acd6d9195cd6782eadc48cdf18e611cccf9a42f1a35ba3c6d9f0896d9ddc</text:p>
          </table:table-cell>
          <table:table-cell office:value-type="float" office:value="78.32" calcext:value-type="float">
            <text:p>78.32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11" calcext:value-type="float">
            <text:p>11</text:p>
          </table:table-cell>
          <table:table-cell office:value-type="float" office:value="14.886" calcext:value-type="float">
            <text:p>14.886</text:p>
          </table:table-cell>
          <table:table-cell office:value-type="string" calcext:value-type="string">
            <text:p>3afec171f5ef56cebfc4cdf8db09b1aa6fdaa233f083a0c1eab7cf076b022eec</text:p>
          </table:table-cell>
          <table:table-cell office:value-type="float" office:value="95.13" calcext:value-type="float">
            <text:p>95.13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20.021" calcext:value-type="float">
            <text:p>20.021</text:p>
          </table:table-cell>
          <table:table-cell office:value-type="string" calcext:value-type="string">
            <text:p>1814669442917fa9afb9c69c2dfae81e65f43e697a90f55187e1be9cd7a88ff9</text:p>
          </table:table-cell>
          <table:table-cell office:value-type="float" office:value="88.05" calcext:value-type="float">
            <text:p>88.05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9.29" calcext:value-type="float">
            <text:p>89.29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82.35" calcext:value-type="float">
            <text:p>82.35</text:p>
          </table:table-cell>
          <table:table-cell office:value-type="float" office:value="74.63" calcext:value-type="float">
            <text:p>74.63</text:p>
          </table:table-cell>
          <table:table-cell office:value-type="float" office:value="23" calcext:value-type="float">
            <text:p>23</text:p>
          </table:table-cell>
          <table:table-cell office:value-type="float" office:value="16.328" calcext:value-type="float">
            <text:p>16.328</text:p>
          </table:table-cell>
          <table:table-cell office:value-type="string" calcext:value-type="string">
            <text:p>b7337c52b8978791126dfa8b3d6d03651a04647787b9eabd63635c7a4bd320d7</text:p>
          </table:table-cell>
          <table:table-cell office:value-type="float" office:value="78.32" calcext:value-type="float">
            <text:p>78.32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11" calcext:value-type="float">
            <text:p>11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3afec171f5ef56cebfc4cdf8db09b1aa6fdaa233f083a0c1eab7cf076b022eec</text:p>
          </table:table-cell>
          <table:table-cell office:value-type="float" office:value="99.82" calcext:value-type="float">
            <text:p>99.82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81.43" calcext:value-type="float">
            <text:p>81.43</text:p>
          </table:table-cell>
          <table:table-cell office:value-type="float" office:value="57.86" calcext:value-type="float">
            <text:p>57.86</text:p>
          </table:table-cell>
          <table:table-cell office:value-type="float" office:value="66.15" calcext:value-type="float">
            <text:p>66.15</text:p>
          </table:table-cell>
          <table:table-cell office:value-type="float" office:value="75.57" calcext:value-type="float">
            <text:p>75.57</text:p>
          </table:table-cell>
          <table:table-cell office:value-type="float" office:value="72.91" calcext:value-type="float">
            <text:p>72.91</text:p>
          </table:table-cell>
          <table:table-cell office:value-type="float" office:value="33.84" calcext:value-type="float">
            <text:p>33.84</text:p>
          </table:table-cell>
          <table:table-cell office:value-type="float" office:value="158320" calcext:value-type="float">
            <text:p>15832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7720" calcext:value-type="float">
            <text:p>17720</text:p>
          </table:table-cell>
          <table:table-cell table:style-name="ce22" office:value-type="float" office:value="379.087" calcext:value-type="float">
            <text:p>379.087</text:p>
          </table:table-cell>
          <table:table-cell office:value-type="string" calcext:value-type="string">
            <text:p>("ced4d6f1d9a8430194363f9a56f1d036659d2e3926adb48d767ddf8d0cab81f9", "545763221ceabb86d9210e93145dffa0a256a8447e136f630c97442c2ba83c5d", "4b83cd100de297855dc76f5e20b469658a93fa1ca0209ea6aad1978a6529ce49", "17eac9730c6128bfc04de39241a939bea5123407589d849fb03d9b55d25a4fe1", "dd2c057b5234a180feb64a0b32321b6e4728393aa9d17ddb9a835ca00fd4c540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3.57" calcext:value-type="float">
            <text:p>3.57</text:p>
          </table:table-cell>
          <table:table-cell table:style-name="ce18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39" calcext:value-type="float">
            <text:p>39</text:p>
          </table:table-cell>
          <table:table-cell office:value-type="float" office:value="20.762" calcext:value-type="float">
            <text:p>20.762</text:p>
          </table:table-cell>
          <table:table-cell office:value-type="string" calcext:value-type="string">
            <text:p>b4376bfa7f4f418f54d9b8ae4116673bdb5c167e6578f6e5f31d2562f8f3e3ed</text:p>
          </table:table-cell>
          <table:table-cell office:value-type="float" office:value="88.94" calcext:value-type="float">
            <text:p>88.94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3" calcext:value-type="float">
            <text:p>23</text:p>
          </table:table-cell>
          <table:table-cell office:value-type="float" office:value="18.298" calcext:value-type="float">
            <text:p>18.298</text:p>
          </table:table-cell>
          <table:table-cell office:value-type="string" calcext:value-type="string">
            <text:p>1e947cab783fb42fc7dd5c19a1a01bcfd5155013a3577bf747ad34486a4da3c2</text:p>
          </table:table-cell>
          <table:table-cell office:value-type="float" office:value="88.94" calcext:value-type="float">
            <text:p>88.94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23" calcext:value-type="float">
            <text:p>23</text:p>
          </table:table-cell>
          <table:table-cell office:value-type="float" office:value="18.277" calcext:value-type="float">
            <text:p>18.277</text:p>
          </table:table-cell>
          <table:table-cell office:value-type="string" calcext:value-type="string">
            <text:p>1e947cab783fb42fc7dd5c19a1a01bcfd5155013a3577bf747ad34486a4da3c2</text:p>
          </table:table-cell>
          <table:table-cell office:value-type="float" office:value="94.69" calcext:value-type="float">
            <text:p>94.69</text:p>
          </table:table-cell>
          <table:table-cell office:value-type="float" office:value="3.57" calcext:value-type="float">
            <text:p>3.57</text:p>
          </table:table-cell>
          <table:table-cell table:style-name="ce18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64.29" calcext:value-type="float">
            <text:p>64.29</text:p>
          </table:table-cell>
          <table:table-cell office:value-type="float" office:value="39.29" calcext:value-type="float">
            <text:p>39.29</text:p>
          </table:table-cell>
          <table:table-cell office:value-type="float" office:value="51.43" calcext:value-type="float">
            <text:p>51.43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37" calcext:value-type="float">
            <text:p>37</text:p>
          </table:table-cell>
          <table:table-cell office:value-type="float" office:value="18.945" calcext:value-type="float">
            <text:p>18.945</text:p>
          </table:table-cell>
          <table:table-cell office:value-type="string" calcext:value-type="string">
            <text:p>c641a407c42dec74933dbe84a493b90d667d0f4d42655fb16fc508d1cf9396b3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3" calcext:value-type="float">
            <text:p>23</text:p>
          </table:table-cell>
          <table:table-cell office:value-type="float" office:value="18.255" calcext:value-type="float">
            <text:p>18.255</text:p>
          </table:table-cell>
          <table:table-cell office:value-type="string" calcext:value-type="string">
            <text:p>3aaf458c51636d9f737e4d50080bc9b0f61cd3ebc15108ada33911e8d823767e</text:p>
          </table:table-cell>
          <table:table-cell office:value-type="float" office:value="88.5" calcext:value-type="float">
            <text:p>88.5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3" calcext:value-type="float">
            <text:p>23</text:p>
          </table:table-cell>
          <table:table-cell office:value-type="float" office:value="18.292" calcext:value-type="float">
            <text:p>18.292</text:p>
          </table:table-cell>
          <table:table-cell office:value-type="string" calcext:value-type="string">
            <text:p>3aaf458c51636d9f737e4d50080bc9b0f61cd3ebc15108ada33911e8d823767e</text:p>
          </table:table-cell>
          <table:table-cell office:value-type="float" office:value="99.82" calcext:value-type="float">
            <text:p>99.82</text:p>
          </table:table-cell>
          <table:table-cell office:value-type="float" office:value="26.43" calcext:value-type="float">
            <text:p>26.43</text:p>
          </table:table-cell>
          <table:table-cell table:style-name="ce18" office:value-type="float" office:value="63.21" calcext:value-type="float">
            <text:p>63.21</text:p>
          </table:table-cell>
          <table:table-cell office:value-type="float" office:value="63.21" calcext:value-type="float">
            <text:p>63.21</text:p>
          </table:table-cell>
          <table:table-cell office:value-type="float" office:value="54.29" calcext:value-type="float">
            <text:p>5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6.44" calcext:value-type="float">
            <text:p>66.44</text:p>
          </table:table-cell>
          <table:table-cell office:value-type="float" office:value="61.14" calcext:value-type="float">
            <text:p>61.14</text:p>
          </table:table-cell>
          <table:table-cell office:value-type="float" office:value="59.65" calcext:value-type="float">
            <text:p>59.65</text:p>
          </table:table-cell>
          <table:table-cell office:value-type="float" office:value="30.88" calcext:value-type="float">
            <text:p>30.88</text:p>
          </table:table-cell>
          <table:table-cell office:value-type="float" office:value="157920" calcext:value-type="float">
            <text:p>15792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24920" calcext:value-type="float">
            <text:p>24920</text:p>
          </table:table-cell>
          <table:table-cell table:style-name="ce22" office:value-type="float" office:value="365.064" calcext:value-type="float">
            <text:p>365.064</text:p>
          </table:table-cell>
          <table:table-cell office:value-type="string" calcext:value-type="string">
            <text:p>("97db2c45295a4065cf9c09057b39854839c8d3c6371a4dead0df3ff310e4eeab", "382ef0969d7401afc02706e0d813a626e381e4121410cb7b73dab0633ec31f05", "93d04085b5d7c4f077ef38416e88b60f586e63e5cee887c644c80784135e3486", "e1839ac2c3b13afc801a459563102c585113e4486bd6405eb722e9a53cc02937", "6f3a88692295fb5ec288ebbdb221e1a16893e0b38a2dadca5b373e4fcfa52b8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0.27" calcext:value-type="float">
            <text:p>90.27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25" calcext:value-type="float">
            <text:p>25</text:p>
          </table:table-cell>
          <table:table-cell office:value-type="float" office:value="16.577" calcext:value-type="float">
            <text:p>16.577</text:p>
          </table:table-cell>
          <table:table-cell office:value-type="string" calcext:value-type="string">
            <text:p>720c3fcdd9e031e86467a96bdd58de2c1959a8ea64395c133af8cc405f197e92</text:p>
          </table:table-cell>
          <table:table-cell office:value-type="float" office:value="88.5" calcext:value-type="float">
            <text:p>88.5</text:p>
          </table:table-cell>
          <table:table-cell office:value-type="float" office:value="42.86" calcext:value-type="float">
            <text:p>42.86</text:p>
          </table:table-cell>
          <table:table-cell table:style-name="ce1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7.27" calcext:value-type="float">
            <text:p>77.27</text:p>
          </table:table-cell>
          <table:table-cell office:value-type="float" office:value="74.19" calcext:value-type="float">
            <text:p>74.19</text:p>
          </table:table-cell>
          <table:table-cell office:value-type="float" office:value="21" calcext:value-type="float">
            <text:p>21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f17ebe6388215a9c939566bad76c9e8c6f2db1ee65d0e34a82cb58b7ab86d364</text:p>
          </table:table-cell>
          <table:table-cell office:value-type="float" office:value="76.55" calcext:value-type="float">
            <text:p>76.55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7" calcext:value-type="float">
            <text:p>7</text:p>
          </table:table-cell>
          <table:table-cell office:value-type="float" office:value="11.332" calcext:value-type="float">
            <text:p>11.332</text:p>
          </table:table-cell>
          <table:table-cell office:value-type="string" calcext:value-type="string">
            <text:p>fc918fca927fcadbc7d76b7728d7bb5e61e2a5bb284d771c63088983163fe377</text:p>
          </table:table-cell>
          <table:table-cell office:value-type="float" office:value="91.59" calcext:value-type="float">
            <text:p>91.59</text:p>
          </table:table-cell>
          <table:table-cell office:value-type="float" office:value="42.86" calcext:value-type="float">
            <text:p>42.86</text:p>
          </table:table-cell>
          <table:table-cell table:style-name="ce1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27" calcext:value-type="float">
            <text:p>27</text:p>
          </table:table-cell>
          <table:table-cell office:value-type="float" office:value="15.394" calcext:value-type="float">
            <text:p>15.394</text:p>
          </table:table-cell>
          <table:table-cell office:value-type="string" calcext:value-type="string">
            <text:p>e4da3f49aa2d73e06c6521c7e423008df34139dc545dfcf4657abe12f1f7fbb0</text:p>
          </table:table-cell>
          <table:table-cell office:value-type="float" office:value="88.94" calcext:value-type="float">
            <text:p>88.94</text:p>
          </table:table-cell>
          <table:table-cell office:value-type="float" office:value="42.86" calcext:value-type="float">
            <text:p>42.86</text:p>
          </table:table-cell>
          <table:table-cell table:style-name="ce1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82.14" calcext:value-type="float">
            <text:p>8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7.27" calcext:value-type="float">
            <text:p>77.27</text:p>
          </table:table-cell>
          <table:table-cell office:value-type="float" office:value="74.19" calcext:value-type="float">
            <text:p>74.19</text:p>
          </table:table-cell>
          <table:table-cell office:value-type="float" office:value="23" calcext:value-type="float">
            <text:p>23</text:p>
          </table:table-cell>
          <table:table-cell office:value-type="float" office:value="14.715" calcext:value-type="float">
            <text:p>14.715</text:p>
          </table:table-cell>
          <table:table-cell office:value-type="string" calcext:value-type="string">
            <text:p>bbafdc2253570c5ff53e4ee85bce475f2f197a50d64d0d5d9eba690cef3832c7</text:p>
          </table:table-cell>
          <table:table-cell office:value-type="float" office:value="76.55" calcext:value-type="float">
            <text:p>76.55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7" calcext:value-type="float">
            <text:p>7</text:p>
          </table:table-cell>
          <table:table-cell office:value-type="float" office:value="11.366" calcext:value-type="float">
            <text:p>11.366</text:p>
          </table:table-cell>
          <table:table-cell office:value-type="string" calcext:value-type="string">
            <text:p>fc918fca927fcadbc7d76b7728d7bb5e61e2a5bb284d771c63088983163fe377</text:p>
          </table:table-cell>
          <table:table-cell office:value-type="float" office:value="99.82" calcext:value-type="float">
            <text:p>99.82</text:p>
          </table:table-cell>
          <table:table-cell office:value-type="float" office:value="35.71" calcext:value-type="float">
            <text:p>35.71</text:p>
          </table:table-cell>
          <table:table-cell table:style-name="ce18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68.19" calcext:value-type="float">
            <text:p>68.19</text:p>
          </table:table-cell>
          <table:table-cell office:value-type="float" office:value="68.05" calcext:value-type="float">
            <text:p>68.05</text:p>
          </table:table-cell>
          <table:table-cell office:value-type="float" office:value="31.33" calcext:value-type="float">
            <text:p>31.33</text:p>
          </table:table-cell>
          <table:table-cell office:value-type="float" office:value="154440" calcext:value-type="float">
            <text:p>1544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43880" calcext:value-type="float">
            <text:p>43880</text:p>
          </table:table-cell>
          <table:table-cell table:style-name="ce22" office:value-type="float" office:value="325.299" calcext:value-type="float">
            <text:p>325.299</text:p>
          </table:table-cell>
          <table:table-cell office:value-type="string" calcext:value-type="string">
            <text:p>("c7e8b0559994f615cb0df6f310b3f4d6e2a66cf0dc3fe7c4494e2ae74d485be0", "eb68a4447362b37f0df98c996663f896502da134f7d62720bdc254d9d6bfd2c9", "8123393e3a68a21ee0e1973e413af0905f113b67bb818ae53ea95aa742f28ecf", "0358a6005b80abf7733ecd7095a30b96fb92f013a54dd24f3e98f3654be4678a", "a6c684041a9bbc616fc1be21becd94ba999a9d4b7f27a7d12d93ba24fef7c965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1" calcext:value-type="float">
            <text:p>31</text:p>
          </table:table-cell>
          <table:table-cell office:value-type="float" office:value="9.635" calcext:value-type="float">
            <text:p>9.635</text:p>
          </table:table-cell>
          <table:table-cell office:value-type="string" calcext:value-type="string">
            <text:p>695d1b7ddd50fff7256de302ad8ef0829f6932bb9efd00537ad772ac859637cd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31" calcext:value-type="float">
            <text:p>31</text:p>
          </table:table-cell>
          <table:table-cell office:value-type="float" office:value="9.085" calcext:value-type="float">
            <text:p>9.085</text:p>
          </table:table-cell>
          <table:table-cell office:value-type="string" calcext:value-type="string">
            <text:p>695d1b7ddd50fff7256de302ad8ef0829f6932bb9efd00537ad772ac859637cd</text:p>
          </table:table-cell>
          <table:table-cell office:value-type="float" office:value="84.07" calcext:value-type="float">
            <text:p>84.07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5" calcext:value-type="float">
            <text:p>15</text:p>
          </table:table-cell>
          <table:table-cell office:value-type="float" office:value="8.791" calcext:value-type="float">
            <text:p>8.791</text:p>
          </table:table-cell>
          <table:table-cell office:value-type="string" calcext:value-type="string">
            <text:p>3472939377384916d68f7150df23748caa1b21da5b5edaa0cf72ade7b3a9b0dc</text:p>
          </table:table-cell>
          <table:table-cell office:value-type="float" office:value="90.71" calcext:value-type="float">
            <text:p>90.71</text:p>
          </table:table-cell>
          <table:table-cell office:value-type="float" office:value="3.57" calcext:value-type="float">
            <text:p>3.57</text:p>
          </table:table-cell>
          <table:table-cell table:style-name="ce18" office:value-type="float" office:value="51.79" calcext:value-type="float">
            <text:p>51.7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1" calcext:value-type="float">
            <text:p>31</text:p>
          </table:table-cell>
          <table:table-cell office:value-type="float" office:value="9.092" calcext:value-type="float">
            <text:p>9.092</text:p>
          </table:table-cell>
          <table:table-cell office:value-type="string" calcext:value-type="string">
            <text:p>09a3c121e26164e2db4116b4e89c9e4f4d27eb02d282fa79c1fcb26c048b11f1</text:p>
          </table:table-cell>
          <table:table-cell office:value-type="float" office:value="89.38" calcext:value-type="float">
            <text:p>89.38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27" calcext:value-type="float">
            <text:p>27</text:p>
          </table:table-cell>
          <table:table-cell office:value-type="float" office:value="9.101" calcext:value-type="float">
            <text:p>9.101</text:p>
          </table:table-cell>
          <table:table-cell office:value-type="string" calcext:value-type="string">
            <text:p>46259366f3fda0025e5fe38b3a83648e7c69119fb037c10d91cba126cea13bef</text:p>
          </table:table-cell>
          <table:table-cell office:value-type="float" office:value="84.07" calcext:value-type="float">
            <text:p>84.07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15" calcext:value-type="float">
            <text:p>15</text:p>
          </table:table-cell>
          <table:table-cell office:value-type="float" office:value="8.787" calcext:value-type="float">
            <text:p>8.787</text:p>
          </table:table-cell>
          <table:table-cell office:value-type="string" calcext:value-type="string">
            <text:p>3472939377384916d68f7150df23748caa1b21da5b5edaa0cf72ade7b3a9b0dc</text:p>
          </table:table-cell>
          <table:table-cell office:value-type="float" office:value="99.65" calcext:value-type="float">
            <text:p>99.65</text:p>
          </table:table-cell>
          <table:table-cell office:value-type="float" office:value="49.29" calcext:value-type="float">
            <text:p>49.29</text:p>
          </table:table-cell>
          <table:table-cell table:style-name="ce18" office:value-type="float" office:value="74.64" calcext:value-type="float">
            <text:p>74.64</text:p>
          </table:table-cell>
          <table:table-cell office:value-type="float" office:value="74.64" calcext:value-type="float">
            <text:p>74.64</text:p>
          </table:table-cell>
          <table:table-cell office:value-type="float" office:value="60.71" calcext:value-type="float">
            <text:p>60.71</text:p>
          </table:table-cell>
          <table:table-cell office:value-type="float" office:value="88.57" calcext:value-type="float">
            <text:p>88.57</text:p>
          </table:table-cell>
          <table:table-cell office:value-type="float" office:value="84.31" calcext:value-type="float">
            <text:p>84.31</text:p>
          </table:table-cell>
          <table:table-cell office:value-type="float" office:value="69.32" calcext:value-type="float">
            <text:p>69.32</text:p>
          </table:table-cell>
          <table:table-cell office:value-type="float" office:value="70.5" calcext:value-type="float">
            <text:p>70.5</text:p>
          </table:table-cell>
          <table:table-cell office:value-type="float" office:value="35.96" calcext:value-type="float">
            <text:p>35.96</text:p>
          </table:table-cell>
          <table:table-cell office:value-type="float" office:value="160720" calcext:value-type="float">
            <text:p>16072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08920" calcext:value-type="float">
            <text:p>108920</text:p>
          </table:table-cell>
          <table:table-cell table:style-name="ce22" office:value-type="float" office:value="325.984" calcext:value-type="float">
            <text:p>325.984</text:p>
          </table:table-cell>
          <table:table-cell office:value-type="string" calcext:value-type="string">
            <text:p>("79e6ae88f0c5784d3b64d399196b59c79efe9711c75c353db80fe430292f60cd", "1bc157ecb8f390cd61207cd2d92e0132163bb05d2fd9d2d452e489db1c820b71", "0bcf4fb5d7378e2702f3f94e57937738803289b34f18571bfeb664ea4b02fafa", "0695f6b1908dbad64b45f8cab8e2505f023e98660352e5d8a214eb9556aa2fa6", "02c2bade8d788fccbe34aac2626d5cee7f7f9f295286c669e1777a816217827d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9bbf513769636249fcb6be50009a1a09f75b585d9f91215a434783d88621f32d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6.937" calcext:value-type="float">
            <text:p>6.937</text:p>
          </table:table-cell>
          <table:table-cell office:value-type="string" calcext:value-type="string">
            <text:p>9bbf513769636249fcb6be50009a1a09f75b585d9f91215a434783d88621f32d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1" calcext:value-type="float">
            <text:p>11</text:p>
          </table:table-cell>
          <table:table-cell office:value-type="float" office:value="6.624" calcext:value-type="float">
            <text:p>6.624</text:p>
          </table:table-cell>
          <table:table-cell office:value-type="string" calcext:value-type="string">
            <text:p>7429f859ee0db8d1f781c1cf56bdb34d573ecf0cdf35459a1433b269e5912ca2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6.878" calcext:value-type="float">
            <text:p>6.878</text:p>
          </table:table-cell>
          <table:table-cell office:value-type="string" calcext:value-type="string">
            <text:p>c292354526056112d44f1e69742553b85fedba5992154dfd95877caa37dfe028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6.914" calcext:value-type="float">
            <text:p>6.914</text:p>
          </table:table-cell>
          <table:table-cell office:value-type="string" calcext:value-type="string">
            <text:p>c292354526056112d44f1e69742553b85fedba5992154dfd95877caa37dfe028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1" calcext:value-type="float">
            <text:p>11</text:p>
          </table:table-cell>
          <table:table-cell office:value-type="float" office:value="6.616" calcext:value-type="float">
            <text:p>6.616</text:p>
          </table:table-cell>
          <table:table-cell office:value-type="string" calcext:value-type="string">
            <text:p>7429f859ee0db8d1f781c1cf56bdb34d573ecf0cdf35459a1433b269e5912ca2</text:p>
          </table:table-cell>
          <table:table-cell office:value-type="float" office:value="98.6" calcext:value-type="float">
            <text:p>98.6</text:p>
          </table:table-cell>
          <table:table-cell office:value-type="float" office:value="76.36" calcext:value-type="float">
            <text:p>76.36</text:p>
          </table:table-cell>
          <table:table-cell table:style-name="ce18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6" calcext:value-type="float">
            <text:p>90.56</text:p>
          </table:table-cell>
          <table:table-cell office:value-type="float" office:value="87.1" calcext:value-type="float">
            <text:p>87.1</text:p>
          </table:table-cell>
          <table:table-cell office:value-type="float" office:value="87.57" calcext:value-type="float">
            <text:p>87.57</text:p>
          </table:table-cell>
          <table:table-cell office:value-type="float" office:value="20" calcext:value-type="float">
            <text:p>20</text:p>
          </table:table-cell>
          <table:table-cell office:value-type="float" office:value="59160" calcext:value-type="float">
            <text:p>59160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.49" calcext:value-type="float">
            <text:p>1.49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77480" calcext:value-type="float">
            <text:p>77480</text:p>
          </table:table-cell>
          <table:table-cell table:style-name="ce22" office:value-type="float" office:value="271.321" calcext:value-type="float">
            <text:p>271.321</text:p>
          </table:table-cell>
          <table:table-cell office:value-type="string" calcext:value-type="string">
            <text:p>("950ef9f75994f1990a25da6bd5d043725ad45c4e299ae972f5952d50ebfae98f", "232849a1b5d6729a53ebd53c723e5917ec32f86bff55c716d87cef409aa04cfc", "5502d0530b747ccddccca0b5291230818420fd46addce150f1c7a35a98860fd4", "316029d09c622eb5021e15112c9a143dbcc675006ee6041d6fff56818bfe19f5", "c80d95a1f67ebf88cada75dea91047ddb5312701c6b42b6c85c9d4b55c2ecf6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42.207" calcext:value-type="float">
            <text:p>42.207</text:p>
          </table:table-cell>
          <table:table-cell office:value-type="string" calcext:value-type="string">
            <text:p>a9b47e9dc103981571f3435d5a522376ea807dc8ef8bb5497fe79808293d9c04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6.018" calcext:value-type="float">
            <text:p>6.018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931" calcext:value-type="float">
            <text:p>5.931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7.67" calcext:value-type="float">
            <text:p>97.6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7.589" calcext:value-type="float">
            <text:p>7.589</text:p>
          </table:table-cell>
          <table:table-cell office:value-type="string" calcext:value-type="string">
            <text:p>a9b47e9dc103981571f3435d5a522376ea807dc8ef8bb5497fe79808293d9c04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975" calcext:value-type="float">
            <text:p>5.975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1.86" calcext:value-type="float">
            <text:p>91.86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5.986" calcext:value-type="float">
            <text:p>5.986</text:p>
          </table:table-cell>
          <table:table-cell office:value-type="string" calcext:value-type="string">
            <text:p>a32594c7e8f012666c48bcd1214e0d61bd661943d5b9d4b33142bcacdad3dfd0</text:p>
          </table:table-cell>
          <table:table-cell office:value-type="float" office:value="99.07" calcext:value-type="float">
            <text:p>99.07</text:p>
          </table:table-cell>
          <table:table-cell office:value-type="float" office:value="74.55" calcext:value-type="float">
            <text:p>74.55</text:p>
          </table:table-cell>
          <table:table-cell table:style-name="ce18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8" calcext:value-type="float">
            <text:p>90.18</text:p>
          </table:table-cell>
          <table:table-cell office:value-type="float" office:value="84.85" calcext:value-type="float">
            <text:p>84.85</text:p>
          </table:table-cell>
          <table:table-cell office:value-type="float" office:value="86.75" calcext:value-type="float">
            <text:p>86.75</text:p>
          </table:table-cell>
          <table:table-cell office:value-type="float" office:value="16.54" calcext:value-type="float">
            <text:p>16.54</text:p>
          </table:table-cell>
          <table:table-cell office:value-type="float" office:value="61360" calcext:value-type="float">
            <text:p>6136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3880" calcext:value-type="float">
            <text:p>23880</text:p>
          </table:table-cell>
          <table:table-cell table:style-name="ce22" office:value-type="float" office:value="210.79" calcext:value-type="float">
            <text:p>210.79</text:p>
          </table:table-cell>
          <table:table-cell office:value-type="string" calcext:value-type="string">
            <text:p>("33d06e82bf0c9d8e62986718f2b7b5e7a79fdb29da46eafc08b27196a6d241fc", "1e0779055a5cc38fbd834c10955d781234d01d49231f1ba444ecbe06df2e5a33", "226ab80201cd1edd9144c995749e97fb1fb5df037e9001acd1846394068f5f10", "5d07327c185c09b58ba354c8b47433601f8a71988447e57e1f7df5fe9ed85e40", "886ea0dd3ea4ed6f1bef06b974f2a9a075223cd0048b45a2e07cecfa4c62baa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.695" calcext:value-type="float">
            <text:p>8.695</text:p>
          </table:table-cell>
          <table:table-cell office:value-type="string" calcext:value-type="string">
            <text:p>f1d677680ffb2e5091287352a2536e3ab46ae9a4c3173f6971c4eaed9a7caa71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658" calcext:value-type="float">
            <text:p>2.658</text:p>
          </table:table-cell>
          <table:table-cell office:value-type="string" calcext:value-type="string">
            <text:p>f1d677680ffb2e5091287352a2536e3ab46ae9a4c3173f6971c4eaed9a7caa71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style-name="ce18" office:value-type="float" office:value="54.55" calcext:value-type="float">
            <text:p>54.55</text:p>
          </table:table-cell>
          <table:table-cell table:number-columns-repeated="6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901564f69b7b79bd10b05cfe047565726bb2d45a73b514d6cf8b32e9e360823c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664" calcext:value-type="float">
            <text:p>2.664</text:p>
          </table:table-cell>
          <table:table-cell office:value-type="string" calcext:value-type="string">
            <text:p>1d1f322c66a8a3fc0928b72f249387cf5d16ee46eafd40a6eda827eb3e31aa1f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661" calcext:value-type="float">
            <text:p>2.661</text:p>
          </table:table-cell>
          <table:table-cell office:value-type="string" calcext:value-type="string">
            <text:p>1d1f322c66a8a3fc0928b72f249387cf5d16ee46eafd40a6eda827eb3e31aa1f</text:p>
          </table:table-cell>
          <table:table-cell office:value-type="float" office:value="80.23" calcext:value-type="float">
            <text:p>80.23</text:p>
          </table:table-cell>
          <table:table-cell office:value-type="float" office:value="9.09" calcext:value-type="float">
            <text:p>9.09</text:p>
          </table:table-cell>
          <table:table-cell table:style-name="ce18" office:value-type="float" office:value="54.55" calcext:value-type="float">
            <text:p>54.55</text:p>
          </table:table-cell>
          <table:table-cell table:number-columns-repeated="6" office:value-type="float" office:value="54.55" calcext:value-type="float">
            <text:p>54.55</text:p>
          </table:table-cell>
          <table:table-cell office:value-type="float" office:value="3" calcext:value-type="float">
            <text:p>3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901564f69b7b79bd10b05cfe047565726bb2d45a73b514d6cf8b32e9e360823c</text:p>
          </table:table-cell>
          <table:table-cell office:value-type="float" office:value="99.3" calcext:value-type="float">
            <text:p>99.3</text:p>
          </table:table-cell>
          <table:table-cell office:value-type="float" office:value="41.82" calcext:value-type="float">
            <text:p>41.82</text:p>
          </table:table-cell>
          <table:table-cell table:style-name="ce18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56.36" calcext:value-type="float">
            <text:p>56.36</text:p>
          </table:table-cell>
          <table:table-cell office:value-type="float" office:value="85.45" calcext:value-type="float">
            <text:p>85.45</text:p>
          </table:table-cell>
          <table:table-cell office:value-type="float" office:value="79.29" calcext:value-type="float">
            <text:p>79.29</text:p>
          </table:table-cell>
          <table:table-cell office:value-type="float" office:value="66.29" calcext:value-type="float">
            <text:p>66.29</text:p>
          </table:table-cell>
          <table:table-cell office:value-type="float" office:value="65.85" calcext:value-type="float">
            <text:p>65.85</text:p>
          </table:table-cell>
          <table:table-cell office:value-type="float" office:value="19.77" calcext:value-type="float">
            <text:p>19.77</text:p>
          </table:table-cell>
          <table:table-cell office:value-type="float" office:value="56600" calcext:value-type="float">
            <text:p>56600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29800" calcext:value-type="float">
            <text:p>29800</text:p>
          </table:table-cell>
          <table:table-cell table:style-name="ce22" office:value-type="float" office:value="247.421" calcext:value-type="float">
            <text:p>247.421</text:p>
          </table:table-cell>
          <table:table-cell office:value-type="string" calcext:value-type="string">
            <text:p>("329e2a91bff136ad4c8f9f8b3138a0e4e48163ba1e1da47c1254b6b452ecd23b", "e9d7c65d1b61ad78f6dd85eed5e73fd9d19bfefec53999f4d8bb15225fe327b2", "16f8b05c7bbc12d79302b0bf125c1f0e4a51caa92f2515f1e02082086ee622d7", "ac3ce7301216114712eb01cc7ff77103d324989a8594dc1b6926d754f5b947a4", "efcdcc9edb5635e90b829c556e93fc9321a1d2b1b0266d3596ad7c883882d0de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edc137a1c7d4453039433505d1a379d85ddfe23825ce9ec4dd1a3cf0c246fa3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438" calcext:value-type="float">
            <text:p>3.438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ff79f543b936bf93c2ff8a1a7fe2b34f665401209e23e9a6204043cfbfd47c3d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326" calcext:value-type="float">
            <text:p>3.326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3.311" calcext:value-type="float">
            <text:p>3.311</text:p>
          </table:table-cell>
          <table:table-cell office:value-type="string" calcext:value-type="string">
            <text:p>1d9c5b8ad73d001660362a178d29021745f7719f2406875edf0f8cb5c129b360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style-name="ce18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78.18" calcext:value-type="float">
            <text:p>7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6" calcext:value-type="float">
            <text:p>89.56</text:p>
          </table:table-cell>
          <table:table-cell office:value-type="float" office:value="80.77" calcext:value-type="float">
            <text:p>80.77</text:p>
          </table:table-cell>
          <table:table-cell office:value-type="float" office:value="83.43" calcext:value-type="float">
            <text:p>83.43</text:p>
          </table:table-cell>
          <table:table-cell office:value-type="float" office:value="16.74" calcext:value-type="float">
            <text:p>16.74</text:p>
          </table:table-cell>
          <table:table-cell office:value-type="float" office:value="60760" calcext:value-type="float">
            <text:p>607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50280" calcext:value-type="float">
            <text:p>50280</text:p>
          </table:table-cell>
          <table:table-cell table:style-name="ce22" office:value-type="float" office:value="190.486" calcext:value-type="float">
            <text:p>190.486</text:p>
          </table:table-cell>
          <table:table-cell office:value-type="string" calcext:value-type="string">
            <text:p>("58ca4dec32cce4a08db96da6f7c1e19b85a363812f69f2ff3889c1b3694bae87", "9d27103fb27ff5c8ab15700091e382a0453c1783e10e2d19365ae53e9c8e9c56", "07999c5e131ed21a8dcb475b82c5551c123b1721686a3a4eaa7bec3e7c28f4df", "78e2020733a917b30030e4339d60ea56abeb6d804ebcca47c2862620e28d140e", "4bdd13bea0f180e7d64b22b0ec1f76a9e5474abd796407a2391aa7f4c40668f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1.897" calcext:value-type="float">
            <text:p>21.897</text:p>
          </table:table-cell>
          <table:table-cell office:value-type="string" calcext:value-type="string">
            <text:p>c6022bc341d1c3b3838a55430e8d10957a44db781ed38337c4f2a60f7a064056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.371" calcext:value-type="float">
            <text:p>6.371</text:p>
          </table:table-cell>
          <table:table-cell office:value-type="string" calcext:value-type="string">
            <text:p>3786685a904bc0611b4bb663d66ac18d51c76f6b72265995466218a2d87761ef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2.899" calcext:value-type="float">
            <text:p>2.899</text:p>
          </table:table-cell>
          <table:table-cell office:value-type="string" calcext:value-type="string">
            <text:p>039e92bd78707a72f437e3c20f1e2333f5efdc6bea917e02f48426abbf4b69d1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7.062" calcext:value-type="float">
            <text:p>7.062</text:p>
          </table:table-cell>
          <table:table-cell office:value-type="string" calcext:value-type="string">
            <text:p>bb4c1a8ba874a8b3e0b88e51dd4a41dafcf4c7069662a92d3545fad4b3d31f2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.378" calcext:value-type="float">
            <text:p>6.378</text:p>
          </table:table-cell>
          <table:table-cell office:value-type="string" calcext:value-type="string">
            <text:p>3786685a904bc0611b4bb663d66ac18d51c76f6b72265995466218a2d87761ef</text:p>
          </table:table-cell>
          <table:table-cell office:value-type="float" office:value="83.72" calcext:value-type="float">
            <text:p>83.72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039e92bd78707a72f437e3c20f1e2333f5efdc6bea917e02f48426abbf4b69d1</text:p>
          </table:table-cell>
          <table:table-cell office:value-type="float" office:value="100" calcext:value-type="float">
            <text:p>100</text:p>
          </table:table-cell>
          <table:table-cell office:value-type="float" office:value="78.18" calcext:value-type="float">
            <text:p>78.18</text:p>
          </table:table-cell>
          <table:table-cell table:style-name="ce18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2" calcext:value-type="float">
            <text:p>90.52</text:p>
          </table:table-cell>
          <table:table-cell office:value-type="float" office:value="88.18" calcext:value-type="float">
            <text:p>88.18</text:p>
          </table:table-cell>
          <table:table-cell office:value-type="float" office:value="88.74" calcext:value-type="float">
            <text:p>88.74</text:p>
          </table:table-cell>
          <table:table-cell office:value-type="float" office:value="23.26" calcext:value-type="float">
            <text:p>23.26</text:p>
          </table:table-cell>
          <table:table-cell office:value-type="float" office:value="62040" calcext:value-type="float">
            <text:p>6204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40680" calcext:value-type="float">
            <text:p>40680</text:p>
          </table:table-cell>
          <table:table-cell table:style-name="ce22" office:value-type="float" office:value="188.735" calcext:value-type="float">
            <text:p>188.735</text:p>
          </table:table-cell>
          <table:table-cell office:value-type="string" calcext:value-type="string">
            <text:p>("e359e534a0f57ce09e6edc3794fb5ad2e252e1bb5e59a33029660d08c4730390", "3f39d7ef72f6a10f7b8b73b698ff3d46819c3793b549630aa538f4fe1ae06f73", "de4c33f1b5b4a9a4cabc19cf025040d16959159cc91d4f5d862d4285eff1926a", "e771627fc996fb819c9cc13cdb9a3dca470c5b5bb2370902a49397c221f0d40b", "0bc05a99dcad0946c4b13040b56d7a096214ef42229de419728c1a32a34f868a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7.801" calcext:value-type="float">
            <text:p>7.801</text:p>
          </table:table-cell>
          <table:table-cell office:value-type="string" calcext:value-type="string">
            <text:p>24a8c9ea0ba7525845f3deff5826723d91295d4c76e8318ac4bfb3d205e9f8b3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948" calcext:value-type="float">
            <text:p>3.948</text:p>
          </table:table-cell>
          <table:table-cell office:value-type="string" calcext:value-type="string">
            <text:p>24a8c9ea0ba7525845f3deff5826723d91295d4c76e8318ac4bfb3d205e9f8b3</text:p>
          </table:table-cell>
          <table:table-cell office:value-type="float" office:value="89.53" calcext:value-type="float">
            <text:p>89.53</text:p>
          </table:table-cell>
          <table:table-cell office:value-type="float" office:value="18.18" calcext:value-type="float">
            <text:p>18.18</text:p>
          </table:table-cell>
          <table:table-cell table:style-name="ce18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7" calcext:value-type="float">
            <text:p>7</text:p>
          </table:table-cell>
          <table:table-cell office:value-type="float" office:value="3.851" calcext:value-type="float">
            <text:p>3.851</text:p>
          </table:table-cell>
          <table:table-cell office:value-type="string" calcext:value-type="string">
            <text:p>99ff70f2eb0db3265a3d63e63ae11df048a98cd440caa1b34fc7b46d4416f8c5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94a9ad9662d24f3da016ce36b5f0bae2d822cc35f72047c9678749e2980635d8</text:p>
          </table:table-cell>
          <table:table-cell office:value-type="float" office:value="91.86" calcext:value-type="float">
            <text:p>91.86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9" calcext:value-type="float">
            <text:p>9</text:p>
          </table:table-cell>
          <table:table-cell office:value-type="float" office:value="3.941" calcext:value-type="float">
            <text:p>3.941</text:p>
          </table:table-cell>
          <table:table-cell office:value-type="string" calcext:value-type="string">
            <text:p>94a9ad9662d24f3da016ce36b5f0bae2d822cc35f72047c9678749e2980635d8</text:p>
          </table:table-cell>
          <table:table-cell office:value-type="float" office:value="89.53" calcext:value-type="float">
            <text:p>89.53</text:p>
          </table:table-cell>
          <table:table-cell office:value-type="float" office:value="18.18" calcext:value-type="float">
            <text:p>18.18</text:p>
          </table:table-cell>
          <table:table-cell table:style-name="ce18" office:value-type="float" office:value="59.09" calcext:value-type="float">
            <text:p>59.09</text:p>
          </table:table-cell>
          <table:table-cell office:value-type="float" office:value="59.09" calcext:value-type="float">
            <text:p>59.09</text:p>
          </table:table-cell>
          <table:table-cell office:value-type="float" office:value="45.45" calcext:value-type="float">
            <text:p>45.45</text:p>
          </table:table-cell>
          <table:table-cell office:value-type="float" office:value="72.73" calcext:value-type="float">
            <text:p>72.73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7" calcext:value-type="float">
            <text:p>7</text:p>
          </table:table-cell>
          <table:table-cell office:value-type="float" office:value="3.836" calcext:value-type="float">
            <text:p>3.836</text:p>
          </table:table-cell>
          <table:table-cell office:value-type="string" calcext:value-type="string">
            <text:p>99ff70f2eb0db3265a3d63e63ae11df048a98cd440caa1b34fc7b46d4416f8c5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18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8" calcext:value-type="float">
            <text:p>98</text:p>
          </table:table-cell>
          <table:table-cell office:value-type="float" office:value="81.94" calcext:value-type="float">
            <text:p>81.94</text:p>
          </table:table-cell>
          <table:table-cell office:value-type="float" office:value="86.83" calcext:value-type="float">
            <text:p>86.83</text:p>
          </table:table-cell>
          <table:table-cell office:value-type="float" office:value="21.16" calcext:value-type="float">
            <text:p>21.16</text:p>
          </table:table-cell>
          <table:table-cell office:value-type="float" office:value="61040" calcext:value-type="float">
            <text:p>61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44680" calcext:value-type="float">
            <text:p>44680</text:p>
          </table:table-cell>
          <table:table-cell table:style-name="ce22" office:value-type="float" office:value="288.384" calcext:value-type="float">
            <text:p>288.384</text:p>
          </table:table-cell>
          <table:table-cell office:value-type="string" calcext:value-type="string">
            <text:p>("ab3d155fb83fee7a9b35acbf3a5b80eec77585828b9fcc8e82ae7b45eaa86461", "c767f82407e01b234a4d5a7e834c69fe6585b94e52cf0580c661876ea0a8e453", "3a4b2e7e3c9f02e0c6b3585e06aa6d863fb89e4a1e978f7bb033aa5b7171a4cd", "10a47913018e554bb4a67f8fb4885e4e95457d4c95bf9f2239043eb32f388840", "44fed54cab8319bc86e6a54f9d9c7815bed6038205d83a5e4e8efe8e637922dd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7" calcext:value-type="float">
            <text:p>17</text:p>
          </table:table-cell>
          <table:table-cell office:value-type="float" office:value="11.242" calcext:value-type="float">
            <text:p>11.242</text:p>
          </table:table-cell>
          <table:table-cell office:value-type="string" calcext:value-type="string">
            <text:p>ccb6ab474248e37793ed4915b1128661c2aa2b71ec23fda60a5d4827d1abc2d9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.036" calcext:value-type="float">
            <text:p>6.036</text:p>
          </table:table-cell>
          <table:table-cell office:value-type="string" calcext:value-type="string">
            <text:p>cd7ade5d420b37fb2956269b557d80973ffa9b743e44d3dc3aa68b921af6aa21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3.078" calcext:value-type="float">
            <text:p>3.078</text:p>
          </table:table-cell>
          <table:table-cell office:value-type="string" calcext:value-type="string">
            <text:p>3ac18877ae05b3fda1c41ac4134b8a66acbd07e16cbb051a8720742b615e785f</text:p>
          </table:table-cell>
          <table:table-cell office:value-type="float" office:value="96.51" calcext:value-type="float">
            <text:p>96.5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3" calcext:value-type="float">
            <text:p>13</text:p>
          </table:table-cell>
          <table:table-cell office:value-type="float" office:value="6.511" calcext:value-type="float">
            <text:p>6.511</text:p>
          </table:table-cell>
          <table:table-cell office:value-type="string" calcext:value-type="string">
            <text:p>0c896e5360d9ba05bc0a92ec514e7838f666a9bcdf1a1beccf277cd429431ffc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.035" calcext:value-type="float">
            <text:p>6.035</text:p>
          </table:table-cell>
          <table:table-cell office:value-type="string" calcext:value-type="string">
            <text:p>fc3f9ace1f8946dc4f8ce304c0b67631dda068f0a1ae16da0ae140e4680ae81c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3.082" calcext:value-type="float">
            <text:p>3.082</text:p>
          </table:table-cell>
          <table:table-cell office:value-type="string" calcext:value-type="string">
            <text:p>3ac18877ae05b3fda1c41ac4134b8a66acbd07e16cbb051a8720742b615e785f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18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5.45" calcext:value-type="float">
            <text:p>8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90.29" calcext:value-type="float">
            <text:p>90.29</text:p>
          </table:table-cell>
          <table:table-cell office:value-type="float" office:value="86.9" calcext:value-type="float">
            <text:p>86.9</text:p>
          </table:table-cell>
          <table:table-cell office:value-type="float" office:value="87.6" calcext:value-type="float">
            <text:p>87.6</text:p>
          </table:table-cell>
          <table:table-cell office:value-type="float" office:value="25.35" calcext:value-type="float">
            <text:p>25.35</text:p>
          </table:table-cell>
          <table:table-cell office:value-type="float" office:value="61040" calcext:value-type="float">
            <text:p>610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43080" calcext:value-type="float">
            <text:p>43080</text:p>
          </table:table-cell>
          <table:table-cell table:style-name="ce22" office:value-type="float" office:value="188.742" calcext:value-type="float">
            <text:p>188.742</text:p>
          </table:table-cell>
          <table:table-cell office:value-type="string" calcext:value-type="string">
            <text:p>("a0d23483fc4e29626a865b65ca292317369f87098e6d016d16c56a6979c6cbdd", "2f8a12d13809a16db589008d12cf824b1029aaec1c948dc02c76d5a031a3aae4", "e03b7110913a883ea47997a1e40ad2466682d4c92dd3fcfe6b29a34795ca1610", "6c152d5202b027c76d31246f554f15762220ce417a8b7dbcf848bfc337ab50f4", "834da4f14c9eaab15c7c9ba42b82ef75448dfa5dacbeb01d107ded59c79ac92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2.952" calcext:value-type="float">
            <text:p>12.952</text:p>
          </table:table-cell>
          <table:table-cell office:value-type="string" calcext:value-type="string">
            <text:p>8a38283e38459002d28487e44068cb597dbf9eecc4e85538fc95d79281623d35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f3471b45abf7c6c8751fabae78e778753db2539e5ac1f212e4c44355cb87b61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2.823" calcext:value-type="float">
            <text:p>2.823</text:p>
          </table:table-cell>
          <table:table-cell office:value-type="string" calcext:value-type="string">
            <text:p>42de3380b64b7922c07505584a010f00d9f2bca7ab5c6568d255e7e51f2a19d8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7.694" calcext:value-type="float">
            <text:p>7.694</text:p>
          </table:table-cell>
          <table:table-cell office:value-type="string" calcext:value-type="string">
            <text:p>30f93d396aad64f52838f0c41c16dcfffdf02b7beac44d09aede1a9d2523a5f0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7.233" calcext:value-type="float">
            <text:p>7.233</text:p>
          </table:table-cell>
          <table:table-cell office:value-type="string" calcext:value-type="string">
            <text:p>f3471b45abf7c6c8751fabae78e778753db2539e5ac1f212e4c44355cb87b613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.33" calcext:value-type="float">
            <text:p>73.33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" calcext:value-type="float">
            <text:p>5</text:p>
          </table:table-cell>
          <table:table-cell office:value-type="float" office:value="2.831" calcext:value-type="float">
            <text:p>2.831</text:p>
          </table:table-cell>
          <table:table-cell office:value-type="string" calcext:value-type="string">
            <text:p>42de3380b64b7922c07505584a010f00d9f2bca7ab5c6568d255e7e51f2a19d8</text:p>
          </table:table-cell>
          <table:table-cell office:value-type="float" office:value="99.3" calcext:value-type="float">
            <text:p>99.3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7.27" calcext:value-type="float">
            <text:p>87.27</text:p>
          </table:table-cell>
          <table:table-cell office:value-type="float" office:value="94.55" calcext:value-type="float">
            <text:p>94.55</text:p>
          </table:table-cell>
          <table:table-cell office:value-type="float" office:value="94.36" calcext:value-type="float">
            <text:p>94.36</text:p>
          </table:table-cell>
          <table:table-cell office:value-type="float" office:value="88.29" calcext:value-type="float">
            <text:p>88.29</text:p>
          </table:table-cell>
          <table:table-cell office:value-type="float" office:value="90.55" calcext:value-type="float">
            <text:p>90.55</text:p>
          </table:table-cell>
          <table:table-cell office:value-type="float" office:value="18.6" calcext:value-type="float">
            <text:p>18.6</text:p>
          </table:table-cell>
          <table:table-cell office:value-type="float" office:value="59920" calcext:value-type="float">
            <text:p>5992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19520" calcext:value-type="float">
            <text:p>19520</text:p>
          </table:table-cell>
          <table:table-cell table:style-name="ce22" office:value-type="float" office:value="178.06" calcext:value-type="float">
            <text:p>178.06</text:p>
          </table:table-cell>
          <table:table-cell office:value-type="string" calcext:value-type="string">
            <text:p>("c58d3ff7d9b9d6381be143a48a5fc14d1ced8cf22dcb29db26fd66ef6cf51513", "8f75db26230c141cbaffb8c80456af4cfa401ecb9c741df40d474506fbb47e5e", "1d9ffbde5150df4914e8399c48b13260dcc3206f8fb8d833484275c7e6317b44", "963fdac2ed9afda26c634514782b4621cbfb9f1426bcf4a2d0dff0749afa2906", "8456225d8d797a042ac1c7a2bb1c9a0194afb07a436aa4503e1b6ce4d46009de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0.047" calcext:value-type="float">
            <text:p>10.047</text:p>
          </table:table-cell>
          <table:table-cell office:value-type="string" calcext:value-type="string">
            <text:p>4f93c4912b27be6bfcbd5049143c2c46483aacfe7554bf23440e380628139e5f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441" calcext:value-type="float">
            <text:p>7.441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416" calcext:value-type="float">
            <text:p>7.416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7.579" calcext:value-type="float">
            <text:p>7.579</text:p>
          </table:table-cell>
          <table:table-cell office:value-type="string" calcext:value-type="string">
            <text:p>340dfbdd44849e410d05a5eccd6df69d02793ae346feb3828c6750d37c3021ba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7.387" calcext:value-type="float">
            <text:p>7.387</text:p>
          </table:table-cell>
          <table:table-cell office:value-type="string" calcext:value-type="string">
            <text:p>3a8cc7a0f3dd119e0e77982f95493606f8426139235d493277b84c2c8f546c16</text:p>
          </table:table-cell>
          <table:table-cell office:value-type="float" office:value="99.77" calcext:value-type="float">
            <text:p>99.77</text:p>
          </table:table-cell>
          <table:table-cell office:value-type="float" office:value="56.36" calcext:value-type="float">
            <text:p>56.36</text:p>
          </table:table-cell>
          <table:table-cell table:style-name="ce18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2.28" calcext:value-type="float">
            <text:p>82.28</text:p>
          </table:table-cell>
          <table:table-cell office:value-type="float" office:value="75.67" calcext:value-type="float">
            <text:p>75.67</text:p>
          </table:table-cell>
          <table:table-cell office:value-type="float" office:value="76.87" calcext:value-type="float">
            <text:p>76.87</text:p>
          </table:table-cell>
          <table:table-cell office:value-type="float" office:value="25.35" calcext:value-type="float">
            <text:p>25.35</text:p>
          </table:table-cell>
          <table:table-cell office:value-type="float" office:value="62720" calcext:value-type="float">
            <text:p>62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9120" calcext:value-type="float">
            <text:p>49120</text:p>
          </table:table-cell>
          <table:table-cell table:style-name="ce22" office:value-type="float" office:value="157.648" calcext:value-type="float">
            <text:p>157.648</text:p>
          </table:table-cell>
          <table:table-cell office:value-type="string" calcext:value-type="string">
            <text:p>("7f4529f095c83e39f08d139ea06ca27dc1aca3fb0451b6db39d7762fa1e23f82", "7b87564a590289433a987ce7ef397db52ecd02927dca7d657b7b5542a28b7156", "4e3d2918ad1ff4fd1b493d0fd8fbb716a0c310cbba0b41f93fa88aa23d1877a3", "58a145a7ff9bd08c5c545b135fbebf9556ea60233ee6bf4885ff16cc9d18bbae", "d2d30d570699ee5acc0b2f72a9ec98454cc77f3022086a74e8443f7eaa8dd121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6.501" calcext:value-type="float">
            <text:p>6.501</text:p>
          </table:table-cell>
          <table:table-cell office:value-type="string" calcext:value-type="string">
            <text:p>0cea8ec111d1de41ee320cd7e19964dbe2ba64c43d3986c7bd48f6fc035d0474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4.435" calcext:value-type="float">
            <text:p>4.435</text:p>
          </table:table-cell>
          <table:table-cell office:value-type="string" calcext:value-type="string">
            <text:p>0cea8ec111d1de41ee320cd7e19964dbe2ba64c43d3986c7bd48f6fc035d047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2.656" calcext:value-type="float">
            <text:p>2.656</text:p>
          </table:table-cell>
          <table:table-cell office:value-type="string" calcext:value-type="string">
            <text:p>3a807ed68cb7952296ac3a7f0f6419df84629cf36a6a17ca24490cbe56060a21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4.364" calcext:value-type="float">
            <text:p>4.364</text:p>
          </table:table-cell>
          <table:table-cell office:value-type="string" calcext:value-type="string">
            <text:p>f57e77da85f2631e854075882b1e41e2b3ed2d23c0b8a891dbc52074a15df350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54.55" calcext:value-type="float">
            <text:p>5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4.346" calcext:value-type="float">
            <text:p>4.346</text:p>
          </table:table-cell>
          <table:table-cell office:value-type="string" calcext:value-type="string">
            <text:p>f57e77da85f2631e854075882b1e41e2b3ed2d23c0b8a891dbc52074a15df350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2.666" calcext:value-type="float">
            <text:p>2.666</text:p>
          </table:table-cell>
          <table:table-cell office:value-type="string" calcext:value-type="string">
            <text:p>3a807ed68cb7952296ac3a7f0f6419df84629cf36a6a17ca24490cbe56060a21</text:p>
          </table:table-cell>
          <table:table-cell office:value-type="float" office:value="99.07" calcext:value-type="float">
            <text:p>99.07</text:p>
          </table:table-cell>
          <table:table-cell office:value-type="float" office:value="56.36" calcext:value-type="float">
            <text:p>56.36</text:p>
          </table:table-cell>
          <table:table-cell table:style-name="ce18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5.41" calcext:value-type="float">
            <text:p>25.41</text:p>
          </table:table-cell>
          <table:table-cell office:value-type="float" office:value="63280" calcext:value-type="float">
            <text:p>63280</text:p>
          </table:table-cell>
          <table:table-cell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office:value-type="float" office:value="63520" calcext:value-type="float">
            <text:p>63520</text:p>
          </table:table-cell>
          <table:table-cell table:style-name="ce22" office:value-type="float" office:value="189.231" calcext:value-type="float">
            <text:p>189.231</text:p>
          </table:table-cell>
          <table:table-cell office:value-type="string" calcext:value-type="string">
            <text:p>("280bbd4d443ca3c6a80777b3cb1475f4a581943c4a3eb29723fe868fa02334e0", "460fc8d7d8a61e4f859939f451a41c34ca4b1c526b2fd1f61d322aeb11257f31", "70fc898d5169fa15955147797ef32bee64c6475aab35649d4984f5d64ab64923", "6e3e6d36425ea1f27f3849e4073e6bd9c2f7a57f4353ffdbc818c3141af7919e", "c1270cf417c2d0bc322b237b0e8d57df438751441e9729979c0254cdc6b16ca7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6.931" calcext:value-type="float">
            <text:p>56.931</text:p>
          </table:table-cell>
          <table:table-cell office:value-type="string" calcext:value-type="string">
            <text:p>d4360785ef0542052d4dcf37094cc0a6ba9846bb96e39f2260caf8219d8f828e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.609" calcext:value-type="float">
            <text:p>3.609</text:p>
          </table:table-cell>
          <table:table-cell office:value-type="string" calcext:value-type="string">
            <text:p>35b40dc95545e9f0e924e8be977c061ea928cb41c01d091e1e916ae1edceec8f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61df5256caf3a8020239a49e455ea312e861a2629f7ee1934debf46593815c7d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3.517" calcext:value-type="float">
            <text:p>3.517</text:p>
          </table:table-cell>
          <table:table-cell office:value-type="string" calcext:value-type="string">
            <text:p>07d8948ab6ed65ef3e8cf314f9e3d74f764f978720986aa106d5b864a57b2593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3.862" calcext:value-type="float">
            <text:p>3.862</text:p>
          </table:table-cell>
          <table:table-cell office:value-type="string" calcext:value-type="string">
            <text:p>b975c0f7163eb4f68f8005c5808c678ee4cc7525705339d1cea0eb760ed2d4c0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61df5256caf3a8020239a49e455ea312e861a2629f7ee1934debf46593815c7d</text:p>
          </table:table-cell>
          <table:table-cell office:value-type="float" office:value="99.77" calcext:value-type="float">
            <text:p>99.77</text:p>
          </table:table-cell>
          <table:table-cell office:value-type="float" office:value="78.18" calcext:value-type="float">
            <text:p>78.18</text:p>
          </table:table-cell>
          <table:table-cell table:style-name="ce18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80" calcext:value-type="float">
            <text:p>80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83.28" calcext:value-type="float">
            <text:p>83.28</text:p>
          </table:table-cell>
          <table:table-cell office:value-type="float" office:value="87.89" calcext:value-type="float">
            <text:p>87.89</text:p>
          </table:table-cell>
          <table:table-cell office:value-type="float" office:value="19.16" calcext:value-type="float">
            <text:p>19.16</text:p>
          </table:table-cell>
          <table:table-cell office:value-type="float" office:value="66200" calcext:value-type="float">
            <text:p>6620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06" calcext:value-type="float">
            <text:p>0.06</text:p>
          </table:table-cell>
          <table:table-cell office:value-type="float" office:value="32600" calcext:value-type="float">
            <text:p>32600</text:p>
          </table:table-cell>
          <table:table-cell table:style-name="ce22" office:value-type="float" office:value="276.007" calcext:value-type="float">
            <text:p>276.007</text:p>
          </table:table-cell>
          <table:table-cell office:value-type="string" calcext:value-type="string">
            <text:p>("3cc90281eb99438b07594ae2c31c49c669f8da4e299295e52e596f95e028f6a5", "41d0116f5cb0f165651225798ed4d161f9326e8911ac51cc6753ec16d3cca5bc", "dfb9006926b826c6ff80dff7fc47fdf7622682a1cf9423d63f1e2c87ad90fe9b", "5641d9906ad931fc52470057455a76cc65b5f3a23ed526623f3a65955f156fb1", "ca4c73ec32da6ec2c2dd3a87cfa6c0cbbc5fbdb0d9db1530c4efa583d8aaf639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1" calcext:value-type="float">
            <text:p>11</text:p>
          </table:table-cell>
          <table:table-cell office:value-type="float" office:value="4.446" calcext:value-type="float">
            <text:p>4.446</text:p>
          </table:table-cell>
          <table:table-cell office:value-type="string" calcext:value-type="string">
            <text:p>eef2d11222308ea7a36658aabc041347ab179b95604520ede54e930ee2b09d7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" calcext:value-type="float">
            <text:p>7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1b89d790036e0fb53c1c2f97ee919e2af9011e93c4a744ca69975f9dd120937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4155f65f46e0578462e6faf8013266623fe3ff34d67ea62b91273c91642c54f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1" calcext:value-type="float">
            <text:p>11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eef2d11222308ea7a36658aabc041347ab179b95604520ede54e930ee2b09d76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7" calcext:value-type="float">
            <text:p>7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1b89d790036e0fb53c1c2f97ee919e2af9011e93c4a744ca69975f9dd120937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4155f65f46e0578462e6faf8013266623fe3ff34d67ea62b91273c91642c54f3</text:p>
          </table:table-cell>
          <table:table-cell office:value-type="float" office:value="99.07" calcext:value-type="float">
            <text:p>99.07</text:p>
          </table:table-cell>
          <table:table-cell office:value-type="float" office:value="67.27" calcext:value-type="float">
            <text:p>67.27</text:p>
          </table:table-cell>
          <table:table-cell table:style-name="ce1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42" calcext:value-type="float">
            <text:p>82.42</text:p>
          </table:table-cell>
          <table:table-cell office:value-type="float" office:value="85.09" calcext:value-type="float">
            <text:p>85.09</text:p>
          </table:table-cell>
          <table:table-cell office:value-type="float" office:value="83.87" calcext:value-type="float">
            <text:p>83.87</text:p>
          </table:table-cell>
          <table:table-cell office:value-type="float" office:value="16.74" calcext:value-type="float">
            <text:p>16.74</text:p>
          </table:table-cell>
          <table:table-cell office:value-type="float" office:value="61320" calcext:value-type="float">
            <text:p>6132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24120" calcext:value-type="float">
            <text:p>24120</text:p>
          </table:table-cell>
          <table:table-cell table:style-name="ce22" office:value-type="float" office:value="184.411" calcext:value-type="float">
            <text:p>184.411</text:p>
          </table:table-cell>
          <table:table-cell office:value-type="string" calcext:value-type="string">
            <text:p>("18b8c301cf6c8aec5e74994fa0b07d900983076a1e83f9bdb5c696ebdbc6449e", "2d79182192e96d66306e67bff3cb6689699a594183f5f401898ade98cee91d8f", "041c7fc4adb21661d5234c7ebae54809391b32e80d6283af8f72d2f1557560ee", "372e37af21a7523e54da0843708a87f65b65008527ff072b9ba521e038ad9f66", "52184659cdf3f3370b86a51cb58cca36c1d9912e161ba02ffcf2a1115bf2481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7" calcext:value-type="float">
            <text:p>17</text:p>
          </table:table-cell>
          <table:table-cell office:value-type="float" office:value="20.403" calcext:value-type="float">
            <text:p>20.403</text:p>
          </table:table-cell>
          <table:table-cell office:value-type="string" calcext:value-type="string">
            <text:p>28b8829dac626d872264b485abab95da62de2cc6f48b7c92fd772fe6fb1b7d95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53" calcext:value-type="float">
            <text:p>4.653</text:p>
          </table:table-cell>
          <table:table-cell office:value-type="string" calcext:value-type="string">
            <text:p>affdbe9402aa26cfbef571ad7d6d4365eae6f84036a50295262f4028ecdd78e8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.839" calcext:value-type="float">
            <text:p>4.839</text:p>
          </table:table-cell>
          <table:table-cell office:value-type="string" calcext:value-type="string">
            <text:p>b2dfe5985d72bc15299cfcef70960fabf753543d7a8d32c4ac480d7ee4b0ba97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9.255" calcext:value-type="float">
            <text:p>9.255</text:p>
          </table:table-cell>
          <table:table-cell office:value-type="string" calcext:value-type="string">
            <text:p>427a9c144cd196269f0cfaa72692b30e4134c446a35d743f4ea774660eedcf68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affdbe9402aa26cfbef571ad7d6d4365eae6f84036a50295262f4028ecdd78e8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b2dfe5985d72bc15299cfcef70960fabf753543d7a8d32c4ac480d7ee4b0ba97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42" calcext:value-type="float">
            <text:p>87.42</text:p>
          </table:table-cell>
          <table:table-cell office:value-type="float" office:value="71.58" calcext:value-type="float">
            <text:p>71.58</text:p>
          </table:table-cell>
          <table:table-cell office:value-type="float" office:value="73.54" calcext:value-type="float">
            <text:p>73.54</text:p>
          </table:table-cell>
          <table:table-cell office:value-type="float" office:value="23.72" calcext:value-type="float">
            <text:p>23.72</text:p>
          </table:table-cell>
          <table:table-cell office:value-type="float" office:value="63800" calcext:value-type="float">
            <text:p>63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13000" calcext:value-type="float">
            <text:p>13000</text:p>
          </table:table-cell>
          <table:table-cell table:style-name="ce22" office:value-type="float" office:value="208.717" calcext:value-type="float">
            <text:p>208.717</text:p>
          </table:table-cell>
          <table:table-cell office:value-type="string" calcext:value-type="string">
            <text:p>("ebde4a632fd14a0a348375e0aa9b7fceb49627275cedbb5de859fa6631cd7bf1", "b1ff51bfd31ea0535d42bd2639feb314395a12cc0141a14ef09f7b2ef779dd43", "a8ec4ddd281ac3715b60c72e759a2e4200598660c8a8ff10451b826aa6faaaed", "a3a4f0cef13d52657950622af2a9e153282ae1fcd8218958d7c61e4eea37f481", "5222c46f0d302f609434ccecb26b5d6e1ba98f08d1f96631cbc2d76dfa080b91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1" calcext:value-type="float">
            <text:p>11</text:p>
          </table:table-cell>
          <table:table-cell office:value-type="float" office:value="1.966" calcext:value-type="float">
            <text:p>1.966</text:p>
          </table:table-cell>
          <table:table-cell office:value-type="string" calcext:value-type="string">
            <text:p>e7456a41095626ff8e34f38efbdd36bdb042080bc086609343538ce6907b001b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5d4f4cf0326732ecae1a475f4da617e60bab5e68c8d94e1774396b1a7916fdb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c3e1a9a035a361cd37ba2e590be15c8bcd42666ace5c56eac7407beef15abb8f</text:p>
          </table:table-cell>
          <table:table-cell office:value-type="float" office:value="99.77" calcext:value-type="float">
            <text:p>99.77</text:p>
          </table:table-cell>
          <table:table-cell office:value-type="float" office:value="65.45" calcext:value-type="float">
            <text:p>65.45</text:p>
          </table:table-cell>
          <table:table-cell table:style-name="ce1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7.27" calcext:value-type="float">
            <text:p>67.27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75.1" calcext:value-type="float">
            <text:p>75.1</text:p>
          </table:table-cell>
          <table:table-cell office:value-type="float" office:value="79.51" calcext:value-type="float">
            <text:p>79.51</text:p>
          </table:table-cell>
          <table:table-cell office:value-type="float" office:value="18.84" calcext:value-type="float">
            <text:p>18.84</text:p>
          </table:table-cell>
          <table:table-cell office:value-type="float" office:value="64560" calcext:value-type="float">
            <text:p>64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18080" calcext:value-type="float">
            <text:p>18080</text:p>
          </table:table-cell>
          <table:table-cell table:style-name="ce22" office:value-type="float" office:value="162.657" calcext:value-type="float">
            <text:p>162.657</text:p>
          </table:table-cell>
          <table:table-cell office:value-type="string" calcext:value-type="string">
            <text:p>("0fffdfcb06471509fe1a425b1401f97f12efd631044f46861423c2baf31ac94e", "bed06502a9bda12c9bde41de90748a06561d6248c2df8cfbc9eee14bb97528d6", "8cb4be654e8d9e665869fd341816449933806c7ecd12993aa512d0314074675d", "41128132843398be05f85aa627825e9e5c8a17ba65ad9d96445bcd11b775bd8c", "24e2faeaa8fd7b96a833e076afffa4f18d05181668aed64f839a77eca7a3b87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4.934" calcext:value-type="float">
            <text:p>4.934</text:p>
          </table:table-cell>
          <table:table-cell office:value-type="string" calcext:value-type="string">
            <text:p>f1bcde7a2050dd2d910f8239a0b445ba3fc012dba5d8798df4071951054a4102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703" calcext:value-type="float">
            <text:p>2.703</text:p>
          </table:table-cell>
          <table:table-cell office:value-type="string" calcext:value-type="string">
            <text:p>48b68e771fb284ffdccb55805b6685b66ef3b57ee14db72f0aa4a15732d5c37f</text:p>
          </table:table-cell>
          <table:table-cell office:value-type="float" office:value="79.07" calcext:value-type="float">
            <text:p>79.07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98985b22a800036906b0a24933f38116e33dae0eefc2d5bd83fa714fea01b983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.303" calcext:value-type="float">
            <text:p>2.303</text:p>
          </table:table-cell>
          <table:table-cell office:value-type="string" calcext:value-type="string">
            <text:p>5b9379b89a6bc7e877e5d05bb0229675d197af4167a4cfc63ca6bb9571d9ebc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521" calcext:value-type="float">
            <text:p>2.521</text:p>
          </table:table-cell>
          <table:table-cell office:value-type="string" calcext:value-type="string">
            <text:p>48b68e771fb284ffdccb55805b6685b66ef3b57ee14db72f0aa4a15732d5c37f</text:p>
          </table:table-cell>
          <table:table-cell office:value-type="float" office:value="79.07" calcext:value-type="float">
            <text:p>79.07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98985b22a800036906b0a24933f38116e33dae0eefc2d5bd83fa714fea01b983</text:p>
          </table:table-cell>
          <table:table-cell office:value-type="float" office:value="99.53" calcext:value-type="float">
            <text:p>99.53</text:p>
          </table:table-cell>
          <table:table-cell office:value-type="float" office:value="52.73" calcext:value-type="float">
            <text:p>52.73</text:p>
          </table:table-cell>
          <table:table-cell table:style-name="ce18" office:value-type="float" office:value="76.36" calcext:value-type="float">
            <text:p>76.36</text:p>
          </table:table-cell>
          <table:table-cell office:value-type="float" office:value="76.36" calcext:value-type="float">
            <text:p>76.36</text:p>
          </table:table-cell>
          <table:table-cell office:value-type="float" office:value="69.09" calcext:value-type="float">
            <text:p>69.09</text:p>
          </table:table-cell>
          <table:table-cell office:value-type="float" office:value="83.64" calcext:value-type="float">
            <text:p>83.64</text:p>
          </table:table-cell>
          <table:table-cell office:value-type="float" office:value="81.06" calcext:value-type="float">
            <text:p>81.06</text:p>
          </table:table-cell>
          <table:table-cell office:value-type="float" office:value="73.13" calcext:value-type="float">
            <text:p>73.13</text:p>
          </table:table-cell>
          <table:table-cell office:value-type="float" office:value="74.45" calcext:value-type="float">
            <text:p>74.45</text:p>
          </table:table-cell>
          <table:table-cell office:value-type="float" office:value="21.16" calcext:value-type="float">
            <text:p>21.16</text:p>
          </table:table-cell>
          <table:table-cell office:value-type="float" office:value="61720" calcext:value-type="float">
            <text:p>61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13520" calcext:value-type="float">
            <text:p>13520</text:p>
          </table:table-cell>
          <table:table-cell table:style-name="ce22" office:value-type="float" office:value="154.774" calcext:value-type="float">
            <text:p>154.774</text:p>
          </table:table-cell>
          <table:table-cell office:value-type="string" calcext:value-type="string">
            <text:p>("331de33d26d46a6f5a83b79cfefafdf802c9642ed87e2d0c08ad3a698e8169ef", "5a04efd60de1d4c777fbcc842f720ad231994ef69b136ed81f138d7b0eab8fa6", "1614c6eab9c68d78808d35c25e74793fd01db1bfe6d97843236febadaf314dee", "6c44f0a5c09852956e07a6b33466dfed98c4c05a74d267bf138932c1b1b3cce1", "ec99ba7aaee2c8c4702c487880142f2efbc374b70dc22c060d75497dff0c2dde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3.647" calcext:value-type="float">
            <text:p>3.647</text:p>
          </table:table-cell>
          <table:table-cell office:value-type="string" calcext:value-type="string">
            <text:p>d0f1afc129a16a9ab7377287818169ee5ffe362786b17ba855608441ceace87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9.53" calcext:value-type="float">
            <text:p>89.53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0a5d9a301114fccf50e671617aa4067ae7f18632c2b4c579e9e63fa248436ac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29715ad70a91b20032674dc76298d2e7ff5dbb71dc3f4fc7b20282b11c050162</text:p>
          </table:table-cell>
          <table:table-cell office:value-type="float" office:value="99.3" calcext:value-type="float">
            <text:p>99.3</text:p>
          </table:table-cell>
          <table:table-cell office:value-type="float" office:value="89.09" calcext:value-type="float">
            <text:p>89.09</text:p>
          </table:table-cell>
          <table:table-cell table:style-name="ce18" office:value-type="float" office:value="94.55" calcext:value-type="float">
            <text:p>94.55</text:p>
          </table:table-cell>
          <table:table-cell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8.18" calcext:value-type="float">
            <text:p>98.18</text:p>
          </table:table-cell>
          <table:table-cell office:value-type="float" office:value="91.52" calcext:value-type="float">
            <text:p>91.52</text:p>
          </table:table-cell>
          <table:table-cell office:value-type="float" office:value="94.37" calcext:value-type="float">
            <text:p>94.37</text:p>
          </table:table-cell>
          <table:table-cell office:value-type="float" office:value="20.1" calcext:value-type="float">
            <text:p>20.1</text:p>
          </table:table-cell>
          <table:table-cell office:value-type="float" office:value="64080" calcext:value-type="float">
            <text:p>640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4120" calcext:value-type="float">
            <text:p>4120</text:p>
          </table:table-cell>
          <table:table-cell table:style-name="ce22" office:value-type="float" office:value="180.812" calcext:value-type="float">
            <text:p>180.812</text:p>
          </table:table-cell>
          <table:table-cell office:value-type="string" calcext:value-type="string">
            <text:p>("81f79ec5dd7a66db860f1c0ae07929e61f7dbd9fb344142553388a5674522773", "d8bf9527848f98f6911004e62fbad2afa873aa68d802379410fff5bc67efd2b8", "b612525b8aae261ee7e1576aa4a2735d67369ccf068054453a7a49232233173f", "0cdf41afd32b564690c5ea33a96371ef986dbb9a57f87f8a2a5a630b1bf8e467", "9c40dce83e47a1f3b7b4ec4857099ed97a1042153ab74ff0e0fe722b568dffac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541" calcext:value-type="float">
            <text:p>3.541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453" calcext:value-type="float">
            <text:p>3.453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5e6c1467ef472a138b2fccf8314f8014e9b87356b27dabe9494af90e1b86378f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4.149" calcext:value-type="float">
            <text:p>4.149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60c6816f4de27e1cc8820d6b6993fa4d7dad6c4b56324ddedda5e33c331ebb1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5" calcext:value-type="float">
            <text:p>5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5e6c1467ef472a138b2fccf8314f8014e9b87356b27dabe9494af90e1b86378f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18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9.09" calcext:value-type="float">
            <text:p>89.09</text:p>
          </table:table-cell>
          <table:table-cell office:value-type="float" office:value="81.82" calcext:value-type="float">
            <text:p>81.82</text:p>
          </table:table-cell>
          <table:table-cell office:value-type="float" office:value="83.03" calcext:value-type="float">
            <text:p>83.03</text:p>
          </table:table-cell>
          <table:table-cell office:value-type="float" office:value="88.36" calcext:value-type="float">
            <text:p>88.36</text:p>
          </table:table-cell>
          <table:table-cell office:value-type="float" office:value="85.93" calcext:value-type="float">
            <text:p>85.93</text:p>
          </table:table-cell>
          <table:table-cell office:value-type="float" office:value="16.86" calcext:value-type="float">
            <text:p>16.86</text:p>
          </table:table-cell>
          <table:table-cell office:value-type="float" office:value="56960" calcext:value-type="float">
            <text:p>569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53880" calcext:value-type="float">
            <text:p>53880</text:p>
          </table:table-cell>
          <table:table-cell table:style-name="ce22" office:value-type="float" office:value="174.937" calcext:value-type="float">
            <text:p>174.937</text:p>
          </table:table-cell>
          <table:table-cell office:value-type="string" calcext:value-type="string">
            <text:p>("10215cc850aee81bd5ba3657249794088ddea8eb2e2dc76a55abd6bffb611b9f", "76995b332b0223d8c3f8b079bb0744b2504a7d7894610a9218ba472680201f8f", "f7a3f14b89f8798d0da1fa4734812d6a4d56974492cf037671354ecfacd9290b", "a7ee4b19b3287465897bddc74739a98ba9c538477daccfcc20abb76335a671e7", "48200a48e1e20cbece2f138a8e9dbfa63c01e1464d28b8d967addf36037ac224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4.153" calcext:value-type="float">
            <text:p>4.153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926" calcext:value-type="float">
            <text:p>3.926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652" calcext:value-type="float">
            <text:p>3.652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987" calcext:value-type="float">
            <text:p>3.987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925" calcext:value-type="float">
            <text:p>3.925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3.675" calcext:value-type="float">
            <text:p>3.675</text:p>
          </table:table-cell>
          <table:table-cell office:value-type="string" calcext:value-type="string">
            <text:p>c453c26f2b56c8b9c382190571259e6f248e64a01173b73a3e1384f7de1ec2fe</text:p>
          </table:table-cell>
          <table:table-cell office:value-type="float" office:value="99.77" calcext:value-type="float">
            <text:p>99.77</text:p>
          </table:table-cell>
          <table:table-cell office:value-type="float" office:value="92.73" calcext:value-type="float">
            <text:p>92.73</text:p>
          </table:table-cell>
          <table:table-cell table:style-name="ce18" office:value-type="float" office:value="96.36" calcext:value-type="float">
            <text:p>96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23.72" calcext:value-type="float">
            <text:p>23.72</text:p>
          </table:table-cell>
          <table:table-cell office:value-type="float" office:value="65760" calcext:value-type="float">
            <text:p>657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35680" calcext:value-type="float">
            <text:p>35680</text:p>
          </table:table-cell>
          <table:table-cell table:style-name="ce22" office:value-type="float" office:value="166.445" calcext:value-type="float">
            <text:p>166.445</text:p>
          </table:table-cell>
          <table:table-cell office:value-type="string" calcext:value-type="string">
            <text:p>("edff60464417b6692b4c1e6095f6e0e747ab4f8106c924a6d5058baf198f69e3", "043a0bb2eedec2d6b8d178a97fdf1b31446301513bacdd828d4f6084a9cf46cb", "dd43bd5841376cd749f1ebeb8f0f099d97392474e26e81be47de80f6f72a70bd", "ad04ba990d173399e6f9951f1cf9406034a33213c4f2e732ca331d48044856e5", "31d50decb613718531d2e3e13e47e36e90ba97e938909906908a31dbd38bc835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9.09" calcext:value-type="float">
            <text:p>9.09</text:p>
          </table:table-cell>
          <table:table-cell table:style-name="ce18" office:value-type="float" office:value="54.55" calcext:value-type="float">
            <text:p>54.55</text:p>
          </table:table-cell>
          <table:table-cell office:value-type="float" office:value="54.55" calcext:value-type="float">
            <text:p>54.5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16.67" calcext:value-type="float">
            <text:p>16.67</text:p>
          </table:table-cell>
          <table:table-cell office:value-type="float" office:value="13" calcext:value-type="float">
            <text:p>13</text:p>
          </table:table-cell>
          <table:table-cell office:value-type="float" office:value="6.092" calcext:value-type="float">
            <text:p>6.092</text:p>
          </table:table-cell>
          <table:table-cell office:value-type="string" calcext:value-type="string">
            <text:p>e8aa0471f4ee024e44016e8d5256680afc1250b992533007f08bd7a10419e8f2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228" calcext:value-type="float">
            <text:p>3.228</text:p>
          </table:table-cell>
          <table:table-cell office:value-type="string" calcext:value-type="string">
            <text:p>9bbd4b39a3c23dcfb5e565f9feef376ff90f575a4931540561599d4c0ac6adc8</text:p>
          </table:table-cell>
          <table:table-cell office:value-type="float" office:value="80.23" calcext:value-type="float">
            <text:p>80.23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ec2ee4f38fb4db0b8b07cc55d0403c6b50ea8f03a392db6b5c5645bece098d17</text:p>
          </table:table-cell>
          <table:table-cell office:value-type="float" office:value="95.35" calcext:value-type="float">
            <text:p>95.35</text:p>
          </table:table-cell>
          <table:table-cell office:value-type="float" office:value="9.09" calcext:value-type="float">
            <text:p>9.09</text:p>
          </table:table-cell>
          <table:table-cell table:style-name="ce18" office:value-type="float" office:value="54.55" calcext:value-type="float">
            <text:p>54.55</text:p>
          </table:table-cell>
          <table:table-cell office:value-type="float" office:value="54.55" calcext:value-type="float">
            <text:p>54.55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16.67" calcext:value-type="float">
            <text:p>16.67</text:p>
          </table:table-cell>
          <table:table-cell office:value-type="float" office:value="11" calcext:value-type="float">
            <text:p>11</text:p>
          </table:table-cell>
          <table:table-cell office:value-type="float" office:value="5.886" calcext:value-type="float">
            <text:p>5.886</text:p>
          </table:table-cell>
          <table:table-cell office:value-type="string" calcext:value-type="string">
            <text:p>fc86ebfdc0ee9158e6a636bb614eb6bc031eb2c29b4fb2edbe9e3dad5e4745f4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162" calcext:value-type="float">
            <text:p>3.162</text:p>
          </table:table-cell>
          <table:table-cell office:value-type="string" calcext:value-type="string">
            <text:p>9bbd4b39a3c23dcfb5e565f9feef376ff90f575a4931540561599d4c0ac6adc8</text:p>
          </table:table-cell>
          <table:table-cell office:value-type="float" office:value="80.23" calcext:value-type="float">
            <text:p>80.23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ec2ee4f38fb4db0b8b07cc55d0403c6b50ea8f03a392db6b5c5645bece098d17</text:p>
          </table:table-cell>
          <table:table-cell office:value-type="float" office:value="99.3" calcext:value-type="float">
            <text:p>99.3</text:p>
          </table:table-cell>
          <table:table-cell office:value-type="float" office:value="67.27" calcext:value-type="float">
            <text:p>67.27</text:p>
          </table:table-cell>
          <table:table-cell table:style-name="ce1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43" calcext:value-type="float">
            <text:p>75.43</text:p>
          </table:table-cell>
          <table:table-cell office:value-type="float" office:value="80.35" calcext:value-type="float">
            <text:p>80.35</text:p>
          </table:table-cell>
          <table:table-cell office:value-type="float" office:value="16.98" calcext:value-type="float">
            <text:p>16.98</text:p>
          </table:table-cell>
          <table:table-cell office:value-type="float" office:value="62240" calcext:value-type="float">
            <text:p>622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9080" calcext:value-type="float">
            <text:p>19080</text:p>
          </table:table-cell>
          <table:table-cell table:style-name="ce22" office:value-type="float" office:value="171.17" calcext:value-type="float">
            <text:p>171.17</text:p>
          </table:table-cell>
          <table:table-cell office:value-type="string" calcext:value-type="string">
            <text:p>("4066f243f1325dc10d375d681e137addc990fdedd4397a73df913c86e8156396", "d0cbda4aef9b5ff98e1a7b2ea9525cfb61e7780ea25b089688c21941e3bb76ec", "b9cb4f319108b0b3123d20cd0a9ebd6fc92df05d72e2095c228b9029da9ee356", "fdf74de4653563537f78cdf7719d906bb6455dbc39d64599569769688fcc95e6", "13eb46dfdc1687a0885dbeaba92927aec1ebf0d17904a42c94fa915a3f909a46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277dd3f08501a57488b90ea08010d6bd79d7ec108da317068913fa705f47fe66</text:p>
          </table:table-cell>
          <table:table-cell office:value-type="float" office:value="94.19" calcext:value-type="float">
            <text:p>94.19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999" calcext:value-type="float">
            <text:p>5.999</text:p>
          </table:table-cell>
          <table:table-cell office:value-type="string" calcext:value-type="string">
            <text:p>277dd3f08501a57488b90ea08010d6bd79d7ec108da317068913fa705f47fe66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c5a348999fcb322fbee1bb2c6d4447be2d73e3e8d7aba48eab4645a2ab6787be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f734563ffebfd1819e104f2809a8e48fee110d13b65292ed27c4bd1020935ac5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8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69.57" calcext:value-type="float">
            <text:p>69.57</text:p>
          </table:table-cell>
          <table:table-cell office:value-type="float" office:value="11" calcext:value-type="float">
            <text:p>11</text:p>
          </table:table-cell>
          <table:table-cell office:value-type="float" office:value="5.561" calcext:value-type="float">
            <text:p>5.561</text:p>
          </table:table-cell>
          <table:table-cell office:value-type="string" calcext:value-type="string">
            <text:p>f734563ffebfd1819e104f2809a8e48fee110d13b65292ed27c4bd1020935ac5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c5a348999fcb322fbee1bb2c6d4447be2d73e3e8d7aba48eab4645a2ab6787be</text:p>
          </table:table-cell>
          <table:table-cell office:value-type="float" office:value="99.3" calcext:value-type="float">
            <text:p>99.3</text:p>
          </table:table-cell>
          <table:table-cell office:value-type="float" office:value="56.36" calcext:value-type="float">
            <text:p>56.36</text:p>
          </table:table-cell>
          <table:table-cell table:style-name="ce18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9.09" calcext:value-type="float">
            <text:p>6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4.7" calcext:value-type="float">
            <text:p>84.7</text:p>
          </table:table-cell>
          <table:table-cell office:value-type="float" office:value="74.17" calcext:value-type="float">
            <text:p>74.17</text:p>
          </table:table-cell>
          <table:table-cell office:value-type="float" office:value="75.84" calcext:value-type="float">
            <text:p>75.84</text:p>
          </table:table-cell>
          <table:table-cell office:value-type="float" office:value="20.23" calcext:value-type="float">
            <text:p>20.23</text:p>
          </table:table-cell>
          <table:table-cell office:value-type="float" office:value="59240" calcext:value-type="float">
            <text:p>5924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26680" calcext:value-type="float">
            <text:p>26680</text:p>
          </table:table-cell>
          <table:table-cell table:style-name="ce22" office:value-type="float" office:value="144.761" calcext:value-type="float">
            <text:p>144.761</text:p>
          </table:table-cell>
          <table:table-cell office:value-type="string" calcext:value-type="string">
            <text:p>("1097991f7f4a23c2b17336aa2a45ebce7bc73e6b92b934280d061a1acc5520b3", "7f560d87d2fa7dbe3530588d41bfeef082df0a436207f511798fb541d1a93c8a", "c174242fcf979d347bb482653a1d9cb57ed7f4547293bad8b31ff8d3014fe818", "363545b3434a742f1fd22db0448a5e92b840ed7949a67122e6425b646053a36a", "0f9b52038dc0cdaff55a9960398e41656733707ec1d1d022797f72d666b26c70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35" calcext:value-type="float">
            <text:p>35</text:p>
          </table:table-cell>
          <table:table-cell office:value-type="float" office:value="86.943" calcext:value-type="float">
            <text:p>86.943</text:p>
          </table:table-cell>
          <table:table-cell office:value-type="string" calcext:value-type="string">
            <text:p>2d84d48399626e7f45b07fe02d7244fd28b8985e58a45739cb8c4152995777a9</text:p>
          </table:table-cell>
          <table:table-cell office:value-type="float" office:value="91.59" calcext:value-type="float">
            <text:p>91.59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5" calcext:value-type="float">
            <text:p>25</text:p>
          </table:table-cell>
          <table:table-cell office:value-type="float" office:value="33.279" calcext:value-type="float">
            <text:p>33.279</text:p>
          </table:table-cell>
          <table:table-cell office:value-type="string" calcext:value-type="string">
            <text:p>e4ce3d08db4228538fd2ec6a7318b2660ee860a02cdbb1a7b721dcb019f17bfd</text:p>
          </table:table-cell>
          <table:table-cell office:value-type="float" office:value="85.4" calcext:value-type="float">
            <text:p>85.4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30.888" calcext:value-type="float">
            <text:p>30.888</text:p>
          </table:table-cell>
          <table:table-cell office:value-type="string" calcext:value-type="string">
            <text:p>57fa527e3ae45f621c9964bf3500444044de6df8dc245b707a6f1bde7e7610ed</text:p>
          </table:table-cell>
          <table:table-cell office:value-type="float" office:value="94.69" calcext:value-type="float">
            <text:p>94.69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35" calcext:value-type="float">
            <text:p>35</text:p>
          </table:table-cell>
          <table:table-cell office:value-type="float" office:value="34.396" calcext:value-type="float">
            <text:p>34.396</text:p>
          </table:table-cell>
          <table:table-cell office:value-type="string" calcext:value-type="string">
            <text:p>6f35584e0b6218d99ea946fd58fc540cce48f488b085e764dcf460fe9ca53c33</text:p>
          </table:table-cell>
          <table:table-cell office:value-type="float" office:value="91.59" calcext:value-type="float">
            <text:p>91.59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5" calcext:value-type="float">
            <text:p>25</text:p>
          </table:table-cell>
          <table:table-cell office:value-type="float" office:value="33.944" calcext:value-type="float">
            <text:p>33.944</text:p>
          </table:table-cell>
          <table:table-cell office:value-type="string" calcext:value-type="string">
            <text:p>e4ce3d08db4228538fd2ec6a7318b2660ee860a02cdbb1a7b721dcb019f17bfd</text:p>
          </table:table-cell>
          <table:table-cell office:value-type="float" office:value="85.4" calcext:value-type="float">
            <text:p>85.4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31.23" calcext:value-type="float">
            <text:p>31.23</text:p>
          </table:table-cell>
          <table:table-cell office:value-type="string" calcext:value-type="string">
            <text:p>57fa527e3ae45f621c9964bf3500444044de6df8dc245b707a6f1bde7e7610ed</text:p>
          </table:table-cell>
          <table:table-cell office:value-type="float" office:value="99.56" calcext:value-type="float">
            <text:p>99.56</text:p>
          </table:table-cell>
          <table:table-cell office:value-type="float" office:value="55.71" calcext:value-type="float">
            <text:p>55.71</text:p>
          </table:table-cell>
          <table:table-cell table:style-name="ce18" office:value-type="float" office:value="77.86" calcext:value-type="float">
            <text:p>77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8.5" calcext:value-type="float">
            <text:p>78.5</text:p>
          </table:table-cell>
          <table:table-cell office:value-type="float" office:value="77.42" calcext:value-type="float">
            <text:p>77.42</text:p>
          </table:table-cell>
          <table:table-cell office:value-type="float" office:value="77.75" calcext:value-type="float">
            <text:p>77.75</text:p>
          </table:table-cell>
          <table:table-cell office:value-type="float" office:value="35.04" calcext:value-type="float">
            <text:p>35.04</text:p>
          </table:table-cell>
          <table:table-cell office:value-type="float" office:value="147400" calcext:value-type="float">
            <text:p>14740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26000" calcext:value-type="float">
            <text:p>26000</text:p>
          </table:table-cell>
          <table:table-cell table:style-name="ce22" office:value-type="float" office:value="666.935" calcext:value-type="float">
            <text:p>666.935</text:p>
          </table:table-cell>
          <table:table-cell office:value-type="string" calcext:value-type="string">
            <text:p>("34d73a75d56778b68fa2ffa8249db85d41fbe1043e659d5ea0733c5d7e5e5508", "9faca579e210e762b908bad93b74e1115c421946e0bfc0a0337e5fe10a7a29d2", "2e300b438b844fd4a3b8a8ddd3b431681968d675e7a3b4840da0c6882bd4869b", "3a54f671aaf3a8a188844f8f7358b74548cd4db6648d3814a0bff3847f995c49", "f5336753016f261cf4327cecd0368c46f8945fcb60186d655d7a3340caa0163a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79" calcext:value-type="float">
            <text:p>97.79</text:p>
          </table:table-cell>
          <table:table-cell office:value-type="float" office:value="-3.57" calcext:value-type="float">
            <text:p>-3.57</text:p>
          </table:table-cell>
          <table:table-cell table:style-name="ce18" office:value-type="float" office:value="48.21" calcext:value-type="float">
            <text:p>48.21</text:p>
          </table:table-cell>
          <table:table-cell office:value-type="float" office:value="48.21" calcext:value-type="float">
            <text:p>48.21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48.48" calcext:value-type="float">
            <text:p>48.48</text:p>
          </table:table-cell>
          <table:table-cell office:value-type="float" office:value="47.83" calcext:value-type="float">
            <text:p>47.83</text:p>
          </table:table-cell>
          <table:table-cell office:value-type="float" office:value="52.46" calcext:value-type="float">
            <text:p>52.46</text:p>
          </table:table-cell>
          <table:table-cell office:value-type="float" office:value="41" calcext:value-type="float">
            <text:p>41</text:p>
          </table:table-cell>
          <table:table-cell office:value-type="float" office:value="43.855" calcext:value-type="float">
            <text:p>43.855</text:p>
          </table:table-cell>
          <table:table-cell office:value-type="string" calcext:value-type="string">
            <text:p>617b31729705783df0daf7ced1728250c59a56899c4806806edb6dffbfaa2764</text:p>
          </table:table-cell>
          <table:table-cell office:value-type="float" office:value="97.79" calcext:value-type="float">
            <text:p>97.79</text:p>
          </table:table-cell>
          <table:table-cell office:value-type="float" office:value="-3.57" calcext:value-type="float">
            <text:p>-3.57</text:p>
          </table:table-cell>
          <table:table-cell table:style-name="ce18" office:value-type="float" office:value="48.21" calcext:value-type="float">
            <text:p>48.21</text:p>
          </table:table-cell>
          <table:table-cell office:value-type="float" office:value="48.21" calcext:value-type="float">
            <text:p>48.21</text:p>
          </table:table-cell>
          <table:table-cell office:value-type="float" office:value="57.14" calcext:value-type="float">
            <text:p>57.14</text:p>
          </table:table-cell>
          <table:table-cell office:value-type="float" office:value="39.29" calcext:value-type="float">
            <text:p>39.29</text:p>
          </table:table-cell>
          <table:table-cell office:value-type="float" office:value="48.48" calcext:value-type="float">
            <text:p>48.48</text:p>
          </table:table-cell>
          <table:table-cell office:value-type="float" office:value="47.83" calcext:value-type="float">
            <text:p>47.83</text:p>
          </table:table-cell>
          <table:table-cell office:value-type="float" office:value="52.46" calcext:value-type="float">
            <text:p>52.46</text:p>
          </table:table-cell>
          <table:table-cell office:value-type="float" office:value="41" calcext:value-type="float">
            <text:p>41</text:p>
          </table:table-cell>
          <table:table-cell office:value-type="float" office:value="26.935" calcext:value-type="float">
            <text:p>26.935</text:p>
          </table:table-cell>
          <table:table-cell office:value-type="string" calcext:value-type="string">
            <text:p>617b31729705783df0daf7ced1728250c59a56899c4806806edb6dffbfaa2764</text:p>
          </table:table-cell>
          <table:table-cell office:value-type="float" office:value="75.66" calcext:value-type="float">
            <text:p>75.66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7" calcext:value-type="float">
            <text:p>7</text:p>
          </table:table-cell>
          <table:table-cell office:value-type="float" office:value="13.165" calcext:value-type="float">
            <text:p>13.165</text:p>
          </table:table-cell>
          <table:table-cell office:value-type="string" calcext:value-type="string">
            <text:p>1bbf1b85334b62c17d5a54dcca80f03806c16b3deb70e7b9f419ac0decd94b33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9" calcext:value-type="float">
            <text:p>39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955d0ccd000a776c655c37f0264953693f54f33880f854d572b93517944967e2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9" calcext:value-type="float">
            <text:p>39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955d0ccd000a776c655c37f0264953693f54f33880f854d572b93517944967e2</text:p>
          </table:table-cell>
          <table:table-cell office:value-type="float" office:value="75.66" calcext:value-type="float">
            <text:p>75.66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7" calcext:value-type="float">
            <text:p>7</text:p>
          </table:table-cell>
          <table:table-cell office:value-type="float" office:value="13.326" calcext:value-type="float">
            <text:p>13.326</text:p>
          </table:table-cell>
          <table:table-cell office:value-type="string" calcext:value-type="string">
            <text:p>1bbf1b85334b62c17d5a54dcca80f03806c16b3deb70e7b9f419ac0decd94b33</text:p>
          </table:table-cell>
          <table:table-cell office:value-type="float" office:value="99.82" calcext:value-type="float">
            <text:p>99.82</text:p>
          </table:table-cell>
          <table:table-cell office:value-type="float" office:value="40.71" calcext:value-type="float">
            <text:p>40.71</text:p>
          </table:table-cell>
          <table:table-cell table:style-name="ce18" office:value-type="float" office:value="70.36" calcext:value-type="float">
            <text:p>70.36</text:p>
          </table:table-cell>
          <table:table-cell office:value-type="float" office:value="70.36" calcext:value-type="float">
            <text:p>70.36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9" calcext:value-type="float">
            <text:p>69.29</text:p>
          </table:table-cell>
          <table:table-cell office:value-type="float" office:value="69.93" calcext:value-type="float">
            <text:p>69.93</text:p>
          </table:table-cell>
          <table:table-cell office:value-type="float" office:value="70.88" calcext:value-type="float">
            <text:p>70.88</text:p>
          </table:table-cell>
          <table:table-cell office:value-type="float" office:value="70.64" calcext:value-type="float">
            <text:p>70.64</text:p>
          </table:table-cell>
          <table:table-cell office:value-type="float" office:value="34.37" calcext:value-type="float">
            <text:p>34.37</text:p>
          </table:table-cell>
          <table:table-cell office:value-type="float" office:value="148480" calcext:value-type="float">
            <text:p>14848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8120" calcext:value-type="float">
            <text:p>8120</text:p>
          </table:table-cell>
          <table:table-cell table:style-name="ce22" office:value-type="float" office:value="622.811" calcext:value-type="float">
            <text:p>622.811</text:p>
          </table:table-cell>
          <table:table-cell office:value-type="string" calcext:value-type="string">
            <text:p>("d3454454a32524c21af2bad976167d15d9f9199a42e5746e3e72f4e23b8e20c9", "97accb17d73a8b001e8130f5dceeb17bf42de435c70016ac4eadd8f8467c834e", "43eb697e1fd62e1a198e6513c769d6d613d27000aa668ccd6afccdedd6a58f15", "29d138c2cf8ed4e4bf5746a37701a815d3d9f3e3e1405d5cac2c87575ea7978f", "a4c20ad3549133358264b2741719e22e744e9c2526eb4b0a6b8cfd2cd4f13804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35" calcext:value-type="float">
            <text:p>97.3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7" calcext:value-type="float">
            <text:p>37</text:p>
          </table:table-cell>
          <table:table-cell office:value-type="float" office:value="32.088" calcext:value-type="float">
            <text:p>32.088</text:p>
          </table:table-cell>
          <table:table-cell office:value-type="string" calcext:value-type="string">
            <text:p>b54ead61af7401bdc22b81a21f4f4c408bb00a3a7895d5600918a8ba316ca38a</text:p>
          </table:table-cell>
          <table:table-cell office:value-type="float" office:value="94.25" calcext:value-type="float">
            <text:p>94.25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22.331" calcext:value-type="float">
            <text:p>22.331</text:p>
          </table:table-cell>
          <table:table-cell office:value-type="string" calcext:value-type="string">
            <text:p>e9631b0daa4ba6f41526f774297e7aeb80118c8e83da8421fc4f1f49de4d2267</text:p>
          </table:table-cell>
          <table:table-cell office:value-type="float" office:value="84.96" calcext:value-type="float">
            <text:p>84.9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17" calcext:value-type="float">
            <text:p>17</text:p>
          </table:table-cell>
          <table:table-cell office:value-type="float" office:value="21.294" calcext:value-type="float">
            <text:p>21.294</text:p>
          </table:table-cell>
          <table:table-cell office:value-type="string" calcext:value-type="string">
            <text:p>5c8c6655cce5aac2375449d9afd1f57209c9341fe70b2cd9414875bd4a35c939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1" calcext:value-type="float">
            <text:p>31</text:p>
          </table:table-cell>
          <table:table-cell office:value-type="float" office:value="22.411" calcext:value-type="float">
            <text:p>22.411</text:p>
          </table:table-cell>
          <table:table-cell office:value-type="string" calcext:value-type="string">
            <text:p>2bd6bf7758304471999f9c386286082485c45b113be5149d91f1b884d22dfa9b</text:p>
          </table:table-cell>
          <table:table-cell office:value-type="float" office:value="94.25" calcext:value-type="float">
            <text:p>94.25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7" calcext:value-type="float">
            <text:p>27</text:p>
          </table:table-cell>
          <table:table-cell office:value-type="float" office:value="21.935" calcext:value-type="float">
            <text:p>21.935</text:p>
          </table:table-cell>
          <table:table-cell office:value-type="string" calcext:value-type="string">
            <text:p>e9631b0daa4ba6f41526f774297e7aeb80118c8e83da8421fc4f1f49de4d2267</text:p>
          </table:table-cell>
          <table:table-cell office:value-type="float" office:value="84.96" calcext:value-type="float">
            <text:p>84.9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17" calcext:value-type="float">
            <text:p>17</text:p>
          </table:table-cell>
          <table:table-cell office:value-type="float" office:value="21.368" calcext:value-type="float">
            <text:p>21.368</text:p>
          </table:table-cell>
          <table:table-cell office:value-type="string" calcext:value-type="string">
            <text:p>5c8c6655cce5aac2375449d9afd1f57209c9341fe70b2cd9414875bd4a35c939</text:p>
          </table:table-cell>
          <table:table-cell office:value-type="float" office:value="99.65" calcext:value-type="float">
            <text:p>99.65</text:p>
          </table:table-cell>
          <table:table-cell office:value-type="float" office:value="33.57" calcext:value-type="float">
            <text:p>33.57</text:p>
          </table:table-cell>
          <table:table-cell table:style-name="ce18" office:value-type="float" office:value="66.79" calcext:value-type="float">
            <text:p>66.79</text:p>
          </table:table-cell>
          <table:table-cell office:value-type="float" office:value="66.79" calcext:value-type="float">
            <text:p>66.79</text:p>
          </table:table-cell>
          <table:table-cell office:value-type="float" office:value="52.14" calcext:value-type="float">
            <text:p>52.14</text:p>
          </table:table-cell>
          <table:table-cell office:value-type="float" office:value="81.43" calcext:value-type="float">
            <text:p>8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62.91" calcext:value-type="float">
            <text:p>62.91</text:p>
          </table:table-cell>
          <table:table-cell office:value-type="float" office:value="61.14" calcext:value-type="float">
            <text:p>61.14</text:p>
          </table:table-cell>
          <table:table-cell office:value-type="float" office:value="32.77" calcext:value-type="float">
            <text:p>32.77</text:p>
          </table:table-cell>
          <table:table-cell office:value-type="float" office:value="145520" calcext:value-type="float">
            <text:p>14552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34720" calcext:value-type="float">
            <text:p>34720</text:p>
          </table:table-cell>
          <table:table-cell table:style-name="ce22" office:value-type="float" office:value="649.647" calcext:value-type="float">
            <text:p>649.647</text:p>
          </table:table-cell>
          <table:table-cell office:value-type="string" calcext:value-type="string">
            <text:p>("10496b04c7af2287120836b5a1c8dbec2bb9ad566ac4550314d708d201a2c6b4", "b669e74f1740682de2ada6dc2776fb82e04ebda2d6f8b3d246c0462ffb9c0b64", "fef593997f8019d263fd858aeb82cc41ec3b7a000c495c26065d3b2d5e70e696", "8f062d22d30d184b59ddf4595e4db953e70d3f7f1b79df48b4b0561a66fe821c", "c9fea270b456c0ef68c634b17793dc89fdd698a662ee0cbac758511f6f423c99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25" calcext:value-type="float">
            <text:p>94.25</text:p>
          </table:table-cell>
          <table:table-cell office:value-type="float" office:value="46.43" calcext:value-type="float">
            <text:p>46.43</text:p>
          </table:table-cell>
          <table:table-cell table:style-name="ce18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2.41" calcext:value-type="float">
            <text:p>72.41</text:p>
          </table:table-cell>
          <table:table-cell office:value-type="float" office:value="72.73" calcext:value-type="float">
            <text:p>72.73</text:p>
          </table:table-cell>
          <table:table-cell office:value-type="float" office:value="29" calcext:value-type="float">
            <text:p>29</text:p>
          </table:table-cell>
          <table:table-cell office:value-type="float" office:value="23.211" calcext:value-type="float">
            <text:p>23.211</text:p>
          </table:table-cell>
          <table:table-cell office:value-type="string" calcext:value-type="string">
            <text:p>7d4a3dca0ce3307e7213a22f79b6f75190bfa59df99e7d3c22eb2672e2063c50</text:p>
          </table:table-cell>
          <table:table-cell office:value-type="float" office:value="94.25" calcext:value-type="float">
            <text:p>94.25</text:p>
          </table:table-cell>
          <table:table-cell office:value-type="float" office:value="46.43" calcext:value-type="float">
            <text:p>46.43</text:p>
          </table:table-cell>
          <table:table-cell table:style-name="ce18" office:value-type="float" office:value="73.21" calcext:value-type="float">
            <text:p>73.21</text:p>
          </table:table-cell>
          <table:table-cell office:value-type="float" office:value="73.21" calcext:value-type="float">
            <text:p>73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2.41" calcext:value-type="float">
            <text:p>72.41</text:p>
          </table:table-cell>
          <table:table-cell office:value-type="float" office:value="72.73" calcext:value-type="float">
            <text:p>72.73</text:p>
          </table:table-cell>
          <table:table-cell office:value-type="float" office:value="27" calcext:value-type="float">
            <text:p>27</text:p>
          </table:table-cell>
          <table:table-cell office:value-type="float" office:value="16.886" calcext:value-type="float">
            <text:p>16.886</text:p>
          </table:table-cell>
          <table:table-cell office:value-type="string" calcext:value-type="string">
            <text:p>e46b9e520481517beaa8350713316faeafbad3e97637923bd6abeabd6906e610</text:p>
          </table:table-cell>
          <table:table-cell office:value-type="float" office:value="85.4" calcext:value-type="float">
            <text:p>85.4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7" calcext:value-type="float">
            <text:p>17</text:p>
          </table:table-cell>
          <table:table-cell office:value-type="float" office:value="14.886" calcext:value-type="float">
            <text:p>14.886</text:p>
          </table:table-cell>
          <table:table-cell office:value-type="string" calcext:value-type="string">
            <text:p>ea01551b71abf7e73ee72645dd6b211c10b20e853bd296bb9044039b26340c3a</text:p>
          </table:table-cell>
          <table:table-cell office:value-type="float" office:value="93.36" calcext:value-type="float">
            <text:p>93.36</text:p>
          </table:table-cell>
          <table:table-cell office:value-type="float" office:value="42.86" calcext:value-type="float">
            <text:p>42.86</text:p>
          </table:table-cell>
          <table:table-cell table:style-name="ce1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27" calcext:value-type="float">
            <text:p>27</text:p>
          </table:table-cell>
          <table:table-cell office:value-type="float" office:value="16.856" calcext:value-type="float">
            <text:p>16.856</text:p>
          </table:table-cell>
          <table:table-cell office:value-type="string" calcext:value-type="string">
            <text:p>c07fe275cdc758c032d61905d76dec4fe4d6ef80013045cfb06141acbe50bda9</text:p>
          </table:table-cell>
          <table:table-cell office:value-type="float" office:value="93.36" calcext:value-type="float">
            <text:p>93.36</text:p>
          </table:table-cell>
          <table:table-cell office:value-type="float" office:value="42.86" calcext:value-type="float">
            <text:p>42.86</text:p>
          </table:table-cell>
          <table:table-cell table:style-name="ce18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27" calcext:value-type="float">
            <text:p>27</text:p>
          </table:table-cell>
          <table:table-cell office:value-type="float" office:value="16.665" calcext:value-type="float">
            <text:p>16.665</text:p>
          </table:table-cell>
          <table:table-cell office:value-type="string" calcext:value-type="string">
            <text:p>c07fe275cdc758c032d61905d76dec4fe4d6ef80013045cfb06141acbe50bda9</text:p>
          </table:table-cell>
          <table:table-cell office:value-type="float" office:value="85.4" calcext:value-type="float">
            <text:p>85.4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7" calcext:value-type="float">
            <text:p>17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ea01551b71abf7e73ee72645dd6b211c10b20e853bd296bb9044039b26340c3a</text:p>
          </table:table-cell>
          <table:table-cell office:value-type="float" office:value="99.82" calcext:value-type="float">
            <text:p>99.82</text:p>
          </table:table-cell>
          <table:table-cell office:value-type="float" office:value="57.14" calcext:value-type="float">
            <text:p>57.14</text:p>
          </table:table-cell>
          <table:table-cell table:style-name="ce18" office:value-type="float" office:value="78.57" calcext:value-type="float">
            <text:p>78.57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77.14" calcext:value-type="float">
            <text:p>77.14</text:p>
          </table:table-cell>
          <table:table-cell office:value-type="float" office:value="77.8" calcext:value-type="float">
            <text:p>77.8</text:p>
          </table:table-cell>
          <table:table-cell office:value-type="float" office:value="79.43" calcext:value-type="float">
            <text:p>79.43</text:p>
          </table:table-cell>
          <table:table-cell office:value-type="float" office:value="78.87" calcext:value-type="float">
            <text:p>78.87</text:p>
          </table:table-cell>
          <table:table-cell office:value-type="float" office:value="33.21" calcext:value-type="float">
            <text:p>33.21</text:p>
          </table:table-cell>
          <table:table-cell office:value-type="float" office:value="147480" calcext:value-type="float">
            <text:p>14748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100320" calcext:value-type="float">
            <text:p>100320</text:p>
          </table:table-cell>
          <table:table-cell table:style-name="ce22" office:value-type="float" office:value="650.872" calcext:value-type="float">
            <text:p>650.872</text:p>
          </table:table-cell>
          <table:table-cell office:value-type="string" calcext:value-type="string">
            <text:p>("66e2ae16dcbb1abb1786780a0f1f74afd6db797ca768deabfa86653fc277db46", "bdb7b71e1b2b48a0c5eac02674a30a4a7c5c3f992e639306df918b56f214810d", "6bfeb01a9e2a1752483ce74e248ddf84666bf530c6cda35eb8c12c91e20bd714", "b2e891fe0c99da4ea7c24ee8966d6a96c6abac900f9ae7db5213cf76f906b6cf", "2114e51d850ba82c7349c4bb2fee21b20145a8f2522eda2153ec1c757ee7677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23" calcext:value-type="float">
            <text:p>98.2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37" calcext:value-type="float">
            <text:p>37</text:p>
          </table:table-cell>
          <table:table-cell office:value-type="float" office:value="31.327" calcext:value-type="float">
            <text:p>31.327</text:p>
          </table:table-cell>
          <table:table-cell office:value-type="string" calcext:value-type="string">
            <text:p>8a1f4862632b16c6d7641777536470f8bd513a5cc756296a15daabcb769b7e7a</text:p>
          </table:table-cell>
          <table:table-cell office:value-type="float" office:value="92.04" calcext:value-type="float">
            <text:p>92.0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5" calcext:value-type="float">
            <text:p>25</text:p>
          </table:table-cell>
          <table:table-cell office:value-type="float" office:value="26.278" calcext:value-type="float">
            <text:p>26.278</text:p>
          </table:table-cell>
          <table:table-cell office:value-type="string" calcext:value-type="string">
            <text:p>139bd244c75b1a952816e83386aec7a7f5f52623bafb638885eae050d3300771</text:p>
          </table:table-cell>
          <table:table-cell office:value-type="float" office:value="80.09" calcext:value-type="float">
            <text:p>80.09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1" calcext:value-type="float">
            <text:p>11</text:p>
          </table:table-cell>
          <table:table-cell office:value-type="float" office:value="22.969" calcext:value-type="float">
            <text:p>22.969</text:p>
          </table:table-cell>
          <table:table-cell office:value-type="string" calcext:value-type="string">
            <text:p>b8474da2d7c69a987a86c4e4a27c06123c65844eef78f9744f369240eff6393a</text:p>
          </table:table-cell>
          <table:table-cell office:value-type="float" office:value="96.9" calcext:value-type="float">
            <text:p>96.9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35" calcext:value-type="float">
            <text:p>35</text:p>
          </table:table-cell>
          <table:table-cell office:value-type="float" office:value="27.584" calcext:value-type="float">
            <text:p>27.584</text:p>
          </table:table-cell>
          <table:table-cell office:value-type="string" calcext:value-type="string">
            <text:p>d83cd2b6c0003ef9fc0e77f8765230ed854c84dd40668aa3fcde596919c62b11</text:p>
          </table:table-cell>
          <table:table-cell office:value-type="float" office:value="92.04" calcext:value-type="float">
            <text:p>92.0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5" calcext:value-type="float">
            <text:p>25</text:p>
          </table:table-cell>
          <table:table-cell office:value-type="float" office:value="26.664" calcext:value-type="float">
            <text:p>26.664</text:p>
          </table:table-cell>
          <table:table-cell office:value-type="string" calcext:value-type="string">
            <text:p>139bd244c75b1a952816e83386aec7a7f5f52623bafb638885eae050d3300771</text:p>
          </table:table-cell>
          <table:table-cell office:value-type="float" office:value="80.09" calcext:value-type="float">
            <text:p>80.09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1" calcext:value-type="float">
            <text:p>11</text:p>
          </table:table-cell>
          <table:table-cell office:value-type="float" office:value="23.26" calcext:value-type="float">
            <text:p>23.26</text:p>
          </table:table-cell>
          <table:table-cell office:value-type="string" calcext:value-type="string">
            <text:p>b8474da2d7c69a987a86c4e4a27c06123c65844eef78f9744f369240eff6393a</text:p>
          </table:table-cell>
          <table:table-cell office:value-type="float" office:value="99.82" calcext:value-type="float">
            <text:p>99.82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2.5" calcext:value-type="float">
            <text:p>72.5</text:p>
          </table:table-cell>
          <table:table-cell office:value-type="float" office:value="72.5" calcext:value-type="float">
            <text:p>72.5</text:p>
          </table:table-cell>
          <table:table-cell office:value-type="float" office:value="68.57" calcext:value-type="float">
            <text:p>68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4.46" calcext:value-type="float">
            <text:p>74.46</text:p>
          </table:table-cell>
          <table:table-cell office:value-type="float" office:value="70.96" calcext:value-type="float">
            <text:p>70.96</text:p>
          </table:table-cell>
          <table:table-cell office:value-type="float" office:value="71.32" calcext:value-type="float">
            <text:p>71.32</text:p>
          </table:table-cell>
          <table:table-cell office:value-type="float" office:value="35.52" calcext:value-type="float">
            <text:p>35.52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88000" calcext:value-type="float">
            <text:p>88000</text:p>
          </table:table-cell>
          <table:table-cell table:style-name="ce22" office:value-type="float" office:value="634.709" calcext:value-type="float">
            <text:p>634.709</text:p>
          </table:table-cell>
          <table:table-cell office:value-type="string" calcext:value-type="string">
            <text:p>("f2916180554891d077ceca69ae5ce779f5a9736f8d7ddadcba846e84072ffc0f", "5f48c6b3d81b44b1d431612bed5e2dca50455d2ca4c55f63531d3c56c4c7a82b", "d852dd23a8f0093d302e3b65bdd5836ba35b8031fa2c0e19c93f1f7d0a633efe", "ce8e091a4b9870abe622eae7a4b3621c855275d191fc06985713babcb013e8fb", "a4d659c4694f08eb3ce714f00125a6dc8c2f16c21813ba8551ad370b31ee5e24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25" calcext:value-type="float">
            <text:p>94.25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31" calcext:value-type="float">
            <text:p>31</text:p>
          </table:table-cell>
          <table:table-cell office:value-type="float" office:value="24.756" calcext:value-type="float">
            <text:p>24.756</text:p>
          </table:table-cell>
          <table:table-cell office:value-type="string" calcext:value-type="string">
            <text:p>fac477d319a009aec202353b799eefff62a0c3266290a3de4582e8939dde622e</text:p>
          </table:table-cell>
          <table:table-cell office:value-type="float" office:value="86.73" calcext:value-type="float">
            <text:p>86.73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5" calcext:value-type="float">
            <text:p>15</text:p>
          </table:table-cell>
          <table:table-cell office:value-type="float" office:value="20.408" calcext:value-type="float">
            <text:p>20.408</text:p>
          </table:table-cell>
          <table:table-cell office:value-type="string" calcext:value-type="string">
            <text:p>cbafde659e5769e57ab4377cb08a74210dad8895eb5c162f2088081a96637821</text:p>
          </table:table-cell>
          <table:table-cell office:value-type="float" office:value="77.88" calcext:value-type="float">
            <text:p>77.8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7" calcext:value-type="float">
            <text:p>7</text:p>
          </table:table-cell>
          <table:table-cell office:value-type="float" office:value="16.521" calcext:value-type="float">
            <text:p>16.521</text:p>
          </table:table-cell>
          <table:table-cell office:value-type="string" calcext:value-type="string">
            <text:p>b94d49d499764b6e3d77668e1980bdcb4d3646f4b3e25152fadf645265f8fb72</text:p>
          </table:table-cell>
          <table:table-cell office:value-type="float" office:value="94.25" calcext:value-type="float">
            <text:p>94.25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27" calcext:value-type="float">
            <text:p>27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067d667ee86e6804107ccfc98ee299046f651c05a699244b0f192bc8bac776ac</text:p>
          </table:table-cell>
          <table:table-cell office:value-type="float" office:value="86.73" calcext:value-type="float">
            <text:p>86.73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5" calcext:value-type="float">
            <text:p>15</text:p>
          </table:table-cell>
          <table:table-cell office:value-type="float" office:value="21.174" calcext:value-type="float">
            <text:p>21.174</text:p>
          </table:table-cell>
          <table:table-cell office:value-type="string" calcext:value-type="string">
            <text:p>cbafde659e5769e57ab4377cb08a74210dad8895eb5c162f2088081a96637821</text:p>
          </table:table-cell>
          <table:table-cell office:value-type="float" office:value="77.88" calcext:value-type="float">
            <text:p>77.8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7" calcext:value-type="float">
            <text:p>7</text:p>
          </table:table-cell>
          <table:table-cell office:value-type="float" office:value="16.409" calcext:value-type="float">
            <text:p>16.409</text:p>
          </table:table-cell>
          <table:table-cell office:value-type="string" calcext:value-type="string">
            <text:p>b94d49d499764b6e3d77668e1980bdcb4d3646f4b3e25152fadf645265f8fb72</text:p>
          </table:table-cell>
          <table:table-cell office:value-type="float" office:value="99.91" calcext:value-type="float">
            <text:p>99.91</text:p>
          </table:table-cell>
          <table:table-cell office:value-type="float" office:value="36.43" calcext:value-type="float">
            <text:p>36.43</text:p>
          </table:table-cell>
          <table:table-cell table:style-name="ce18" office:value-type="float" office:value="68.21" calcext:value-type="float">
            <text:p>68.21</text:p>
          </table:table-cell>
          <table:table-cell office:value-type="float" office:value="68.21" calcext:value-type="float">
            <text:p>68.21</text:p>
          </table:table-cell>
          <table:table-cell office:value-type="float" office:value="69.29" calcext:value-type="float">
            <text:p>69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7.82" calcext:value-type="float">
            <text:p>67.82</text:p>
          </table:table-cell>
          <table:table-cell office:value-type="float" office:value="68.87" calcext:value-type="float">
            <text:p>68.87</text:p>
          </table:table-cell>
          <table:table-cell office:value-type="float" office:value="68.42" calcext:value-type="float">
            <text:p>68.42</text:p>
          </table:table-cell>
          <table:table-cell office:value-type="float" office:value="28.41" calcext:value-type="float">
            <text:p>28.41</text:p>
          </table:table-cell>
          <table:table-cell office:value-type="float" office:value="143560" calcext:value-type="float">
            <text:p>1435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78080" calcext:value-type="float">
            <text:p>78080</text:p>
          </table:table-cell>
          <table:table-cell table:style-name="ce22" office:value-type="float" office:value="658.349" calcext:value-type="float">
            <text:p>658.349</text:p>
          </table:table-cell>
          <table:table-cell office:value-type="string" calcext:value-type="string">
            <text:p>("e570cb76fc715e05ca4a77f6ea631bffb04aa8310af6fc17d072f3fbeea8e3c0", "1c1d1301587ef1e25aa2472c27c9f56a1bc6e5e005aa6c3d76913a03f8afdaed", "b00e609de0d9a902c5c69f807436ecba7d767500ec357ae9aacbe8a641786a0b", "7323092bf475944268bed32b3051d5c00900289e06b0f3a378934b09e141e8c8", "546a7c2fc2c35ce0e4b0e1ab66676c70c3b7c1df88c8d590e3a279af19812a69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69" calcext:value-type="float">
            <text:p>94.69</text:p>
          </table:table-cell>
          <table:table-cell office:value-type="float" office:value="17.86" calcext:value-type="float">
            <text:p>17.86</text:p>
          </table:table-cell>
          <table:table-cell table:style-name="ce18" office:value-type="float" office:value="58.93" calcext:value-type="float">
            <text:p>58.93</text:p>
          </table:table-cell>
          <table:table-cell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29" calcext:value-type="float">
            <text:p>29</text:p>
          </table:table-cell>
          <table:table-cell office:value-type="float" office:value="30.853" calcext:value-type="float">
            <text:p>30.853</text:p>
          </table:table-cell>
          <table:table-cell office:value-type="string" calcext:value-type="string">
            <text:p>191a4ae02bd593646c52b0efc35c785deaf1e83b508fdd78509ec9ad73029de8</text:p>
          </table:table-cell>
          <table:table-cell office:value-type="float" office:value="91.15" calcext:value-type="float">
            <text:p>91.15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3" calcext:value-type="float">
            <text:p>23</text:p>
          </table:table-cell>
          <table:table-cell office:value-type="float" office:value="26.819" calcext:value-type="float">
            <text:p>26.819</text:p>
          </table:table-cell>
          <table:table-cell office:value-type="string" calcext:value-type="string">
            <text:p>3ea3ba231fdbb5e854674787d4c4184d3adc9162623a08f7ac637cb5eb2b8e34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9" calcext:value-type="float">
            <text:p>9</text:p>
          </table:table-cell>
          <table:table-cell office:value-type="float" office:value="21.891" calcext:value-type="float">
            <text:p>21.891</text:p>
          </table:table-cell>
          <table:table-cell office:value-type="string" calcext:value-type="string">
            <text:p>0593681433b0cf728e03d3ff287dedc207b03cf66a8116084177a9c0ea8e1991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29" calcext:value-type="float">
            <text:p>29</text:p>
          </table:table-cell>
          <table:table-cell office:value-type="float" office:value="27.916" calcext:value-type="float">
            <text:p>27.916</text:p>
          </table:table-cell>
          <table:table-cell office:value-type="string" calcext:value-type="string">
            <text:p>fa5610d4ee2a0a0402360c109661b4b49ed681c98ad90b6bf572311b954d6332</text:p>
          </table:table-cell>
          <table:table-cell office:value-type="float" office:value="90.71" calcext:value-type="float">
            <text:p>90.71</text:p>
          </table:table-cell>
          <table:table-cell office:value-type="float" office:value="10.71" calcext:value-type="float">
            <text:p>10.71</text:p>
          </table:table-cell>
          <table:table-cell table:style-name="ce18" office:value-type="float" office:value="55.36" calcext:value-type="float">
            <text:p>55.36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23" calcext:value-type="float">
            <text:p>23</text:p>
          </table:table-cell>
          <table:table-cell office:value-type="float" office:value="26.814" calcext:value-type="float">
            <text:p>26.814</text:p>
          </table:table-cell>
          <table:table-cell office:value-type="string" calcext:value-type="string">
            <text:p>05518b1ffe4c2664dad70dc6a7fc014f9e21ce22fa94ad921ec707c91ef53cb7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9" calcext:value-type="float">
            <text:p>9</text:p>
          </table:table-cell>
          <table:table-cell office:value-type="float" office:value="21.767" calcext:value-type="float">
            <text:p>21.767</text:p>
          </table:table-cell>
          <table:table-cell office:value-type="string" calcext:value-type="string">
            <text:p>0593681433b0cf728e03d3ff287dedc207b03cf66a8116084177a9c0ea8e1991</text:p>
          </table:table-cell>
          <table:table-cell office:value-type="float" office:value="99.82" calcext:value-type="float">
            <text:p>99.82</text:p>
          </table:table-cell>
          <table:table-cell office:value-type="float" office:value="39.29" calcext:value-type="float">
            <text:p>39.29</text:p>
          </table:table-cell>
          <table:table-cell table:style-name="ce18" office:value-type="float" office:value="69.64" calcext:value-type="float">
            <text:p>69.64</text:p>
          </table:table-cell>
          <table:table-cell office:value-type="float" office:value="69.64" calcext:value-type="float">
            <text:p>69.64</text:p>
          </table:table-cell>
          <table:table-cell office:value-type="float" office:value="77.86" calcext:value-type="float">
            <text:p>7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66.94" calcext:value-type="float">
            <text:p>66.94</text:p>
          </table:table-cell>
          <table:table-cell office:value-type="float" office:value="73.52" calcext:value-type="float">
            <text:p>73.52</text:p>
          </table:table-cell>
          <table:table-cell office:value-type="float" office:value="71.95" calcext:value-type="float">
            <text:p>71.95</text:p>
          </table:table-cell>
          <table:table-cell office:value-type="float" office:value="33.72" calcext:value-type="float">
            <text:p>33.72</text:p>
          </table:table-cell>
          <table:table-cell office:value-type="float" office:value="145720" calcext:value-type="float">
            <text:p>14572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6920" calcext:value-type="float">
            <text:p>6920</text:p>
          </table:table-cell>
          <table:table-cell table:style-name="ce22" office:value-type="float" office:value="683.865" calcext:value-type="float">
            <text:p>683.865</text:p>
          </table:table-cell>
          <table:table-cell office:value-type="string" calcext:value-type="string">
            <text:p>("9b9617ce7894c794e20be9116cffd047379e3568c6ec2cf18326e02e2d773048", "bc69cfac4eb003189d03f92fbbe8ae82c91ebdfef6fc44abd920a74ab1fe5d38", "34ec4a81ca52f4af87d06cbcbb89401b01a85d76d68ed341af745cd0f7654c32", "cea7881e494c6e18e1d991e5bd5cbda5c88bbd29027d016968996b117b07883d", "7c347935f35f4db5e00199d7dfc933d783110de365a203922e0c9c74757ab93d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46" calcext:value-type="float">
            <text:p>96.46</text:p>
          </table:table-cell>
          <table:table-cell office:value-type="float" office:value="7.14" calcext:value-type="float">
            <text:p>7.14</text:p>
          </table:table-cell>
          <table:table-cell table:style-name="ce18" office:value-type="float" office:value="53.57" calcext:value-type="float">
            <text:p>53.57</text:p>
          </table:table-cell>
          <table:table-cell table:number-columns-repeated="6" office:value-type="float" office:value="53.57" calcext:value-type="float">
            <text:p>53.57</text:p>
          </table:table-cell>
          <table:table-cell office:value-type="float" office:value="39" calcext:value-type="float">
            <text:p>39</text:p>
          </table:table-cell>
          <table:table-cell office:value-type="float" office:value="22.379" calcext:value-type="float">
            <text:p>22.379</text:p>
          </table:table-cell>
          <table:table-cell office:value-type="string" calcext:value-type="string">
            <text:p>6d0d0b0a65052869a63e384c27840b6decfed213cbfdda5f113380d5c3d7b0b1</text:p>
          </table:table-cell>
          <table:table-cell office:value-type="float" office:value="85.4" calcext:value-type="float">
            <text:p>85.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8.127" calcext:value-type="float">
            <text:p>18.127</text:p>
          </table:table-cell>
          <table:table-cell office:value-type="string" calcext:value-type="string">
            <text:p>00d26057c679f9987d947243ec56a9e5f1f3bf14322a88686a8f0d34e93c1aba</text:p>
          </table:table-cell>
          <table:table-cell office:value-type="float" office:value="81.86" calcext:value-type="float">
            <text:p>81.8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7.054" calcext:value-type="float">
            <text:p>17.054</text:p>
          </table:table-cell>
          <table:table-cell office:value-type="string" calcext:value-type="string">
            <text:p>c1831e773b864357ceb3c76e86c39200eb8ee99fbbb94a2f72e03f8d399c7a02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style-name="ce18" office:value-type="float" office:value="57.14" calcext:value-type="float">
            <text:p>57.14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37" calcext:value-type="float">
            <text:p>37</text:p>
          </table:table-cell>
          <table:table-cell office:value-type="float" office:value="19.353" calcext:value-type="float">
            <text:p>19.353</text:p>
          </table:table-cell>
          <table:table-cell office:value-type="string" calcext:value-type="string">
            <text:p>7e5aa80dead1db6d6089a3a7f8c0669be175d7102af6ccc9ef494de7f4d943a9</text:p>
          </table:table-cell>
          <table:table-cell office:value-type="float" office:value="84.51" calcext:value-type="float">
            <text:p>84.51</text:p>
          </table:table-cell>
          <table:table-cell office:value-type="float" office:value="-3.57" calcext:value-type="float">
            <text:p>-3.57</text:p>
          </table:table-cell>
          <table:table-cell table:style-name="ce18" office:value-type="float" office:value="48.21" calcext:value-type="float">
            <text:p>48.21</text:p>
          </table:table-cell>
          <table:table-cell office:value-type="float" office:value="48.21" calcext:value-type="float">
            <text:p>48.21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8.15" calcext:value-type="float">
            <text:p>48.15</text:p>
          </table:table-cell>
          <table:table-cell office:value-type="float" office:value="48.28" calcext:value-type="float">
            <text:p>48.28</text:p>
          </table:table-cell>
          <table:table-cell office:value-type="float" office:value="47.27" calcext:value-type="float">
            <text:p>47.27</text:p>
          </table:table-cell>
          <table:table-cell office:value-type="float" office:value="17" calcext:value-type="float">
            <text:p>17</text:p>
          </table:table-cell>
          <table:table-cell office:value-type="float" office:value="17.908" calcext:value-type="float">
            <text:p>17.908</text:p>
          </table:table-cell>
          <table:table-cell office:value-type="string" calcext:value-type="string">
            <text:p>04c1213e96f58086ce905ba0d78eb29b99e9d867c3e709b7df93aabe944f0fb3</text:p>
          </table:table-cell>
          <table:table-cell office:value-type="float" office:value="81.86" calcext:value-type="float">
            <text:p>81.8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7.095" calcext:value-type="float">
            <text:p>17.095</text:p>
          </table:table-cell>
          <table:table-cell office:value-type="string" calcext:value-type="string">
            <text:p>c1831e773b864357ceb3c76e86c39200eb8ee99fbbb94a2f72e03f8d399c7a02</text:p>
          </table:table-cell>
          <table:table-cell office:value-type="float" office:value="99.82" calcext:value-type="float">
            <text:p>99.82</text:p>
          </table:table-cell>
          <table:table-cell office:value-type="float" office:value="25.71" calcext:value-type="float">
            <text:p>25.71</text:p>
          </table:table-cell>
          <table:table-cell table:style-name="ce18" office:value-type="float" office:value="62.86" calcext:value-type="float">
            <text:p>6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51.43" calcext:value-type="float">
            <text:p>5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66.74" calcext:value-type="float">
            <text:p>66.74</text:p>
          </table:table-cell>
          <table:table-cell office:value-type="float" office:value="60.55" calcext:value-type="float">
            <text:p>60.55</text:p>
          </table:table-cell>
          <table:table-cell office:value-type="float" office:value="57.96" calcext:value-type="float">
            <text:p>57.96</text:p>
          </table:table-cell>
          <table:table-cell office:value-type="float" office:value="30.53" calcext:value-type="float">
            <text:p>30.53</text:p>
          </table:table-cell>
          <table:table-cell office:value-type="float" office:value="146440" calcext:value-type="float">
            <text:p>14644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22280" calcext:value-type="float">
            <text:p>22280</text:p>
          </table:table-cell>
          <table:table-cell table:style-name="ce22" office:value-type="float" office:value="676.859" calcext:value-type="float">
            <text:p>676.859</text:p>
          </table:table-cell>
          <table:table-cell office:value-type="string" calcext:value-type="string">
            <text:p>("bda7d550cb9c953371206e136e8a668a935c8cf708e795749ad10bba45194130", "435e13e83c0db9430df4ad8c6483997e058cfbd4a932a83a6f0b004dacab6aeb", "086860ebdf946a07d5518a8241939425ca657e4543b46b9b42309ba18f1ebdd8", "409478cfda019999ba438c25454423339c8125c8792cd82dd8a47db0539eb9ab", "d3f2772cd92de1ade79a24a562967b1a6a1163c25ae803ac7f6873fe304b2b8a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81" calcext:value-type="float">
            <text:p>93.81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7" calcext:value-type="float">
            <text:p>27</text:p>
          </table:table-cell>
          <table:table-cell office:value-type="float" office:value="31.423" calcext:value-type="float">
            <text:p>31.423</text:p>
          </table:table-cell>
          <table:table-cell office:value-type="string" calcext:value-type="string">
            <text:p>b5c3fc1668ed5da2061427f793ec4c8fa2e987777e62203bbfb8bde0eb8ede1c</text:p>
          </table:table-cell>
          <table:table-cell office:value-type="float" office:value="92.48" calcext:value-type="float">
            <text:p>92.4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29.559" calcext:value-type="float">
            <text:p>29.559</text:p>
          </table:table-cell>
          <table:table-cell office:value-type="string" calcext:value-type="string">
            <text:p>384f8478729324a83cc27a4ac1a78cea36d2de63fc19e4b2adfe100529115c56</text:p>
          </table:table-cell>
          <table:table-cell office:value-type="float" office:value="92.48" calcext:value-type="float">
            <text:p>92.4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29.559" calcext:value-type="float">
            <text:p>29.559</text:p>
          </table:table-cell>
          <table:table-cell office:value-type="string" calcext:value-type="string">
            <text:p>384f8478729324a83cc27a4ac1a78cea36d2de63fc19e4b2adfe100529115c56</text:p>
          </table:table-cell>
          <table:table-cell office:value-type="float" office:value="92.92" calcext:value-type="float">
            <text:p>92.92</text:p>
          </table:table-cell>
          <table:table-cell office:value-type="float" office:value="21.43" calcext:value-type="float">
            <text:p>21.43</text:p>
          </table:table-cell>
          <table:table-cell table:style-name="ce18" office:value-type="float" office:value="60.71" calcext:value-type="float">
            <text:p>60.71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5" calcext:value-type="float">
            <text:p>25</text:p>
          </table:table-cell>
          <table:table-cell office:value-type="float" office:value="29.788" calcext:value-type="float">
            <text:p>29.788</text:p>
          </table:table-cell>
          <table:table-cell office:value-type="string" calcext:value-type="string">
            <text:p>0cf0255dc3f7684c80223baa396bfa2685e72cc5f89f88ed221875ed08a385be</text:p>
          </table:table-cell>
          <table:table-cell office:value-type="float" office:value="92.48" calcext:value-type="float">
            <text:p>92.4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29.494" calcext:value-type="float">
            <text:p>29.494</text:p>
          </table:table-cell>
          <table:table-cell office:value-type="string" calcext:value-type="string">
            <text:p>384f8478729324a83cc27a4ac1a78cea36d2de63fc19e4b2adfe100529115c56</text:p>
          </table:table-cell>
          <table:table-cell office:value-type="float" office:value="92.48" calcext:value-type="float">
            <text:p>92.48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29.521" calcext:value-type="float">
            <text:p>29.521</text:p>
          </table:table-cell>
          <table:table-cell office:value-type="string" calcext:value-type="string">
            <text:p>384f8478729324a83cc27a4ac1a78cea36d2de63fc19e4b2adfe100529115c56</text:p>
          </table:table-cell>
          <table:table-cell office:value-type="float" office:value="99.82" calcext:value-type="float">
            <text:p>99.82</text:p>
          </table:table-cell>
          <table:table-cell office:value-type="float" office:value="29.29" calcext:value-type="float">
            <text:p>29.29</text:p>
          </table:table-cell>
          <table:table-cell table:style-name="ce18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67.14" calcext:value-type="float">
            <text:p>6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3.96" calcext:value-type="float">
            <text:p>63.96</text:p>
          </table:table-cell>
          <table:table-cell table:number-columns-repeated="2" office:value-type="float" office:value="65.48" calcext:value-type="float">
            <text:p>65.48</text:p>
          </table:table-cell>
          <table:table-cell office:value-type="float" office:value="30.8" calcext:value-type="float">
            <text:p>30.8</text:p>
          </table:table-cell>
          <table:table-cell office:value-type="float" office:value="142080" calcext:value-type="float">
            <text:p>14208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9120" calcext:value-type="float">
            <text:p>19120</text:p>
          </table:table-cell>
          <table:table-cell table:style-name="ce22" office:value-type="float" office:value="598.107" calcext:value-type="float">
            <text:p>598.107</text:p>
          </table:table-cell>
          <table:table-cell office:value-type="string" calcext:value-type="string">
            <text:p>("29665fdc960b61c22612c12b047e10b4813fa90f43fc77e1d7ed269d5978a4c6", "0b53c189a5f48b3ae7814331b2280f3dc75f88da9fee2b1b402227aeb69ea268", "2bd9ca5d4716c9b381bdfb90ba49239903f64571ab376871a469ba645bbfe685", "e224d42d31102bc6acbe28a3a01c9804c28c00fbd1a8433a1c68b77f27fffdd2", "3f633802c091585ebc3078833bed4f0f2262ccd98eaa0798bb9df3e8247e592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9" calcext:value-type="float">
            <text:p>96.9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1" calcext:value-type="float">
            <text:p>31</text:p>
          </table:table-cell>
          <table:table-cell office:value-type="float" office:value="13.846" calcext:value-type="float">
            <text:p>13.846</text:p>
          </table:table-cell>
          <table:table-cell office:value-type="string" calcext:value-type="string">
            <text:p>ec95cf812a3372fc7040fe9d13807d8b72539804be2ab4fd5ec082cf4979958b</text:p>
          </table:table-cell>
          <table:table-cell office:value-type="float" office:value="96.02" calcext:value-type="float">
            <text:p>96.02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13.039" calcext:value-type="float">
            <text:p>13.039</text:p>
          </table:table-cell>
          <table:table-cell office:value-type="string" calcext:value-type="string">
            <text:p>91b984ddf06ee97350af96a1b22e7f725cdafb9dfbbcc56cd29af7a3923d17c1</text:p>
          </table:table-cell>
          <table:table-cell office:value-type="float" office:value="92.04" calcext:value-type="float">
            <text:p>92.0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5" calcext:value-type="float">
            <text:p>25</text:p>
          </table:table-cell>
          <table:table-cell office:value-type="float" office:value="12.737" calcext:value-type="float">
            <text:p>12.737</text:p>
          </table:table-cell>
          <table:table-cell office:value-type="string" calcext:value-type="string">
            <text:p>fc1fdc999e9dc8503b360761d494ef66178f81eabb21267a0bfdde4159d160c4</text:p>
          </table:table-cell>
          <table:table-cell office:value-type="float" office:value="95.13" calcext:value-type="float">
            <text:p>95.13</text:p>
          </table:table-cell>
          <table:table-cell office:value-type="float" office:value="28.57" calcext:value-type="float">
            <text:p>28.57</text:p>
          </table:table-cell>
          <table:table-cell table:style-name="ce18" office:value-type="float" office:value="64.29" calcext:value-type="float">
            <text:p>64.29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1" calcext:value-type="float">
            <text:p>31</text:p>
          </table:table-cell>
          <table:table-cell office:value-type="float" office:value="13.069" calcext:value-type="float">
            <text:p>13.069</text:p>
          </table:table-cell>
          <table:table-cell office:value-type="string" calcext:value-type="string">
            <text:p>f28eda7d209c5013f58b4e820c2c596603b819683b8c60a9e07d6e01b893008d</text:p>
          </table:table-cell>
          <table:table-cell office:value-type="float" office:value="95.13" calcext:value-type="float">
            <text:p>95.13</text:p>
          </table:table-cell>
          <table:table-cell office:value-type="float" office:value="32.14" calcext:value-type="float">
            <text:p>32.14</text:p>
          </table:table-cell>
          <table:table-cell table:style-name="ce18" office:value-type="float" office:value="66.07" calcext:value-type="float">
            <text:p>66.07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13.089" calcext:value-type="float">
            <text:p>13.089</text:p>
          </table:table-cell>
          <table:table-cell office:value-type="string" calcext:value-type="string">
            <text:p>550e8da03c5412e78f2fd0c40961e9d4021941ff369d50a8edb2042814037faf</text:p>
          </table:table-cell>
          <table:table-cell office:value-type="float" office:value="92.04" calcext:value-type="float">
            <text:p>92.0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5" calcext:value-type="float">
            <text:p>25</text:p>
          </table:table-cell>
          <table:table-cell office:value-type="float" office:value="12.808" calcext:value-type="float">
            <text:p>12.808</text:p>
          </table:table-cell>
          <table:table-cell office:value-type="string" calcext:value-type="string">
            <text:p>fc1fdc999e9dc8503b360761d494ef66178f81eabb21267a0bfdde4159d160c4</text:p>
          </table:table-cell>
          <table:table-cell office:value-type="float" office:value="100" calcext:value-type="float">
            <text:p>100</text:p>
          </table:table-cell>
          <table:table-cell office:value-type="float" office:value="56.43" calcext:value-type="float">
            <text:p>56.43</text:p>
          </table:table-cell>
          <table:table-cell table:style-name="ce18" office:value-type="float" office:value="78.21" calcext:value-type="float">
            <text:p>78.21</text:p>
          </table:table-cell>
          <table:table-cell office:value-type="float" office:value="78.21" calcext:value-type="float">
            <text:p>78.21</text:p>
          </table:table-cell>
          <table:table-cell office:value-type="float" office:value="68.57" calcext:value-type="float">
            <text:p>68.57</text:p>
          </table:table-cell>
          <table:table-cell office:value-type="float" office:value="87.86" calcext:value-type="float">
            <text:p>87.86</text:p>
          </table:table-cell>
          <table:table-cell office:value-type="float" office:value="85.12" calcext:value-type="float">
            <text:p>85.12</text:p>
          </table:table-cell>
          <table:table-cell office:value-type="float" office:value="73.73" calcext:value-type="float">
            <text:p>73.73</text:p>
          </table:table-cell>
          <table:table-cell office:value-type="float" office:value="75.85" calcext:value-type="float">
            <text:p>75.85</text:p>
          </table:table-cell>
          <table:table-cell office:value-type="float" office:value="36.76" calcext:value-type="float">
            <text:p>36.76</text:p>
          </table:table-cell>
          <table:table-cell office:value-type="float" office:value="150400" calcext:value-type="float">
            <text:p>1504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133000" calcext:value-type="float">
            <text:p>133000</text:p>
          </table:table-cell>
          <table:table-cell table:style-name="ce22" office:value-type="float" office:value="582.182" calcext:value-type="float">
            <text:p>582.182</text:p>
          </table:table-cell>
          <table:table-cell office:value-type="string" calcext:value-type="string">
            <text:p>("d5a582e04f1584830732cff49a40dac784809cef14e509dfb0873791c2322ed9", "58abcf94c9c878760505c0c2a0bf77650f74b048826c80b7ec7b5f554b9405b1", "0bf9b42ac435fc77f07e526f688578c08233d415d992877b7a3a99b6bd8471bc", "b94ae92c70d2ce29b26d5078f40bc93c8244e08b2815fad2b8a54c4e5ab383c2", "6628f58e1813740c42ed9390bed8fb6873ebeb389d9e5742870bcbca5b2b31ed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04.159" calcext:value-type="float">
            <text:p>104.159</text:p>
          </table:table-cell>
          <table:table-cell office:value-type="string" calcext:value-type="string">
            <text:p>a7440f120f6a124a14eea97e0680eca5e8a2bf363dc2478c249910fe97052ae6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style-name="ce18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10.446" calcext:value-type="float">
            <text:p>10.446</text:p>
          </table:table-cell>
          <table:table-cell office:value-type="string" calcext:value-type="string">
            <text:p>c4331637028863787cf7bfc2d4b3c5c40605dbad59c63b00e223b96491b3cc9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7" calcext:value-type="float">
            <text:p>7</text:p>
          </table:table-cell>
          <table:table-cell office:value-type="float" office:value="8.312" calcext:value-type="float">
            <text:p>8.312</text:p>
          </table:table-cell>
          <table:table-cell office:value-type="string" calcext:value-type="string">
            <text:p>4fca4b1f07386222f01b615450cca00cbddbb358f91923990413e53b7684749d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style-name="ce18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10.397" calcext:value-type="float">
            <text:p>10.397</text:p>
          </table:table-cell>
          <table:table-cell office:value-type="string" calcext:value-type="string">
            <text:p>c4331637028863787cf7bfc2d4b3c5c40605dbad59c63b00e223b96491b3cc9c</text:p>
          </table:table-cell>
          <table:table-cell office:value-type="float" office:value="95.35" calcext:value-type="float">
            <text:p>95.35</text:p>
          </table:table-cell>
          <table:table-cell office:value-type="float" office:value="90.91" calcext:value-type="float">
            <text:p>90.91</text:p>
          </table:table-cell>
          <table:table-cell table:style-name="ce18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10.381" calcext:value-type="float">
            <text:p>10.381</text:p>
          </table:table-cell>
          <table:table-cell office:value-type="string" calcext:value-type="string">
            <text:p>c4331637028863787cf7bfc2d4b3c5c40605dbad59c63b00e223b96491b3cc9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7" calcext:value-type="float">
            <text:p>7</text:p>
          </table:table-cell>
          <table:table-cell office:value-type="float" office:value="8.327" calcext:value-type="float">
            <text:p>8.327</text:p>
          </table:table-cell>
          <table:table-cell office:value-type="string" calcext:value-type="string">
            <text:p>4fca4b1f07386222f01b615450cca00cbddbb358f91923990413e53b7684749d</text:p>
          </table:table-cell>
          <table:table-cell office:value-type="float" office:value="98.84" calcext:value-type="float">
            <text:p>98.84</text:p>
          </table:table-cell>
          <table:table-cell office:value-type="float" office:value="65.45" calcext:value-type="float">
            <text:p>65.45</text:p>
          </table:table-cell>
          <table:table-cell table:style-name="ce18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6.36" calcext:value-type="float">
            <text:p>76.36</text:p>
          </table:table-cell>
          <table:table-cell office:value-type="float" office:value="89.09" calcext:value-type="float">
            <text:p>89.09</text:p>
          </table:table-cell>
          <table:table-cell office:value-type="float" office:value="87.46" calcext:value-type="float">
            <text:p>87.46</text:p>
          </table:table-cell>
          <table:table-cell office:value-type="float" office:value="79.52" calcext:value-type="float">
            <text:p>79.52</text:p>
          </table:table-cell>
          <table:table-cell office:value-type="float" office:value="81.3" calcext:value-type="float">
            <text:p>81.3</text:p>
          </table:table-cell>
          <table:table-cell office:value-type="float" office:value="16.51" calcext:value-type="float">
            <text:p>16.51</text:p>
          </table:table-cell>
          <table:table-cell office:value-type="float" office:value="52960" calcext:value-type="float">
            <text:p>52960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.07" calcext:value-type="float">
            <text:p>1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02" calcext:value-type="float">
            <text:p>0.02</text:p>
          </table:table-cell>
          <table:table-cell office:value-type="float" office:value="66880" calcext:value-type="float">
            <text:p>66880</text:p>
          </table:table-cell>
          <table:table-cell table:style-name="ce22" office:value-type="float" office:value="438.736" calcext:value-type="float">
            <text:p>438.736</text:p>
          </table:table-cell>
          <table:table-cell office:value-type="string" calcext:value-type="string">
            <text:p>("ecc32e94d587a9d0988a933151e2140ecc78d73bd54f4812928e25ba804a6eff", "c9c5653edd85db078b566290f3d2b889dd3150faef01e257d37ef48e45cc2bec", "c140023123d1635447f0b6ed74563e06dc52f83ffa660b8857a779ef52500db4", "dab905f790d97d5bf5b6a9c742467ee52c27273f2e3dbb71867ef7a9bacaef8c", "92fafc0e7b66cc7237e594a43838b2f523f7c2e360e9f751fd2c2b23d95aa0f5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70.062" calcext:value-type="float">
            <text:p>70.062</text:p>
          </table:table-cell>
          <table:table-cell office:value-type="string" calcext:value-type="string">
            <text:p>61b335cc23efb564efce41f63c0bf5d0ecaec9f949c7fc571a67fea2d41cc6af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5" calcext:value-type="float">
            <text:p>5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65240227cfba0b09406bcce018e5ba47b07f2a28f99cf1e75f2d8ee608fbb0e2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5" calcext:value-type="float">
            <text:p>5</text:p>
          </table:table-cell>
          <table:table-cell office:value-type="float" office:value="6.639" calcext:value-type="float">
            <text:p>6.639</text:p>
          </table:table-cell>
          <table:table-cell office:value-type="string" calcext:value-type="string">
            <text:p>65240227cfba0b09406bcce018e5ba47b07f2a28f99cf1e75f2d8ee608fbb0e2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10.591" calcext:value-type="float">
            <text:p>10.591</text:p>
          </table:table-cell>
          <table:table-cell office:value-type="string" calcext:value-type="string">
            <text:p>14dda4b800d4f90f0598ba246b1cb8051beb67435228f41ead821119357849bc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5" calcext:value-type="float">
            <text:p>5</text:p>
          </table:table-cell>
          <table:table-cell office:value-type="float" office:value="6.671" calcext:value-type="float">
            <text:p>6.671</text:p>
          </table:table-cell>
          <table:table-cell office:value-type="string" calcext:value-type="string">
            <text:p>65240227cfba0b09406bcce018e5ba47b07f2a28f99cf1e75f2d8ee608fbb0e2</text:p>
          </table:table-cell>
          <table:table-cell office:value-type="float" office:value="90.7" calcext:value-type="float">
            <text:p>90.7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5" calcext:value-type="float">
            <text:p>5</text:p>
          </table:table-cell>
          <table:table-cell office:value-type="float" office:value="6.626" calcext:value-type="float">
            <text:p>6.626</text:p>
          </table:table-cell>
          <table:table-cell office:value-type="string" calcext:value-type="string">
            <text:p>65240227cfba0b09406bcce018e5ba47b07f2a28f99cf1e75f2d8ee608fbb0e2</text:p>
          </table:table-cell>
          <table:table-cell office:value-type="float" office:value="98.84" calcext:value-type="float">
            <text:p>98.84</text:p>
          </table:table-cell>
          <table:table-cell office:value-type="float" office:value="67.27" calcext:value-type="float">
            <text:p>67.27</text:p>
          </table:table-cell>
          <table:table-cell table:style-name="ce18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6.36" calcext:value-type="float">
            <text:p>7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9.33" calcext:value-type="float">
            <text:p>89.33</text:p>
          </table:table-cell>
          <table:table-cell office:value-type="float" office:value="79.49" calcext:value-type="float">
            <text:p>79.49</text:p>
          </table:table-cell>
          <table:table-cell office:value-type="float" office:value="82.29" calcext:value-type="float">
            <text:p>82.29</text:p>
          </table:table-cell>
          <table:table-cell office:value-type="float" office:value="15.85" calcext:value-type="float">
            <text:p>15.85</text:p>
          </table:table-cell>
          <table:table-cell office:value-type="float" office:value="55480" calcext:value-type="float">
            <text:p>5548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8520" calcext:value-type="float">
            <text:p>28520</text:p>
          </table:table-cell>
          <table:table-cell table:style-name="ce22" office:value-type="float" office:value="404.997" calcext:value-type="float">
            <text:p>404.997</text:p>
          </table:table-cell>
          <table:table-cell office:value-type="string" calcext:value-type="string">
            <text:p>("68980ac2754b532036ea6ffd68feab147f364d5622042407abd61d61624bb215", "2c7fed23f434c90096b85cd3fe019ee8c974a6b293246a4e9e83c43221a26e11", "48a42d1c483f06ac87c7924b7fae1d68fd1996a3f5941715578a0a7d08acff88", "c8ae45bd71720ac7bd3f3794c4455e30a62bf7958edd57db160974f2847b4f96", "c875de1da4c911f818b3a4596658d4bcdc88d82f151fd773248c3163bb02e049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8.876" calcext:value-type="float">
            <text:p>18.876</text:p>
          </table:table-cell>
          <table:table-cell office:value-type="string" calcext:value-type="string">
            <text:p>069b37708f2f7ffcbcdfe6a8adb0b2d4db2200c19a383e9b7d91268db1a84d5f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5.485" calcext:value-type="float">
            <text:p>5.485</text:p>
          </table:table-cell>
          <table:table-cell office:value-type="string" calcext:value-type="string">
            <text:p>069b37708f2f7ffcbcdfe6a8adb0b2d4db2200c19a383e9b7d91268db1a84d5f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e1b37ece642fb6a10d3e1f1c1f41f9aff392ec76b75be1f1e17d86ca8c8bce18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5.502" calcext:value-type="float">
            <text:p>5.502</text:p>
          </table:table-cell>
          <table:table-cell office:value-type="string" calcext:value-type="string">
            <text:p>079c2b7ceb786979b0418974c331228d4e4afb21594a9c56a82f8ef0a23a46a2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079c2b7ceb786979b0418974c331228d4e4afb21594a9c56a82f8ef0a23a46a2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style-name="ce18" office:value-type="float" office:value="63.64" calcext:value-type="float">
            <text:p>63.64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e1b37ece642fb6a10d3e1f1c1f41f9aff392ec76b75be1f1e17d86ca8c8bce18</text:p>
          </table:table-cell>
          <table:table-cell office:value-type="float" office:value="99.3" calcext:value-type="float">
            <text:p>99.3</text:p>
          </table:table-cell>
          <table:table-cell office:value-type="float" office:value="49.09" calcext:value-type="float">
            <text:p>49.09</text:p>
          </table:table-cell>
          <table:table-cell table:style-name="ce18" office:value-type="float" office:value="74.55" calcext:value-type="float">
            <text:p>74.55</text:p>
          </table:table-cell>
          <table:table-cell office:value-type="float" office:value="74.55" calcext:value-type="float">
            <text:p>74.55</text:p>
          </table:table-cell>
          <table:table-cell office:value-type="float" office:value="58.18" calcext:value-type="float">
            <text:p>58.18</text:p>
          </table:table-cell>
          <table:table-cell office:value-type="float" office:value="90.91" calcext:value-type="float">
            <text:p>90.91</text:p>
          </table:table-cell>
          <table:table-cell office:value-type="float" office:value="86.43" calcext:value-type="float">
            <text:p>86.43</text:p>
          </table:table-cell>
          <table:table-cell office:value-type="float" office:value="68.57" calcext:value-type="float">
            <text:p>68.57</text:p>
          </table:table-cell>
          <table:table-cell office:value-type="float" office:value="69.47" calcext:value-type="float">
            <text:p>69.47</text:p>
          </table:table-cell>
          <table:table-cell office:value-type="float" office:value="21.4" calcext:value-type="float">
            <text:p>21.4</text:p>
          </table:table-cell>
          <table:table-cell office:value-type="float" office:value="52480" calcext:value-type="float">
            <text:p>524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10120" calcext:value-type="float">
            <text:p>10120</text:p>
          </table:table-cell>
          <table:table-cell table:style-name="ce22" office:value-type="float" office:value="391.855" calcext:value-type="float">
            <text:p>391.855</text:p>
          </table:table-cell>
          <table:table-cell office:value-type="string" calcext:value-type="string">
            <text:p>("a2ee233ca05b31cb5f7d8c6846bebedfa959aeb4675ff2dab13045fa5ad8531c", "87fa9195d4f349c044708a2b54306585576dabd8b7fbe63c5ee1fdf090d0cc49", "db865192a0b3c24e35b7f29a55dafb3a8567d154c28d3dc08308a9d5583772fa", "deba243593891f7bcb12ea7fa140f76876b0d24c49a9ff5fa431e79e5e7e48b2", "4745b9a808e6c2abd638878b7aeaf9d0ded7c155668a432ecdba19eabcfc2f3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3" calcext:value-type="float">
            <text:p>13</text:p>
          </table:table-cell>
          <table:table-cell office:value-type="float" office:value="29.907" calcext:value-type="float">
            <text:p>29.907</text:p>
          </table:table-cell>
          <table:table-cell office:value-type="string" calcext:value-type="string">
            <text:p>a67c5656f505460de1747c59579025d3714f09097482cdc2d7c409216c5f3463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476" calcext:value-type="float">
            <text:p>5.476</text:p>
          </table:table-cell>
          <table:table-cell office:value-type="string" calcext:value-type="string">
            <text:p>1bf713b4fe8b9d006e6ad2601539e8660c93018d1a6299fcb9a3bebd401be5e7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483" calcext:value-type="float">
            <text:p>5.483</text:p>
          </table:table-cell>
          <table:table-cell office:value-type="string" calcext:value-type="string">
            <text:p>1bf713b4fe8b9d006e6ad2601539e8660c93018d1a6299fcb9a3bebd401be5e7</text:p>
          </table:table-cell>
          <table:table-cell office:value-type="float" office:value="97.67" calcext:value-type="float">
            <text:p>97.6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11.385" calcext:value-type="float">
            <text:p>11.385</text:p>
          </table:table-cell>
          <table:table-cell office:value-type="string" calcext:value-type="string">
            <text:p>7762fd1afff0cb562766a6a48d6cfc6ee0fcd98d844dc41be5d503dc9273e3f0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469" calcext:value-type="float">
            <text:p>5.469</text:p>
          </table:table-cell>
          <table:table-cell office:value-type="string" calcext:value-type="string">
            <text:p>1bf713b4fe8b9d006e6ad2601539e8660c93018d1a6299fcb9a3bebd401be5e7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5.454" calcext:value-type="float">
            <text:p>5.454</text:p>
          </table:table-cell>
          <table:table-cell office:value-type="string" calcext:value-type="string">
            <text:p>1bf713b4fe8b9d006e6ad2601539e8660c93018d1a6299fcb9a3bebd401be5e7</text:p>
          </table:table-cell>
          <table:table-cell office:value-type="float" office:value="99.53" calcext:value-type="float">
            <text:p>99.53</text:p>
          </table:table-cell>
          <table:table-cell office:value-type="float" office:value="70.91" calcext:value-type="float">
            <text:p>70.91</text:p>
          </table:table-cell>
          <table:table-cell table:style-name="ce18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6.79" calcext:value-type="float">
            <text:p>16.79</text:p>
          </table:table-cell>
          <table:table-cell office:value-type="float" office:value="57280" calcext:value-type="float">
            <text:p>57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55720" calcext:value-type="float">
            <text:p>55720</text:p>
          </table:table-cell>
          <table:table-cell table:style-name="ce22" office:value-type="float" office:value="372.155" calcext:value-type="float">
            <text:p>372.155</text:p>
          </table:table-cell>
          <table:table-cell office:value-type="string" calcext:value-type="string">
            <text:p>("6fe5941837bc6fa7f769341986a732108c0f423b797515d5151461706b23e3f3", "99cdb6dcba2cb9fdc599a23b9ae22c8d3139f22fa07abf927456c925cc0e2db8", "2dab03a944238fc4809985dd3e3a27aaa49f2fb71be28aa4f0ff9989780140a3", "e09d373513a723a98067e01ac0cb0cd69a063bff22ce49cad7cd2371e89651a0", "95582d965dcf2cd6b86b094aa655ca15b2ccd8dc89e942b984fcf8187f6bf04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1.952" calcext:value-type="float">
            <text:p>31.952</text:p>
          </table:table-cell>
          <table:table-cell office:value-type="string" calcext:value-type="string">
            <text:p>de6dc0e77d859d29340a664fb717910cc33c5a5d1e3f7d201719501505712049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5.132" calcext:value-type="float">
            <text:p>5.132</text:p>
          </table:table-cell>
          <table:table-cell office:value-type="string" calcext:value-type="string">
            <text:p>e8ffad4e1dcd3502ecb1cd6b07ec2f203d7ff7e6180a52b14681ebc9767e4f8a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5.139" calcext:value-type="float">
            <text:p>5.139</text:p>
          </table:table-cell>
          <table:table-cell office:value-type="string" calcext:value-type="string">
            <text:p>e8ffad4e1dcd3502ecb1cd6b07ec2f203d7ff7e6180a52b14681ebc9767e4f8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9.994" calcext:value-type="float">
            <text:p>9.994</text:p>
          </table:table-cell>
          <table:table-cell office:value-type="string" calcext:value-type="string">
            <text:p>35e8573570d31ad6a5de9e980f8b4031be42c45e046f7c699069f223fb0e1c95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5.127" calcext:value-type="float">
            <text:p>5.127</text:p>
          </table:table-cell>
          <table:table-cell office:value-type="string" calcext:value-type="string">
            <text:p>e8ffad4e1dcd3502ecb1cd6b07ec2f203d7ff7e6180a52b14681ebc9767e4f8a</text:p>
          </table:table-cell>
          <table:table-cell office:value-type="float" office:value="87.21" calcext:value-type="float">
            <text:p>87.21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" calcext:value-type="float">
            <text:p>5</text:p>
          </table:table-cell>
          <table:table-cell office:value-type="float" office:value="5.118" calcext:value-type="float">
            <text:p>5.118</text:p>
          </table:table-cell>
          <table:table-cell office:value-type="string" calcext:value-type="string">
            <text:p>e8ffad4e1dcd3502ecb1cd6b07ec2f203d7ff7e6180a52b14681ebc9767e4f8a</text:p>
          </table:table-cell>
          <table:table-cell office:value-type="float" office:value="99.77" calcext:value-type="float">
            <text:p>99.77</text:p>
          </table:table-cell>
          <table:table-cell office:value-type="float" office:value="85.45" calcext:value-type="float">
            <text:p>85.45</text:p>
          </table:table-cell>
          <table:table-cell table:style-name="ce18" office:value-type="float" office:value="92.73" calcext:value-type="float">
            <text:p>9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91.18" calcext:value-type="float">
            <text:p>91.18</text:p>
          </table:table-cell>
          <table:table-cell office:value-type="float" office:value="94.85" calcext:value-type="float">
            <text:p>94.85</text:p>
          </table:table-cell>
          <table:table-cell office:value-type="float" office:value="92.72" calcext:value-type="float">
            <text:p>92.72</text:p>
          </table:table-cell>
          <table:table-cell office:value-type="float" office:value="19.77" calcext:value-type="float">
            <text:p>19.77</text:p>
          </table:table-cell>
          <table:table-cell office:value-type="float" office:value="56920" calcext:value-type="float">
            <text:p>569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8920" calcext:value-type="float">
            <text:p>18920</text:p>
          </table:table-cell>
          <table:table-cell table:style-name="ce22" office:value-type="float" office:value="389.266" calcext:value-type="float">
            <text:p>389.266</text:p>
          </table:table-cell>
          <table:table-cell office:value-type="string" calcext:value-type="string">
            <text:p>("0041b405d4273fc2b5f0aed36156f30cbd751f7e12d25bbaf57c377526dcff28", "0fa50c270be22311b32a11165b7e913a09ac0db99f7a46a30871308823098ae0", "41784315e1a5485b116b4f8784a4ba0b4d5b839347d208b1648293e4f49c834f", "fe3318639ee87b6b66c005eced68b9332f43f4c13ff8f266a56d5e5fb1209e3d", "aa448ed0e4daa7dd674be2a22350a03d0a15cf0bd7fb7212ad3d6e9b13f7b0d6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5.867" calcext:value-type="float">
            <text:p>15.867</text:p>
          </table:table-cell>
          <table:table-cell office:value-type="string" calcext:value-type="string">
            <text:p>99fed99d06fd84ad6a66ca02092d95dfc32917effd2b5c22efb1ab7a4df4ee9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7.757" calcext:value-type="float">
            <text:p>7.757</text:p>
          </table:table-cell>
          <table:table-cell office:value-type="string" calcext:value-type="string">
            <text:p>99fed99d06fd84ad6a66ca02092d95dfc32917effd2b5c22efb1ab7a4df4ee90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.523" calcext:value-type="float">
            <text:p>6.523</text:p>
          </table:table-cell>
          <table:table-cell office:value-type="string" calcext:value-type="string">
            <text:p>7d042a653923e9fc9b959d94ca4fee2e41e3eacd59870020e04f5dd4de1cd89b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7.733" calcext:value-type="float">
            <text:p>7.733</text:p>
          </table:table-cell>
          <table:table-cell office:value-type="string" calcext:value-type="string">
            <text:p>99fed99d06fd84ad6a66ca02092d95dfc32917effd2b5c22efb1ab7a4df4ee90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7.744" calcext:value-type="float">
            <text:p>7.744</text:p>
          </table:table-cell>
          <table:table-cell office:value-type="string" calcext:value-type="string">
            <text:p>99fed99d06fd84ad6a66ca02092d95dfc32917effd2b5c22efb1ab7a4df4ee90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.538" calcext:value-type="float">
            <text:p>6.538</text:p>
          </table:table-cell>
          <table:table-cell office:value-type="string" calcext:value-type="string">
            <text:p>7d042a653923e9fc9b959d94ca4fee2e41e3eacd59870020e04f5dd4de1cd89b</text:p>
          </table:table-cell>
          <table:table-cell office:value-type="float" office:value="99.53" calcext:value-type="float">
            <text:p>99.53</text:p>
          </table:table-cell>
          <table:table-cell office:value-type="float" office:value="78.18" calcext:value-type="float">
            <text:p>78.18</text:p>
          </table:table-cell>
          <table:table-cell table:style-name="ce18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87.68" calcext:value-type="float">
            <text:p>87.68</text:p>
          </table:table-cell>
          <table:table-cell office:value-type="float" office:value="23.02" calcext:value-type="float">
            <text:p>23.02</text:p>
          </table:table-cell>
          <table:table-cell office:value-type="float" office:value="56880" calcext:value-type="float">
            <text:p>56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1920" calcext:value-type="float">
            <text:p>11920</text:p>
          </table:table-cell>
          <table:table-cell table:style-name="ce22" office:value-type="float" office:value="314.578" calcext:value-type="float">
            <text:p>314.578</text:p>
          </table:table-cell>
          <table:table-cell office:value-type="string" calcext:value-type="string">
            <text:p>("fddf7b219d362d320f554ba25678460d79437641a4d1f8b73274869ca322a4e0", "4161a4b51b1b65763ece311fa50e2f015522303c7e7db892c2908a42131a609b", "200524c1e22a1fa978822b9afcce277f4c8e830a9ecc30af56099cc8e700e335", "f1ae3f7b66a61eba24000e2dcd6df3733062bcbcdce249224697058d2de24612", "29c05cfb3d264d646349a194379d56df1fc727c959908e3445a5dd7eb648c74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1.041" calcext:value-type="float">
            <text:p>11.041</text:p>
          </table:table-cell>
          <table:table-cell office:value-type="string" calcext:value-type="string">
            <text:p>fe9b2826f62a996de6c6f8c18fae465ac95d33242f8abfc6d14e5b25d20ec6b1</text:p>
          </table:table-cell>
          <table:table-cell office:value-type="float" office:value="96.51" calcext:value-type="float">
            <text:p>96.5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8ce0cdc8d56c7f4c49325f25fda898f3117f298c40397c408173296291d1c65</text:p>
          </table:table-cell>
          <table:table-cell office:value-type="float" office:value="96.51" calcext:value-type="float">
            <text:p>96.5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.122" calcext:value-type="float">
            <text:p>8.122</text:p>
          </table:table-cell>
          <table:table-cell office:value-type="string" calcext:value-type="string">
            <text:p>78ce0cdc8d56c7f4c49325f25fda898f3117f298c40397c408173296291d1c65</text:p>
          </table:table-cell>
          <table:table-cell office:value-type="float" office:value="96.51" calcext:value-type="float">
            <text:p>96.5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.133" calcext:value-type="float">
            <text:p>8.133</text:p>
          </table:table-cell>
          <table:table-cell office:value-type="string" calcext:value-type="string">
            <text:p>78ce0cdc8d56c7f4c49325f25fda898f3117f298c40397c408173296291d1c65</text:p>
          </table:table-cell>
          <table:table-cell office:value-type="float" office:value="96.51" calcext:value-type="float">
            <text:p>96.5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.238" calcext:value-type="float">
            <text:p>8.238</text:p>
          </table:table-cell>
          <table:table-cell office:value-type="string" calcext:value-type="string">
            <text:p>78ce0cdc8d56c7f4c49325f25fda898f3117f298c40397c408173296291d1c65</text:p>
          </table:table-cell>
          <table:table-cell office:value-type="float" office:value="96.51" calcext:value-type="float">
            <text:p>96.5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.116" calcext:value-type="float">
            <text:p>8.116</text:p>
          </table:table-cell>
          <table:table-cell office:value-type="string" calcext:value-type="string">
            <text:p>78ce0cdc8d56c7f4c49325f25fda898f3117f298c40397c408173296291d1c65</text:p>
          </table:table-cell>
          <table:table-cell office:value-type="float" office:value="99.77" calcext:value-type="float">
            <text:p>99.7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89.92" calcext:value-type="float">
            <text:p>89.92</text:p>
          </table:table-cell>
          <table:table-cell office:value-type="float" office:value="83.8" calcext:value-type="float">
            <text:p>83.8</text:p>
          </table:table-cell>
          <table:table-cell office:value-type="float" office:value="85.51" calcext:value-type="float">
            <text:p>85.51</text:p>
          </table:table-cell>
          <table:table-cell office:value-type="float" office:value="25.35" calcext:value-type="float">
            <text:p>25.35</text:p>
          </table:table-cell>
          <table:table-cell office:value-type="float" office:value="57800" calcext:value-type="float">
            <text:p>5780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25000" calcext:value-type="float">
            <text:p>25000</text:p>
          </table:table-cell>
          <table:table-cell table:style-name="ce22" office:value-type="float" office:value="396.642" calcext:value-type="float">
            <text:p>396.642</text:p>
          </table:table-cell>
          <table:table-cell office:value-type="string" calcext:value-type="string">
            <text:p>("ce343a845034ba18be57862d9e8852703b3746833e1d5d75bd23710e63b271b2", "3df188c091143199b32a5150d6b965c07f8f2c24a3dfb7d4448490e90fd6568d", "e34584d778e3350f68f622b81d2dc38cde2bc57256f4fa730ea107d897c937e0", "01d3a4b2c3d104c7ff205fabc81ea9769fd89f3b30ef135a612fe284f1edc3d9", "07da5f630be781ebb2df49e2b2b591a9c41108544222e1d19c3500399e9a5538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5.839" calcext:value-type="float">
            <text:p>15.839</text:p>
          </table:table-cell>
          <table:table-cell office:value-type="string" calcext:value-type="string">
            <text:p>377a6f928263ee83d8ad6c826dbf6f4d01683971d567a7f598ce89a3e4ff88ad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.265" calcext:value-type="float">
            <text:p>8.265</text:p>
          </table:table-cell>
          <table:table-cell office:value-type="string" calcext:value-type="string">
            <text:p>377a6f928263ee83d8ad6c826dbf6f4d01683971d567a7f598ce89a3e4ff88ad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5.366" calcext:value-type="float">
            <text:p>5.366</text:p>
          </table:table-cell>
          <table:table-cell office:value-type="string" calcext:value-type="string">
            <text:p>0e9ca844b6266166b96d18085dfd5bf83a040f1b391a2d4a6d661658ee04f05d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.306" calcext:value-type="float">
            <text:p>8.306</text:p>
          </table:table-cell>
          <table:table-cell office:value-type="string" calcext:value-type="string">
            <text:p>377a6f928263ee83d8ad6c826dbf6f4d01683971d567a7f598ce89a3e4ff88ad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8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.261" calcext:value-type="float">
            <text:p>8.261</text:p>
          </table:table-cell>
          <table:table-cell office:value-type="string" calcext:value-type="string">
            <text:p>377a6f928263ee83d8ad6c826dbf6f4d01683971d567a7f598ce89a3e4ff88ad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5.394" calcext:value-type="float">
            <text:p>5.394</text:p>
          </table:table-cell>
          <table:table-cell office:value-type="string" calcext:value-type="string">
            <text:p>0e9ca844b6266166b96d18085dfd5bf83a040f1b391a2d4a6d661658ee04f05d</text:p>
          </table:table-cell>
          <table:table-cell office:value-type="float" office:value="99.77" calcext:value-type="float">
            <text:p>99.77</text:p>
          </table:table-cell>
          <table:table-cell office:value-type="float" office:value="72.73" calcext:value-type="float">
            <text:p>72.73</text:p>
          </table:table-cell>
          <table:table-cell table:style-name="ce18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89.96" calcext:value-type="float">
            <text:p>89.96</text:p>
          </table:table-cell>
          <table:table-cell office:value-type="float" office:value="83.57" calcext:value-type="float">
            <text:p>83.57</text:p>
          </table:table-cell>
          <table:table-cell office:value-type="float" office:value="85.61" calcext:value-type="float">
            <text:p>85.61</text:p>
          </table:table-cell>
          <table:table-cell office:value-type="float" office:value="16.51" calcext:value-type="float">
            <text:p>16.51</text:p>
          </table:table-cell>
          <table:table-cell office:value-type="float" office:value="55800" calcext:value-type="float">
            <text:p>55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27000" calcext:value-type="float">
            <text:p>27000</text:p>
          </table:table-cell>
          <table:table-cell table:style-name="ce22" office:value-type="float" office:value="372.72" calcext:value-type="float">
            <text:p>372.72</text:p>
          </table:table-cell>
          <table:table-cell office:value-type="string" calcext:value-type="string">
            <text:p>("2903b71f9f64cb3953a76e5e819e63d6625b2790a7670a98e11550b8dd8f348f", "ec89e8739d7f88dd0857f383006daa576070e42e42bee9a6fa68484a651b0883", "890c9c1b0f47cbd7b9ef706907a2513f6118cf8152d38fb43c32af852863d051", "42fb3bfa68661a28005283ca375ee78cb12903b119e412956d91dbd5f7c2a435", "54b5fd91f7cc37de8ed7318327e48d2ede0f44ea852efefc8cd1626e6a7434ba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21.403" calcext:value-type="float">
            <text:p>21.403</text:p>
          </table:table-cell>
          <table:table-cell office:value-type="string" calcext:value-type="string">
            <text:p>7eea8ece787ded236d548d6dc90709aed5a269a5677c0a6792dc756166088086</text:p>
          </table:table-cell>
          <table:table-cell office:value-type="float" office:value="94.19" calcext:value-type="float">
            <text:p>94.19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13.825" calcext:value-type="float">
            <text:p>13.825</text:p>
          </table:table-cell>
          <table:table-cell office:value-type="string" calcext:value-type="string">
            <text:p>ef6ca7fdde5b9189d00917046a7c6985e9025ca6a24f25d415a2999b0c577f73</text:p>
          </table:table-cell>
          <table:table-cell office:value-type="float" office:value="83.72" calcext:value-type="float">
            <text:p>83.7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7.128" calcext:value-type="float">
            <text:p>7.128</text:p>
          </table:table-cell>
          <table:table-cell office:value-type="string" calcext:value-type="string">
            <text:p>50bb3d2623399317e87f7eb723c9a3005c8df259f979d2faaecdb3a37f785634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14.247" calcext:value-type="float">
            <text:p>14.247</text:p>
          </table:table-cell>
          <table:table-cell office:value-type="string" calcext:value-type="string">
            <text:p>9378cffe279b0b317bba35d51515f75105e705f33067d3f9f1d07e5ef4a2b8e1</text:p>
          </table:table-cell>
          <table:table-cell office:value-type="float" office:value="94.19" calcext:value-type="float">
            <text:p>94.19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13.917" calcext:value-type="float">
            <text:p>13.917</text:p>
          </table:table-cell>
          <table:table-cell office:value-type="string" calcext:value-type="string">
            <text:p>ef6ca7fdde5b9189d00917046a7c6985e9025ca6a24f25d415a2999b0c577f73</text:p>
          </table:table-cell>
          <table:table-cell office:value-type="float" office:value="83.72" calcext:value-type="float">
            <text:p>83.72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table:number-columns-repeated="6" office:value-type="float" office:value="72.73" calcext:value-type="float">
            <text:p>72.73</text:p>
          </table:table-cell>
          <table:table-cell office:value-type="float" office:value="5" calcext:value-type="float">
            <text:p>5</text:p>
          </table:table-cell>
          <table:table-cell office:value-type="float" office:value="7.161" calcext:value-type="float">
            <text:p>7.161</text:p>
          </table:table-cell>
          <table:table-cell office:value-type="string" calcext:value-type="string">
            <text:p>50bb3d2623399317e87f7eb723c9a3005c8df259f979d2faaecdb3a37f785634</text:p>
          </table:table-cell>
          <table:table-cell office:value-type="float" office:value="99.53" calcext:value-type="float">
            <text:p>99.53</text:p>
          </table:table-cell>
          <table:table-cell office:value-type="float" office:value="47.27" calcext:value-type="float">
            <text:p>47.27</text:p>
          </table:table-cell>
          <table:table-cell table:style-name="ce18" office:value-type="float" office:value="73.64" calcext:value-type="float">
            <text:p>73.64</text:p>
          </table:table-cell>
          <table:table-cell office:value-type="float" office:value="73.64" calcext:value-type="float">
            <text:p>7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76.36" calcext:value-type="float">
            <text:p>76.36</text:p>
          </table:table-cell>
          <table:table-cell office:value-type="float" office:value="74.92" calcext:value-type="float">
            <text:p>74.92</text:p>
          </table:table-cell>
          <table:table-cell office:value-type="float" office:value="72.88" calcext:value-type="float">
            <text:p>72.88</text:p>
          </table:table-cell>
          <table:table-cell office:value-type="float" office:value="72.68" calcext:value-type="float">
            <text:p>72.68</text:p>
          </table:table-cell>
          <table:table-cell office:value-type="float" office:value="26.51" calcext:value-type="float">
            <text:p>26.51</text:p>
          </table:table-cell>
          <table:table-cell office:value-type="float" office:value="58880" calcext:value-type="float">
            <text:p>588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08" calcext:value-type="float">
            <text:p>0.08</text:p>
          </table:table-cell>
          <table:table-cell office:value-type="float" office:value="31720" calcext:value-type="float">
            <text:p>31720</text:p>
          </table:table-cell>
          <table:table-cell table:style-name="ce22" office:value-type="float" office:value="315.854" calcext:value-type="float">
            <text:p>315.854</text:p>
          </table:table-cell>
          <table:table-cell office:value-type="string" calcext:value-type="string">
            <text:p>("21669cc2fd3f6ef22c421cc21551b6a620029d682be03deebe7035d1c7865f18", "ad95a83391bbb3d91e1dce802a7e15dbee9e2dc31ba93800cd4785400729048e", "af31551dbc6db9cd7a4fbb6a9b218811309e04a76e829cedcc5971f426e18756", "69349ec4b29d71ec0e55bee7eddc5aa016add5affb2ff39acd3c1a8b4c104fa2", "48f363aafcc10a759bd9b408058f4f91861724d86efd78adc4b89464136b7b03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4.053" calcext:value-type="float">
            <text:p>14.053</text:p>
          </table:table-cell>
          <table:table-cell office:value-type="string" calcext:value-type="string">
            <text:p>54e39ec5385fcd4654c32ae11a1d651f97c3ea0c8f8ede12dda7968f59a000be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0.347" calcext:value-type="float">
            <text:p>10.347</text:p>
          </table:table-cell>
          <table:table-cell office:value-type="string" calcext:value-type="string">
            <text:p>54e39ec5385fcd4654c32ae11a1d651f97c3ea0c8f8ede12dda7968f59a000be</text:p>
          </table:table-cell>
          <table:table-cell office:value-type="float" office:value="82.56" calcext:value-type="float">
            <text:p>82.56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.408" calcext:value-type="float">
            <text:p>5.408</text:p>
          </table:table-cell>
          <table:table-cell office:value-type="string" calcext:value-type="string">
            <text:p>9da748c8dd559f4382aa357c04b22d6856b8a74b8ff5b20a774f36cabb9be997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0.306" calcext:value-type="float">
            <text:p>10.306</text:p>
          </table:table-cell>
          <table:table-cell office:value-type="string" calcext:value-type="string">
            <text:p>f31ef58771f3c93f103d317de7a713be596665359a5c12dd4eacc2870fed9bd8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10.464" calcext:value-type="float">
            <text:p>10.464</text:p>
          </table:table-cell>
          <table:table-cell office:value-type="string" calcext:value-type="string">
            <text:p>f31ef58771f3c93f103d317de7a713be596665359a5c12dd4eacc2870fed9bd8</text:p>
          </table:table-cell>
          <table:table-cell office:value-type="float" office:value="82.56" calcext:value-type="float">
            <text:p>82.56</text:p>
          </table:table-cell>
          <table:table-cell office:value-type="float" office:value="45.45" calcext:value-type="float">
            <text:p>45.45</text:p>
          </table:table-cell>
          <table:table-cell table:style-name="ce18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.781" calcext:value-type="float">
            <text:p>5.781</text:p>
          </table:table-cell>
          <table:table-cell office:value-type="string" calcext:value-type="string">
            <text:p>9da748c8dd559f4382aa357c04b22d6856b8a74b8ff5b20a774f36cabb9be997</text:p>
          </table:table-cell>
          <table:table-cell office:value-type="float" office:value="98.37" calcext:value-type="float">
            <text:p>98.37</text:p>
          </table:table-cell>
          <table:table-cell office:value-type="float" office:value="70.91" calcext:value-type="float">
            <text:p>70.91</text:p>
          </table:table-cell>
          <table:table-cell table:style-name="ce18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74.55" calcext:value-type="float">
            <text:p>74.55</text:p>
          </table:table-cell>
          <table:table-cell table:number-columns-repeated="2" office:value-type="float" office:value="96.36" calcext:value-type="float">
            <text:p>96.36</text:p>
          </table:table-cell>
          <table:table-cell office:value-type="float" office:value="79.22" calcext:value-type="float">
            <text:p>79.22</text:p>
          </table:table-cell>
          <table:table-cell office:value-type="float" office:value="83.73" calcext:value-type="float">
            <text:p>83.73</text:p>
          </table:table-cell>
          <table:table-cell office:value-type="float" office:value="24.88" calcext:value-type="float">
            <text:p>24.88</text:p>
          </table:table-cell>
          <table:table-cell office:value-type="float" office:value="58400" calcext:value-type="float">
            <text:p>58400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44200" calcext:value-type="float">
            <text:p>44200</text:p>
          </table:table-cell>
          <table:table-cell table:style-name="ce22" office:value-type="float" office:value="322.352" calcext:value-type="float">
            <text:p>322.352</text:p>
          </table:table-cell>
          <table:table-cell office:value-type="string" calcext:value-type="string">
            <text:p>("4b7e6b2b36b19bec13730a8402bcecc19af88eb9a3237afc184e16c2193d9eeb", "2c96672b2e4228f5a1e7da7e2dcce3c4457f381c0412e01e0ba51d29ffec3c6c", "db05bb68a2e374638166ba013b67763a453c8b8ae9e042ea1bbb7a6745dfece6", "c482a305ef93a617e07c220dab88ee8a61b4a34999bbb3dfdb01b0b2a710933c", "a0b7b414ddf0328dedbd4b6ed7c6b4e5b8efcd5d994a62386dcc0bf2afdae9c4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style-name="ce18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4.895" calcext:value-type="float">
            <text:p>64.895</text:p>
          </table:table-cell>
          <table:table-cell office:value-type="string" calcext:value-type="string">
            <text:p>cc4e9ed12706c221fcdde7c9805aa8a6f77cd1bea49aec22414c1defc9bc3db1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777ba8f1808598432c902dcdfec2aea0df6c158d975b97f292c5a5620de3b933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e36f6f241be8045d8f9807d11ab6fb16714bab2352521cf43d3365000f34f99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5.697" calcext:value-type="float">
            <text:p>5.697</text:p>
          </table:table-cell>
          <table:table-cell office:value-type="string" calcext:value-type="string">
            <text:p>777ba8f1808598432c902dcdfec2aea0df6c158d975b97f292c5a5620de3b93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5.719" calcext:value-type="float">
            <text:p>5.719</text:p>
          </table:table-cell>
          <table:table-cell office:value-type="string" calcext:value-type="string">
            <text:p>777ba8f1808598432c902dcdfec2aea0df6c158d975b97f292c5a5620de3b933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style-name="ce18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e36f6f241be8045d8f9807d11ab6fb16714bab2352521cf43d3365000f34f99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3.64" calcext:value-type="float">
            <text:p>83.64</text:p>
          </table:table-cell>
          <table:table-cell office:value-type="float" office:value="96.36" calcext:value-type="float">
            <text:p>96.36</text:p>
          </table:table-cell>
          <table:table-cell office:value-type="float" office:value="96.18" calcext:value-type="float">
            <text:p>96.18</text:p>
          </table:table-cell>
          <table:table-cell office:value-type="float" office:value="85.62" calcext:value-type="float">
            <text:p>85.62</text:p>
          </table:table-cell>
          <table:table-cell office:value-type="float" office:value="89.32" calcext:value-type="float">
            <text:p>89.32</text:p>
          </table:table-cell>
          <table:table-cell office:value-type="float" office:value="18.37" calcext:value-type="float">
            <text:p>18.37</text:p>
          </table:table-cell>
          <table:table-cell office:value-type="float" office:value="62320" calcext:value-type="float">
            <text:p>623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5520" calcext:value-type="float">
            <text:p>5520</text:p>
          </table:table-cell>
          <table:table-cell table:style-name="ce22" office:value-type="float" office:value="522.497" calcext:value-type="float">
            <text:p>522.497</text:p>
          </table:table-cell>
          <table:table-cell office:value-type="string" calcext:value-type="string">
            <text:p>("4b065f8d5379709166732980c283d52a8e47f7269880e7b9b5f32b0eb783de41", "86dddb78c628af68921139f63b6167891bae4869bdb9cf50b23d9f86494082d3", "41a0e13cf580c1b356083e99b7647cfdf8d22ea9d272eb216b4e2e82c11dcb27", "bfb0b65f260898e73564cbd9addc57a647d9353504eb1c87500dcad1cb4065f4", "5376cfd593c03a596dd867e39dc0f25941cc7f81ffab3a35da6e4c3e914ccb4e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9.511" calcext:value-type="float">
            <text:p>9.511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817c5f29844608ba33cc6e55a1d2fd9bf786df10bb808c8230aa50e392d7615c</text:p>
          </table:table-cell>
          <table:table-cell office:value-type="float" office:value="98.84" calcext:value-type="float">
            <text:p>98.84</text:p>
          </table:table-cell>
          <table:table-cell office:value-type="float" office:value="65.45" calcext:value-type="float">
            <text:p>65.45</text:p>
          </table:table-cell>
          <table:table-cell table:style-name="ce19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82.12" calcext:value-type="float">
            <text:p>82.12</text:p>
          </table:table-cell>
          <table:table-cell office:value-type="float" office:value="83.45" calcext:value-type="float">
            <text:p>83.45</text:p>
          </table:table-cell>
          <table:table-cell office:value-type="float" office:value="82.85" calcext:value-type="float">
            <text:p>82.85</text:p>
          </table:table-cell>
          <table:table-cell office:value-type="float" office:value="17.49" calcext:value-type="float">
            <text:p>17.49</text:p>
          </table:table-cell>
          <table:table-cell office:value-type="float" office:value="57480" calcext:value-type="float">
            <text:p>574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0920" calcext:value-type="float">
            <text:p>10920</text:p>
          </table:table-cell>
          <table:table-cell table:style-name="ce22" office:value-type="float" office:value="397.035" calcext:value-type="float">
            <text:p>397.035</text:p>
          </table:table-cell>
          <table:table-cell office:value-type="string" calcext:value-type="string">
            <text:p>("b4e852150bfc825ea42d7eb96c6d6a9ab3729182d5dd3b94cacc79ea96d66175", "fa2dce8450c92f74fdbe730c41f768e70b334d6ea5f90c1c02d55857d7fe27cb", "967b8ad3430662615f3f35e9a6b2d8120dd835712e2bcbd4c6b05b5a03b4dcc7", "a6de0bece0cd7461f2472e1a5b17d54868cccb0c67bbfb0578c28b971f1c0264", "627da7e58bd773537b3cd347f0a910c10717e2acd874c35a7d621c13bc7a1b5f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0.534" calcext:value-type="float">
            <text:p>20.534</text:p>
          </table:table-cell>
          <table:table-cell office:value-type="string" calcext:value-type="string">
            <text:p>ab032c889dce16e9a24b8b2645ac12b387f821e8517e0e28148dc9f48f8fbf53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ab032c889dce16e9a24b8b2645ac12b387f821e8517e0e28148dc9f48f8fbf53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8652c61e554f35e80e6ac73a2d6c4c1b7033aec50e8a8be2a4c8086a5842b433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3.291" calcext:value-type="float">
            <text:p>3.291</text:p>
          </table:table-cell>
          <table:table-cell office:value-type="string" calcext:value-type="string">
            <text:p>447a3e802404209cc92024831ae55a0548aaf70bac09a0222f998b4e4d85d51d</text:p>
          </table:table-cell>
          <table:table-cell office:value-type="float" office:value="96.51" calcext:value-type="float">
            <text:p>96.51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3.273" calcext:value-type="float">
            <text:p>3.273</text:p>
          </table:table-cell>
          <table:table-cell office:value-type="string" calcext:value-type="string">
            <text:p>447a3e802404209cc92024831ae55a0548aaf70bac09a0222f998b4e4d85d51d</text:p>
          </table:table-cell>
          <table:table-cell office:value-type="float" office:value="84.88" calcext:value-type="float">
            <text:p>84.88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8652c61e554f35e80e6ac73a2d6c4c1b7033aec50e8a8be2a4c8086a5842b433</text:p>
          </table:table-cell>
          <table:table-cell office:value-type="float" office:value="100" calcext:value-type="float">
            <text:p>100</text:p>
          </table:table-cell>
          <table:table-cell office:value-type="float" office:value="58.18" calcext:value-type="float">
            <text:p>58.18</text:p>
          </table:table-cell>
          <table:table-cell table:style-name="ce19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8.06" calcext:value-type="float">
            <text:p>88.06</text:p>
          </table:table-cell>
          <table:table-cell office:value-type="float" office:value="73.63" calcext:value-type="float">
            <text:p>73.63</text:p>
          </table:table-cell>
          <table:table-cell office:value-type="float" office:value="76.21" calcext:value-type="float">
            <text:p>76.21</text:p>
          </table:table-cell>
          <table:table-cell office:value-type="float" office:value="20.93" calcext:value-type="float">
            <text:p>20.93</text:p>
          </table:table-cell>
          <table:table-cell office:value-type="float" office:value="60400" calcext:value-type="float">
            <text:p>604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14400" calcext:value-type="float">
            <text:p>14400</text:p>
          </table:table-cell>
          <table:table-cell table:style-name="ce22" office:value-type="float" office:value="406.863" calcext:value-type="float">
            <text:p>406.863</text:p>
          </table:table-cell>
          <table:table-cell office:value-type="string" calcext:value-type="string">
            <text:p>("14b9f1a5dc5208dab14fb9fdadc8c3ba358828a704356dea70a256480aa7307f", "f4e109554891b607019dd3918a85c57fc9420f79183bac007da7bb2267c81ee7", "47650cc508c1521ba02332d3ab3c174659e61d8ced8b6559bdfee6da2ff01a67", "a0b182c50286837148ce5bac51c05b40ff23a58cb22b1770d36c5789be2720c0", "5a4a25cc7ae3031c514f690383ea3a5a5e2eb656761f871caca06da5fe94a73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e01bb0b2cdacc33693feb262c7ee35ab67ad84c9613d55a95f69f8a57cb13b5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e01bb0b2cdacc33693feb262c7ee35ab67ad84c9613d55a95f69f8a57cb13b5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40796e5c8b96d92b8a1dc313a4b5166bf0a431243f8ab9aba9b13d980823a8bf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e01bb0b2cdacc33693feb262c7ee35ab67ad84c9613d55a95f69f8a57cb13b5a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e01bb0b2cdacc33693feb262c7ee35ab67ad84c9613d55a95f69f8a57cb13b5a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40796e5c8b96d92b8a1dc313a4b5166bf0a431243f8ab9aba9b13d980823a8bf</text:p>
          </table:table-cell>
          <table:table-cell office:value-type="float" office:value="99.77" calcext:value-type="float">
            <text:p>99.77</text:p>
          </table:table-cell>
          <table:table-cell office:value-type="float" office:value="65.45" calcext:value-type="float">
            <text:p>65.45</text:p>
          </table:table-cell>
          <table:table-cell table:style-name="ce19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7.27" calcext:value-type="float">
            <text:p>67.27</text:p>
          </table:table-cell>
          <table:table-cell office:value-type="float" office:value="98.18" calcext:value-type="float">
            <text:p>98.18</text:p>
          </table:table-cell>
          <table:table-cell office:value-type="float" office:value="97.5" calcext:value-type="float">
            <text:p>97.5</text:p>
          </table:table-cell>
          <table:table-cell office:value-type="float" office:value="75.05" calcext:value-type="float">
            <text:p>75.05</text:p>
          </table:table-cell>
          <table:table-cell office:value-type="float" office:value="79.53" calcext:value-type="float">
            <text:p>79.53</text:p>
          </table:table-cell>
          <table:table-cell office:value-type="float" office:value="18.14" calcext:value-type="float">
            <text:p>18.14</text:p>
          </table:table-cell>
          <table:table-cell office:value-type="float" office:value="60640" calcext:value-type="float">
            <text:p>606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11680" calcext:value-type="float">
            <text:p>11680</text:p>
          </table:table-cell>
          <table:table-cell table:style-name="ce22" office:value-type="float" office:value="340.451" calcext:value-type="float">
            <text:p>340.451</text:p>
          </table:table-cell>
          <table:table-cell office:value-type="string" calcext:value-type="string">
            <text:p>("4f671185165bdb6ce4c0fd34839a215bfb4d92aa53f1c4098106ae9110180701", "6fc6c0fe245cec62cc90e2777ba392b0c91ee2826b6552896f40437d5cd46ba1", "e8c0bf4ffc2b174f96561e701d695460622d7c13ae2d3b6b6c1cc83f2ded776d", "163f4b9a3e1edd4925db78844a3b2437bf137872655792fb68d4f66735402015", "704eddcce0e23ed3929cc02cd531cf92f4ad1fe3624b8977248395a92312729c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5.35" calcext:value-type="float">
            <text:p>95.35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.851" calcext:value-type="float">
            <text:p>12.851</text:p>
          </table:table-cell>
          <table:table-cell office:value-type="string" calcext:value-type="string">
            <text:p>bdd5cb0540f1e37c9a743468263d75bbb37dfbcc329cc4b7aa14152b96df885b</text:p>
          </table:table-cell>
          <table:table-cell office:value-type="float" office:value="95.35" calcext:value-type="float">
            <text:p>95.35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.419" calcext:value-type="float">
            <text:p>5.419</text:p>
          </table:table-cell>
          <table:table-cell office:value-type="string" calcext:value-type="string">
            <text:p>bdd5cb0540f1e37c9a743468263d75bbb37dfbcc329cc4b7aa14152b96df885b</text:p>
          </table:table-cell>
          <table:table-cell office:value-type="float" office:value="79.07" calcext:value-type="float">
            <text:p>79.07</text:p>
          </table:table-cell>
          <table:table-cell office:value-type="float" office:value="27.27" calcext:value-type="float">
            <text:p>27.27</text:p>
          </table:table-cell>
          <table:table-cell table:style-name="ce19" office:value-type="float" office:value="63.64" calcext:value-type="float">
            <text:p>63.64</text:p>
          </table:table-cell>
          <table:table-cell table:number-columns-repeated="6" office:value-type="float" office:value="63.64" calcext:value-type="float">
            <text:p>63.64</text:p>
          </table:table-cell>
          <table:table-cell office:value-type="float" office:value="5" calcext:value-type="float">
            <text:p>5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e76d47bb521f5788e3fa3195db77fee6bb16a2211fe28c8a53bec3b4f3389007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5.306" calcext:value-type="float">
            <text:p>5.306</text:p>
          </table:table-cell>
          <table:table-cell office:value-type="string" calcext:value-type="string">
            <text:p>01ca6d4e38e06fb777ff57e3a9bb1d387ee75c23be7ee08461616da966da8424</text:p>
          </table:table-cell>
          <table:table-cell office:value-type="float" office:value="91.86" calcext:value-type="float">
            <text:p>91.86</text:p>
          </table:table-cell>
          <table:table-cell office:value-type="float" office:value="36.36" calcext:value-type="float">
            <text:p>36.36</text:p>
          </table:table-cell>
          <table:table-cell table:style-name="ce19" office:value-type="float" office:value="68.18" calcext:value-type="float">
            <text:p>68.18</text:p>
          </table:table-cell>
          <table:table-cell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5.328" calcext:value-type="float">
            <text:p>5.328</text:p>
          </table:table-cell>
          <table:table-cell office:value-type="string" calcext:value-type="string">
            <text:p>01ca6d4e38e06fb777ff57e3a9bb1d387ee75c23be7ee08461616da966da8424</text:p>
          </table:table-cell>
          <table:table-cell office:value-type="float" office:value="79.07" calcext:value-type="float">
            <text:p>79.07</text:p>
          </table:table-cell>
          <table:table-cell office:value-type="float" office:value="27.27" calcext:value-type="float">
            <text:p>27.27</text:p>
          </table:table-cell>
          <table:table-cell table:style-name="ce19" office:value-type="float" office:value="63.64" calcext:value-type="float">
            <text:p>63.64</text:p>
          </table:table-cell>
          <table:table-cell table:number-columns-repeated="6" office:value-type="float" office:value="63.64" calcext:value-type="float">
            <text:p>63.64</text:p>
          </table:table-cell>
          <table:table-cell office:value-type="float" office:value="5" calcext:value-type="float">
            <text:p>5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e76d47bb521f5788e3fa3195db77fee6bb16a2211fe28c8a53bec3b4f3389007</text:p>
          </table:table-cell>
          <table:table-cell office:value-type="float" office:value="99.53" calcext:value-type="float">
            <text:p>99.53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83.64" calcext:value-type="float">
            <text:p>83.64</text:p>
          </table:table-cell>
          <table:table-cell office:value-type="float" office:value="82.91" calcext:value-type="float">
            <text:p>82.91</text:p>
          </table:table-cell>
          <table:table-cell office:value-type="float" office:value="80.91" calcext:value-type="float">
            <text:p>80.91</text:p>
          </table:table-cell>
          <table:table-cell office:value-type="float" office:value="81.39" calcext:value-type="float">
            <text:p>81.39</text:p>
          </table:table-cell>
          <table:table-cell office:value-type="float" office:value="24.42" calcext:value-type="float">
            <text:p>24.42</text:p>
          </table:table-cell>
          <table:table-cell office:value-type="float" office:value="60360" calcext:value-type="float">
            <text:p>60360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6480" calcext:value-type="float">
            <text:p>6480</text:p>
          </table:table-cell>
          <table:table-cell table:style-name="ce22" office:value-type="float" office:value="377.024" calcext:value-type="float">
            <text:p>377.024</text:p>
          </table:table-cell>
          <table:table-cell office:value-type="string" calcext:value-type="string">
            <text:p>("730a5ea15cd5fe2a0f92ebba591ea2d1c6bdff9b69c31d4ee0354bffdf803beb", "86bc7c49f2ca8212ea16e9176b9bf81a3f315ea28f9f40e19b96c99b87089586", "6479e2382cee9cd4d994abd8a09b6e9e43d06b6779368151c34e2260b84463f8", "77c06349cbad0b694b5a9537c788f5d6ee4f3807223f536e33d643fef6e8516a", "7682aeffaa27055465d16c59fc04f44eb63643e9e70d349703e70429c695fd7c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style-name="ce19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15.773" calcext:value-type="float">
            <text:p>15.773</text:p>
          </table:table-cell>
          <table:table-cell office:value-type="string" calcext:value-type="string">
            <text:p>10930b6a3b48eb6670a5d3c2a65d00cb677c399b70b43ebda7ab1689222d3340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style-name="ce19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7.679" calcext:value-type="float">
            <text:p>7.679</text:p>
          </table:table-cell>
          <table:table-cell office:value-type="string" calcext:value-type="string">
            <text:p>5f59c9eaccf769255d9d9af32fa717dd1cdbfd089929269b7b3e360c4224733d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60062ce204ac09047cacafdb904e4a1ca6e38487b0ffa6cf40e53c398974a2b1</text:p>
          </table:table-cell>
          <table:table-cell office:value-type="float" office:value="95.35" calcext:value-type="float">
            <text:p>95.35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13" calcext:value-type="float">
            <text:p>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e7236eb270c9029f73563c142e602943d9d692e3b8597c0b62b78a090d889b40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7.687" calcext:value-type="float">
            <text:p>7.687</text:p>
          </table:table-cell>
          <table:table-cell office:value-type="string" calcext:value-type="string">
            <text:p>b16a1235e19e8690c666685ee894022d6e2870e4f582a27198005c288966bcb2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60062ce204ac09047cacafdb904e4a1ca6e38487b0ffa6cf40e53c398974a2b1</text:p>
          </table:table-cell>
          <table:table-cell office:value-type="float" office:value="99.3" calcext:value-type="float">
            <text:p>99.3</text:p>
          </table:table-cell>
          <table:table-cell office:value-type="float" office:value="87.27" calcext:value-type="float">
            <text:p>87.27</text:p>
          </table:table-cell>
          <table:table-cell table:style-name="ce19" office:value-type="float" office:value="93.64" calcext:value-type="float">
            <text:p>93.64</text:p>
          </table:table-cell>
          <table:table-cell office:value-type="float" office:value="93.64" calcext:value-type="float">
            <text:p>93.6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6.36" calcext:value-type="float">
            <text:p>96.36</text:p>
          </table:table-cell>
          <table:table-cell office:value-type="float" office:value="91.36" calcext:value-type="float">
            <text:p>91.36</text:p>
          </table:table-cell>
          <table:table-cell office:value-type="float" office:value="93.51" calcext:value-type="float">
            <text:p>93.51</text:p>
          </table:table-cell>
          <table:table-cell office:value-type="float" office:value="21.26" calcext:value-type="float">
            <text:p>21.26</text:p>
          </table:table-cell>
          <table:table-cell office:value-type="float" office:value="59360" calcext:value-type="float">
            <text:p>593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12680" calcext:value-type="float">
            <text:p>12680</text:p>
          </table:table-cell>
          <table:table-cell table:style-name="ce22" office:value-type="float" office:value="342.364" calcext:value-type="float">
            <text:p>342.364</text:p>
          </table:table-cell>
          <table:table-cell office:value-type="string" calcext:value-type="string">
            <text:p>("1d5aaefc8c500454b59a8208d8279e7518f0ebfad85d264807ba0133e6e633af", "6e51aa5d24bbd6293c3405e050ab25c062895ee45c753dca969cb7904d3c09ad", "de17d7798771a9984edd58d888e3d763e414f93aa78779f4056a5c9564138cf0", "1e9405be8cdf51ab326318816cf2507230194cafe6e6449eb920daffade040c0", "cffd170adce782ecbaa78f8086aa0039400c87a125b10aa5350d19bc253729ac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.768" calcext:value-type="float">
            <text:p>6.768</text:p>
          </table:table-cell>
          <table:table-cell office:value-type="string" calcext:value-type="string">
            <text:p>67627fb03ea7d788683506478b5534989bf23de0c3f5c8dd28e783a5e6a80c71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.143" calcext:value-type="float">
            <text:p>5.143</text:p>
          </table:table-cell>
          <table:table-cell office:value-type="string" calcext:value-type="string">
            <text:p>67627fb03ea7d788683506478b5534989bf23de0c3f5c8dd28e783a5e6a80c71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0685cf2cd6fe891400436a7cfc042ee5801b0240f17794e2490d5bb53ba08836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.102" calcext:value-type="float">
            <text:p>5.102</text:p>
          </table:table-cell>
          <table:table-cell office:value-type="string" calcext:value-type="string">
            <text:p>67627fb03ea7d788683506478b5534989bf23de0c3f5c8dd28e783a5e6a80c71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.136" calcext:value-type="float">
            <text:p>5.136</text:p>
          </table:table-cell>
          <table:table-cell office:value-type="string" calcext:value-type="string">
            <text:p>67627fb03ea7d788683506478b5534989bf23de0c3f5c8dd28e783a5e6a80c71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0685cf2cd6fe891400436a7cfc042ee5801b0240f17794e2490d5bb53ba08836</text:p>
          </table:table-cell>
          <table:table-cell office:value-type="float" office:value="99.53" calcext:value-type="float">
            <text:p>99.53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7.72" calcext:value-type="float">
            <text:p>17.72</text:p>
          </table:table-cell>
          <table:table-cell office:value-type="float" office:value="54200" calcext:value-type="float">
            <text:p>5420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6400" calcext:value-type="float">
            <text:p>26400</text:p>
          </table:table-cell>
          <table:table-cell table:style-name="ce22" office:value-type="float" office:value="377.517" calcext:value-type="float">
            <text:p>377.517</text:p>
          </table:table-cell>
          <table:table-cell office:value-type="string" calcext:value-type="string">
            <text:p>("6eedd6b81da526f718aed65975d6298e9bc727ba2bd983e52e853a22fde35db9", "06bf793922b39c2e6d6fb7ad3e599be40c0f7ae0fad44bee3a654fb4965da609", "55ac21b28552cac27fdc76be3d002217d01cf24a1762bd48f09bced3db420c48", "67f2f5ce9b891ff7ff1d3c1bc94ba4442e2000b66d487c75bbdf1eafce8e7433", "c6d0060a4510df3cad340a0866d18da3f32e9082300fb6c540d3ee9f248c5f8b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13.312" calcext:value-type="float">
            <text:p>13.312</text:p>
          </table:table-cell>
          <table:table-cell office:value-type="string" calcext:value-type="string">
            <text:p>efbed341ce66142d8bdfe0a85a8f2999c9125a5082c8d598bcdb1ecf7dbd9b6f</text:p>
          </table:table-cell>
          <table:table-cell office:value-type="float" office:value="91.86" calcext:value-type="float">
            <text:p>91.86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7.812" calcext:value-type="float">
            <text:p>7.812</text:p>
          </table:table-cell>
          <table:table-cell office:value-type="string" calcext:value-type="string">
            <text:p>20134f0f9d681d373b0834bf68ae82dbb668ef1ad004f46ca2a5c6abbc7b49fc</text:p>
          </table:table-cell>
          <table:table-cell office:value-type="float" office:value="91.86" calcext:value-type="float">
            <text:p>91.86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7.949" calcext:value-type="float">
            <text:p>7.949</text:p>
          </table:table-cell>
          <table:table-cell office:value-type="string" calcext:value-type="string">
            <text:p>20134f0f9d681d373b0834bf68ae82dbb668ef1ad004f46ca2a5c6abbc7b49fc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3" calcext:value-type="float">
            <text:p>13</text:p>
          </table:table-cell>
          <table:table-cell office:value-type="float" office:value="11.978" calcext:value-type="float">
            <text:p>11.978</text:p>
          </table:table-cell>
          <table:table-cell office:value-type="string" calcext:value-type="string">
            <text:p>59dbac68e826d013248584e76ed187c135419e2551aac806295c27db0b542d5e</text:p>
          </table:table-cell>
          <table:table-cell office:value-type="float" office:value="91.86" calcext:value-type="float">
            <text:p>91.86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8.005" calcext:value-type="float">
            <text:p>8.005</text:p>
          </table:table-cell>
          <table:table-cell office:value-type="string" calcext:value-type="string">
            <text:p>20134f0f9d681d373b0834bf68ae82dbb668ef1ad004f46ca2a5c6abbc7b49fc</text:p>
          </table:table-cell>
          <table:table-cell office:value-type="float" office:value="91.86" calcext:value-type="float">
            <text:p>91.86</text:p>
          </table:table-cell>
          <table:table-cell office:value-type="float" office:value="72.73" calcext:value-type="float">
            <text:p>72.73</text:p>
          </table:table-cell>
          <table:table-cell table:style-name="ce19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7.929" calcext:value-type="float">
            <text:p>7.929</text:p>
          </table:table-cell>
          <table:table-cell office:value-type="string" calcext:value-type="string">
            <text:p>20134f0f9d681d373b0834bf68ae82dbb668ef1ad004f46ca2a5c6abbc7b49fc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table:style-name="ce19" office:value-type="float" office:value="98.18" calcext:value-type="float">
            <text:p>98.18</text:p>
          </table:table-cell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22.01" calcext:value-type="float">
            <text:p>22.01</text:p>
          </table:table-cell>
          <table:table-cell office:value-type="float" office:value="62480" calcext:value-type="float">
            <text:p>624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43320" calcext:value-type="float">
            <text:p>43320</text:p>
          </table:table-cell>
          <table:table-cell table:style-name="ce22" office:value-type="float" office:value="332.143" calcext:value-type="float">
            <text:p>332.143</text:p>
          </table:table-cell>
          <table:table-cell office:value-type="string" calcext:value-type="string">
            <text:p>("5802d280bd708cccb04e291a26217d9683ed55aae2d38b2ca237fb6ea113aa78", "d4fbdcae00bc4f165b7cdb1fdad07247f431266ed4e7593fb2537d5aa4b194eb", "19bd148837d178c06c973cec86440a2f09e60ea079471ff629be448f86ef041b", "971b195193058f148b5eb164b28adda2a1fd0f24cae270c5caa65c4ef8063eec", "75fe42621b043f442570b492230a2f51a78c35940c21aa529c26ef8506b25e5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9.679" calcext:value-type="float">
            <text:p>9.679</text:p>
          </table:table-cell>
          <table:table-cell office:value-type="string" calcext:value-type="string">
            <text:p>9dffedbfa9e9485ae5e1b1c8b8196b7bbc9dafb60fe43feb680aa8ace86614d3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8.937" calcext:value-type="float">
            <text:p>8.937</text:p>
          </table:table-cell>
          <table:table-cell office:value-type="string" calcext:value-type="string">
            <text:p>9dffedbfa9e9485ae5e1b1c8b8196b7bbc9dafb60fe43feb680aa8ace86614d3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7.698" calcext:value-type="float">
            <text:p>7.698</text:p>
          </table:table-cell>
          <table:table-cell office:value-type="string" calcext:value-type="string">
            <text:p>8dde3d5346a61481576f3e374f43e2cd474b3908c080050fcfd8e462e4feb918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8.984" calcext:value-type="float">
            <text:p>8.984</text:p>
          </table:table-cell>
          <table:table-cell office:value-type="string" calcext:value-type="string">
            <text:p>9dffedbfa9e9485ae5e1b1c8b8196b7bbc9dafb60fe43feb680aa8ace86614d3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7" calcext:value-type="float">
            <text:p>7</text:p>
          </table:table-cell>
          <table:table-cell office:value-type="float" office:value="9.037" calcext:value-type="float">
            <text:p>9.037</text:p>
          </table:table-cell>
          <table:table-cell office:value-type="string" calcext:value-type="string">
            <text:p>9dffedbfa9e9485ae5e1b1c8b8196b7bbc9dafb60fe43feb680aa8ace86614d3</text:p>
          </table:table-cell>
          <table:table-cell office:value-type="float" office:value="88.37" calcext:value-type="float">
            <text:p>88.37</text:p>
          </table:table-cell>
          <table:table-cell office:value-type="float" office:value="54.55" calcext:value-type="float">
            <text:p>54.55</text:p>
          </table:table-cell>
          <table:table-cell table:style-name="ce19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" calcext:value-type="float">
            <text:p>70.59</text:p>
          </table:table-cell>
          <table:table-cell office:value-type="float" office:value="5" calcext:value-type="float">
            <text:p>5</text:p>
          </table:table-cell>
          <table:table-cell office:value-type="float" office:value="7.772" calcext:value-type="float">
            <text:p>7.772</text:p>
          </table:table-cell>
          <table:table-cell office:value-type="string" calcext:value-type="string">
            <text:p>8dde3d5346a61481576f3e374f43e2cd474b3908c080050fcfd8e462e4feb918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19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.58" calcext:value-type="float">
            <text:p>15.58</text:p>
          </table:table-cell>
          <table:table-cell office:value-type="float" office:value="57480" calcext:value-type="float">
            <text:p>574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720" calcext:value-type="float">
            <text:p>11720</text:p>
          </table:table-cell>
          <table:table-cell table:style-name="ce22" office:value-type="float" office:value="332.474" calcext:value-type="float">
            <text:p>332.474</text:p>
          </table:table-cell>
          <table:table-cell office:value-type="string" calcext:value-type="string">
            <text:p>("fb6ee78251235b074116a4c48782887986f9c97804c1d8206f52bda51552d301", "e366405334b22e9aed145dbbc3bdcf846e3fcd4581084514f9935d74d36c28bf", "5cf528f6b65adfc4d927b2779bad304d61b9e07250dc6bdb7b6bdcbca93a2fcc", "46f3f8c9f7977bfe888946cf320b6aa6cba58c4596b7c6e8f5954f342d085652", "5a66379e17dae141b51b06a40f172f5254567ca08b2e0d1385903c974855279a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style-name="ce19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2e1575b49585a9e93ad5a04fb1dc27ccf1a172600b3bbb2466a7ab54d5166851</text:p>
          </table:table-cell>
          <table:table-cell office:value-type="float" office:value="99.07" calcext:value-type="float">
            <text:p>99.07</text:p>
          </table:table-cell>
          <table:table-cell office:value-type="float" office:value="70.91" calcext:value-type="float">
            <text:p>70.91</text:p>
          </table:table-cell>
          <table:table-cell table:style-name="ce19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0" calcext:value-type="float">
            <text:p>80</text:p>
          </table:table-cell>
          <table:table-cell office:value-type="float" office:value="90.91" calcext:value-type="float">
            <text:p>90.91</text:p>
          </table:table-cell>
          <table:table-cell office:value-type="float" office:value="89.78" calcext:value-type="float">
            <text:p>89.78</text:p>
          </table:table-cell>
          <table:table-cell office:value-type="float" office:value="82.05" calcext:value-type="float">
            <text:p>82.05</text:p>
          </table:table-cell>
          <table:table-cell office:value-type="float" office:value="84.57" calcext:value-type="float">
            <text:p>84.57</text:p>
          </table:table-cell>
          <table:table-cell office:value-type="float" office:value="17.21" calcext:value-type="float">
            <text:p>17.21</text:p>
          </table:table-cell>
          <table:table-cell office:value-type="float" office:value="57320" calcext:value-type="float">
            <text:p>573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5920" calcext:value-type="float">
            <text:p>5920</text:p>
          </table:table-cell>
          <table:table-cell table:style-name="ce22" office:value-type="float" office:value="324.987" calcext:value-type="float">
            <text:p>324.987</text:p>
          </table:table-cell>
          <table:table-cell office:value-type="string" calcext:value-type="string">
            <text:p>("4e038928c4498318235b0d264b43448e261cde2ce227d6a463520724ac0954cf", "ba01d748f30bad00030a28ae54cc38f5105e65b2435197f38a924ceba1641992", "a278cfd4c9d07a45ee0f4ed2c6f4a3f6cc533202a03903c4abe48d11987aec92", "8e4ef98fe15d62a73c4b7c885431c7a9e1d06e5976ab6e4a1c2ef66e14743445", "56cccefe848495f9d438e5dc66d61431c20c5e7d1a2ca456fee655844fcc4572")</text:p>
          </table:table-cell>
          <table:table-cell table:style-name="ce6"/>
          <table:table-cell/>
          <table:table-cell table:style-name="ce6"/>
          <table:table-cell table:number-columns-repeated="92"/>
        </table:table-row>
        <table:table-row table:style-name="ro1" table:number-rows-repeated="5">
          <table:table-cell table:number-columns-repeated="10"/>
          <table:table-cell table:style-name="ce6"/>
          <table:table-cell table:number-columns-repeated="11"/>
          <table:table-cell table:style-name="ce6"/>
          <table:table-cell table:number-columns-repeated="11"/>
          <table:table-cell table:style-name="ce6"/>
          <table:table-cell table:number-columns-repeated="11"/>
          <table:table-cell table:style-name="ce6"/>
          <table:table-cell table:number-columns-repeated="11"/>
          <table:table-cell table:style-name="ce6"/>
          <table:table-cell table:number-columns-repeated="11"/>
          <table:table-cell table:style-name="ce6"/>
          <table:table-cell table:number-columns-repeated="11"/>
          <table:table-cell table:style-name="ce6"/>
          <table:table-cell table:number-columns-repeated="21"/>
          <table:table-cell table:style-name="ce6"/>
          <table:table-cell/>
          <table:table-cell table:style-name="ce6"/>
          <table:table-cell table:number-columns-repeated="92"/>
        </table:table-row>
        <table:table-row table:style-name="ro1" table:number-rows-repeated="1048419">
          <table:table-cell table:number-columns-repeated="199"/>
        </table:table-row>
        <table:table-row table:style-name="ro1">
          <table:table-cell table:number-columns-repeated="199"/>
        </table:table-row>
        <calcext:conditional-formats>
          <calcext:conditional-format calcext:target-range-address="full_columns.K157:full_columns.K1048576 full_columns.W157:full_columns.W1048576 full_columns.AI157:full_columns.AI1048576 full_columns.AU157:full_columns.AU1048576 full_columns.BG157:full_columns.BG1048576 full_columns.BS157:full_columns.BS1048576 full_columns.CE157:full_columns.CE1048576 full_columns.DA157:full_columns.DA1048576 full_columns.DC157:full_columns.DC1048576 full_columns.DA157:full_columns.DA1048576 full_columns.K1:full_columns.K1 full_columns.W1:full_columns.W1 full_columns.AI1:full_columns.AI1 full_columns.AU1:full_columns.AU1 full_columns.BG1:full_columns.BG1 full_columns.BS1:full_columns.BS1 full_columns.CE1:full_columns.CE1 full_columns.DA1:full_columns.DA1 full_columns.DC1:full_columns.DC1 full_columns.DA83:full_columns.DA85 full_columns.DC83:full_columns.DC8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A2:full_columns.DA82 full_columns.DC2:full_columns.DC8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13:full_columns.K156 full_columns.W13:full_columns.W156 full_columns.AI13:full_columns.AI156 full_columns.AU13:full_columns.AU156 full_columns.BG13:full_columns.BG156 full_columns.BS13:full_columns.BS156 full_columns.CE13:full_columns.CE156 full_columns.DA86:full_columns.DA156 full_columns.DC86:full_columns.DC156 full_columns.K3:full_columns.K11 full_columns.W3:full_columns.W11 full_columns.AI3:full_columns.AI11 full_columns.AU3:full_columns.AU11 full_columns.BG3:full_columns.BG11 full_columns.BS3:full_columns.BS11 full_columns.CE3:full_columns.CE1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2:full_columns.K11 full_columns.W2:full_columns.W11 full_columns.AI2:full_columns.AI11 full_columns.AU2:full_columns.AU11 full_columns.BG2:full_columns.BG11 full_columns.BS2:full_columns.BS11 full_columns.CE2:full_columns.CE1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Y152:full_columns.CY1048576 full_columns.CY1:full_columns.C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K13:full_columns.K151 full_columns.W13:full_columns.W151 full_columns.AI13:full_columns.AI151 full_columns.AU13:full_columns.AU151 full_columns.BG13:full_columns.BG151 full_columns.BS13:full_columns.BS151 full_columns.CE13:full_columns.CE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143:full_columns.K151 full_columns.W143:full_columns.W151 full_columns.AI143:full_columns.AI151 full_columns.AU143:full_columns.AU151 full_columns.BG143:full_columns.BG151 full_columns.BS143:full_columns.BS151 full_columns.CE143:full_columns.CE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12:full_columns.K142 full_columns.W12:full_columns.W142 full_columns.AI12:full_columns.AI142 full_columns.AU12:full_columns.AU142 full_columns.BG12:full_columns.BG142 full_columns.BS12:full_columns.BS142 full_columns.CE12:full_columns.CE14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83:full_columns.K85 full_columns.W83:full_columns.W85 full_columns.AI83:full_columns.AI85 full_columns.AU83:full_columns.AU85 full_columns.BG83:full_columns.BG85 full_columns.BS83:full_columns.BS85 full_columns.CE83:full_columns.CE8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12:full_columns.K82 full_columns.W12:full_columns.W82 full_columns.AI12:full_columns.AI82 full_columns.AU12:full_columns.AU82 full_columns.BG12:full_columns.BG82 full_columns.BS12:full_columns.BS82 full_columns.CE12:full_columns.CE8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86:full_columns.K142 full_columns.W86:full_columns.W142 full_columns.AI86:full_columns.AI142 full_columns.AU86:full_columns.AU142 full_columns.BG86:full_columns.BG142 full_columns.BS86:full_columns.BS142 full_columns.CE86:full_columns.CE14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Y12:full_columns.CY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iming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ce24"/>
        <table:table-column table:style-name="co5" table:default-cell-style-name="ce38"/>
        <table:table-column table:style-name="co6" table:default-cell-style-name="ce42"/>
        <table:table-column table:style-name="co6" table:default-cell-style-name="ce28"/>
        <table:table-column table:style-name="co4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/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AVERAGE-acc</text:p>
          </table:table-cell>
          <table:table-cell table:style-name="ce27" office:value-type="string" calcext:value-type="string">
            <text:p>AVERAGE-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5"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9" office:value-type="string" calcext:value-type="string">
            <text:p>Si ignorino gli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29" office:value-type="string" calcext:value-type="string">
            <text:p>Qui si vede che più bande ci sono più tempo si impieg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26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AVERAGE([.J2:.J11])" office:value-type="float" office:value="68.608" calcext:value-type="float">
            <text:p>68.608</text:p>
          </table:table-cell>
          <table:table-cell table:formula="of:=AVERAGE([.K2:.K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7.14" calcext:value-type="float">
            <text:p>77.14</text:p>
          </table:table-cell>
          <table:table-cell office:value-type="float" office:value="426.033" calcext:value-type="float">
            <text:p>426.0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7.14" calcext:value-type="float">
            <text:p>67.14</text:p>
          </table:table-cell>
          <table:table-cell office:value-type="float" office:value="427.123" calcext:value-type="float">
            <text:p>427.1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3.93" calcext:value-type="float">
            <text:p>63.93</text:p>
          </table:table-cell>
          <table:table-cell office:value-type="float" office:value="412.015" calcext:value-type="float">
            <text:p>412.0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86" calcext:value-type="float">
            <text:p>72.86</text:p>
          </table:table-cell>
          <table:table-cell office:value-type="float" office:value="370.71" calcext:value-type="float">
            <text:p>370.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5" calcext:value-type="float">
            <text:p>72.5</text:p>
          </table:table-cell>
          <table:table-cell office:value-type="float" office:value="422.878" calcext:value-type="float">
            <text:p>422.8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6.79" calcext:value-type="float">
            <text:p>66.79</text:p>
          </table:table-cell>
          <table:table-cell office:value-type="float" office:value="377.213" calcext:value-type="float">
            <text:p>377.2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9.64" calcext:value-type="float">
            <text:p>69.64</text:p>
          </table:table-cell>
          <table:table-cell office:value-type="float" office:value="379.087" calcext:value-type="float">
            <text:p>379.0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3.21" calcext:value-type="float">
            <text:p>63.21</text:p>
          </table:table-cell>
          <table:table-cell office:value-type="float" office:value="365.064" calcext:value-type="float">
            <text:p>365.0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7.86" calcext:value-type="float">
            <text:p>67.86</text:p>
          </table:table-cell>
          <table:table-cell office:value-type="float" office:value="325.299" calcext:value-type="float">
            <text:p>325.2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4.64" calcext:value-type="float">
            <text:p>74.64</text:p>
          </table:table-cell>
          <table:table-cell office:value-type="float" office:value="325.984" calcext:value-type="float">
            <text:p>325.984</text:p>
          </table:table-cell>
          <table:table-cell table:formula="of:=AVERAGE([.J12:.J21])" office:value-type="float" office:value="69.571" calcext:value-type="float">
            <text:p>69.571</text:p>
          </table:table-cell>
          <table:table-cell table:formula="of:=AVERAGE([.K12:.K21])" office:value-type="float" office:value="383.1406" calcext:value-type="float">
            <text:p>383.14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1.43" calcext:value-type="float">
            <text:p>71.43</text:p>
          </table:table-cell>
          <table:table-cell office:value-type="float" office:value="513.541" calcext:value-type="float">
            <text:p>513.5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6.43" calcext:value-type="float">
            <text:p>66.43</text:p>
          </table:table-cell>
          <table:table-cell office:value-type="float" office:value="472.792" calcext:value-type="float">
            <text:p>472.7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4.64" calcext:value-type="float">
            <text:p>64.64</text:p>
          </table:table-cell>
          <table:table-cell office:value-type="float" office:value="503.535" calcext:value-type="float">
            <text:p>503.5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86" calcext:value-type="float">
            <text:p>72.86</text:p>
          </table:table-cell>
          <table:table-cell office:value-type="float" office:value="526.065" calcext:value-type="float">
            <text:p>526.0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14" calcext:value-type="float">
            <text:p>72.14</text:p>
          </table:table-cell>
          <table:table-cell office:value-type="float" office:value="536.628" calcext:value-type="float">
            <text:p>536.6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7.86" calcext:value-type="float">
            <text:p>67.86</text:p>
          </table:table-cell>
          <table:table-cell office:value-type="float" office:value="520.978" calcext:value-type="float">
            <text:p>520.9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3.21" calcext:value-type="float">
            <text:p>73.21</text:p>
          </table:table-cell>
          <table:table-cell office:value-type="float" office:value="499.864" calcext:value-type="float">
            <text:p>499.8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4.29" calcext:value-type="float">
            <text:p>64.29</text:p>
          </table:table-cell>
          <table:table-cell office:value-type="float" office:value="485.247" calcext:value-type="float">
            <text:p>485.24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6.43" calcext:value-type="float">
            <text:p>66.43</text:p>
          </table:table-cell>
          <table:table-cell office:value-type="float" office:value="524.155" calcext:value-type="float">
            <text:p>524.1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5" calcext:value-type="float">
            <text:p>75</text:p>
          </table:table-cell>
          <table:table-cell office:value-type="float" office:value="517.146" calcext:value-type="float">
            <text:p>517.146</text:p>
          </table:table-cell>
          <table:table-cell table:formula="of:=AVERAGE([.J22:.J31])" office:value-type="float" office:value="69.429" calcext:value-type="float">
            <text:p>69.429</text:p>
          </table:table-cell>
          <table:table-cell table:formula="of:=AVERAGE([.K22:.K31])" office:value-type="float" office:value="509.9951" calcext:value-type="float">
            <text:p>509.99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7.86" calcext:value-type="float">
            <text:p>77.86</text:p>
          </table:table-cell>
          <table:table-cell office:value-type="float" office:value="666.935" calcext:value-type="float">
            <text:p>666.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0.36" calcext:value-type="float">
            <text:p>70.36</text:p>
          </table:table-cell>
          <table:table-cell office:value-type="float" office:value="622.811" calcext:value-type="float">
            <text:p>622.8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6.79" calcext:value-type="float">
            <text:p>66.79</text:p>
          </table:table-cell>
          <table:table-cell office:value-type="float" office:value="649.647" calcext:value-type="float">
            <text:p>649.6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8.57" calcext:value-type="float">
            <text:p>78.57</text:p>
          </table:table-cell>
          <table:table-cell office:value-type="float" office:value="650.872" calcext:value-type="float">
            <text:p>650.8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5" calcext:value-type="float">
            <text:p>72.5</text:p>
          </table:table-cell>
          <table:table-cell office:value-type="float" office:value="634.709" calcext:value-type="float">
            <text:p>634.7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8.21" calcext:value-type="float">
            <text:p>68.21</text:p>
          </table:table-cell>
          <table:table-cell office:value-type="float" office:value="658.349" calcext:value-type="float">
            <text:p>658.34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9.64" calcext:value-type="float">
            <text:p>69.64</text:p>
          </table:table-cell>
          <table:table-cell office:value-type="float" office:value="683.865" calcext:value-type="float">
            <text:p>683.8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2.86" calcext:value-type="float">
            <text:p>62.86</text:p>
          </table:table-cell>
          <table:table-cell office:value-type="float" office:value="676.859" calcext:value-type="float">
            <text:p>676.85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4.64" calcext:value-type="float">
            <text:p>64.64</text:p>
          </table:table-cell>
          <table:table-cell office:value-type="float" office:value="598.107" calcext:value-type="float">
            <text:p>598.1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8.21" calcext:value-type="float">
            <text:p>78.21</text:p>
          </table:table-cell>
          <table:table-cell office:value-type="float" office:value="582.182" calcext:value-type="float">
            <text:p>582.182</text:p>
          </table:table-cell>
          <table:table-cell table:formula="of:=AVERAGE([.J32:.J41])" office:value-type="float" office:value="70.964" calcext:value-type="float">
            <text:p>70.964</text:p>
          </table:table-cell>
          <table:table-cell table:formula="of:=AVERAGE([.K32:.K41])" office:value-type="float" office:value="642.4336" calcext:value-type="float">
            <text:p>642.43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2.14" calcext:value-type="float">
            <text:p>72.14</text:p>
          </table:table-cell>
          <table:table-cell office:value-type="float" office:value="731.937" calcext:value-type="float">
            <text:p>731.9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6.43" calcext:value-type="float">
            <text:p>66.43</text:p>
          </table:table-cell>
          <table:table-cell office:value-type="float" office:value="712.352" calcext:value-type="float">
            <text:p>712.3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0.71" calcext:value-type="float">
            <text:p>70.71</text:p>
          </table:table-cell>
          <table:table-cell office:value-type="float" office:value="910.506" calcext:value-type="float">
            <text:p>910.5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6.07" calcext:value-type="float">
            <text:p>76.07</text:p>
          </table:table-cell>
          <table:table-cell office:value-type="float" office:value="740.602" calcext:value-type="float">
            <text:p>740.6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1.07" calcext:value-type="float">
            <text:p>71.07</text:p>
          </table:table-cell>
          <table:table-cell office:value-type="float" office:value="826.536" calcext:value-type="float">
            <text:p>826.5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7.14" calcext:value-type="float">
            <text:p>67.14</text:p>
          </table:table-cell>
          <table:table-cell office:value-type="float" office:value="773.574" calcext:value-type="float">
            <text:p>773.5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8.93" calcext:value-type="float">
            <text:p>68.93</text:p>
          </table:table-cell>
          <table:table-cell office:value-type="float" office:value="679.028" calcext:value-type="float">
            <text:p>679.02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2.86" calcext:value-type="float">
            <text:p>62.86</text:p>
          </table:table-cell>
          <table:table-cell office:value-type="float" office:value="717.21" calcext:value-type="float">
            <text:p>717.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65.71" calcext:value-type="float">
            <text:p>65.71</text:p>
          </table:table-cell>
          <table:table-cell office:value-type="float" office:value="728.894" calcext:value-type="float">
            <text:p>728.8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3.57" calcext:value-type="float">
            <text:p>73.57</text:p>
          </table:table-cell>
          <table:table-cell office:value-type="float" office:value="719.256" calcext:value-type="float">
            <text:p>719.256</text:p>
          </table:table-cell>
          <table:table-cell table:formula="of:=AVERAGE([.J42:.J51])" office:value-type="float" office:value="69.463" calcext:value-type="float">
            <text:p>69.463</text:p>
          </table:table-cell>
          <table:table-cell table:formula="of:=AVERAGE([.K42:.K51])" office:value-type="float" office:value="753.9895" calcext:value-type="float">
            <text:p>753.98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2.73" calcext:value-type="float">
            <text:p>82.73</text:p>
          </table:table-cell>
          <table:table-cell office:value-type="float" office:value="157.789" calcext:value-type="float">
            <text:p>157.7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7.27" calcext:value-type="float">
            <text:p>87.27</text:p>
          </table:table-cell>
          <table:table-cell office:value-type="float" office:value="171.685" calcext:value-type="float">
            <text:p>171.6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office:value-type="float" office:value="126.782" calcext:value-type="float">
            <text:p>126.7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1.82" calcext:value-type="float">
            <text:p>81.82</text:p>
          </table:table-cell>
          <table:table-cell office:value-type="float" office:value="133.036" calcext:value-type="float">
            <text:p>133.0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7.27" calcext:value-type="float">
            <text:p>87.27</text:p>
          </table:table-cell>
          <table:table-cell office:value-type="float" office:value="132.235" calcext:value-type="float">
            <text:p>132.2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90.91" calcext:value-type="float">
            <text:p>90.91</text:p>
          </table:table-cell>
          <table:table-cell office:value-type="float" office:value="249.256" calcext:value-type="float">
            <text:p>249.2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6.36" calcext:value-type="float">
            <text:p>86.36</text:p>
          </table:table-cell>
          <table:table-cell office:value-type="float" office:value="141.417" calcext:value-type="float">
            <text:p>141.4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3.64" calcext:value-type="float">
            <text:p>83.64</text:p>
          </table:table-cell>
          <table:table-cell office:value-type="float" office:value="186.79" calcext:value-type="float">
            <text:p>186.7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1.82" calcext:value-type="float">
            <text:p>81.82</text:p>
          </table:table-cell>
          <table:table-cell office:value-type="float" office:value="97.502" calcext:value-type="float">
            <text:p>97.5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office:value-type="float" office:value="97.581" calcext:value-type="float">
            <text:p>97.581</text:p>
          </table:table-cell>
          <table:table-cell table:formula="of:=AVERAGE([.J52:.J61])" office:value-type="float" office:value="83.182" calcext:value-type="float">
            <text:p>83.182</text:p>
          </table:table-cell>
          <table:table-cell table:formula="of:=AVERAGE([.K52:.K61])" office:value-type="float" office:value="149.4073" calcext:value-type="float">
            <text:p>149.40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8.18" calcext:value-type="float">
            <text:p>88.18</text:p>
          </table:table-cell>
          <table:table-cell office:value-type="float" office:value="271.321" calcext:value-type="float">
            <text:p>271.3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7.27" calcext:value-type="float">
            <text:p>87.27</text:p>
          </table:table-cell>
          <table:table-cell office:value-type="float" office:value="210.79" calcext:value-type="float">
            <text:p>210.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0.91" calcext:value-type="float">
            <text:p>70.91</text:p>
          </table:table-cell>
          <table:table-cell office:value-type="float" office:value="247.421" calcext:value-type="float">
            <text:p>247.4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4.55" calcext:value-type="float">
            <text:p>84.55</text:p>
          </table:table-cell>
          <table:table-cell office:value-type="float" office:value="190.486" calcext:value-type="float">
            <text:p>190.4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9.09" calcext:value-type="float">
            <text:p>89.09</text:p>
          </table:table-cell>
          <table:table-cell office:value-type="float" office:value="188.735" calcext:value-type="float">
            <text:p>188.7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8.18" calcext:value-type="float">
            <text:p>88.18</text:p>
          </table:table-cell>
          <table:table-cell office:value-type="float" office:value="288.384" calcext:value-type="float">
            <text:p>288.3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8.18" calcext:value-type="float">
            <text:p>88.18</text:p>
          </table:table-cell>
          <table:table-cell office:value-type="float" office:value="188.742" calcext:value-type="float">
            <text:p>188.7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90.91" calcext:value-type="float">
            <text:p>90.91</text:p>
          </table:table-cell>
          <table:table-cell office:value-type="float" office:value="178.06" calcext:value-type="float">
            <text:p>178.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8.18" calcext:value-type="float">
            <text:p>78.18</text:p>
          </table:table-cell>
          <table:table-cell office:value-type="float" office:value="157.648" calcext:value-type="float">
            <text:p>157.6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8.18" calcext:value-type="float">
            <text:p>78.18</text:p>
          </table:table-cell>
          <table:table-cell office:value-type="float" office:value="189.231" calcext:value-type="float">
            <text:p>189.231</text:p>
          </table:table-cell>
          <table:table-cell table:formula="of:=AVERAGE([.J62:.J71])" office:value-type="float" office:value="84.363" calcext:value-type="float">
            <text:p>84.363</text:p>
          </table:table-cell>
          <table:table-cell table:formula="of:=AVERAGE([.K62:.K71])" office:value-type="float" office:value="211.0818" calcext:value-type="float">
            <text:p>211.08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6.36" calcext:value-type="float">
            <text:p>86.36</text:p>
          </table:table-cell>
          <table:table-cell office:value-type="float" office:value="408.5" calcext:value-type="float">
            <text:p>408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1.82" calcext:value-type="float">
            <text:p>81.82</text:p>
          </table:table-cell>
          <table:table-cell office:value-type="float" office:value="302.369" calcext:value-type="float">
            <text:p>302.3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1.82" calcext:value-type="float">
            <text:p>71.82</text:p>
          </table:table-cell>
          <table:table-cell office:value-type="float" office:value="272.459" calcext:value-type="float">
            <text:p>272.4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4.55" calcext:value-type="float">
            <text:p>84.55</text:p>
          </table:table-cell>
          <table:table-cell office:value-type="float" office:value="299.114" calcext:value-type="float">
            <text:p>299.1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7.27" calcext:value-type="float">
            <text:p>87.27</text:p>
          </table:table-cell>
          <table:table-cell office:value-type="float" office:value="309.749" calcext:value-type="float">
            <text:p>309.7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9.09" calcext:value-type="float">
            <text:p>89.09</text:p>
          </table:table-cell>
          <table:table-cell office:value-type="float" office:value="277.066" calcext:value-type="float">
            <text:p>277.06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9.09" calcext:value-type="float">
            <text:p>89.09</text:p>
          </table:table-cell>
          <table:table-cell office:value-type="float" office:value="273.582" calcext:value-type="float">
            <text:p>273.5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4.55" calcext:value-type="float">
            <text:p>84.55</text:p>
          </table:table-cell>
          <table:table-cell office:value-type="float" office:value="259.389" calcext:value-type="float">
            <text:p>259.3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77.27" calcext:value-type="float">
            <text:p>77.27</text:p>
          </table:table-cell>
          <table:table-cell office:value-type="float" office:value="223.514" calcext:value-type="float">
            <text:p>223.5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1.82" calcext:value-type="float">
            <text:p>81.82</text:p>
          </table:table-cell>
          <table:table-cell office:value-type="float" office:value="294.891" calcext:value-type="float">
            <text:p>294.891</text:p>
          </table:table-cell>
          <table:table-cell table:formula="of:=AVERAGE([.J72:.J81])" office:value-type="float" office:value="83.364" calcext:value-type="float">
            <text:p>83.364</text:p>
          </table:table-cell>
          <table:table-cell table:formula="of:=AVERAGE([.K72:.K81])" office:value-type="float" office:value="292.0633" calcext:value-type="float">
            <text:p>292.06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8" office:value-type="float" office:value="82.73" calcext:value-type="float">
            <text:p>82.73</text:p>
          </table:table-cell>
          <table:table-cell office:value-type="float" office:value="438.736" calcext:value-type="float">
            <text:p>438.7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9" office:value-type="float" office:value="83.64" calcext:value-type="float">
            <text:p>83.64</text:p>
          </table:table-cell>
          <table:table-cell office:value-type="float" office:value="404.997" calcext:value-type="float">
            <text:p>404.9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9" office:value-type="float" office:value="74.55" calcext:value-type="float">
            <text:p>74.55</text:p>
          </table:table-cell>
          <table:table-cell office:value-type="float" office:value="391.855" calcext:value-type="float">
            <text:p>391.8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9" office:value-type="float" office:value="85.45" calcext:value-type="float">
            <text:p>85.45</text:p>
          </table:table-cell>
          <table:table-cell office:value-type="float" office:value="372.155" calcext:value-type="float">
            <text:p>372.1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2.73" calcext:value-type="float">
            <text:p>92.73</text:p>
          </table:table-cell>
          <table:table-cell office:value-type="float" office:value="389.266" calcext:value-type="float">
            <text:p>389.2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9.09" calcext:value-type="float">
            <text:p>89.09</text:p>
          </table:table-cell>
          <table:table-cell office:value-type="float" office:value="314.578" calcext:value-type="float">
            <text:p>314.5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6.36" calcext:value-type="float">
            <text:p>86.36</text:p>
          </table:table-cell>
          <table:table-cell office:value-type="float" office:value="396.642" calcext:value-type="float">
            <text:p>396.6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6.36" calcext:value-type="float">
            <text:p>86.36</text:p>
          </table:table-cell>
          <table:table-cell office:value-type="float" office:value="372.72" calcext:value-type="float">
            <text:p>372.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3.64" calcext:value-type="float">
            <text:p>73.64</text:p>
          </table:table-cell>
          <table:table-cell office:value-type="float" office:value="315.854" calcext:value-type="float">
            <text:p>315.8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5.45" calcext:value-type="float">
            <text:p>85.45</text:p>
          </table:table-cell>
          <table:table-cell office:value-type="float" office:value="322.352" calcext:value-type="float">
            <text:p>322.352</text:p>
          </table:table-cell>
          <table:table-cell table:formula="of:=AVERAGE([.J82:.J91])" office:value-type="float" office:value="84" calcext:value-type="float">
            <text:p>84</text:p>
          </table:table-cell>
          <table:table-cell table:formula="of:=AVERAGE([.K82:.K91])" office:value-type="float" office:value="371.9155" calcext:value-type="float">
            <text:p>371.91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4.55" calcext:value-type="float">
            <text:p>84.55</text:p>
          </table:table-cell>
          <table:table-cell office:value-type="float" office:value="513.846" calcext:value-type="float">
            <text:p>513.8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2.73" calcext:value-type="float">
            <text:p>82.73</text:p>
          </table:table-cell>
          <table:table-cell office:value-type="float" office:value="515.038" calcext:value-type="float">
            <text:p>515.0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5.45" calcext:value-type="float">
            <text:p>75.45</text:p>
          </table:table-cell>
          <table:table-cell office:value-type="float" office:value="487.055" calcext:value-type="float">
            <text:p>487.0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5.45" calcext:value-type="float">
            <text:p>85.45</text:p>
          </table:table-cell>
          <table:table-cell office:value-type="float" office:value="466.389" calcext:value-type="float">
            <text:p>466.38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4.55" calcext:value-type="float">
            <text:p>94.55</text:p>
          </table:table-cell>
          <table:table-cell office:value-type="float" office:value="579.64" calcext:value-type="float">
            <text:p>579.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0.91" calcext:value-type="float">
            <text:p>90.91</text:p>
          </table:table-cell>
          <table:table-cell office:value-type="float" office:value="432.083" calcext:value-type="float">
            <text:p>432.08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4.55" calcext:value-type="float">
            <text:p>84.55</text:p>
          </table:table-cell>
          <table:table-cell office:value-type="float" office:value="411.799" calcext:value-type="float">
            <text:p>411.7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7.27" calcext:value-type="float">
            <text:p>87.27</text:p>
          </table:table-cell>
          <table:table-cell office:value-type="float" office:value="407.482" calcext:value-type="float">
            <text:p>407.4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9.09" calcext:value-type="float">
            <text:p>79.09</text:p>
          </table:table-cell>
          <table:table-cell office:value-type="float" office:value="383.176" calcext:value-type="float">
            <text:p>383.1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8.18" calcext:value-type="float">
            <text:p>88.18</text:p>
          </table:table-cell>
          <table:table-cell office:value-type="float" office:value="418.899" calcext:value-type="float">
            <text:p>418.899</text:p>
          </table:table-cell>
          <table:table-cell table:formula="of:=AVERAGE([.J92:.J101])" office:value-type="float" office:value="85.273" calcext:value-type="float">
            <text:p>85.273</text:p>
          </table:table-cell>
          <table:table-cell table:formula="of:=AVERAGE([.K92:.K101])" office:value-type="float" office:value="461.5407" calcext:value-type="float">
            <text:p>461.54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0.91" calcext:value-type="float">
            <text:p>90.91</text:p>
          </table:table-cell>
          <table:table-cell office:value-type="float" office:value="139.959" calcext:value-type="float">
            <text:p>139.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4.55" calcext:value-type="float">
            <text:p>84.55</text:p>
          </table:table-cell>
          <table:table-cell office:value-type="float" office:value="130.695" calcext:value-type="float">
            <text:p>130.6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9.09" calcext:value-type="float">
            <text:p>79.09</text:p>
          </table:table-cell>
          <table:table-cell office:value-type="float" office:value="123.092" calcext:value-type="float">
            <text:p>123.0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1.82" calcext:value-type="float">
            <text:p>81.82</text:p>
          </table:table-cell>
          <table:table-cell office:value-type="float" office:value="101.437" calcext:value-type="float">
            <text:p>101.4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0.91" calcext:value-type="float">
            <text:p>80.91</text:p>
          </table:table-cell>
          <table:table-cell office:value-type="float" office:value="83.76" calcext:value-type="float">
            <text:p>83.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3.64" calcext:value-type="float">
            <text:p>93.64</text:p>
          </table:table-cell>
          <table:table-cell office:value-type="float" office:value="97.573" calcext:value-type="float">
            <text:p>97.57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7.27" calcext:value-type="float">
            <text:p>87.27</text:p>
          </table:table-cell>
          <table:table-cell office:value-type="float" office:value="104.147" calcext:value-type="float">
            <text:p>104.1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8.18" calcext:value-type="float">
            <text:p>98.18</text:p>
          </table:table-cell>
          <table:table-cell office:value-type="float" office:value="83.209" calcext:value-type="float">
            <text:p>83.2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5.45" calcext:value-type="float">
            <text:p>85.45</text:p>
          </table:table-cell>
          <table:table-cell office:value-type="float" office:value="69.709" calcext:value-type="float">
            <text:p>69.70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office:value-type="float" office:value="69.868" calcext:value-type="float">
            <text:p>69.868</text:p>
          </table:table-cell>
          <table:table-cell table:formula="of:=AVERAGE([.J102:.J111])" office:value-type="float" office:value="86.182" calcext:value-type="float">
            <text:p>86.182</text:p>
          </table:table-cell>
          <table:table-cell table:formula="of:=AVERAGE([.K102:.K111])" office:value-type="float" office:value="100.3449" calcext:value-type="float">
            <text:p>100.34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9.09" calcext:value-type="float">
            <text:p>89.09</text:p>
          </table:table-cell>
          <table:table-cell office:value-type="float" office:value="276.007" calcext:value-type="float">
            <text:p>276.0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3.64" calcext:value-type="float">
            <text:p>83.64</text:p>
          </table:table-cell>
          <table:table-cell office:value-type="float" office:value="184.411" calcext:value-type="float">
            <text:p>184.4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7.27" calcext:value-type="float">
            <text:p>77.27</text:p>
          </table:table-cell>
          <table:table-cell office:value-type="float" office:value="208.717" calcext:value-type="float">
            <text:p>208.7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2.73" calcext:value-type="float">
            <text:p>82.73</text:p>
          </table:table-cell>
          <table:table-cell office:value-type="float" office:value="162.657" calcext:value-type="float">
            <text:p>162.6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6.36" calcext:value-type="float">
            <text:p>76.36</text:p>
          </table:table-cell>
          <table:table-cell office:value-type="float" office:value="154.774" calcext:value-type="float">
            <text:p>154.7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4.55" calcext:value-type="float">
            <text:p>94.55</text:p>
          </table:table-cell>
          <table:table-cell office:value-type="float" office:value="180.812" calcext:value-type="float">
            <text:p>180.8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5.45" calcext:value-type="float">
            <text:p>85.45</text:p>
          </table:table-cell>
          <table:table-cell office:value-type="float" office:value="174.937" calcext:value-type="float">
            <text:p>174.9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6.36" calcext:value-type="float">
            <text:p>96.36</text:p>
          </table:table-cell>
          <table:table-cell office:value-type="float" office:value="166.445" calcext:value-type="float">
            <text:p>166.4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3.64" calcext:value-type="float">
            <text:p>83.64</text:p>
          </table:table-cell>
          <table:table-cell office:value-type="float" office:value="171.17" calcext:value-type="float">
            <text:p>171.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8.18" calcext:value-type="float">
            <text:p>78.18</text:p>
          </table:table-cell>
          <table:table-cell office:value-type="float" office:value="144.761" calcext:value-type="float">
            <text:p>144.761</text:p>
          </table:table-cell>
          <table:table-cell table:formula="of:=AVERAGE([.J112:.J121])" office:value-type="float" office:value="84.727" calcext:value-type="float">
            <text:p>84.727</text:p>
          </table:table-cell>
          <table:table-cell table:formula="of:=AVERAGE([.K112:.K121])" office:value-type="float" office:value="182.4691" calcext:value-type="float">
            <text:p>182.4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3.64" calcext:value-type="float">
            <text:p>93.64</text:p>
          </table:table-cell>
          <table:table-cell office:value-type="float" office:value="361.23" calcext:value-type="float">
            <text:p>361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2.73" calcext:value-type="float">
            <text:p>82.73</text:p>
          </table:table-cell>
          <table:table-cell office:value-type="float" office:value="328.938" calcext:value-type="float">
            <text:p>328.9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office:value-type="float" office:value="311.48" calcext:value-type="float">
            <text:p>311.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3.64" calcext:value-type="float">
            <text:p>83.64</text:p>
          </table:table-cell>
          <table:table-cell office:value-type="float" office:value="277.945" calcext:value-type="float">
            <text:p>277.9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77.27" calcext:value-type="float">
            <text:p>77.27</text:p>
          </table:table-cell>
          <table:table-cell office:value-type="float" office:value="235.426" calcext:value-type="float">
            <text:p>235.4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1.82" calcext:value-type="float">
            <text:p>91.82</text:p>
          </table:table-cell>
          <table:table-cell office:value-type="float" office:value="290.338" calcext:value-type="float">
            <text:p>290.3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7.27" calcext:value-type="float">
            <text:p>87.27</text:p>
          </table:table-cell>
          <table:table-cell office:value-type="float" office:value="284.531" calcext:value-type="float">
            <text:p>284.53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95.45" calcext:value-type="float">
            <text:p>95.45</text:p>
          </table:table-cell>
          <table:table-cell office:value-type="float" office:value="247.286" calcext:value-type="float">
            <text:p>247.28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1.82" calcext:value-type="float">
            <text:p>81.82</text:p>
          </table:table-cell>
          <table:table-cell office:value-type="float" office:value="230.229" calcext:value-type="float">
            <text:p>230.22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10" office:value-type="float" office:value="87.27" calcext:value-type="float">
            <text:p>87.27</text:p>
          </table:table-cell>
          <table:table-cell office:value-type="float" office:value="235.953" calcext:value-type="float">
            <text:p>235.953</text:p>
          </table:table-cell>
          <table:table-cell table:formula="of:=AVERAGE([.J122:.J131])" office:value-type="float" office:value="86.091" calcext:value-type="float">
            <text:p>86.091</text:p>
          </table:table-cell>
          <table:table-cell table:formula="of:=AVERAGE([.K122:.K131])" office:value-type="float" office:value="280.3356" calcext:value-type="float">
            <text:p>280.33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3" office:value-type="float" office:value="90" calcext:value-type="float">
            <text:p>90</text:p>
          </table:table-cell>
          <table:table-cell table:style-name="ce39" office:value-type="float" office:value="522.497" calcext:value-type="float">
            <text:p>522.4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2.73" calcext:value-type="float">
            <text:p>82.73</text:p>
          </table:table-cell>
          <table:table-cell table:style-name="ce39" office:value-type="float" office:value="397.035" calcext:value-type="float">
            <text:p>397.0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79.09" calcext:value-type="float">
            <text:p>79.09</text:p>
          </table:table-cell>
          <table:table-cell table:style-name="ce39" office:value-type="float" office:value="406.863" calcext:value-type="float">
            <text:p>406.8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2.73" calcext:value-type="float">
            <text:p>82.73</text:p>
          </table:table-cell>
          <table:table-cell table:style-name="ce39" office:value-type="float" office:value="340.451" calcext:value-type="float">
            <text:p>340.4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1.82" calcext:value-type="float">
            <text:p>81.82</text:p>
          </table:table-cell>
          <table:table-cell table:style-name="ce39" office:value-type="float" office:value="377.024" calcext:value-type="float">
            <text:p>377.0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93.64" calcext:value-type="float">
            <text:p>93.64</text:p>
          </table:table-cell>
          <table:table-cell table:style-name="ce39" office:value-type="float" office:value="342.364" calcext:value-type="float">
            <text:p>342.3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6.36" calcext:value-type="float">
            <text:p>86.36</text:p>
          </table:table-cell>
          <table:table-cell table:style-name="ce39" office:value-type="float" office:value="377.517" calcext:value-type="float">
            <text:p>377.51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98.18" calcext:value-type="float">
            <text:p>98.18</text:p>
          </table:table-cell>
          <table:table-cell table:style-name="ce39" office:value-type="float" office:value="332.143" calcext:value-type="float">
            <text:p>332.143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1.82" calcext:value-type="float">
            <text:p>81.82</text:p>
          </table:table-cell>
          <table:table-cell table:style-name="ce39" office:value-type="float" office:value="332.474" calcext:value-type="float">
            <text:p>332.4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4" office:value-type="float" office:value="85.45" calcext:value-type="float">
            <text:p>85.45</text:p>
          </table:table-cell>
          <table:table-cell table:style-name="ce39" office:value-type="float" office:value="324.987" calcext:value-type="float">
            <text:p>324.987</text:p>
          </table:table-cell>
          <table:table-cell table:style-name="ce43" table:formula="of:=AVERAGE([.J132:.J141])" office:value-type="float" office:value="86.182" calcext:value-type="float">
            <text:p>86.182</text:p>
          </table:table-cell>
          <table:table-cell table:style-name="ce48" table:formula="of:=AVERAGE([.K132:.K141])" office:value-type="float" office:value="375.3355" calcext:value-type="float">
            <text:p>375.3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5" office:value-type="float" office:value="90" calcext:value-type="float">
            <text:p>90</text:p>
          </table:table-cell>
          <table:table-cell table:style-name="ce40" office:value-type="float" office:value="610.998" calcext:value-type="float">
            <text:p>610.998</text:p>
          </table:table-cell>
          <table:table-cell table:style-name="ce44"/>
          <table:table-cell table:style-name="ce4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4.55" calcext:value-type="float">
            <text:p>84.55</text:p>
          </table:table-cell>
          <table:table-cell table:style-name="ce41" office:value-type="float" office:value="507.81" calcext:value-type="float">
            <text:p>507.81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78.18" calcext:value-type="float">
            <text:p>78.18</text:p>
          </table:table-cell>
          <table:table-cell table:style-name="ce41" office:value-type="float" office:value="475.187" calcext:value-type="float">
            <text:p>475.187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3.64" calcext:value-type="float">
            <text:p>83.64</text:p>
          </table:table-cell>
          <table:table-cell table:style-name="ce41" office:value-type="float" office:value="447.032" calcext:value-type="float">
            <text:p>447.032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3.64" calcext:value-type="float">
            <text:p>83.64</text:p>
          </table:table-cell>
          <table:table-cell table:style-name="ce41" office:value-type="float" office:value="449.099" calcext:value-type="float">
            <text:p>449.099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94.55" calcext:value-type="float">
            <text:p>94.55</text:p>
          </table:table-cell>
          <table:table-cell table:style-name="ce41" office:value-type="float" office:value="434.298" calcext:value-type="float">
            <text:p>434.298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7.27" calcext:value-type="float">
            <text:p>87.27</text:p>
          </table:table-cell>
          <table:table-cell table:style-name="ce41" office:value-type="float" office:value="453.757" calcext:value-type="float">
            <text:p>453.757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95.45" calcext:value-type="float">
            <text:p>95.45</text:p>
          </table:table-cell>
          <table:table-cell table:style-name="ce41" office:value-type="float" office:value="413.242" calcext:value-type="float">
            <text:p>413.242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2.73" calcext:value-type="float">
            <text:p>82.73</text:p>
          </table:table-cell>
          <table:table-cell table:style-name="ce41" office:value-type="float" office:value="358.917" calcext:value-type="float">
            <text:p>358.917</text:p>
          </table:table-cell>
          <table:table-cell table:style-name="ce45"/>
          <table:table-cell table:style-name="ce50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/>
          <table:table-cell table:style-name="ce36" office:value-type="float" office:value="88.18" calcext:value-type="float">
            <text:p>88.18</text:p>
          </table:table-cell>
          <table:table-cell table:style-name="ce41" office:value-type="float" office:value="400.486" calcext:value-type="float">
            <text:p>400.486</text:p>
          </table:table-cell>
          <table:table-cell table:style-name="ce45" table:formula="of:=AVERAGE([.J142:.J151])" office:value-type="float" office:value="86.819" calcext:value-type="float">
            <text:p>86.819</text:p>
          </table:table-cell>
          <table:table-cell table:style-name="ce50" table:formula="of:=AVERAGE([.K142:.K151])" office:value-type="float" office:value="455.0826" calcext:value-type="float">
            <text:p>455.0826</text:p>
          </table:table-cell>
          <table:table-cell/>
        </table:table-row>
        <table:table-row table:style-name="ro1" table:number-rows-repeated="5">
          <table:table-cell table:number-columns-repeated="9"/>
          <table:table-cell table:style-name="ce37"/>
          <table:table-cell table:number-columns-repeated="4"/>
        </table:table-row>
        <table:table-row table:style-name="ro1" table:number-rows-repeated="104841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timings.K143:timings.K1048576 timings.K1:timings.K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J157:timings.J1048576 timings.J1:timings.J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43:timings.J156 timings.J3:timings.J1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2:timings.J1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2:timings.J13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83:timings.J8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2:timings.J8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86:timings.J13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L143:timings.L1048576 timings.L1:timings.L13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M143:timings.M1048576 timings.M4:timings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N2:timings.N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M1:timings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K143:timings.K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J143:timings.J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L143:timings.L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M143:timings.M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K133:timings.K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J142:timings.J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42:timings.J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L142:timings.L15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M142:timings.M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J132:timings.J14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32:timings.J14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33:timings.J14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32:timings.J13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J132:timings.J13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K142:timings.K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K132:timings.K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imings.L141:timings.L14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timings.M141:timings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82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imings.A2:timings.K142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22:15:04.134220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30T17:52:03.685568044</dc:date>
    <meta:editing-duration>PT36M14S</meta:editing-duration>
    <meta:editing-cycles>8</meta:editing-cycles>
    <meta:generator>LibreOffice/6.4.7.2$Linux_X86_64 LibreOffice_project/40$Build-2</meta:generator>
    <meta:document-statistic meta:table-count="2" meta:cell-count="17512" meta:object-count="0"/>
  </office:meta>
</office:document-meta>
</file>